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Helvetica Neue" style:font-name-asian="Helvetica Neue" style:font-name-complex="Helvetica Neue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Time (ms)</text:p>
          </table:table-cell>
          <table:table-cell office:value-type="string" table:style-name="ce2">
            <text:p>X-accel (g)</text:p>
          </table:table-cell>
          <table:table-cell office:value-type="string" table:style-name="ce2">
            <text:p>Y-accel (g)</text:p>
          </table:table-cell>
          <table:table-cell office:value-type="string" table:style-name="ce2">
            <text:p>Z-accel (g)</text:p>
          </table:table-cell>
          <table:table-cell office:value-type="string" table:style-name="ce2">
            <text:p>X-gyro (deg/sec)</text:p>
          </table:table-cell>
          <table:table-cell office:value-type="string" table:style-name="ce2">
            <text:p>Y-gyro (deg/sec)</text:p>
          </table:table-cell>
          <table:table-cell office:value-type="string" table:style-name="ce2">
            <text:p>Z-gyro (deg/sec)</text:p>
          </table:table-cell>
          <table:table-cell office:value-type="string" table:style-name="ce2">
            <text:p>Temperature (deg C)</text:p>
          </table:table-cell>
          <table:table-cell office:value-type="string" table:style-name="ce2">
            <text:p>Pressure (hPa)</text:p>
          </table:table-cell>
          <table:table-cell office:value-type="string" table:style-name="ce2">
            <text:p>Altitude (m)</text:p>
          </table:table-cell>
          <table:table-cell office:value-type="string" table:style-name="ce2">
            <text:p>Relative Humidity (%)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6503" table:style-name="Default_1">
            <text:p>6503</text:p>
          </table:table-cell>
          <table:table-cell office:value-type="float" office:value="3.25" table:style-name="Default_1">
            <text:p>3.25</text:p>
          </table:table-cell>
          <table:table-cell office:value-type="float" office:value="-1.52" table:style-name="Default_1">
            <text:p>-1.52</text:p>
          </table:table-cell>
          <table:table-cell office:value-type="float" office:value="9.1199999999999992" table:style-name="Default_1">
            <text:p>9.12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0.09" table:style-name="Default_1">
            <text:p>0.09</text:p>
          </table:table-cell>
          <table:table-cell office:value-type="float" office:value="-0.22" table:style-name="Default_1">
            <text:p>-0.22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6616" table:style-name="Default_1">
            <text:p>6616</text:p>
          </table:table-cell>
          <table:table-cell office:value-type="float" office:value="1.9" table:style-name="Default_1">
            <text:p>1.9</text:p>
          </table:table-cell>
          <table:table-cell office:value-type="float" office:value="-2.65" table:style-name="Default_1">
            <text:p>-2.65</text:p>
          </table:table-cell>
          <table:table-cell office:value-type="float" office:value="7.76" table:style-name="Default_1">
            <text:p>7.76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53" table:style-name="Default_1">
            <text:p>0.53</text:p>
          </table:table-cell>
          <table:table-cell office:value-type="float" office:value="0.11" table:style-name="Default_1">
            <text:p>0.11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6728" table:style-name="Default_1">
            <text:p>6728</text:p>
          </table:table-cell>
          <table:table-cell office:value-type="float" office:value="2.08" table:style-name="Default_1">
            <text:p>2.08</text:p>
          </table:table-cell>
          <table:table-cell office:value-type="float" office:value="-0.95" table:style-name="Default_1">
            <text:p>-0.95</text:p>
          </table:table-cell>
          <table:table-cell office:value-type="float" office:value="9.18" table:style-name="Default_1">
            <text:p>9.1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17" table:style-name="Default_1">
            <text:p>-0.17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0.63" table:style-name="Default_1">
            <text:p>30.63</text:p>
          </table:table-cell>
          <table:table-cell table:number-columns-repeated="16373" table:style-name="ce1"/>
        </table:table-row>
        <table:table-row table:style-name="ro1">
          <table:table-cell office:value-type="float" office:value="6840" table:style-name="Default_1">
            <text:p>6840</text:p>
          </table:table-cell>
          <table:table-cell office:value-type="float" office:value="1.68" table:style-name="Default_1">
            <text:p>1.68</text:p>
          </table:table-cell>
          <table:table-cell office:value-type="float" office:value="-2.37" table:style-name="Default_1">
            <text:p>-2.37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0" table:style-name="Default_1">
            <text:p>0</text:p>
          </table:table-cell>
          <table:table-cell office:value-type="float" office:value="0.09" table:style-name="Default_1">
            <text:p>0.09</text:p>
          </table:table-cell>
          <table:table-cell office:value-type="float" office:value="0.13" table:style-name="Default_1">
            <text:p>0.13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999999999999" table:style-name="Default_1">
            <text:p>138.17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6952" table:style-name="Default_1">
            <text:p>6952</text:p>
          </table:table-cell>
          <table:table-cell office:value-type="float" office:value="1.21" table:style-name="Default_1">
            <text:p>1.21</text:p>
          </table:table-cell>
          <table:table-cell office:value-type="float" office:value="-1.8" table:style-name="Default_1">
            <text:p>-1.8</text:p>
          </table:table-cell>
          <table:table-cell office:value-type="float" office:value="9.02" table:style-name="Default_1">
            <text:p>9.02</text:p>
          </table:table-cell>
          <table:table-cell office:value-type="float" office:value="-0.16" table:style-name="Default_1">
            <text:p>-0.16</text:p>
          </table:table-cell>
          <table:table-cell office:value-type="float" office:value="-0.11" table:style-name="Default_1">
            <text:p>-0.11</text:p>
          </table:table-cell>
          <table:table-cell office:value-type="float" office:value="-0.13" table:style-name="Default_1">
            <text:p>-0.13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7000000000001" table:style-name="Default_1">
            <text:p>138.27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7065" table:style-name="Default_1">
            <text:p>7065</text:p>
          </table:table-cell>
          <table:table-cell office:value-type="float" office:value="1.95" table:style-name="Default_1">
            <text:p>1.95</text:p>
          </table:table-cell>
          <table:table-cell office:value-type="float" office:value="-2.16" table:style-name="Default_1">
            <text:p>-2.16</text:p>
          </table:table-cell>
          <table:table-cell office:value-type="float" office:value="7.95" table:style-name="Default_1">
            <text:p>7.95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7179" table:style-name="Default_1">
            <text:p>7179</text:p>
          </table:table-cell>
          <table:table-cell office:value-type="float" office:value="2.27" table:style-name="Default_1">
            <text:p>2.27</text:p>
          </table:table-cell>
          <table:table-cell office:value-type="float" office:value="-1.7" table:style-name="Default_1">
            <text:p>-1.7</text:p>
          </table:table-cell>
          <table:table-cell office:value-type="float" office:value="8.83" table:style-name="Default_1">
            <text:p>8.83</text:p>
          </table:table-cell>
          <table:table-cell office:value-type="float" office:value="0.05" table:style-name="Default_1">
            <text:p>0.05</text:p>
          </table:table-cell>
          <table:table-cell office:value-type="float" office:value="-0.11" table:style-name="Default_1">
            <text:p>-0.11</text:p>
          </table:table-cell>
          <table:table-cell office:value-type="float" office:value="-0.08" table:style-name="Default_1">
            <text:p>-0.08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0.62" table:style-name="Default_1">
            <text:p>30.62</text:p>
          </table:table-cell>
          <table:table-cell table:number-columns-repeated="16373" table:style-name="ce1"/>
        </table:table-row>
        <table:table-row table:style-name="ro1">
          <table:table-cell office:value-type="float" office:value="7291" table:style-name="Default_1">
            <text:p>7291</text:p>
          </table:table-cell>
          <table:table-cell office:value-type="float" office:value="2.09" table:style-name="Default_1">
            <text:p>2.09</text:p>
          </table:table-cell>
          <table:table-cell office:value-type="float" office:value="-2.19" table:style-name="Default_1">
            <text:p>-2.19</text:p>
          </table:table-cell>
          <table:table-cell office:value-type="float" office:value="9.02" table:style-name="Default_1">
            <text:p>9.02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4" table:style-name="Default_1">
            <text:p>24.4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0.62" table:style-name="Default_1">
            <text:p>30.62</text:p>
          </table:table-cell>
          <table:table-cell table:number-columns-repeated="16373" table:style-name="ce1"/>
        </table:table-row>
        <table:table-row table:style-name="ro1">
          <table:table-cell office:value-type="float" office:value="7403" table:style-name="Default_1">
            <text:p>7403</text:p>
          </table:table-cell>
          <table:table-cell office:value-type="float" office:value="2.04" table:style-name="Default_1">
            <text:p>2.04</text:p>
          </table:table-cell>
          <table:table-cell office:value-type="float" office:value="-1.65" table:style-name="Default_1">
            <text:p>-1.65</text:p>
          </table:table-cell>
          <table:table-cell office:value-type="float" office:value="9.19" table:style-name="Default_1">
            <text:p>9.19</text:p>
          </table:table-cell>
          <table:table-cell office:value-type="float" office:value="-0.1" table:style-name="Default_1">
            <text:p>-0.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0.57" table:style-name="Default_1">
            <text:p>30.57</text:p>
          </table:table-cell>
          <table:table-cell table:number-columns-repeated="16373" table:style-name="ce1"/>
        </table:table-row>
        <table:table-row table:style-name="ro1">
          <table:table-cell office:value-type="float" office:value="7516" table:style-name="Default_1">
            <text:p>7516</text:p>
          </table:table-cell>
          <table:table-cell office:value-type="float" office:value="1.53" table:style-name="Default_1">
            <text:p>1.53</text:p>
          </table:table-cell>
          <table:table-cell office:value-type="float" office:value="-2.1" table:style-name="Default_1">
            <text:p>-2.1</text:p>
          </table:table-cell>
          <table:table-cell office:value-type="float" office:value="8.9700000000000006" table:style-name="Default_1">
            <text:p>8.97</text:p>
          </table:table-cell>
          <table:table-cell office:value-type="float" office:value="-0.13" table:style-name="Default_1">
            <text:p>-0.13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7000000000001" table:style-name="Default_1">
            <text:p>138.27</text:p>
          </table:table-cell>
          <table:table-cell office:value-type="float" office:value="30.64" table:style-name="Default_1">
            <text:p>30.64</text:p>
          </table:table-cell>
          <table:table-cell table:number-columns-repeated="16373" table:style-name="ce1"/>
        </table:table-row>
        <table:table-row table:style-name="ro1">
          <table:table-cell office:value-type="float" office:value="7628" table:style-name="Default_1">
            <text:p>7628</text:p>
          </table:table-cell>
          <table:table-cell office:value-type="float" office:value="1.05" table:style-name="Default_1">
            <text:p>1.05</text:p>
          </table:table-cell>
          <table:table-cell office:value-type="float" office:value="-2.85" table:style-name="Default_1">
            <text:p>-2.85</text:p>
          </table:table-cell>
          <table:table-cell office:value-type="float" office:value="8.84" table:style-name="Default_1">
            <text:p>8.84</text:p>
          </table:table-cell>
          <table:table-cell office:value-type="float" office:value="-0.41" table:style-name="Default_1">
            <text:p>-0.41</text:p>
          </table:table-cell>
          <table:table-cell office:value-type="float" office:value="0" table:style-name="Default_1">
            <text:p>0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7741" table:style-name="Default_1">
            <text:p>7741</text:p>
          </table:table-cell>
          <table:table-cell office:value-type="float" office:value="2.33" table:style-name="Default_1">
            <text:p>2.33</text:p>
          </table:table-cell>
          <table:table-cell office:value-type="float" office:value="-4.3499999999999996" table:style-name="Default_1">
            <text:p>-4.35</text:p>
          </table:table-cell>
          <table:table-cell office:value-type="float" office:value="7.74" table:style-name="Default_1">
            <text:p>7.74</text:p>
          </table:table-cell>
          <table:table-cell office:value-type="float" office:value="-0.15" table:style-name="Default_1">
            <text:p>-0.15</text:p>
          </table:table-cell>
          <table:table-cell office:value-type="float" office:value="-0.27" table:style-name="Default_1">
            <text:p>-0.27</text:p>
          </table:table-cell>
          <table:table-cell office:value-type="float" office:value="0.3" table:style-name="Default_1">
            <text:p>0.3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5" table:style-name="Default_1">
            <text:p>138.15</text:p>
          </table:table-cell>
          <table:table-cell office:value-type="float" office:value="30.62" table:style-name="Default_1">
            <text:p>30.62</text:p>
          </table:table-cell>
          <table:table-cell table:number-columns-repeated="16373" table:style-name="ce1"/>
        </table:table-row>
        <table:table-row table:style-name="ro1">
          <table:table-cell office:value-type="float" office:value="7854" table:style-name="Default_1">
            <text:p>7854</text:p>
          </table:table-cell>
          <table:table-cell office:value-type="float" office:value="1.77" table:style-name="Default_1">
            <text:p>1.77</text:p>
          </table:table-cell>
          <table:table-cell office:value-type="float" office:value="-3.34" table:style-name="Default_1">
            <text:p>-3.34</text:p>
          </table:table-cell>
          <table:table-cell office:value-type="float" office:value="9.39" table:style-name="Default_1">
            <text:p>9.39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0.61" table:style-name="Default_1">
            <text:p>30.61</text:p>
          </table:table-cell>
          <table:table-cell table:number-columns-repeated="16373" table:style-name="ce1"/>
        </table:table-row>
        <table:table-row table:style-name="ro1">
          <table:table-cell office:value-type="float" office:value="7965" table:style-name="Default_1">
            <text:p>7965</text:p>
          </table:table-cell>
          <table:table-cell office:value-type="float" office:value="2.92" table:style-name="Default_1">
            <text:p>2.92</text:p>
          </table:table-cell>
          <table:table-cell office:value-type="float" office:value="-1.96" table:style-name="Default_1">
            <text:p>-1.96</text:p>
          </table:table-cell>
          <table:table-cell office:value-type="float" office:value="8.77" table:style-name="Default_1">
            <text:p>8.77</text:p>
          </table:table-cell>
          <table:table-cell office:value-type="float" office:value="0.03" table:style-name="Default_1">
            <text:p>0.03</text:p>
          </table:table-cell>
          <table:table-cell office:value-type="float" office:value="-0.19" table:style-name="Default_1">
            <text:p>-0.19</text:p>
          </table:table-cell>
          <table:table-cell office:value-type="float" office:value="0.05" table:style-name="Default_1">
            <text:p>0.05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0.6" table:style-name="Default_1">
            <text:p>30.6</text:p>
          </table:table-cell>
          <table:table-cell table:number-columns-repeated="16373" table:style-name="ce1"/>
        </table:table-row>
        <table:table-row table:style-name="ro1">
          <table:table-cell office:value-type="float" office:value="8078" table:style-name="Default_1">
            <text:p>8078</text:p>
          </table:table-cell>
          <table:table-cell office:value-type="float" office:value="3.36" table:style-name="Default_1">
            <text:p>3.36</text:p>
          </table:table-cell>
          <table:table-cell office:value-type="float" office:value="-1.42" table:style-name="Default_1">
            <text:p>-1.42</text:p>
          </table:table-cell>
          <table:table-cell office:value-type="float" office:value="7.78" table:style-name="Default_1">
            <text:p>7.78</text:p>
          </table:table-cell>
          <table:table-cell office:value-type="float" office:value="-0.34" table:style-name="Default_1">
            <text:p>-0.3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0.6" table:style-name="Default_1">
            <text:p>30.6</text:p>
          </table:table-cell>
          <table:table-cell table:number-columns-repeated="16373" table:style-name="ce1"/>
        </table:table-row>
        <table:table-row table:style-name="ro1">
          <table:table-cell office:value-type="float" office:value="8190" table:style-name="Default_1">
            <text:p>8190</text:p>
          </table:table-cell>
          <table:table-cell office:value-type="float" office:value="1.88" table:style-name="Default_1">
            <text:p>1.88</text:p>
          </table:table-cell>
          <table:table-cell office:value-type="float" office:value="-4.42" table:style-name="Default_1">
            <text:p>-4.42</text:p>
          </table:table-cell>
          <table:table-cell office:value-type="float" office:value="9.5" table:style-name="Default_1">
            <text:p>9.5</text:p>
          </table:table-cell>
          <table:table-cell office:value-type="float" office:value="-0.27" table:style-name="Default_1">
            <text:p>-0.27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2" table:style-name="Default_1">
            <text:p>-0.2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0.68" table:style-name="Default_1">
            <text:p>30.68</text:p>
          </table:table-cell>
          <table:table-cell table:number-columns-repeated="16373"/>
        </table:table-row>
        <table:table-row table:style-name="ro1">
          <table:table-cell office:value-type="float" office:value="8303" table:style-name="Default_1">
            <text:p>8303</text:p>
          </table:table-cell>
          <table:table-cell office:value-type="float" office:value="2.5499999999999998" table:style-name="Default_1">
            <text:p>2.55</text:p>
          </table:table-cell>
          <table:table-cell office:value-type="float" office:value="-3.14" table:style-name="Default_1">
            <text:p>-3.14</text:p>
          </table:table-cell>
          <table:table-cell office:value-type="float" office:value="8.16" table:style-name="Default_1">
            <text:p>8.16</text:p>
          </table:table-cell>
          <table:table-cell office:value-type="float" office:value="0.12" table:style-name="Default_1">
            <text:p>0.12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8416" table:style-name="Default_1">
            <text:p>8416</text:p>
          </table:table-cell>
          <table:table-cell office:value-type="float" office:value="4.07" table:style-name="Default_1">
            <text:p>4.07</text:p>
          </table:table-cell>
          <table:table-cell office:value-type="float" office:value="-2.39" table:style-name="Default_1">
            <text:p>-2.39</text:p>
          </table:table-cell>
          <table:table-cell office:value-type="float" office:value="7.65" table:style-name="Default_1">
            <text:p>7.65</text:p>
          </table:table-cell>
          <table:table-cell office:value-type="float" office:value="0.03" table:style-name="Default_1">
            <text:p>0.03</text:p>
          </table:table-cell>
          <table:table-cell office:value-type="float" office:value="0.13" table:style-name="Default_1">
            <text:p>0.13</text:p>
          </table:table-cell>
          <table:table-cell office:value-type="float" office:value="0.06" table:style-name="Default_1">
            <text:p>0.06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2" table:style-name="Default_1">
            <text:p>138.32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8528" table:style-name="Default_1">
            <text:p>8528</text:p>
          </table:table-cell>
          <table:table-cell office:value-type="float" office:value="2.12" table:style-name="Default_1">
            <text:p>2.12</text:p>
          </table:table-cell>
          <table:table-cell office:value-type="float" office:value="-3.4" table:style-name="Default_1">
            <text:p>-3.4</text:p>
          </table:table-cell>
          <table:table-cell office:value-type="float" office:value="8.52" table:style-name="Default_1">
            <text:p>8.52</text:p>
          </table:table-cell>
          <table:table-cell office:value-type="float" office:value="-0.08" table:style-name="Default_1">
            <text:p>-0.08</text:p>
          </table:table-cell>
          <table:table-cell office:value-type="float" office:value="0" table:style-name="Default_1">
            <text:p>0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8641" table:style-name="Default_1">
            <text:p>8641</text:p>
          </table:table-cell>
          <table:table-cell office:value-type="float" office:value="2.1800000000000002" table:style-name="Default_1">
            <text:p>2.18</text:p>
          </table:table-cell>
          <table:table-cell office:value-type="float" office:value="-3.01" table:style-name="Default_1">
            <text:p>-3.01</text:p>
          </table:table-cell>
          <table:table-cell office:value-type="float" office:value="8.5399999999999991" table:style-name="Default_1">
            <text:p>8.54</text:p>
          </table:table-cell>
          <table:table-cell office:value-type="float" office:value="0.06" table:style-name="Default_1">
            <text:p>0.06</text:p>
          </table:table-cell>
          <table:table-cell office:value-type="float" office:value="0.06" table:style-name="Default_1">
            <text:p>0.06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999999999999" table:style-name="Default_1">
            <text:p>138.17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8753" table:style-name="Default_1">
            <text:p>8753</text:p>
          </table:table-cell>
          <table:table-cell office:value-type="float" office:value="2.29" table:style-name="Default_1">
            <text:p>2.29</text:p>
          </table:table-cell>
          <table:table-cell office:value-type="float" office:value="-2.87" table:style-name="Default_1">
            <text:p>-2.87</text:p>
          </table:table-cell>
          <table:table-cell office:value-type="float" office:value="8.56" table:style-name="Default_1">
            <text:p>8.5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11" table:style-name="Default_1">
            <text:p>0.1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8865" table:style-name="Default_1">
            <text:p>8865</text:p>
          </table:table-cell>
          <table:table-cell office:value-type="float" office:value="1.18" table:style-name="Default_1">
            <text:p>1.18</text:p>
          </table:table-cell>
          <table:table-cell office:value-type="float" office:value="-2.1800000000000002" table:style-name="Default_1">
            <text:p>-2.18</text:p>
          </table:table-cell>
          <table:table-cell office:value-type="float" office:value="9.81" table:style-name="Default_1">
            <text:p>9.81</text:p>
          </table:table-cell>
          <table:table-cell office:value-type="float" office:value="0.16" table:style-name="Default_1">
            <text:p>0.16</text:p>
          </table:table-cell>
          <table:table-cell office:value-type="float" office:value="0.18" table:style-name="Default_1">
            <text:p>0.18</text:p>
          </table:table-cell>
          <table:table-cell office:value-type="float" office:value="0.08" table:style-name="Default_1">
            <text:p>0.08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8978" table:style-name="Default_1">
            <text:p>8978</text:p>
          </table:table-cell>
          <table:table-cell office:value-type="float" office:value="1.65" table:style-name="Default_1">
            <text:p>1.65</text:p>
          </table:table-cell>
          <table:table-cell office:value-type="float" office:value="-2.92" table:style-name="Default_1">
            <text:p>-2.92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0.1" table:style-name="Default_1">
            <text:p>0.1</text:p>
          </table:table-cell>
          <table:table-cell office:value-type="float" office:value="-0.18" table:style-name="Default_1">
            <text:p>-0.18</text:p>
          </table:table-cell>
          <table:table-cell office:value-type="float" office:value="0.19" table:style-name="Default_1">
            <text:p>0.19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0.59" table:style-name="Default_1">
            <text:p>30.59</text:p>
          </table:table-cell>
          <table:table-cell table:number-columns-repeated="16373"/>
        </table:table-row>
        <table:table-row table:style-name="ro1">
          <table:table-cell office:value-type="float" office:value="9091" table:style-name="Default_1">
            <text:p>9091</text:p>
          </table:table-cell>
          <table:table-cell office:value-type="float" office:value="1.94" table:style-name="Default_1">
            <text:p>1.94</text:p>
          </table:table-cell>
          <table:table-cell office:value-type="float" office:value="-3.14" table:style-name="Default_1">
            <text:p>-3.14</text:p>
          </table:table-cell>
          <table:table-cell office:value-type="float" office:value="8.4" table:style-name="Default_1">
            <text:p>8.4</text:p>
          </table:table-cell>
          <table:table-cell office:value-type="float" office:value="0.22" table:style-name="Default_1">
            <text:p>0.22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16" table:style-name="Default_1">
            <text:p>0.16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9202" table:style-name="Default_1">
            <text:p>9202</text:p>
          </table:table-cell>
          <table:table-cell office:value-type="float" office:value="6.41" table:style-name="Default_1">
            <text:p>6.41</text:p>
          </table:table-cell>
          <table:table-cell office:value-type="float" office:value="-9.42" table:style-name="Default_1">
            <text:p>-9.42</text:p>
          </table:table-cell>
          <table:table-cell office:value-type="float" office:value="-0.1" table:style-name="Default_1">
            <text:p>-0.1</text:p>
          </table:table-cell>
          <table:table-cell office:value-type="float" office:value="-0.09" table:style-name="Default_1">
            <text:p>-0.09</text:p>
          </table:table-cell>
          <table:table-cell office:value-type="float" office:value="1.31" table:style-name="Default_1">
            <text:p>1.31</text:p>
          </table:table-cell>
          <table:table-cell office:value-type="float" office:value="0.25" table:style-name="Default_1">
            <text:p>0.25</text:p>
          </table:table-cell>
          <table:table-cell office:value-type="float" office:value="24.41" table:style-name="Default_1">
            <text:p>24.4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9315" table:style-name="Default_1">
            <text:p>9315</text:p>
          </table:table-cell>
          <table:table-cell office:value-type="float" office:value="1.69" table:style-name="Default_1">
            <text:p>1.69</text:p>
          </table:table-cell>
          <table:table-cell office:value-type="float" office:value="-2.31" table:style-name="Default_1">
            <text:p>-2.31</text:p>
          </table:table-cell>
          <table:table-cell office:value-type="float" office:value="9.32" table:style-name="Default_1">
            <text:p>9.32</text:p>
          </table:table-cell>
          <table:table-cell office:value-type="float" office:value="-0.11" table:style-name="Default_1">
            <text:p>-0.11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9428" table:style-name="Default_1">
            <text:p>9428</text:p>
          </table:table-cell>
          <table:table-cell office:value-type="float" office:value="2" table:style-name="Default_1">
            <text:p>2</text:p>
          </table:table-cell>
          <table:table-cell office:value-type="float" office:value="-2.58" table:style-name="Default_1">
            <text:p>-2.58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0.62" table:style-name="Default_1">
            <text:p>30.62</text:p>
          </table:table-cell>
          <table:table-cell table:number-columns-repeated="16373"/>
        </table:table-row>
        <table:table-row table:style-name="ro1">
          <table:table-cell office:value-type="float" office:value="9540" table:style-name="Default_1">
            <text:p>9540</text:p>
          </table:table-cell>
          <table:table-cell office:value-type="float" office:value="2.04" table:style-name="Default_1">
            <text:p>2.04</text:p>
          </table:table-cell>
          <table:table-cell office:value-type="float" office:value="-1.84" table:style-name="Default_1">
            <text:p>-1.84</text:p>
          </table:table-cell>
          <table:table-cell office:value-type="float" office:value="6.62" table:style-name="Default_1">
            <text:p>6.62</text:p>
          </table:table-cell>
          <table:table-cell office:value-type="float" office:value="-0.23" table:style-name="Default_1">
            <text:p>-0.23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18" table:style-name="Default_1">
            <text:p>-0.18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0.63" table:style-name="Default_1">
            <text:p>30.63</text:p>
          </table:table-cell>
          <table:table-cell table:number-columns-repeated="16373"/>
        </table:table-row>
        <table:table-row table:style-name="ro1">
          <table:table-cell office:value-type="float" office:value="9654" table:style-name="Default_1">
            <text:p>9654</text:p>
          </table:table-cell>
          <table:table-cell office:value-type="float" office:value="-0.64" table:style-name="Default_1">
            <text:p>-0.64</text:p>
          </table:table-cell>
          <table:table-cell office:value-type="float" office:value="-5.52" table:style-name="Default_1">
            <text:p>-5.52</text:p>
          </table:table-cell>
          <table:table-cell office:value-type="float" office:value="8.09" table:style-name="Default_1">
            <text:p>8.09</text:p>
          </table:table-cell>
          <table:table-cell office:value-type="float" office:value="-0.37" table:style-name="Default_1">
            <text:p>-0.37</text:p>
          </table:table-cell>
          <table:table-cell office:value-type="float" office:value="0.05" table:style-name="Default_1">
            <text:p>0.05</text:p>
          </table:table-cell>
          <table:table-cell office:value-type="float" office:value="-0.6" table:style-name="Default_1">
            <text:p>-0.6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9766" table:style-name="Default_1">
            <text:p>9766</text:p>
          </table:table-cell>
          <table:table-cell office:value-type="float" office:value="1.31" table:style-name="Default_1">
            <text:p>1.31</text:p>
          </table:table-cell>
          <table:table-cell office:value-type="float" office:value="-2.19" table:style-name="Default_1">
            <text:p>-2.19</text:p>
          </table:table-cell>
          <table:table-cell office:value-type="float" office:value="9.49" table:style-name="Default_1">
            <text:p>9.49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75" table:style-name="Default_1">
            <text:p>-0.75</text:p>
          </table:table-cell>
          <table:table-cell office:value-type="float" office:value="0.1" table:style-name="Default_1">
            <text:p>0.1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0.63" table:style-name="Default_1">
            <text:p>30.63</text:p>
          </table:table-cell>
          <table:table-cell table:number-columns-repeated="16373"/>
        </table:table-row>
        <table:table-row table:style-name="ro1">
          <table:table-cell office:value-type="float" office:value="9879" table:style-name="Default_1">
            <text:p>9879</text:p>
          </table:table-cell>
          <table:table-cell office:value-type="float" office:value="5.8" table:style-name="Default_1">
            <text:p>5.8</text:p>
          </table:table-cell>
          <table:table-cell office:value-type="float" office:value="-2.72" table:style-name="Default_1">
            <text:p>-2.72</text:p>
          </table:table-cell>
          <table:table-cell office:value-type="float" office:value="9.6300000000000008" table:style-name="Default_1">
            <text:p>9.63</text:p>
          </table:table-cell>
          <table:table-cell office:value-type="float" office:value="0.35" table:style-name="Default_1">
            <text:p>0.35</text:p>
          </table:table-cell>
          <table:table-cell office:value-type="float" office:value="-0.39" table:style-name="Default_1">
            <text:p>-0.39</text:p>
          </table:table-cell>
          <table:table-cell office:value-type="float" office:value="0.59" table:style-name="Default_1">
            <text:p>0.59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999999999999" table:style-name="Default_1">
            <text:p>137.95</text:p>
          </table:table-cell>
          <table:table-cell office:value-type="float" office:value="30.64" table:style-name="Default_1">
            <text:p>30.64</text:p>
          </table:table-cell>
          <table:table-cell table:number-columns-repeated="16373"/>
        </table:table-row>
        <table:table-row table:style-name="ro1">
          <table:table-cell office:value-type="float" office:value="9992" table:style-name="Default_1">
            <text:p>9992</text:p>
          </table:table-cell>
          <table:table-cell office:value-type="float" office:value="19.61" table:style-name="Default_1">
            <text:p>19.61</text:p>
          </table:table-cell>
          <table:table-cell office:value-type="float" office:value="18.559999999999999" table:style-name="Default_1">
            <text:p>18.56</text:p>
          </table:table-cell>
          <table:table-cell office:value-type="float" office:value="19.61" table:style-name="Default_1">
            <text:p>19.61</text:p>
          </table:table-cell>
          <table:table-cell office:value-type="float" office:value="0.04" table:style-name="Default_1">
            <text:p>0.04</text:p>
          </table:table-cell>
          <table:table-cell office:value-type="float" office:value="1.57" table:style-name="Default_1">
            <text:p>1.57</text:p>
          </table:table-cell>
          <table:table-cell office:value-type="float" office:value="0.41" table:style-name="Default_1">
            <text:p>0.41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0.64" table:style-name="Default_1">
            <text:p>30.64</text:p>
          </table:table-cell>
          <table:table-cell table:number-columns-repeated="16373"/>
        </table:table-row>
        <table:table-row table:style-name="ro1">
          <table:table-cell office:value-type="float" office:value="10104" table:style-name="Default_1">
            <text:p>10104</text:p>
          </table:table-cell>
          <table:table-cell office:value-type="float" office:value="1.18" table:style-name="Default_1">
            <text:p>1.18</text:p>
          </table:table-cell>
          <table:table-cell office:value-type="float" office:value="-4.99" table:style-name="Default_1">
            <text:p>-4.99</text:p>
          </table:table-cell>
          <table:table-cell office:value-type="float" office:value="7.65" table:style-name="Default_1">
            <text:p>7.65</text:p>
          </table:table-cell>
          <table:table-cell office:value-type="float" office:value="-0.1" table:style-name="Default_1">
            <text:p>-0.1</text:p>
          </table:table-cell>
          <table:table-cell office:value-type="float" office:value="0.15" table:style-name="Default_1">
            <text:p>0.15</text:p>
          </table:table-cell>
          <table:table-cell office:value-type="float" office:value="0.87" table:style-name="Default_1">
            <text:p>0.87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0.64" table:style-name="Default_1">
            <text:p>30.64</text:p>
          </table:table-cell>
          <table:table-cell table:number-columns-repeated="16373"/>
        </table:table-row>
        <table:table-row table:style-name="ro1">
          <table:table-cell office:value-type="float" office:value="10216" table:style-name="Default_1">
            <text:p>10216</text:p>
          </table:table-cell>
          <table:table-cell office:value-type="float" office:value="0.95" table:style-name="Default_1">
            <text:p>0.95</text:p>
          </table:table-cell>
          <table:table-cell office:value-type="float" office:value="-2.99" table:style-name="Default_1">
            <text:p>-2.99</text:p>
          </table:table-cell>
          <table:table-cell office:value-type="float" office:value="9.44" table:style-name="Default_1">
            <text:p>9.44</text:p>
          </table:table-cell>
          <table:table-cell office:value-type="float" office:value="0.56000000000000005" table:style-name="Default_1">
            <text:p>0.56</text:p>
          </table:table-cell>
          <table:table-cell office:value-type="float" office:value="-0.62" table:style-name="Default_1">
            <text:p>-0.62</text:p>
          </table:table-cell>
          <table:table-cell office:value-type="float" office:value="0.68" table:style-name="Default_1">
            <text:p>0.68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0.66" table:style-name="Default_1">
            <text:p>30.66</text:p>
          </table:table-cell>
          <table:table-cell table:number-columns-repeated="16373"/>
        </table:table-row>
        <table:table-row table:style-name="ro1">
          <table:table-cell office:value-type="float" office:value="10329" table:style-name="Default_1">
            <text:p>10329</text:p>
          </table:table-cell>
          <table:table-cell office:value-type="float" office:value="2.2799999999999998" table:style-name="Default_1">
            <text:p>2.28</text:p>
          </table:table-cell>
          <table:table-cell office:value-type="float" office:value="-2.83" table:style-name="Default_1">
            <text:p>-2.83</text:p>
          </table:table-cell>
          <table:table-cell office:value-type="float" office:value="7.46" table:style-name="Default_1">
            <text:p>7.46</text:p>
          </table:table-cell>
          <table:table-cell office:value-type="float" office:value="-0.35" table:style-name="Default_1">
            <text:p>-0.35</text:p>
          </table:table-cell>
          <table:table-cell office:value-type="float" office:value="-0.44" table:style-name="Default_1">
            <text:p>-0.44</text:p>
          </table:table-cell>
          <table:table-cell office:value-type="float" office:value="0.48" table:style-name="Default_1">
            <text:p>0.48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5000000000001" table:style-name="Default_1">
            <text:p>138.05</text:p>
          </table:table-cell>
          <table:table-cell office:value-type="float" office:value="30.7" table:style-name="Default_1">
            <text:p>30.7</text:p>
          </table:table-cell>
          <table:table-cell table:number-columns-repeated="16373"/>
        </table:table-row>
        <table:table-row table:style-name="ro1">
          <table:table-cell office:value-type="float" office:value="10442" table:style-name="Default_1">
            <text:p>10442</text:p>
          </table:table-cell>
          <table:table-cell office:value-type="float" office:value="2.65" table:style-name="Default_1">
            <text:p>2.65</text:p>
          </table:table-cell>
          <table:table-cell office:value-type="float" office:value="-3.88" table:style-name="Default_1">
            <text:p>-3.88</text:p>
          </table:table-cell>
          <table:table-cell office:value-type="float" office:value="8.49" table:style-name="Default_1">
            <text:p>8.49</text:p>
          </table:table-cell>
          <table:table-cell office:value-type="float" office:value="0.36" table:style-name="Default_1">
            <text:p>0.36</text:p>
          </table:table-cell>
          <table:table-cell office:value-type="float" office:value="-0.13" table:style-name="Default_1">
            <text:p>-0.13</text:p>
          </table:table-cell>
          <table:table-cell office:value-type="float" office:value="0.32" table:style-name="Default_1">
            <text:p>0.32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0.67" table:style-name="Default_1">
            <text:p>30.67</text:p>
          </table:table-cell>
          <table:table-cell table:number-columns-repeated="16373"/>
        </table:table-row>
        <table:table-row table:style-name="ro1">
          <table:table-cell office:value-type="float" office:value="10554" table:style-name="Default_1">
            <text:p>10554</text:p>
          </table:table-cell>
          <table:table-cell office:value-type="float" office:value="0.76" table:style-name="Default_1">
            <text:p>0.76</text:p>
          </table:table-cell>
          <table:table-cell office:value-type="float" office:value="-3.82" table:style-name="Default_1">
            <text:p>-3.82</text:p>
          </table:table-cell>
          <table:table-cell office:value-type="float" office:value="8.5299999999999994" table:style-name="Default_1">
            <text:p>8.53</text:p>
          </table:table-cell>
          <table:table-cell office:value-type="float" office:value="0.41" table:style-name="Default_1">
            <text:p>0.41</text:p>
          </table:table-cell>
          <table:table-cell office:value-type="float" office:value="-0.41" table:style-name="Default_1">
            <text:p>-0.41</text:p>
          </table:table-cell>
          <table:table-cell office:value-type="float" office:value="0.35" table:style-name="Default_1">
            <text:p>0.35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0.68" table:style-name="Default_1">
            <text:p>30.68</text:p>
          </table:table-cell>
          <table:table-cell table:number-columns-repeated="16373"/>
        </table:table-row>
        <table:table-row table:style-name="ro1">
          <table:table-cell office:value-type="float" office:value="10667" table:style-name="Default_1">
            <text:p>10667</text:p>
          </table:table-cell>
          <table:table-cell office:value-type="float" office:value="5.75" table:style-name="Default_1">
            <text:p>5.75</text:p>
          </table:table-cell>
          <table:table-cell office:value-type="float" office:value="-4.2" table:style-name="Default_1">
            <text:p>-4.2</text:p>
          </table:table-cell>
          <table:table-cell office:value-type="float" office:value="8.99" table:style-name="Default_1">
            <text:p>8.99</text:p>
          </table:table-cell>
          <table:table-cell office:value-type="float" office:value="1.1599999999999999" table:style-name="Default_1">
            <text:p>1.16</text:p>
          </table:table-cell>
          <table:table-cell office:value-type="float" office:value="-0.64" table:style-name="Default_1">
            <text:p>-0.64</text:p>
          </table:table-cell>
          <table:table-cell office:value-type="float" office:value="0.2" table:style-name="Default_1">
            <text:p>0.2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0.68" table:style-name="Default_1">
            <text:p>30.68</text:p>
          </table:table-cell>
          <table:table-cell table:number-columns-repeated="16373"/>
        </table:table-row>
        <table:table-row table:style-name="ro1">
          <table:table-cell office:value-type="float" office:value="10779" table:style-name="Default_1">
            <text:p>10779</text:p>
          </table:table-cell>
          <table:table-cell office:value-type="float" office:value="5.66" table:style-name="Default_1">
            <text:p>5.66</text:p>
          </table:table-cell>
          <table:table-cell office:value-type="float" office:value="-1.1299999999999999" table:style-name="Default_1">
            <text:p>-1.13</text:p>
          </table:table-cell>
          <table:table-cell office:value-type="float" office:value="7.1" table:style-name="Default_1">
            <text:p>7.1</text:p>
          </table:table-cell>
          <table:table-cell office:value-type="float" office:value="-0.28000000000000003" table:style-name="Default_1">
            <text:p>-0.28</text:p>
          </table:table-cell>
          <table:table-cell office:value-type="float" office:value="0.05" table:style-name="Default_1">
            <text:p>0.05</text:p>
          </table:table-cell>
          <table:table-cell office:value-type="float" office:value="-0.44" table:style-name="Default_1">
            <text:p>-0.44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0.69" table:style-name="Default_1">
            <text:p>30.69</text:p>
          </table:table-cell>
          <table:table-cell table:number-columns-repeated="16373"/>
        </table:table-row>
        <table:table-row table:style-name="ro1">
          <table:table-cell office:value-type="float" office:value="10893" table:style-name="Default_1">
            <text:p>10893</text:p>
          </table:table-cell>
          <table:table-cell office:value-type="float" office:value="2.99" table:style-name="Default_1">
            <text:p>2.99</text:p>
          </table:table-cell>
          <table:table-cell office:value-type="float" office:value="-3.44" table:style-name="Default_1">
            <text:p>-3.44</text:p>
          </table:table-cell>
          <table:table-cell office:value-type="float" office:value="9.3800000000000008" table:style-name="Default_1">
            <text:p>9.38</text:p>
          </table:table-cell>
          <table:table-cell office:value-type="float" office:value="0.08" table:style-name="Default_1">
            <text:p>0.08</text:p>
          </table:table-cell>
          <table:table-cell office:value-type="float" office:value="0.13" table:style-name="Default_1">
            <text:p>0.13</text:p>
          </table:table-cell>
          <table:table-cell office:value-type="float" office:value="-0.36" table:style-name="Default_1">
            <text:p>-0.36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0.7" table:style-name="Default_1">
            <text:p>30.7</text:p>
          </table:table-cell>
          <table:table-cell table:number-columns-repeated="16373"/>
        </table:table-row>
        <table:table-row table:style-name="ro1">
          <table:table-cell office:value-type="float" office:value="11004" table:style-name="Default_1">
            <text:p>11004</text:p>
          </table:table-cell>
          <table:table-cell office:value-type="float" office:value="4.58" table:style-name="Default_1">
            <text:p>4.58</text:p>
          </table:table-cell>
          <table:table-cell office:value-type="float" office:value="-1.1000000000000001" table:style-name="Default_1">
            <text:p>-1.1</text:p>
          </table:table-cell>
          <table:table-cell office:value-type="float" office:value="7.75" table:style-name="Default_1">
            <text:p>7.75</text:p>
          </table:table-cell>
          <table:table-cell office:value-type="float" office:value="0.44" table:style-name="Default_1">
            <text:p>0.44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5" table:style-name="Default_1">
            <text:p>138.15</text:p>
          </table:table-cell>
          <table:table-cell office:value-type="float" office:value="30.76" table:style-name="Default_1">
            <text:p>30.76</text:p>
          </table:table-cell>
          <table:table-cell table:number-columns-repeated="16373"/>
        </table:table-row>
        <table:table-row table:style-name="ro1">
          <table:table-cell office:value-type="float" office:value="11118" table:style-name="Default_1">
            <text:p>11118</text:p>
          </table:table-cell>
          <table:table-cell office:value-type="float" office:value="1.93" table:style-name="Default_1">
            <text:p>1.93</text:p>
          </table:table-cell>
          <table:table-cell office:value-type="float" office:value="1.04" table:style-name="Default_1">
            <text:p>1.04</text:p>
          </table:table-cell>
          <table:table-cell office:value-type="float" office:value="8.61" table:style-name="Default_1">
            <text:p>8.61</text:p>
          </table:table-cell>
          <table:table-cell office:value-type="float" office:value="0.33" table:style-name="Default_1">
            <text:p>0.33</text:p>
          </table:table-cell>
          <table:table-cell office:value-type="float" office:value="0.21" table:style-name="Default_1">
            <text:p>0.21</text:p>
          </table:table-cell>
          <table:table-cell office:value-type="float" office:value="-0.25" table:style-name="Default_1">
            <text:p>-0.25</text:p>
          </table:table-cell>
          <table:table-cell office:value-type="float" office:value="24.42" table:style-name="Default_1">
            <text:p>24.4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0.83" table:style-name="Default_1">
            <text:p>30.83</text:p>
          </table:table-cell>
          <table:table-cell table:number-columns-repeated="16373"/>
        </table:table-row>
        <table:table-row table:style-name="ro1">
          <table:table-cell office:value-type="float" office:value="11231" table:style-name="Default_1">
            <text:p>11231</text:p>
          </table:table-cell>
          <table:table-cell office:value-type="float" office:value="4.03" table:style-name="Default_1">
            <text:p>4.03</text:p>
          </table:table-cell>
          <table:table-cell office:value-type="float" office:value="0.19" table:style-name="Default_1">
            <text:p>0.19</text:p>
          </table:table-cell>
          <table:table-cell office:value-type="float" office:value="8.5" table:style-name="Default_1">
            <text:p>8.5</text:p>
          </table:table-cell>
          <table:table-cell office:value-type="float" office:value="0.66" table:style-name="Default_1">
            <text:p>0.66</text:p>
          </table:table-cell>
          <table:table-cell office:value-type="float" office:value="0.12" table:style-name="Default_1">
            <text:p>0.12</text:p>
          </table:table-cell>
          <table:table-cell office:value-type="float" office:value="-0.24" table:style-name="Default_1">
            <text:p>-0.24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0.83" table:style-name="Default_1">
            <text:p>30.83</text:p>
          </table:table-cell>
          <table:table-cell table:number-columns-repeated="16373"/>
        </table:table-row>
        <table:table-row table:style-name="ro1">
          <table:table-cell office:value-type="float" office:value="11342" table:style-name="Default_1">
            <text:p>11342</text:p>
          </table:table-cell>
          <table:table-cell office:value-type="float" office:value="3.77" table:style-name="Default_1">
            <text:p>3.77</text:p>
          </table:table-cell>
          <table:table-cell office:value-type="float" office:value="1.41" table:style-name="Default_1">
            <text:p>1.41</text:p>
          </table:table-cell>
          <table:table-cell office:value-type="float" office:value="9.92" table:style-name="Default_1">
            <text:p>9.92</text:p>
          </table:table-cell>
          <table:table-cell office:value-type="float" office:value="0.31" table:style-name="Default_1">
            <text:p>0.31</text:p>
          </table:table-cell>
          <table:table-cell office:value-type="float" office:value="0.12" table:style-name="Default_1">
            <text:p>0.12</text:p>
          </table:table-cell>
          <table:table-cell office:value-type="float" office:value="-0.64" table:style-name="Default_1">
            <text:p>-0.64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5" table:style-name="Default_1">
            <text:p>138.15</text:p>
          </table:table-cell>
          <table:table-cell office:value-type="float" office:value="30.91" table:style-name="Default_1">
            <text:p>30.91</text:p>
          </table:table-cell>
          <table:table-cell table:number-columns-repeated="16373"/>
        </table:table-row>
        <table:table-row table:style-name="ro1">
          <table:table-cell office:value-type="float" office:value="11455" table:style-name="Default_1">
            <text:p>11455</text:p>
          </table:table-cell>
          <table:table-cell office:value-type="float" office:value="2.69" table:style-name="Default_1">
            <text:p>2.69</text:p>
          </table:table-cell>
          <table:table-cell office:value-type="float" office:value="1.71" table:style-name="Default_1">
            <text:p>1.71</text:p>
          </table:table-cell>
          <table:table-cell office:value-type="float" office:value="9.11" table:style-name="Default_1">
            <text:p>9.11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0.2" table:style-name="Default_1">
            <text:p>0.2</text:p>
          </table:table-cell>
          <table:table-cell office:value-type="float" office:value="0.02" table:style-name="Default_1">
            <text:p>0.02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6" table:style-name="Default_1">
            <text:p>137.76</text:p>
          </table:table-cell>
          <table:table-cell office:value-type="float" office:value="30.98" table:style-name="Default_1">
            <text:p>30.98</text:p>
          </table:table-cell>
          <table:table-cell table:number-columns-repeated="16373"/>
        </table:table-row>
        <table:table-row table:style-name="ro1">
          <table:table-cell office:value-type="float" office:value="11568" table:style-name="Default_1">
            <text:p>11568</text:p>
          </table:table-cell>
          <table:table-cell office:value-type="float" office:value="3.86" table:style-name="Default_1">
            <text:p>3.86</text:p>
          </table:table-cell>
          <table:table-cell office:value-type="float" office:value="1.02" table:style-name="Default_1">
            <text:p>1.02</text:p>
          </table:table-cell>
          <table:table-cell office:value-type="float" office:value="9.74" table:style-name="Default_1">
            <text:p>9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9" table:style-name="Default_1">
            <text:p>-0.09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06" table:style-name="Default_1">
            <text:p>31.06</text:p>
          </table:table-cell>
          <table:table-cell table:number-columns-repeated="16373"/>
        </table:table-row>
        <table:table-row table:style-name="ro1">
          <table:table-cell office:value-type="float" office:value="11680" table:style-name="Default_1">
            <text:p>11680</text:p>
          </table:table-cell>
          <table:table-cell office:value-type="float" office:value="4.28" table:style-name="Default_1">
            <text:p>4.28</text:p>
          </table:table-cell>
          <table:table-cell office:value-type="float" office:value="2.31" table:style-name="Default_1">
            <text:p>2.31</text:p>
          </table:table-cell>
          <table:table-cell office:value-type="float" office:value="5.9" table:style-name="Default_1">
            <text:p>5.9</text:p>
          </table:table-cell>
          <table:table-cell office:value-type="float" office:value="-0.78" table:style-name="Default_1">
            <text:p>-0.78</text:p>
          </table:table-cell>
          <table:table-cell office:value-type="float" office:value="0.17" table:style-name="Default_1">
            <text:p>0.17</text:p>
          </table:table-cell>
          <table:table-cell office:value-type="float" office:value="0.71" table:style-name="Default_1">
            <text:p>0.71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6" table:style-name="Default_1">
            <text:p>138.06</text:p>
          </table:table-cell>
          <table:table-cell office:value-type="float" office:value="31.12" table:style-name="Default_1">
            <text:p>31.12</text:p>
          </table:table-cell>
          <table:table-cell table:number-columns-repeated="16373"/>
        </table:table-row>
        <table:table-row table:style-name="ro1">
          <table:table-cell office:value-type="float" office:value="11793" table:style-name="Default_1">
            <text:p>11793</text:p>
          </table:table-cell>
          <table:table-cell office:value-type="float" office:value="4.1399999999999997" table:style-name="Default_1">
            <text:p>4.14</text:p>
          </table:table-cell>
          <table:table-cell office:value-type="float" office:value="5.41" table:style-name="Default_1">
            <text:p>5.41</text:p>
          </table:table-cell>
          <table:table-cell office:value-type="float" office:value="4.24" table:style-name="Default_1">
            <text:p>4.24</text:p>
          </table:table-cell>
          <table:table-cell office:value-type="float" office:value="0.2" table:style-name="Default_1">
            <text:p>0.2</text:p>
          </table:table-cell>
          <table:table-cell office:value-type="float" office:value="-0.32" table:style-name="Default_1">
            <text:p>-0.32</text:p>
          </table:table-cell>
          <table:table-cell office:value-type="float" office:value="-0.56999999999999995" table:style-name="Default_1">
            <text:p>-0.57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86" table:style-name="Default_1">
            <text:p>996.86</text:p>
          </table:table-cell>
          <table:table-cell office:value-type="float" office:value="137.38" table:style-name="Default_1">
            <text:p>137.38</text:p>
          </table:table-cell>
          <table:table-cell office:value-type="float" office:value="31.16" table:style-name="Default_1">
            <text:p>31.16</text:p>
          </table:table-cell>
          <table:table-cell table:number-columns-repeated="16373"/>
        </table:table-row>
        <table:table-row table:style-name="ro1">
          <table:table-cell office:value-type="float" office:value="11906" table:style-name="Default_1">
            <text:p>11906</text:p>
          </table:table-cell>
          <table:table-cell office:value-type="float" office:value="3.89" table:style-name="Default_1">
            <text:p>3.89</text:p>
          </table:table-cell>
          <table:table-cell office:value-type="float" office:value="0.42" table:style-name="Default_1">
            <text:p>0.42</text:p>
          </table:table-cell>
          <table:table-cell office:value-type="float" office:value="9.9" table:style-name="Default_1">
            <text:p>9.9</text:p>
          </table:table-cell>
          <table:table-cell office:value-type="float" office:value="-0.3" table:style-name="Default_1">
            <text:p>-0.3</text:p>
          </table:table-cell>
          <table:table-cell office:value-type="float" office:value="-0.27" table:style-name="Default_1">
            <text:p>-0.27</text:p>
          </table:table-cell>
          <table:table-cell office:value-type="float" office:value="-0.28999999999999998" table:style-name="Default_1">
            <text:p>-0.29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17" table:style-name="Default_1">
            <text:p>31.17</text:p>
          </table:table-cell>
          <table:table-cell table:number-columns-repeated="16373"/>
        </table:table-row>
        <table:table-row table:style-name="ro1">
          <table:table-cell office:value-type="float" office:value="12018" table:style-name="Default_1">
            <text:p>12018</text:p>
          </table:table-cell>
          <table:table-cell office:value-type="float" office:value="10.42" table:style-name="Default_1">
            <text:p>10.42</text:p>
          </table:table-cell>
          <table:table-cell office:value-type="float" office:value="-4.03" table:style-name="Default_1">
            <text:p>-4.03</text:p>
          </table:table-cell>
          <table:table-cell office:value-type="float" office:value="8.59" table:style-name="Default_1">
            <text:p>8.59</text:p>
          </table:table-cell>
          <table:table-cell office:value-type="float" office:value="0.06" table:style-name="Default_1">
            <text:p>0.06</text:p>
          </table:table-cell>
          <table:table-cell office:value-type="float" office:value="0.15" table:style-name="Default_1">
            <text:p>0.15</text:p>
          </table:table-cell>
          <table:table-cell office:value-type="float" office:value="-0.34" table:style-name="Default_1">
            <text:p>-0.34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89" table:style-name="Default_1">
            <text:p>996.89</text:p>
          </table:table-cell>
          <table:table-cell office:value-type="float" office:value="137.11000000000001" table:style-name="Default_1">
            <text:p>137.11</text:p>
          </table:table-cell>
          <table:table-cell office:value-type="float" office:value="31.2" table:style-name="Default_1">
            <text:p>31.2</text:p>
          </table:table-cell>
          <table:table-cell table:number-columns-repeated="16373"/>
        </table:table-row>
        <table:table-row table:style-name="ro1">
          <table:table-cell office:value-type="float" office:value="12132" table:style-name="Default_1">
            <text:p>12132</text:p>
          </table:table-cell>
          <table:table-cell office:value-type="float" office:value="2.66" table:style-name="Default_1">
            <text:p>2.66</text:p>
          </table:table-cell>
          <table:table-cell office:value-type="float" office:value="1.44" table:style-name="Default_1">
            <text:p>1.44</text:p>
          </table:table-cell>
          <table:table-cell office:value-type="float" office:value="12.71" table:style-name="Default_1">
            <text:p>12.71</text:p>
          </table:table-cell>
          <table:table-cell office:value-type="float" office:value="0.08" table:style-name="Default_1">
            <text:p>0.08</text:p>
          </table:table-cell>
          <table:table-cell office:value-type="float" office:value="0.19" table:style-name="Default_1">
            <text:p>0.19</text:p>
          </table:table-cell>
          <table:table-cell office:value-type="float" office:value="0.1" table:style-name="Default_1">
            <text:p>0.1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86" table:style-name="Default_1">
            <text:p>996.86</text:p>
          </table:table-cell>
          <table:table-cell office:value-type="float" office:value="137.32" table:style-name="Default_1">
            <text:p>137.32</text:p>
          </table:table-cell>
          <table:table-cell office:value-type="float" office:value="31.23" table:style-name="Default_1">
            <text:p>31.23</text:p>
          </table:table-cell>
          <table:table-cell table:number-columns-repeated="16373"/>
        </table:table-row>
        <table:table-row table:style-name="ro1">
          <table:table-cell office:value-type="float" office:value="12244" table:style-name="Default_1">
            <text:p>12244</text:p>
          </table:table-cell>
          <table:table-cell office:value-type="float" office:value="2.57" table:style-name="Default_1">
            <text:p>2.57</text:p>
          </table:table-cell>
          <table:table-cell office:value-type="float" office:value="-0.56000000000000005" table:style-name="Default_1">
            <text:p>-0.56</text:p>
          </table:table-cell>
          <table:table-cell office:value-type="float" office:value="7.26" table:style-name="Default_1">
            <text:p>7.26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89" table:style-name="Default_1">
            <text:p>996.89</text:p>
          </table:table-cell>
          <table:table-cell office:value-type="float" office:value="137.15" table:style-name="Default_1">
            <text:p>137.15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12357" table:style-name="Default_1">
            <text:p>12357</text:p>
          </table:table-cell>
          <table:table-cell office:value-type="float" office:value="4.12" table:style-name="Default_1">
            <text:p>4.12</text:p>
          </table:table-cell>
          <table:table-cell office:value-type="float" office:value="0.39" table:style-name="Default_1">
            <text:p>0.39</text:p>
          </table:table-cell>
          <table:table-cell office:value-type="float" office:value="10.46" table:style-name="Default_1">
            <text:p>10.46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12470" table:style-name="Default_1">
            <text:p>12470</text:p>
          </table:table-cell>
          <table:table-cell office:value-type="float" office:value="3.76" table:style-name="Default_1">
            <text:p>3.76</text:p>
          </table:table-cell>
          <table:table-cell office:value-type="float" office:value="-0.79" table:style-name="Default_1">
            <text:p>-0.79</text:p>
          </table:table-cell>
          <table:table-cell office:value-type="float" office:value="9.06" table:style-name="Default_1">
            <text:p>9.06</text:p>
          </table:table-cell>
          <table:table-cell office:value-type="float" office:value="0.2" table:style-name="Default_1">
            <text:p>0.2</text:p>
          </table:table-cell>
          <table:table-cell office:value-type="float" office:value="0.1" table:style-name="Default_1">
            <text:p>0.1</text:p>
          </table:table-cell>
          <table:table-cell office:value-type="float" office:value="0.25" table:style-name="Default_1">
            <text:p>0.25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85" table:style-name="Default_1">
            <text:p>996.85</text:p>
          </table:table-cell>
          <table:table-cell office:value-type="float" office:value="137.4" table:style-name="Default_1">
            <text:p>137.4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12582" table:style-name="Default_1">
            <text:p>12582</text:p>
          </table:table-cell>
          <table:table-cell office:value-type="float" office:value="3.97" table:style-name="Default_1">
            <text:p>3.97</text:p>
          </table:table-cell>
          <table:table-cell office:value-type="float" office:value="1" table:style-name="Default_1">
            <text:p>1</text:p>
          </table:table-cell>
          <table:table-cell office:value-type="float" office:value="17.579999999999998" table:style-name="Default_1">
            <text:p>17.58</text:p>
          </table:table-cell>
          <table:table-cell office:value-type="float" office:value="0.06" table:style-name="Default_1">
            <text:p>0.06</text:p>
          </table:table-cell>
          <table:table-cell office:value-type="float" office:value="0.96" table:style-name="Default_1">
            <text:p>0.96</text:p>
          </table:table-cell>
          <table:table-cell office:value-type="float" office:value="0.31" table:style-name="Default_1">
            <text:p>0.3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94" table:style-name="Default_1">
            <text:p>996.94</text:p>
          </table:table-cell>
          <table:table-cell office:value-type="float" office:value="136.69999999999999" table:style-name="Default_1">
            <text:p>136.7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12694" table:style-name="Default_1">
            <text:p>12694</text:p>
          </table:table-cell>
          <table:table-cell office:value-type="float" office:value="4.33" table:style-name="Default_1">
            <text:p>4.33</text:p>
          </table:table-cell>
          <table:table-cell office:value-type="float" office:value="-1.23" table:style-name="Default_1">
            <text:p>-1.23</text:p>
          </table:table-cell>
          <table:table-cell office:value-type="float" office:value="9.36" table:style-name="Default_1">
            <text:p>9.36</text:p>
          </table:table-cell>
          <table:table-cell office:value-type="float" office:value="0.55000000000000004" table:style-name="Default_1">
            <text:p>0.55</text:p>
          </table:table-cell>
          <table:table-cell office:value-type="float" office:value="0.01" table:style-name="Default_1">
            <text:p>0.01</text:p>
          </table:table-cell>
          <table:table-cell office:value-type="float" office:value="1.3" table:style-name="Default_1">
            <text:p>1.3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7.76" table:style-name="Default_1">
            <text:p>997.76</text:p>
          </table:table-cell>
          <table:table-cell office:value-type="float" office:value="129.74" table:style-name="Default_1">
            <text:p>129.74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12807" table:style-name="Default_1">
            <text:p>12807</text:p>
          </table:table-cell>
          <table:table-cell office:value-type="float" office:value="1.59" table:style-name="Default_1">
            <text:p>1.59</text:p>
          </table:table-cell>
          <table:table-cell office:value-type="float" office:value="-0.43" table:style-name="Default_1">
            <text:p>-0.43</text:p>
          </table:table-cell>
          <table:table-cell office:value-type="float" office:value="5.08" table:style-name="Default_1">
            <text:p>5.08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34" table:style-name="Default_1">
            <text:p>-0.34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8.29" table:style-name="Default_1">
            <text:p>998.29</text:p>
          </table:table-cell>
          <table:table-cell office:value-type="float" office:value="125.27" table:style-name="Default_1">
            <text:p>125.27</text:p>
          </table:table-cell>
          <table:table-cell office:value-type="float" office:value="31.34" table:style-name="Default_1">
            <text:p>31.34</text:p>
          </table:table-cell>
          <table:table-cell table:number-columns-repeated="16373"/>
        </table:table-row>
        <table:table-row table:style-name="ro1">
          <table:table-cell office:value-type="float" office:value="12921" table:style-name="Default_1">
            <text:p>12921</text:p>
          </table:table-cell>
          <table:table-cell office:value-type="float" office:value="3.66" table:style-name="Default_1">
            <text:p>3.66</text:p>
          </table:table-cell>
          <table:table-cell office:value-type="float" office:value="0.13" table:style-name="Default_1">
            <text:p>0.13</text:p>
          </table:table-cell>
          <table:table-cell office:value-type="float" office:value="11.83" table:style-name="Default_1">
            <text:p>11.83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02" table:style-name="Default_1">
            <text:p>0.02</text:p>
          </table:table-cell>
          <table:table-cell office:value-type="float" office:value="-0.18" table:style-name="Default_1">
            <text:p>-0.18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91" table:style-name="Default_1">
            <text:p>996.91</text:p>
          </table:table-cell>
          <table:table-cell office:value-type="float" office:value="136.97" table:style-name="Default_1">
            <text:p>136.97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13034" table:style-name="Default_1">
            <text:p>13034</text:p>
          </table:table-cell>
          <table:table-cell office:value-type="float" office:value="2.09" table:style-name="Default_1">
            <text:p>2.09</text:p>
          </table:table-cell>
          <table:table-cell office:value-type="float" office:value="-3.56" table:style-name="Default_1">
            <text:p>-3.56</text:p>
          </table:table-cell>
          <table:table-cell office:value-type="float" office:value="15.19" table:style-name="Default_1">
            <text:p>15.1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89" table:style-name="Default_1">
            <text:p>0.89</text:p>
          </table:table-cell>
          <table:table-cell office:value-type="float" office:value="0.15" table:style-name="Default_1">
            <text:p>0.15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7.3" table:style-name="Default_1">
            <text:p>997.3</text:p>
          </table:table-cell>
          <table:table-cell office:value-type="float" office:value="133.68" table:style-name="Default_1">
            <text:p>133.68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13147" table:style-name="Default_1">
            <text:p>13147</text:p>
          </table:table-cell>
          <table:table-cell office:value-type="float" office:value="3.81" table:style-name="Default_1">
            <text:p>3.81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8.19" table:style-name="Default_1">
            <text:p>8.19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31" table:style-name="Default_1">
            <text:p>31.31</text:p>
          </table:table-cell>
          <table:table-cell table:number-columns-repeated="16373"/>
        </table:table-row>
        <table:table-row table:style-name="ro1">
          <table:table-cell office:value-type="float" office:value="13260" table:style-name="Default_1">
            <text:p>13260</text:p>
          </table:table-cell>
          <table:table-cell office:value-type="float" office:value="3.6" table:style-name="Default_1">
            <text:p>3.6</text:p>
          </table:table-cell>
          <table:table-cell office:value-type="float" office:value="0.45" table:style-name="Default_1">
            <text:p>0.45</text:p>
          </table:table-cell>
          <table:table-cell office:value-type="float" office:value="8.5399999999999991" table:style-name="Default_1">
            <text:p>8.5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13373" table:style-name="Default_1">
            <text:p>13373</text:p>
          </table:table-cell>
          <table:table-cell office:value-type="float" office:value="3.3" table:style-name="Default_1">
            <text:p>3.3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8.64" table:style-name="Default_1">
            <text:p>8.64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24.43" table:style-name="Default_1">
            <text:p>24.4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13485" table:style-name="Default_1">
            <text:p>13485</text:p>
          </table:table-cell>
          <table:table-cell office:value-type="float" office:value="2.36" table:style-name="Default_1">
            <text:p>2.36</text:p>
          </table:table-cell>
          <table:table-cell office:value-type="float" office:value="-1.1299999999999999" table:style-name="Default_1">
            <text:p>-1.13</text:p>
          </table:table-cell>
          <table:table-cell office:value-type="float" office:value="6.48" table:style-name="Default_1">
            <text:p>6.48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84" table:style-name="Default_1">
            <text:p>996.84</text:p>
          </table:table-cell>
          <table:table-cell office:value-type="float" office:value="137.55000000000001" table:style-name="Default_1">
            <text:p>137.55</text:p>
          </table:table-cell>
          <table:table-cell office:value-type="float" office:value="31.22" table:style-name="Default_1">
            <text:p>31.22</text:p>
          </table:table-cell>
          <table:table-cell table:number-columns-repeated="16373"/>
        </table:table-row>
        <table:table-row table:style-name="ro1">
          <table:table-cell office:value-type="float" office:value="13597" table:style-name="Default_1">
            <text:p>13597</text:p>
          </table:table-cell>
          <table:table-cell office:value-type="float" office:value="2.8" table:style-name="Default_1">
            <text:p>2.8</text:p>
          </table:table-cell>
          <table:table-cell office:value-type="float" office:value="-0.34" table:style-name="Default_1">
            <text:p>-0.34</text:p>
          </table:table-cell>
          <table:table-cell office:value-type="float" office:value="8.42" table:style-name="Default_1">
            <text:p>8.42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3" table:style-name="Default_1">
            <text:p>0.03</text:p>
          </table:table-cell>
          <table:table-cell office:value-type="float" office:value="0.08" table:style-name="Default_1">
            <text:p>0.08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1.2" table:style-name="Default_1">
            <text:p>31.2</text:p>
          </table:table-cell>
          <table:table-cell table:number-columns-repeated="16373"/>
        </table:table-row>
        <table:table-row table:style-name="ro1">
          <table:table-cell office:value-type="float" office:value="13710" table:style-name="Default_1">
            <text:p>13710</text:p>
          </table:table-cell>
          <table:table-cell office:value-type="float" office:value="3.32" table:style-name="Default_1">
            <text:p>3.32</text:p>
          </table:table-cell>
          <table:table-cell office:value-type="float" office:value="-0.2" table:style-name="Default_1">
            <text:p>-0.2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-0.05" table:style-name="Default_1">
            <text:p>-0.05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" table:style-name="Default_1">
            <text:p>138.41</text:p>
          </table:table-cell>
          <table:table-cell office:value-type="float" office:value="31.18" table:style-name="Default_1">
            <text:p>31.18</text:p>
          </table:table-cell>
          <table:table-cell table:number-columns-repeated="16373"/>
        </table:table-row>
        <table:table-row table:style-name="ro1">
          <table:table-cell office:value-type="float" office:value="13822" table:style-name="Default_1">
            <text:p>13822</text:p>
          </table:table-cell>
          <table:table-cell office:value-type="float" office:value="3.49" table:style-name="Default_1">
            <text:p>3.49</text:p>
          </table:table-cell>
          <table:table-cell office:value-type="float" office:value="0.05" table:style-name="Default_1">
            <text:p>0.05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4" table:style-name="Default_1">
            <text:p>138.04</text:p>
          </table:table-cell>
          <table:table-cell office:value-type="float" office:value="31.15" table:style-name="Default_1">
            <text:p>31.15</text:p>
          </table:table-cell>
          <table:table-cell table:number-columns-repeated="16373"/>
        </table:table-row>
        <table:table-row table:style-name="ro1">
          <table:table-cell office:value-type="float" office:value="13934" table:style-name="Default_1">
            <text:p>13934</text:p>
          </table:table-cell>
          <table:table-cell office:value-type="float" office:value="3.43" table:style-name="Default_1">
            <text:p>3.43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17" table:style-name="Default_1">
            <text:p>31.17</text:p>
          </table:table-cell>
          <table:table-cell table:number-columns-repeated="16373"/>
        </table:table-row>
        <table:table-row table:style-name="ro1">
          <table:table-cell office:value-type="float" office:value="14047" table:style-name="Default_1">
            <text:p>14047</text:p>
          </table:table-cell>
          <table:table-cell office:value-type="float" office:value="3.33" table:style-name="Default_1">
            <text:p>3.33</text:p>
          </table:table-cell>
          <table:table-cell office:value-type="float" office:value="0.22" table:style-name="Default_1">
            <text:p>0.22</text:p>
          </table:table-cell>
          <table:table-cell office:value-type="float" office:value="8.67" table:style-name="Default_1">
            <text:p>8.67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3" table:style-name="Default_1">
            <text:p>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11" table:style-name="Default_1">
            <text:p>31.11</text:p>
          </table:table-cell>
          <table:table-cell table:number-columns-repeated="16373"/>
        </table:table-row>
        <table:table-row table:style-name="ro1">
          <table:table-cell office:value-type="float" office:value="14159" table:style-name="Default_1">
            <text:p>14159</text:p>
          </table:table-cell>
          <table:table-cell office:value-type="float" office:value="2.84" table:style-name="Default_1">
            <text:p>2.84</text:p>
          </table:table-cell>
          <table:table-cell office:value-type="float" office:value="0.39" table:style-name="Default_1">
            <text:p>0.39</text:p>
          </table:table-cell>
          <table:table-cell office:value-type="float" office:value="8.9700000000000006" table:style-name="Default_1">
            <text:p>8.97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4" table:style-name="Default_1">
            <text:p>24.4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1" table:style-name="Default_1">
            <text:p>31.1</text:p>
          </table:table-cell>
          <table:table-cell table:number-columns-repeated="16373"/>
        </table:table-row>
        <table:table-row table:style-name="ro1">
          <table:table-cell office:value-type="float" office:value="14272" table:style-name="Default_1">
            <text:p>14272</text:p>
          </table:table-cell>
          <table:table-cell office:value-type="float" office:value="3.33" table:style-name="Default_1">
            <text:p>3.33</text:p>
          </table:table-cell>
          <table:table-cell office:value-type="float" office:value="0.28000000000000003" table:style-name="Default_1">
            <text:p>0.28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07" table:style-name="Default_1">
            <text:p>31.07</text:p>
          </table:table-cell>
          <table:table-cell table:number-columns-repeated="16373"/>
        </table:table-row>
        <table:table-row table:style-name="ro1">
          <table:table-cell office:value-type="float" office:value="14385" table:style-name="Default_1">
            <text:p>14385</text:p>
          </table:table-cell>
          <table:table-cell office:value-type="float" office:value="3.35" table:style-name="Default_1">
            <text:p>3.35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2" table:style-name="Default_1">
            <text:p>138.12</text:p>
          </table:table-cell>
          <table:table-cell office:value-type="float" office:value="31.06" table:style-name="Default_1">
            <text:p>31.06</text:p>
          </table:table-cell>
          <table:table-cell table:number-columns-repeated="16373"/>
        </table:table-row>
        <table:table-row table:style-name="ro1">
          <table:table-cell office:value-type="float" office:value="14496" table:style-name="Default_1">
            <text:p>14496</text:p>
          </table:table-cell>
          <table:table-cell office:value-type="float" office:value="3.35" table:style-name="Default_1">
            <text:p>3.35</text:p>
          </table:table-cell>
          <table:table-cell office:value-type="float" office:value="-0.13" table:style-name="Default_1">
            <text:p>-0.13</text:p>
          </table:table-cell>
          <table:table-cell office:value-type="float" office:value="8.5399999999999991" table:style-name="Default_1">
            <text:p>8.5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1.05" table:style-name="Default_1">
            <text:p>31.05</text:p>
          </table:table-cell>
          <table:table-cell table:number-columns-repeated="16373"/>
        </table:table-row>
        <table:table-row table:style-name="ro1">
          <table:table-cell office:value-type="float" office:value="14610" table:style-name="Default_1">
            <text:p>14610</text:p>
          </table:table-cell>
          <table:table-cell office:value-type="float" office:value="1.62" table:style-name="Default_1">
            <text:p>1.62</text:p>
          </table:table-cell>
          <table:table-cell office:value-type="float" office:value="1.86" table:style-name="Default_1">
            <text:p>1.86</text:p>
          </table:table-cell>
          <table:table-cell office:value-type="float" office:value="4.7300000000000004" table:style-name="Default_1">
            <text:p>4.73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23" table:style-name="Default_1">
            <text:p>-0.23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999999999999" table:style-name="Default_1">
            <text:p>138.14</text:p>
          </table:table-cell>
          <table:table-cell office:value-type="float" office:value="30.99" table:style-name="Default_1">
            <text:p>30.99</text:p>
          </table:table-cell>
          <table:table-cell table:number-columns-repeated="16373"/>
        </table:table-row>
        <table:table-row table:style-name="ro1">
          <table:table-cell office:value-type="float" office:value="14723" table:style-name="Default_1">
            <text:p>14723</text:p>
          </table:table-cell>
          <table:table-cell office:value-type="float" office:value="4.17" table:style-name="Default_1">
            <text:p>4.17</text:p>
          </table:table-cell>
          <table:table-cell office:value-type="float" office:value="0.42" table:style-name="Default_1">
            <text:p>0.42</text:p>
          </table:table-cell>
          <table:table-cell office:value-type="float" office:value="8.39" table:style-name="Default_1">
            <text:p>8.3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0.97" table:style-name="Default_1">
            <text:p>30.97</text:p>
          </table:table-cell>
          <table:table-cell table:number-columns-repeated="16373"/>
        </table:table-row>
        <table:table-row table:style-name="ro1">
          <table:table-cell office:value-type="float" office:value="14834" table:style-name="Default_1">
            <text:p>14834</text:p>
          </table:table-cell>
          <table:table-cell office:value-type="float" office:value="3.94" table:style-name="Default_1">
            <text:p>3.94</text:p>
          </table:table-cell>
          <table:table-cell office:value-type="float" office:value="0.2" table:style-name="Default_1">
            <text:p>0.2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12" table:style-name="Default_1">
            <text:p>0.12</text:p>
          </table:table-cell>
          <table:table-cell office:value-type="float" office:value="0.05" table:style-name="Default_1">
            <text:p>0.05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0.99" table:style-name="Default_1">
            <text:p>30.99</text:p>
          </table:table-cell>
          <table:table-cell table:number-columns-repeated="16373"/>
        </table:table-row>
        <table:table-row table:style-name="ro1">
          <table:table-cell office:value-type="float" office:value="14947" table:style-name="Default_1">
            <text:p>14947</text:p>
          </table:table-cell>
          <table:table-cell office:value-type="float" office:value="3.05" table:style-name="Default_1">
            <text:p>3.05</text:p>
          </table:table-cell>
          <table:table-cell office:value-type="float" office:value="-0.18" table:style-name="Default_1">
            <text:p>-0.18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0.97" table:style-name="Default_1">
            <text:p>30.97</text:p>
          </table:table-cell>
          <table:table-cell table:number-columns-repeated="16373"/>
        </table:table-row>
        <table:table-row table:style-name="ro1">
          <table:table-cell office:value-type="float" office:value="15062" table:style-name="Default_1">
            <text:p>15062</text:p>
          </table:table-cell>
          <table:table-cell office:value-type="float" office:value="3.7" table:style-name="Default_1">
            <text:p>3.7</text:p>
          </table:table-cell>
          <table:table-cell office:value-type="float" office:value="0.12" table:style-name="Default_1">
            <text:p>0.12</text:p>
          </table:table-cell>
          <table:table-cell office:value-type="float" office:value="9.3800000000000008" table:style-name="Default_1">
            <text:p>9.3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3" table:style-name="Default_1">
            <text:p>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0.96" table:style-name="Default_1">
            <text:p>30.96</text:p>
          </table:table-cell>
          <table:table-cell table:number-columns-repeated="16373"/>
        </table:table-row>
        <table:table-row table:style-name="ro1">
          <table:table-cell office:value-type="float" office:value="15173" table:style-name="Default_1">
            <text:p>15173</text:p>
          </table:table-cell>
          <table:table-cell office:value-type="float" office:value="2.95" table:style-name="Default_1">
            <text:p>2.95</text:p>
          </table:table-cell>
          <table:table-cell office:value-type="float" office:value="-1.34" table:style-name="Default_1">
            <text:p>-1.34</text:p>
          </table:table-cell>
          <table:table-cell office:value-type="float" office:value="10.73" table:style-name="Default_1">
            <text:p>10.73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5" table:style-name="Default_1">
            <text:p>-0.05</text:p>
          </table:table-cell>
          <table:table-cell office:value-type="float" office:value="0" table:style-name="Default_1">
            <text:p>0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0.95" table:style-name="Default_1">
            <text:p>30.95</text:p>
          </table:table-cell>
          <table:table-cell table:number-columns-repeated="16373"/>
        </table:table-row>
        <table:table-row table:style-name="ro1">
          <table:table-cell office:value-type="float" office:value="15287" table:style-name="Default_1">
            <text:p>15287</text:p>
          </table:table-cell>
          <table:table-cell office:value-type="float" office:value="9.1" table:style-name="Default_1">
            <text:p>9.1</text:p>
          </table:table-cell>
          <table:table-cell office:value-type="float" office:value="-3.38" table:style-name="Default_1">
            <text:p>-3.38</text:p>
          </table:table-cell>
          <table:table-cell office:value-type="float" office:value="1.81" table:style-name="Default_1">
            <text:p>1.81</text:p>
          </table:table-cell>
          <table:table-cell office:value-type="float" office:value="0.06" table:style-name="Default_1">
            <text:p>0.06</text:p>
          </table:table-cell>
          <table:table-cell office:value-type="float" office:value="0.63" table:style-name="Default_1">
            <text:p>0.63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2" table:style-name="Default_1">
            <text:p>138.12</text:p>
          </table:table-cell>
          <table:table-cell office:value-type="float" office:value="30.96" table:style-name="Default_1">
            <text:p>30.96</text:p>
          </table:table-cell>
          <table:table-cell table:number-columns-repeated="16373"/>
        </table:table-row>
        <table:table-row table:style-name="ro1">
          <table:table-cell office:value-type="float" office:value="15399" table:style-name="Default_1">
            <text:p>15399</text:p>
          </table:table-cell>
          <table:table-cell office:value-type="float" office:value="3.15" table:style-name="Default_1">
            <text:p>3.15</text:p>
          </table:table-cell>
          <table:table-cell office:value-type="float" office:value="-0.18" table:style-name="Default_1">
            <text:p>-0.18</text:p>
          </table:table-cell>
          <table:table-cell office:value-type="float" office:value="8.94" table:style-name="Default_1">
            <text:p>8.94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1" table:style-name="Default_1">
            <text:p>31</text:p>
          </table:table-cell>
          <table:table-cell table:number-columns-repeated="16373"/>
        </table:table-row>
        <table:table-row table:style-name="ro1">
          <table:table-cell office:value-type="float" office:value="15512" table:style-name="Default_1">
            <text:p>15512</text:p>
          </table:table-cell>
          <table:table-cell office:value-type="float" office:value="4" table:style-name="Default_1">
            <text:p>4</text:p>
          </table:table-cell>
          <table:table-cell office:value-type="float" office:value="-0.91" table:style-name="Default_1">
            <text:p>-0.91</text:p>
          </table:table-cell>
          <table:table-cell office:value-type="float" office:value="8.86" table:style-name="Default_1">
            <text:p>8.86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0.9" table:style-name="Default_1">
            <text:p>30.9</text:p>
          </table:table-cell>
          <table:table-cell table:number-columns-repeated="16373"/>
        </table:table-row>
        <table:table-row table:style-name="ro1">
          <table:table-cell office:value-type="float" office:value="15625" table:style-name="Default_1">
            <text:p>15625</text:p>
          </table:table-cell>
          <table:table-cell office:value-type="float" office:value="3.09" table:style-name="Default_1">
            <text:p>3.09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0.89" table:style-name="Default_1">
            <text:p>30.89</text:p>
          </table:table-cell>
          <table:table-cell table:number-columns-repeated="16373"/>
        </table:table-row>
        <table:table-row table:style-name="ro1">
          <table:table-cell office:value-type="float" office:value="15738" table:style-name="Default_1">
            <text:p>15738</text:p>
          </table:table-cell>
          <table:table-cell office:value-type="float" office:value="3.39" table:style-name="Default_1">
            <text:p>3.39</text:p>
          </table:table-cell>
          <table:table-cell office:value-type="float" office:value="0.04" table:style-name="Default_1">
            <text:p>0.04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0.88" table:style-name="Default_1">
            <text:p>30.88</text:p>
          </table:table-cell>
          <table:table-cell table:number-columns-repeated="16373"/>
        </table:table-row>
        <table:table-row table:style-name="ro1">
          <table:table-cell office:value-type="float" office:value="15851" table:style-name="Default_1">
            <text:p>15851</text:p>
          </table:table-cell>
          <table:table-cell office:value-type="float" office:value="2.97" table:style-name="Default_1">
            <text:p>2.97</text:p>
          </table:table-cell>
          <table:table-cell office:value-type="float" office:value="0.3" table:style-name="Default_1">
            <text:p>0.3</text:p>
          </table:table-cell>
          <table:table-cell office:value-type="float" office:value="8.15" table:style-name="Default_1">
            <text:p>8.1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0.88" table:style-name="Default_1">
            <text:p>30.88</text:p>
          </table:table-cell>
          <table:table-cell table:number-columns-repeated="16373"/>
        </table:table-row>
        <table:table-row table:style-name="ro1">
          <table:table-cell office:value-type="float" office:value="15964" table:style-name="Default_1">
            <text:p>15964</text:p>
          </table:table-cell>
          <table:table-cell office:value-type="float" office:value="3.22" table:style-name="Default_1">
            <text:p>3.22</text:p>
          </table:table-cell>
          <table:table-cell office:value-type="float" office:value="0.13" table:style-name="Default_1">
            <text:p>0.13</text:p>
          </table:table-cell>
          <table:table-cell office:value-type="float" office:value="8.57" table:style-name="Default_1">
            <text:p>8.5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0.87" table:style-name="Default_1">
            <text:p>30.87</text:p>
          </table:table-cell>
          <table:table-cell table:number-columns-repeated="16373"/>
        </table:table-row>
        <table:table-row table:style-name="ro1">
          <table:table-cell office:value-type="float" office:value="16076" table:style-name="Default_1">
            <text:p>16076</text:p>
          </table:table-cell>
          <table:table-cell office:value-type="float" office:value="3.49" table:style-name="Default_1">
            <text:p>3.49</text:p>
          </table:table-cell>
          <table:table-cell office:value-type="float" office:value="0.12" table:style-name="Default_1">
            <text:p>0.12</text:p>
          </table:table-cell>
          <table:table-cell office:value-type="float" office:value="8.35" table:style-name="Default_1">
            <text:p>8.3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0.84" table:style-name="Default_1">
            <text:p>30.84</text:p>
          </table:table-cell>
          <table:table-cell table:number-columns-repeated="16373"/>
        </table:table-row>
        <table:table-row table:style-name="ro1">
          <table:table-cell office:value-type="float" office:value="16189" table:style-name="Default_1">
            <text:p>16189</text:p>
          </table:table-cell>
          <table:table-cell office:value-type="float" office:value="3.3" table:style-name="Default_1">
            <text:p>3.3</text:p>
          </table:table-cell>
          <table:table-cell office:value-type="float" office:value="0.03" table:style-name="Default_1">
            <text:p>0.03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0" table:style-name="Default_1">
            <text:p>0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0.83" table:style-name="Default_1">
            <text:p>30.83</text:p>
          </table:table-cell>
          <table:table-cell table:number-columns-repeated="16373"/>
        </table:table-row>
        <table:table-row table:style-name="ro1">
          <table:table-cell office:value-type="float" office:value="16301" table:style-name="Default_1">
            <text:p>16301</text:p>
          </table:table-cell>
          <table:table-cell office:value-type="float" office:value="3.29" table:style-name="Default_1">
            <text:p>3.29</text:p>
          </table:table-cell>
          <table:table-cell office:value-type="float" office:value="0.24" table:style-name="Default_1">
            <text:p>0.24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5" table:style-name="Default_1">
            <text:p>24.45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" table:style-name="Default_1">
            <text:p>138</text:p>
          </table:table-cell>
          <table:table-cell office:value-type="float" office:value="30.83" table:style-name="Default_1">
            <text:p>30.83</text:p>
          </table:table-cell>
          <table:table-cell table:number-columns-repeated="16373"/>
        </table:table-row>
        <table:table-row table:style-name="ro1">
          <table:table-cell office:value-type="float" office:value="16413" table:style-name="Default_1">
            <text:p>16413</text:p>
          </table:table-cell>
          <table:table-cell office:value-type="float" office:value="2.98" table:style-name="Default_1">
            <text:p>2.98</text:p>
          </table:table-cell>
          <table:table-cell office:value-type="float" office:value="-0.23" table:style-name="Default_1">
            <text:p>-0.2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6" table:style-name="Default_1">
            <text:p>0.06</text:p>
          </table:table-cell>
          <table:table-cell office:value-type="float" office:value="0" table:style-name="Default_1">
            <text:p>0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0.83" table:style-name="Default_1">
            <text:p>30.83</text:p>
          </table:table-cell>
          <table:table-cell table:number-columns-repeated="16373"/>
        </table:table-row>
        <table:table-row table:style-name="ro1">
          <table:table-cell office:value-type="float" office:value="16527" table:style-name="Default_1">
            <text:p>16527</text:p>
          </table:table-cell>
          <table:table-cell office:value-type="float" office:value="3.09" table:style-name="Default_1">
            <text:p>3.09</text:p>
          </table:table-cell>
          <table:table-cell office:value-type="float" office:value="1.1299999999999999" table:style-name="Default_1">
            <text:p>1.13</text:p>
          </table:table-cell>
          <table:table-cell office:value-type="float" office:value="9.42" table:style-name="Default_1">
            <text:p>9.42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0.82" table:style-name="Default_1">
            <text:p>30.82</text:p>
          </table:table-cell>
          <table:table-cell table:number-columns-repeated="16373"/>
        </table:table-row>
        <table:table-row table:style-name="ro1">
          <table:table-cell office:value-type="float" office:value="16638" table:style-name="Default_1">
            <text:p>16638</text:p>
          </table:table-cell>
          <table:table-cell office:value-type="float" office:value="2.72" table:style-name="Default_1">
            <text:p>2.72</text:p>
          </table:table-cell>
          <table:table-cell office:value-type="float" office:value="-0.54" table:style-name="Default_1">
            <text:p>-0.54</text:p>
          </table:table-cell>
          <table:table-cell office:value-type="float" office:value="8.85" table:style-name="Default_1">
            <text:p>8.8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" table:style-name="Default_1">
            <text:p>138</text:p>
          </table:table-cell>
          <table:table-cell office:value-type="float" office:value="30.82" table:style-name="Default_1">
            <text:p>30.82</text:p>
          </table:table-cell>
          <table:table-cell table:number-columns-repeated="16373"/>
        </table:table-row>
        <table:table-row table:style-name="ro1">
          <table:table-cell office:value-type="float" office:value="16752" table:style-name="Default_1">
            <text:p>16752</text:p>
          </table:table-cell>
          <table:table-cell office:value-type="float" office:value="3.43" table:style-name="Default_1">
            <text:p>3.43</text:p>
          </table:table-cell>
          <table:table-cell office:value-type="float" office:value="-0.3" table:style-name="Default_1">
            <text:p>-0.3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3" table:style-name="Default_1">
            <text:p>137.93</text:p>
          </table:table-cell>
          <table:table-cell office:value-type="float" office:value="30.88" table:style-name="Default_1">
            <text:p>30.88</text:p>
          </table:table-cell>
          <table:table-cell table:number-columns-repeated="16373"/>
        </table:table-row>
        <table:table-row table:style-name="ro1">
          <table:table-cell office:value-type="float" office:value="16865" table:style-name="Default_1">
            <text:p>16865</text:p>
          </table:table-cell>
          <table:table-cell office:value-type="float" office:value="3.93" table:style-name="Default_1">
            <text:p>3.93</text:p>
          </table:table-cell>
          <table:table-cell office:value-type="float" office:value="3.31" table:style-name="Default_1">
            <text:p>3.31</text:p>
          </table:table-cell>
          <table:table-cell office:value-type="float" office:value="9.9499999999999993" table:style-name="Default_1">
            <text:p>9.95</text:p>
          </table:table-cell>
          <table:table-cell office:value-type="float" office:value="-0.09" table:style-name="Default_1">
            <text:p>-0.09</text:p>
          </table:table-cell>
          <table:table-cell office:value-type="float" office:value="0.05" table:style-name="Default_1">
            <text:p>0.05</text:p>
          </table:table-cell>
          <table:table-cell office:value-type="float" office:value="0.05" table:style-name="Default_1">
            <text:p>0.05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" table:style-name="Default_1">
            <text:p>138</text:p>
          </table:table-cell>
          <table:table-cell office:value-type="float" office:value="30.85" table:style-name="Default_1">
            <text:p>30.85</text:p>
          </table:table-cell>
          <table:table-cell table:number-columns-repeated="16373"/>
        </table:table-row>
        <table:table-row table:style-name="ro1">
          <table:table-cell office:value-type="float" office:value="16976" table:style-name="Default_1">
            <text:p>16976</text:p>
          </table:table-cell>
          <table:table-cell office:value-type="float" office:value="3.38" table:style-name="Default_1">
            <text:p>3.38</text:p>
          </table:table-cell>
          <table:table-cell office:value-type="float" office:value="0.6" table:style-name="Default_1">
            <text:p>0.6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7000000000001" table:style-name="Default_1">
            <text:p>137.77</text:p>
          </table:table-cell>
          <table:table-cell office:value-type="float" office:value="30.8" table:style-name="Default_1">
            <text:p>30.8</text:p>
          </table:table-cell>
          <table:table-cell table:number-columns-repeated="16373"/>
        </table:table-row>
        <table:table-row table:style-name="ro1">
          <table:table-cell office:value-type="float" office:value="17089" table:style-name="Default_1">
            <text:p>17089</text:p>
          </table:table-cell>
          <table:table-cell office:value-type="float" office:value="3.64" table:style-name="Default_1">
            <text:p>3.64</text:p>
          </table:table-cell>
          <table:table-cell office:value-type="float" office:value="0.22" table:style-name="Default_1">
            <text:p>0.22</text:p>
          </table:table-cell>
          <table:table-cell office:value-type="float" office:value="8.58" table:style-name="Default_1">
            <text:p>8.5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8" table:style-name="Default_1">
            <text:p>137.88</text:p>
          </table:table-cell>
          <table:table-cell office:value-type="float" office:value="30.8" table:style-name="Default_1">
            <text:p>30.8</text:p>
          </table:table-cell>
          <table:table-cell table:number-columns-repeated="16373"/>
        </table:table-row>
        <table:table-row table:style-name="ro1">
          <table:table-cell office:value-type="float" office:value="17202" table:style-name="Default_1">
            <text:p>17202</text:p>
          </table:table-cell>
          <table:table-cell office:value-type="float" office:value="3.5" table:style-name="Default_1">
            <text:p>3.5</text:p>
          </table:table-cell>
          <table:table-cell office:value-type="float" office:value="-0.35" table:style-name="Default_1">
            <text:p>-0.35</text:p>
          </table:table-cell>
          <table:table-cell office:value-type="float" office:value="8.1999999999999993" table:style-name="Default_1">
            <text:p>8.2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9" table:style-name="Default_1">
            <text:p>0.09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4" table:style-name="Default_1">
            <text:p>138.04</text:p>
          </table:table-cell>
          <table:table-cell office:value-type="float" office:value="30.79" table:style-name="Default_1">
            <text:p>30.79</text:p>
          </table:table-cell>
          <table:table-cell table:number-columns-repeated="16373"/>
        </table:table-row>
        <table:table-row table:style-name="ro1">
          <table:table-cell office:value-type="float" office:value="17314" table:style-name="Default_1">
            <text:p>17314</text:p>
          </table:table-cell>
          <table:table-cell office:value-type="float" office:value="3.24" table:style-name="Default_1">
            <text:p>3.24</text:p>
          </table:table-cell>
          <table:table-cell office:value-type="float" office:value="0.21" table:style-name="Default_1">
            <text:p>0.21</text:p>
          </table:table-cell>
          <table:table-cell office:value-type="float" office:value="8.77" table:style-name="Default_1">
            <text:p>8.77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4" table:style-name="Default_1">
            <text:p>-0.04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91" table:style-name="Default_1">
            <text:p>137.91</text:p>
          </table:table-cell>
          <table:table-cell office:value-type="float" office:value="30.79" table:style-name="Default_1">
            <text:p>30.79</text:p>
          </table:table-cell>
          <table:table-cell table:number-columns-repeated="16373"/>
        </table:table-row>
        <table:table-row table:style-name="ro1">
          <table:table-cell office:value-type="float" office:value="17426" table:style-name="Default_1">
            <text:p>17426</text:p>
          </table:table-cell>
          <table:table-cell office:value-type="float" office:value="3.37" table:style-name="Default_1">
            <text:p>3.37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24" table:style-name="Default_1">
            <text:p>8.24</text:p>
          </table:table-cell>
          <table:table-cell office:value-type="float" office:value="-0.1" table:style-name="Default_1">
            <text:p>-0.1</text:p>
          </table:table-cell>
          <table:table-cell office:value-type="float" office:value="0.12" table:style-name="Default_1">
            <text:p>0.12</text:p>
          </table:table-cell>
          <table:table-cell office:value-type="float" office:value="0.05" table:style-name="Default_1">
            <text:p>0.05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0.8" table:style-name="Default_1">
            <text:p>30.8</text:p>
          </table:table-cell>
          <table:table-cell table:number-columns-repeated="16373"/>
        </table:table-row>
        <table:table-row table:style-name="ro1">
          <table:table-cell office:value-type="float" office:value="17539" table:style-name="Default_1">
            <text:p>17539</text:p>
          </table:table-cell>
          <table:table-cell office:value-type="float" office:value="3.39" table:style-name="Default_1">
            <text:p>3.39</text:p>
          </table:table-cell>
          <table:table-cell office:value-type="float" office:value="0.3" table:style-name="Default_1">
            <text:p>0.3</text:p>
          </table:table-cell>
          <table:table-cell office:value-type="float" office:value="8.77" table:style-name="Default_1">
            <text:p>8.77</text:p>
          </table:table-cell>
          <table:table-cell office:value-type="float" office:value="0" table:style-name="Default_1">
            <text:p>0</text:p>
          </table:table-cell>
          <table:table-cell office:value-type="float" office:value="0.01" table:style-name="Default_1">
            <text:p>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71" table:style-name="Default_1">
            <text:p>137.71</text:p>
          </table:table-cell>
          <table:table-cell office:value-type="float" office:value="30.66" table:style-name="Default_1">
            <text:p>30.66</text:p>
          </table:table-cell>
          <table:table-cell table:number-columns-repeated="16373"/>
        </table:table-row>
        <table:table-row table:style-name="ro1">
          <table:table-cell office:value-type="float" office:value="17651" table:style-name="Default_1">
            <text:p>17651</text:p>
          </table:table-cell>
          <table:table-cell office:value-type="float" office:value="3.8" table:style-name="Default_1">
            <text:p>3.8</text:p>
          </table:table-cell>
          <table:table-cell office:value-type="float" office:value="0.67" table:style-name="Default_1">
            <text:p>0.67</text:p>
          </table:table-cell>
          <table:table-cell office:value-type="float" office:value="9.27" table:style-name="Default_1">
            <text:p>9.27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25" table:style-name="Default_1">
            <text:p>0.25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3" table:style-name="Default_1">
            <text:p>137.93</text:p>
          </table:table-cell>
          <table:table-cell office:value-type="float" office:value="30.77" table:style-name="Default_1">
            <text:p>30.77</text:p>
          </table:table-cell>
          <table:table-cell table:number-columns-repeated="16373"/>
        </table:table-row>
        <table:table-row table:style-name="ro1">
          <table:table-cell office:value-type="float" office:value="17764" table:style-name="Default_1">
            <text:p>17764</text:p>
          </table:table-cell>
          <table:table-cell office:value-type="float" office:value="4.72" table:style-name="Default_1">
            <text:p>4.72</text:p>
          </table:table-cell>
          <table:table-cell office:value-type="float" office:value="0.94" table:style-name="Default_1">
            <text:p>0.94</text:p>
          </table:table-cell>
          <table:table-cell office:value-type="float" office:value="7.85" table:style-name="Default_1">
            <text:p>7.85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4" table:style-name="Default_1">
            <text:p>996.84</text:p>
          </table:table-cell>
          <table:table-cell office:value-type="float" office:value="137.54" table:style-name="Default_1">
            <text:p>137.54</text:p>
          </table:table-cell>
          <table:table-cell office:value-type="float" office:value="30.76" table:style-name="Default_1">
            <text:p>30.76</text:p>
          </table:table-cell>
          <table:table-cell table:number-columns-repeated="16373"/>
        </table:table-row>
        <table:table-row table:style-name="ro1">
          <table:table-cell office:value-type="float" office:value="17876" table:style-name="Default_1">
            <text:p>17876</text:p>
          </table:table-cell>
          <table:table-cell office:value-type="float" office:value="3.34" table:style-name="Default_1">
            <text:p>3.34</text:p>
          </table:table-cell>
          <table:table-cell office:value-type="float" office:value="-0.13" table:style-name="Default_1">
            <text:p>-0.13</text:p>
          </table:table-cell>
          <table:table-cell office:value-type="float" office:value="8.5500000000000007" table:style-name="Default_1">
            <text:p>8.55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0.76" table:style-name="Default_1">
            <text:p>30.76</text:p>
          </table:table-cell>
          <table:table-cell table:number-columns-repeated="16373"/>
        </table:table-row>
        <table:table-row table:style-name="ro1">
          <table:table-cell office:value-type="float" office:value="17990" table:style-name="Default_1">
            <text:p>17990</text:p>
          </table:table-cell>
          <table:table-cell office:value-type="float" office:value="2.81" table:style-name="Default_1">
            <text:p>2.81</text:p>
          </table:table-cell>
          <table:table-cell office:value-type="float" office:value="0.31" table:style-name="Default_1">
            <text:p>0.31</text:p>
          </table:table-cell>
          <table:table-cell office:value-type="float" office:value="10.38" table:style-name="Default_1">
            <text:p>10.38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8" table:style-name="Default_1">
            <text:p>-0.08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999999999999" table:style-name="Default_1">
            <text:p>137.95</text:p>
          </table:table-cell>
          <table:table-cell office:value-type="float" office:value="30.76" table:style-name="Default_1">
            <text:p>30.76</text:p>
          </table:table-cell>
          <table:table-cell table:number-columns-repeated="16373"/>
        </table:table-row>
        <table:table-row table:style-name="ro1">
          <table:table-cell office:value-type="float" office:value="18103" table:style-name="Default_1">
            <text:p>18103</text:p>
          </table:table-cell>
          <table:table-cell office:value-type="float" office:value="2.74" table:style-name="Default_1">
            <text:p>2.74</text:p>
          </table:table-cell>
          <table:table-cell office:value-type="float" office:value="-0.42" table:style-name="Default_1">
            <text:p>-0.42</text:p>
          </table:table-cell>
          <table:table-cell office:value-type="float" office:value="5.49" table:style-name="Default_1">
            <text:p>5.49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0.06" table:style-name="Default_1">
            <text:p>0.06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3000000000001" table:style-name="Default_1">
            <text:p>137.83</text:p>
          </table:table-cell>
          <table:table-cell office:value-type="float" office:value="30.76" table:style-name="Default_1">
            <text:p>30.76</text:p>
          </table:table-cell>
          <table:table-cell table:number-columns-repeated="16373"/>
        </table:table-row>
        <table:table-row table:style-name="ro1">
          <table:table-cell office:value-type="float" office:value="18215" table:style-name="Default_1">
            <text:p>18215</text:p>
          </table:table-cell>
          <table:table-cell office:value-type="float" office:value="2.82" table:style-name="Default_1">
            <text:p>2.82</text:p>
          </table:table-cell>
          <table:table-cell office:value-type="float" office:value="0.45" table:style-name="Default_1">
            <text:p>0.45</text:p>
          </table:table-cell>
          <table:table-cell office:value-type="float" office:value="9.17" table:style-name="Default_1">
            <text:p>9.17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1" table:style-name="Default_1">
            <text:p>0.1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0.8" table:style-name="Default_1">
            <text:p>30.8</text:p>
          </table:table-cell>
          <table:table-cell table:number-columns-repeated="16373"/>
        </table:table-row>
        <table:table-row table:style-name="ro1">
          <table:table-cell office:value-type="float" office:value="18327" table:style-name="Default_1">
            <text:p>18327</text:p>
          </table:table-cell>
          <table:table-cell office:value-type="float" office:value="3.93" table:style-name="Default_1">
            <text:p>3.93</text:p>
          </table:table-cell>
          <table:table-cell office:value-type="float" office:value="-0.06" table:style-name="Default_1">
            <text:p>-0.06</text:p>
          </table:table-cell>
          <table:table-cell office:value-type="float" office:value="11.44" table:style-name="Default_1">
            <text:p>11.44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35" table:style-name="Default_1">
            <text:p>0.35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0.74" table:style-name="Default_1">
            <text:p>30.74</text:p>
          </table:table-cell>
          <table:table-cell table:number-columns-repeated="16373"/>
        </table:table-row>
        <table:table-row table:style-name="ro1">
          <table:table-cell office:value-type="float" office:value="18441" table:style-name="Default_1">
            <text:p>18441</text:p>
          </table:table-cell>
          <table:table-cell office:value-type="float" office:value="3.74" table:style-name="Default_1">
            <text:p>3.74</text:p>
          </table:table-cell>
          <table:table-cell office:value-type="float" office:value="0.19" table:style-name="Default_1">
            <text:p>0.19</text:p>
          </table:table-cell>
          <table:table-cell office:value-type="float" office:value="7.85" table:style-name="Default_1">
            <text:p>7.85</text:p>
          </table:table-cell>
          <table:table-cell office:value-type="float" office:value="0.13" table:style-name="Default_1">
            <text:p>0.13</text:p>
          </table:table-cell>
          <table:table-cell office:value-type="float" office:value="0.02" table:style-name="Default_1">
            <text:p>0.02</text:p>
          </table:table-cell>
          <table:table-cell office:value-type="float" office:value="0.61" table:style-name="Default_1">
            <text:p>0.61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88" table:style-name="Default_1">
            <text:p>996.88</text:p>
          </table:table-cell>
          <table:table-cell office:value-type="float" office:value="137.19" table:style-name="Default_1">
            <text:p>137.19</text:p>
          </table:table-cell>
          <table:table-cell office:value-type="float" office:value="30.75" table:style-name="Default_1">
            <text:p>30.75</text:p>
          </table:table-cell>
          <table:table-cell table:number-columns-repeated="16373"/>
        </table:table-row>
        <table:table-row table:style-name="ro1">
          <table:table-cell office:value-type="float" office:value="18553" table:style-name="Default_1">
            <text:p>18553</text:p>
          </table:table-cell>
          <table:table-cell office:value-type="float" office:value="-3.09" table:style-name="Default_1">
            <text:p>-3.09</text:p>
          </table:table-cell>
          <table:table-cell office:value-type="float" office:value="1.07" table:style-name="Default_1">
            <text:p>1.07</text:p>
          </table:table-cell>
          <table:table-cell office:value-type="float" office:value="5.87" table:style-name="Default_1">
            <text:p>5.87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5" table:style-name="Default_1">
            <text:p>0.05</text:p>
          </table:table-cell>
          <table:table-cell office:value-type="float" office:value="0.03" table:style-name="Default_1">
            <text:p>0.03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9" table:style-name="Default_1">
            <text:p>137.9</text:p>
          </table:table-cell>
          <table:table-cell office:value-type="float" office:value="30.74" table:style-name="Default_1">
            <text:p>30.74</text:p>
          </table:table-cell>
          <table:table-cell table:number-columns-repeated="16373"/>
        </table:table-row>
        <table:table-row table:style-name="ro1">
          <table:table-cell office:value-type="float" office:value="18665" table:style-name="Default_1">
            <text:p>18665</text:p>
          </table:table-cell>
          <table:table-cell office:value-type="float" office:value="4.76" table:style-name="Default_1">
            <text:p>4.76</text:p>
          </table:table-cell>
          <table:table-cell office:value-type="float" office:value="0.16" table:style-name="Default_1">
            <text:p>0.16</text:p>
          </table:table-cell>
          <table:table-cell office:value-type="float" office:value="7.92" table:style-name="Default_1">
            <text:p>7.92</text:p>
          </table:table-cell>
          <table:table-cell office:value-type="float" office:value="-0.21" table:style-name="Default_1">
            <text:p>-0.2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76" table:style-name="Default_1">
            <text:p>-0.76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" table:style-name="Default_1">
            <text:p>138.13</text:p>
          </table:table-cell>
          <table:table-cell office:value-type="float" office:value="30.74" table:style-name="Default_1">
            <text:p>30.74</text:p>
          </table:table-cell>
          <table:table-cell table:number-columns-repeated="16373"/>
        </table:table-row>
        <table:table-row table:style-name="ro1">
          <table:table-cell office:value-type="float" office:value="18778" table:style-name="Default_1">
            <text:p>18778</text:p>
          </table:table-cell>
          <table:table-cell office:value-type="float" office:value="3.61" table:style-name="Default_1">
            <text:p>3.61</text:p>
          </table:table-cell>
          <table:table-cell office:value-type="float" office:value="0.05" table:style-name="Default_1">
            <text:p>0.05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0.73" table:style-name="Default_1">
            <text:p>30.73</text:p>
          </table:table-cell>
          <table:table-cell table:number-columns-repeated="16373"/>
        </table:table-row>
        <table:table-row table:style-name="ro1">
          <table:table-cell office:value-type="float" office:value="18890" table:style-name="Default_1">
            <text:p>18890</text:p>
          </table:table-cell>
          <table:table-cell office:value-type="float" office:value="3.41" table:style-name="Default_1">
            <text:p>3.41</text:p>
          </table:table-cell>
          <table:table-cell office:value-type="float" office:value="0.64" table:style-name="Default_1">
            <text:p>0.64</text:p>
          </table:table-cell>
          <table:table-cell office:value-type="float" office:value="8.25" table:style-name="Default_1">
            <text:p>8.25</text:p>
          </table:table-cell>
          <table:table-cell office:value-type="float" office:value="-0.09" table:style-name="Default_1">
            <text:p>-0.09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23" table:style-name="Default_1">
            <text:p>-0.23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0.73" table:style-name="Default_1">
            <text:p>30.73</text:p>
          </table:table-cell>
          <table:table-cell table:number-columns-repeated="16373"/>
        </table:table-row>
        <table:table-row table:style-name="ro1">
          <table:table-cell office:value-type="float" office:value="19003" table:style-name="Default_1">
            <text:p>19003</text:p>
          </table:table-cell>
          <table:table-cell office:value-type="float" office:value="3.32" table:style-name="Default_1">
            <text:p>3.32</text:p>
          </table:table-cell>
          <table:table-cell office:value-type="float" office:value="0.55000000000000004" table:style-name="Default_1">
            <text:p>0.55</text:p>
          </table:table-cell>
          <table:table-cell office:value-type="float" office:value="9.34" table:style-name="Default_1">
            <text:p>9.34</text:p>
          </table:table-cell>
          <table:table-cell office:value-type="float" office:value="-0.05" table:style-name="Default_1">
            <text:p>-0.05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0.69" table:style-name="Default_1">
            <text:p>30.69</text:p>
          </table:table-cell>
          <table:table-cell table:number-columns-repeated="16373"/>
        </table:table-row>
        <table:table-row table:style-name="ro1">
          <table:table-cell office:value-type="float" office:value="19117" table:style-name="Default_1">
            <text:p>19117</text:p>
          </table:table-cell>
          <table:table-cell office:value-type="float" office:value="3.51" table:style-name="Default_1">
            <text:p>3.51</text:p>
          </table:table-cell>
          <table:table-cell office:value-type="float" office:value="0.48" table:style-name="Default_1">
            <text:p>0.48</text:p>
          </table:table-cell>
          <table:table-cell office:value-type="float" office:value="8.4" table:style-name="Default_1">
            <text:p>8.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0.71" table:style-name="Default_1">
            <text:p>30.71</text:p>
          </table:table-cell>
          <table:table-cell table:number-columns-repeated="16373"/>
        </table:table-row>
        <table:table-row table:style-name="ro1">
          <table:table-cell office:value-type="float" office:value="19229" table:style-name="Default_1">
            <text:p>19229</text:p>
          </table:table-cell>
          <table:table-cell office:value-type="float" office:value="3.37" table:style-name="Default_1">
            <text:p>3.37</text:p>
          </table:table-cell>
          <table:table-cell office:value-type="float" office:value="-0.18" table:style-name="Default_1">
            <text:p>-0.18</text:p>
          </table:table-cell>
          <table:table-cell office:value-type="float" office:value="8.6199999999999992" table:style-name="Default_1">
            <text:p>8.6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0.13" table:style-name="Default_1">
            <text:p>0.13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0.69" table:style-name="Default_1">
            <text:p>30.69</text:p>
          </table:table-cell>
          <table:table-cell table:number-columns-repeated="16373"/>
        </table:table-row>
        <table:table-row table:style-name="ro1">
          <table:table-cell office:value-type="float" office:value="19341" table:style-name="Default_1">
            <text:p>19341</text:p>
          </table:table-cell>
          <table:table-cell office:value-type="float" office:value="3.3" table:style-name="Default_1">
            <text:p>3.3</text:p>
          </table:table-cell>
          <table:table-cell office:value-type="float" office:value="0.01" table:style-name="Default_1">
            <text:p>0.01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6" table:style-name="Default_1">
            <text:p>24.4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2" table:style-name="Default_1">
            <text:p>138.12</text:p>
          </table:table-cell>
          <table:table-cell office:value-type="float" office:value="30.68" table:style-name="Default_1">
            <text:p>30.68</text:p>
          </table:table-cell>
          <table:table-cell table:number-columns-repeated="16373"/>
        </table:table-row>
        <table:table-row table:style-name="ro1">
          <table:table-cell office:value-type="float" office:value="19453" table:style-name="Default_1">
            <text:p>19453</text:p>
          </table:table-cell>
          <table:table-cell office:value-type="float" office:value="2.44" table:style-name="Default_1">
            <text:p>2.44</text:p>
          </table:table-cell>
          <table:table-cell office:value-type="float" office:value="-0.41" table:style-name="Default_1">
            <text:p>-0.41</text:p>
          </table:table-cell>
          <table:table-cell office:value-type="float" office:value="7.48" table:style-name="Default_1">
            <text:p>7.4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4" table:style-name="Default_1">
            <text:p>0.04</text:p>
          </table:table-cell>
          <table:table-cell office:value-type="float" office:value="0" table:style-name="Default_1">
            <text:p>0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0.67" table:style-name="Default_1">
            <text:p>30.67</text:p>
          </table:table-cell>
          <table:table-cell table:number-columns-repeated="16373"/>
        </table:table-row>
        <table:table-row table:style-name="ro1">
          <table:table-cell office:value-type="float" office:value="19567" table:style-name="Default_1">
            <text:p>19567</text:p>
          </table:table-cell>
          <table:table-cell office:value-type="float" office:value="3.14" table:style-name="Default_1">
            <text:p>3.14</text:p>
          </table:table-cell>
          <table:table-cell office:value-type="float" office:value="-0.46" table:style-name="Default_1">
            <text:p>-0.46</text:p>
          </table:table-cell>
          <table:table-cell office:value-type="float" office:value="8.94" table:style-name="Default_1">
            <text:p>8.94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-0.12" table:style-name="Default_1">
            <text:p>-0.12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0.66" table:style-name="Default_1">
            <text:p>30.66</text:p>
          </table:table-cell>
          <table:table-cell table:number-columns-repeated="16373"/>
        </table:table-row>
        <table:table-row table:style-name="ro1">
          <table:table-cell office:value-type="float" office:value="19680" table:style-name="Default_1">
            <text:p>19680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0.65" table:style-name="Default_1">
            <text:p>30.65</text:p>
          </table:table-cell>
          <table:table-cell table:number-columns-repeated="16373"/>
        </table:table-row>
        <table:table-row table:style-name="ro1">
          <table:table-cell office:value-type="float" office:value="19792" table:style-name="Default_1">
            <text:p>19792</text:p>
          </table:table-cell>
          <table:table-cell office:value-type="float" office:value="3.52" table:style-name="Default_1">
            <text:p>3.52</text:p>
          </table:table-cell>
          <table:table-cell office:value-type="float" office:value="0.46" table:style-name="Default_1">
            <text:p>0.46</text:p>
          </table:table-cell>
          <table:table-cell office:value-type="float" office:value="8.6" table:style-name="Default_1">
            <text:p>8.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0.64" table:style-name="Default_1">
            <text:p>30.64</text:p>
          </table:table-cell>
          <table:table-cell table:number-columns-repeated="16373"/>
        </table:table-row>
        <table:table-row table:style-name="ro1">
          <table:table-cell office:value-type="float" office:value="19905" table:style-name="Default_1">
            <text:p>19905</text:p>
          </table:table-cell>
          <table:table-cell office:value-type="float" office:value="3.22" table:style-name="Default_1">
            <text:p>3.22</text:p>
          </table:table-cell>
          <table:table-cell office:value-type="float" office:value="0.42" table:style-name="Default_1">
            <text:p>0.42</text:p>
          </table:table-cell>
          <table:table-cell office:value-type="float" office:value="8.77" table:style-name="Default_1">
            <text:p>8.77</text:p>
          </table:table-cell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0.62" table:style-name="Default_1">
            <text:p>30.62</text:p>
          </table:table-cell>
          <table:table-cell table:number-columns-repeated="16373"/>
        </table:table-row>
        <table:table-row table:style-name="ro1">
          <table:table-cell office:value-type="float" office:value="20018" table:style-name="Default_1">
            <text:p>20018</text:p>
          </table:table-cell>
          <table:table-cell office:value-type="float" office:value="3.49" table:style-name="Default_1">
            <text:p>3.49</text:p>
          </table:table-cell>
          <table:table-cell office:value-type="float" office:value="0.21" table:style-name="Default_1">
            <text:p>0.21</text:p>
          </table:table-cell>
          <table:table-cell office:value-type="float" office:value="8.91" table:style-name="Default_1">
            <text:p>8.9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0.62" table:style-name="Default_1">
            <text:p>30.62</text:p>
          </table:table-cell>
          <table:table-cell table:number-columns-repeated="16373"/>
        </table:table-row>
        <table:table-row table:style-name="ro1">
          <table:table-cell office:value-type="float" office:value="20130" table:style-name="Default_1">
            <text:p>20130</text:p>
          </table:table-cell>
          <table:table-cell office:value-type="float" office:value="3.28" table:style-name="Default_1">
            <text:p>3.28</text:p>
          </table:table-cell>
          <table:table-cell office:value-type="float" office:value="0.59" table:style-name="Default_1">
            <text:p>0.59</text:p>
          </table:table-cell>
          <table:table-cell office:value-type="float" office:value="8.99" table:style-name="Default_1">
            <text:p>8.9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20243" table:style-name="Default_1">
            <text:p>20243</text:p>
          </table:table-cell>
          <table:table-cell office:value-type="float" office:value="3.33" table:style-name="Default_1">
            <text:p>3.33</text:p>
          </table:table-cell>
          <table:table-cell office:value-type="float" office:value="0.34" table:style-name="Default_1">
            <text:p>0.34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20355" table:style-name="Default_1">
            <text:p>20355</text:p>
          </table:table-cell>
          <table:table-cell office:value-type="float" office:value="3.34" table:style-name="Default_1">
            <text:p>3.34</text:p>
          </table:table-cell>
          <table:table-cell office:value-type="float" office:value="0.17" table:style-name="Default_1">
            <text:p>0.17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20467" table:style-name="Default_1">
            <text:p>20467</text:p>
          </table:table-cell>
          <table:table-cell office:value-type="float" office:value="2.11" table:style-name="Default_1">
            <text:p>2.11</text:p>
          </table:table-cell>
          <table:table-cell office:value-type="float" office:value="-0.15" table:style-name="Default_1">
            <text:p>-0.15</text:p>
          </table:table-cell>
          <table:table-cell office:value-type="float" office:value="9.42" table:style-name="Default_1">
            <text:p>9.42</text:p>
          </table:table-cell>
          <table:table-cell office:value-type="float" office:value="0.11" table:style-name="Default_1">
            <text:p>0.1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39" table:style-name="Default_1">
            <text:p>0.39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2" table:style-name="Default_1">
            <text:p>138.62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20580" table:style-name="Default_1">
            <text:p>20580</text:p>
          </table:table-cell>
          <table:table-cell office:value-type="float" office:value="1.02" table:style-name="Default_1">
            <text:p>1.02</text:p>
          </table:table-cell>
          <table:table-cell office:value-type="float" office:value="-0.64" table:style-name="Default_1">
            <text:p>-0.64</text:p>
          </table:table-cell>
          <table:table-cell office:value-type="float" office:value="-1.54" table:style-name="Default_1">
            <text:p>-1.54</text:p>
          </table:table-cell>
          <table:table-cell office:value-type="float" office:value="0.17" table:style-name="Default_1">
            <text:p>0.17</text:p>
          </table:table-cell>
          <table:table-cell office:value-type="float" office:value="0.13" table:style-name="Default_1">
            <text:p>0.13</text:p>
          </table:table-cell>
          <table:table-cell office:value-type="float" office:value="0.44" table:style-name="Default_1">
            <text:p>0.44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0.58" table:style-name="Default_1">
            <text:p>30.58</text:p>
          </table:table-cell>
          <table:table-cell table:number-columns-repeated="16373"/>
        </table:table-row>
        <table:table-row table:style-name="ro1">
          <table:table-cell office:value-type="float" office:value="20692" table:style-name="Default_1">
            <text:p>20692</text:p>
          </table:table-cell>
          <table:table-cell office:value-type="float" office:value="6.14" table:style-name="Default_1">
            <text:p>6.14</text:p>
          </table:table-cell>
          <table:table-cell office:value-type="float" office:value="2.78" table:style-name="Default_1">
            <text:p>2.78</text:p>
          </table:table-cell>
          <table:table-cell office:value-type="float" office:value="12.01" table:style-name="Default_1">
            <text:p>12.01</text:p>
          </table:table-cell>
          <table:table-cell office:value-type="float" office:value="0.42" table:style-name="Default_1">
            <text:p>0.42</text:p>
          </table:table-cell>
          <table:table-cell office:value-type="float" office:value="-0.54" table:style-name="Default_1">
            <text:p>-0.54</text:p>
          </table:table-cell>
          <table:table-cell office:value-type="float" office:value="0.96" table:style-name="Default_1">
            <text:p>0.96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21" table:style-name="Default_1">
            <text:p>996.21</text:p>
          </table:table-cell>
          <table:table-cell office:value-type="float" office:value="142.86000000000001" table:style-name="Default_1">
            <text:p>142.86</text:p>
          </table:table-cell>
          <table:table-cell office:value-type="float" office:value="30.58" table:style-name="Default_1">
            <text:p>30.58</text:p>
          </table:table-cell>
          <table:table-cell table:number-columns-repeated="16373"/>
        </table:table-row>
        <table:table-row table:style-name="ro1">
          <table:table-cell office:value-type="float" office:value="20804" table:style-name="Default_1">
            <text:p>20804</text:p>
          </table:table-cell>
          <table:table-cell office:value-type="float" office:value="3.95" table:style-name="Default_1">
            <text:p>3.95</text:p>
          </table:table-cell>
          <table:table-cell office:value-type="float" office:value="-0.3" table:style-name="Default_1">
            <text:p>-0.3</text:p>
          </table:table-cell>
          <table:table-cell office:value-type="float" office:value="7.86" table:style-name="Default_1">
            <text:p>7.8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18" table:style-name="Default_1">
            <text:p>0.18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86" table:style-name="Default_1">
            <text:p>996.86</text:p>
          </table:table-cell>
          <table:table-cell office:value-type="float" office:value="137.33000000000001" table:style-name="Default_1">
            <text:p>137.33</text:p>
          </table:table-cell>
          <table:table-cell office:value-type="float" office:value="30.58" table:style-name="Default_1">
            <text:p>30.58</text:p>
          </table:table-cell>
          <table:table-cell table:number-columns-repeated="16373"/>
        </table:table-row>
        <table:table-row table:style-name="ro1">
          <table:table-cell office:value-type="float" office:value="20917" table:style-name="Default_1">
            <text:p>20917</text:p>
          </table:table-cell>
          <table:table-cell office:value-type="float" office:value="6.04" table:style-name="Default_1">
            <text:p>6.04</text:p>
          </table:table-cell>
          <table:table-cell office:value-type="float" office:value="-1.6" table:style-name="Default_1">
            <text:p>-1.6</text:p>
          </table:table-cell>
          <table:table-cell office:value-type="float" office:value="7.17" table:style-name="Default_1">
            <text:p>7.17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0.05" table:style-name="Default_1">
            <text:p>0.05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0.57" table:style-name="Default_1">
            <text:p>30.57</text:p>
          </table:table-cell>
          <table:table-cell table:number-columns-repeated="16373"/>
        </table:table-row>
        <table:table-row table:style-name="ro1">
          <table:table-cell office:value-type="float" office:value="21029" table:style-name="Default_1">
            <text:p>21029</text:p>
          </table:table-cell>
          <table:table-cell office:value-type="float" office:value="4.4400000000000004" table:style-name="Default_1">
            <text:p>4.44</text:p>
          </table:table-cell>
          <table:table-cell office:value-type="float" office:value="0.88" table:style-name="Default_1">
            <text:p>0.88</text:p>
          </table:table-cell>
          <table:table-cell office:value-type="float" office:value="7.74" table:style-name="Default_1">
            <text:p>7.74</text:p>
          </table:table-cell>
          <table:table-cell office:value-type="float" office:value="0.04" table:style-name="Default_1">
            <text:p>0.04</text:p>
          </table:table-cell>
          <table:table-cell office:value-type="float" office:value="0.03" table:style-name="Default_1">
            <text:p>0.03</text:p>
          </table:table-cell>
          <table:table-cell office:value-type="float" office:value="0" table:style-name="Default_1">
            <text:p>0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0.56" table:style-name="Default_1">
            <text:p>30.56</text:p>
          </table:table-cell>
          <table:table-cell table:number-columns-repeated="16373"/>
        </table:table-row>
        <table:table-row table:style-name="ro1">
          <table:table-cell office:value-type="float" office:value="21142" table:style-name="Default_1">
            <text:p>21142</text:p>
          </table:table-cell>
          <table:table-cell office:value-type="float" office:value="2.59" table:style-name="Default_1">
            <text:p>2.59</text:p>
          </table:table-cell>
          <table:table-cell office:value-type="float" office:value="3.75" table:style-name="Default_1">
            <text:p>3.75</text:p>
          </table:table-cell>
          <table:table-cell office:value-type="float" office:value="9.5500000000000007" table:style-name="Default_1">
            <text:p>9.55</text:p>
          </table:table-cell>
          <table:table-cell office:value-type="float" office:value="-0.09" table:style-name="Default_1">
            <text:p>-0.09</text:p>
          </table:table-cell>
          <table:table-cell office:value-type="float" office:value="-0.33" table:style-name="Default_1">
            <text:p>-0.33</text:p>
          </table:table-cell>
          <table:table-cell office:value-type="float" office:value="-0.22" table:style-name="Default_1">
            <text:p>-0.22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0.51" table:style-name="Default_1">
            <text:p>30.51</text:p>
          </table:table-cell>
          <table:table-cell table:number-columns-repeated="16373"/>
        </table:table-row>
        <table:table-row table:style-name="ro1">
          <table:table-cell office:value-type="float" office:value="21255" table:style-name="Default_1">
            <text:p>21255</text:p>
          </table:table-cell>
          <table:table-cell office:value-type="float" office:value="3.06" table:style-name="Default_1">
            <text:p>3.06</text:p>
          </table:table-cell>
          <table:table-cell office:value-type="float" office:value="0.59" table:style-name="Default_1">
            <text:p>0.59</text:p>
          </table:table-cell>
          <table:table-cell office:value-type="float" office:value="8.57" table:style-name="Default_1">
            <text:p>8.57</text:p>
          </table:table-cell>
          <table:table-cell office:value-type="float" office:value="0" table:style-name="Default_1">
            <text:p>0</text:p>
          </table:table-cell>
          <table:table-cell office:value-type="float" office:value="0.06" table:style-name="Default_1">
            <text:p>0.06</text:p>
          </table:table-cell>
          <table:table-cell office:value-type="float" office:value="0.04" table:style-name="Default_1">
            <text:p>0.04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0.56" table:style-name="Default_1">
            <text:p>30.56</text:p>
          </table:table-cell>
          <table:table-cell table:number-columns-repeated="16373"/>
        </table:table-row>
        <table:table-row table:style-name="ro1">
          <table:table-cell office:value-type="float" office:value="21367" table:style-name="Default_1">
            <text:p>21367</text:p>
          </table:table-cell>
          <table:table-cell office:value-type="float" office:value="3.15" table:style-name="Default_1">
            <text:p>3.15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" table:style-name="Default_1">
            <text:p>138</text:p>
          </table:table-cell>
          <table:table-cell office:value-type="float" office:value="30.56" table:style-name="Default_1">
            <text:p>30.56</text:p>
          </table:table-cell>
          <table:table-cell table:number-columns-repeated="16373"/>
        </table:table-row>
        <table:table-row table:style-name="ro1">
          <table:table-cell office:value-type="float" office:value="21480" table:style-name="Default_1">
            <text:p>21480</text:p>
          </table:table-cell>
          <table:table-cell office:value-type="float" office:value="3.06" table:style-name="Default_1">
            <text:p>3.06</text:p>
          </table:table-cell>
          <table:table-cell office:value-type="float" office:value="-0.41" table:style-name="Default_1">
            <text:p>-0.41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0.56" table:style-name="Default_1">
            <text:p>30.56</text:p>
          </table:table-cell>
          <table:table-cell table:number-columns-repeated="16373"/>
        </table:table-row>
        <table:table-row table:style-name="ro1">
          <table:table-cell office:value-type="float" office:value="21594" table:style-name="Default_1">
            <text:p>21594</text:p>
          </table:table-cell>
          <table:table-cell office:value-type="float" office:value="2.99" table:style-name="Default_1">
            <text:p>2.99</text:p>
          </table:table-cell>
          <table:table-cell office:value-type="float" office:value="0.15" table:style-name="Default_1">
            <text:p>0.15</text:p>
          </table:table-cell>
          <table:table-cell office:value-type="float" office:value="9.1" table:style-name="Default_1">
            <text:p>9.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0.56" table:style-name="Default_1">
            <text:p>30.56</text:p>
          </table:table-cell>
          <table:table-cell table:number-columns-repeated="16373"/>
        </table:table-row>
        <table:table-row table:style-name="ro1">
          <table:table-cell office:value-type="float" office:value="21706" table:style-name="Default_1">
            <text:p>21706</text:p>
          </table:table-cell>
          <table:table-cell office:value-type="float" office:value="3.08" table:style-name="Default_1">
            <text:p>3.08</text:p>
          </table:table-cell>
          <table:table-cell office:value-type="float" office:value="0.03" table:style-name="Default_1">
            <text:p>0.03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0.56" table:style-name="Default_1">
            <text:p>30.56</text:p>
          </table:table-cell>
          <table:table-cell table:number-columns-repeated="16373"/>
        </table:table-row>
        <table:table-row table:style-name="ro1">
          <table:table-cell office:value-type="float" office:value="21818" table:style-name="Default_1">
            <text:p>21818</text:p>
          </table:table-cell>
          <table:table-cell office:value-type="float" office:value="3.29" table:style-name="Default_1">
            <text:p>3.29</text:p>
          </table:table-cell>
          <table:table-cell office:value-type="float" office:value="-1.02" table:style-name="Default_1">
            <text:p>-1.02</text:p>
          </table:table-cell>
          <table:table-cell office:value-type="float" office:value="5.83" table:style-name="Default_1">
            <text:p>5.83</text:p>
          </table:table-cell>
          <table:table-cell office:value-type="float" office:value="0.19" table:style-name="Default_1">
            <text:p>0.19</text:p>
          </table:table-cell>
          <table:table-cell office:value-type="float" office:value="0.15" table:style-name="Default_1">
            <text:p>0.15</text:p>
          </table:table-cell>
          <table:table-cell office:value-type="float" office:value="0.75" table:style-name="Default_1">
            <text:p>0.75</text:p>
          </table:table-cell>
          <table:table-cell office:value-type="float" office:value="24.47" table:style-name="Default_1">
            <text:p>24.4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0.5" table:style-name="Default_1">
            <text:p>30.5</text:p>
          </table:table-cell>
          <table:table-cell table:number-columns-repeated="16373"/>
        </table:table-row>
        <table:table-row table:style-name="ro1">
          <table:table-cell office:value-type="float" office:value="21931" table:style-name="Default_1">
            <text:p>21931</text:p>
          </table:table-cell>
          <table:table-cell office:value-type="float" office:value="-4.6500000000000004" table:style-name="Default_1">
            <text:p>-4.65</text:p>
          </table:table-cell>
          <table:table-cell office:value-type="float" office:value="-10.44" table:style-name="Default_1">
            <text:p>-10.44</text:p>
          </table:table-cell>
          <table:table-cell office:value-type="float" office:value="3.02" table:style-name="Default_1">
            <text:p>3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0.05" table:style-name="Default_1">
            <text:p>0.05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84" table:style-name="Default_1">
            <text:p>996.84</text:p>
          </table:table-cell>
          <table:table-cell office:value-type="float" office:value="137.53" table:style-name="Default_1">
            <text:p>137.53</text:p>
          </table:table-cell>
          <table:table-cell office:value-type="float" office:value="30.57" table:style-name="Default_1">
            <text:p>30.57</text:p>
          </table:table-cell>
          <table:table-cell table:number-columns-repeated="16373"/>
        </table:table-row>
        <table:table-row table:style-name="ro1">
          <table:table-cell office:value-type="float" office:value="22045" table:style-name="Default_1">
            <text:p>22045</text:p>
          </table:table-cell>
          <table:table-cell office:value-type="float" office:value="3.13" table:style-name="Default_1">
            <text:p>3.13</text:p>
          </table:table-cell>
          <table:table-cell office:value-type="float" office:value="-1.53" table:style-name="Default_1">
            <text:p>-1.53</text:p>
          </table:table-cell>
          <table:table-cell office:value-type="float" office:value="5.79" table:style-name="Default_1">
            <text:p>5.79</text:p>
          </table:table-cell>
          <table:table-cell office:value-type="float" office:value="0.06" table:style-name="Default_1">
            <text:p>0.06</text:p>
          </table:table-cell>
          <table:table-cell office:value-type="float" office:value="0.09" table:style-name="Default_1">
            <text:p>0.09</text:p>
          </table:table-cell>
          <table:table-cell office:value-type="float" office:value="0.3" table:style-name="Default_1">
            <text:p>0.3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1000000000001" table:style-name="Default_1">
            <text:p>140.11</text:p>
          </table:table-cell>
          <table:table-cell office:value-type="float" office:value="30.58" table:style-name="Default_1">
            <text:p>30.58</text:p>
          </table:table-cell>
          <table:table-cell table:number-columns-repeated="16373"/>
        </table:table-row>
        <table:table-row table:style-name="ro1">
          <table:table-cell office:value-type="float" office:value="22157" table:style-name="Default_1">
            <text:p>22157</text:p>
          </table:table-cell>
          <table:table-cell office:value-type="float" office:value="3.36" table:style-name="Default_1">
            <text:p>3.36</text:p>
          </table:table-cell>
          <table:table-cell office:value-type="float" office:value="0.28999999999999998" table:style-name="Default_1">
            <text:p>0.29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45" table:style-name="Default_1">
            <text:p>996.45</text:p>
          </table:table-cell>
          <table:table-cell office:value-type="float" office:value="140.85" table:style-name="Default_1">
            <text:p>140.85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22269" table:style-name="Default_1">
            <text:p>22269</text:p>
          </table:table-cell>
          <table:table-cell office:value-type="float" office:value="3.07" table:style-name="Default_1">
            <text:p>3.07</text:p>
          </table:table-cell>
          <table:table-cell office:value-type="float" office:value="0.18" table:style-name="Default_1">
            <text:p>0.18</text:p>
          </table:table-cell>
          <table:table-cell office:value-type="float" office:value="9" table:style-name="Default_1">
            <text:p>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4" table:style-name="Default_1">
            <text:p>137.74</text:p>
          </table:table-cell>
          <table:table-cell office:value-type="float" office:value="30.61" table:style-name="Default_1">
            <text:p>30.61</text:p>
          </table:table-cell>
          <table:table-cell table:number-columns-repeated="16373"/>
        </table:table-row>
        <table:table-row table:style-name="ro1">
          <table:table-cell office:value-type="float" office:value="22382" table:style-name="Default_1">
            <text:p>22382</text:p>
          </table:table-cell>
          <table:table-cell office:value-type="float" office:value="3.37" table:style-name="Default_1">
            <text:p>3.37</text:p>
          </table:table-cell>
          <table:table-cell office:value-type="float" office:value="0.53" table:style-name="Default_1">
            <text:p>0.53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8" table:style-name="Default_1">
            <text:p>137.78</text:p>
          </table:table-cell>
          <table:table-cell office:value-type="float" office:value="30.64" table:style-name="Default_1">
            <text:p>30.64</text:p>
          </table:table-cell>
          <table:table-cell table:number-columns-repeated="16373"/>
        </table:table-row>
        <table:table-row table:style-name="ro1">
          <table:table-cell office:value-type="float" office:value="22495" table:style-name="Default_1">
            <text:p>22495</text:p>
          </table:table-cell>
          <table:table-cell office:value-type="float" office:value="3.19" table:style-name="Default_1">
            <text:p>3.19</text:p>
          </table:table-cell>
          <table:table-cell office:value-type="float" office:value="0.51" table:style-name="Default_1">
            <text:p>0.51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2" table:style-name="Default_1">
            <text:p>137.82</text:p>
          </table:table-cell>
          <table:table-cell office:value-type="float" office:value="30.66" table:style-name="Default_1">
            <text:p>30.66</text:p>
          </table:table-cell>
          <table:table-cell table:number-columns-repeated="16373"/>
        </table:table-row>
        <table:table-row table:style-name="ro1">
          <table:table-cell office:value-type="float" office:value="22607" table:style-name="Default_1">
            <text:p>22607</text:p>
          </table:table-cell>
          <table:table-cell office:value-type="float" office:value="3.23" table:style-name="Default_1">
            <text:p>3.23</text:p>
          </table:table-cell>
          <table:table-cell office:value-type="float" office:value="0.05" table:style-name="Default_1">
            <text:p>0.05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96" table:style-name="Default_1">
            <text:p>137.96</text:p>
          </table:table-cell>
          <table:table-cell office:value-type="float" office:value="30.6" table:style-name="Default_1">
            <text:p>30.6</text:p>
          </table:table-cell>
          <table:table-cell table:number-columns-repeated="16373"/>
        </table:table-row>
        <table:table-row table:style-name="ro1">
          <table:table-cell office:value-type="float" office:value="22719" table:style-name="Default_1">
            <text:p>22719</text:p>
          </table:table-cell>
          <table:table-cell office:value-type="float" office:value="3.41" table:style-name="Default_1">
            <text:p>3.41</text:p>
          </table:table-cell>
          <table:table-cell office:value-type="float" office:value="-0.35" table:style-name="Default_1">
            <text:p>-0.35</text:p>
          </table:table-cell>
          <table:table-cell office:value-type="float" office:value="8.49" table:style-name="Default_1">
            <text:p>8.4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7000000000001" table:style-name="Default_1">
            <text:p>137.77</text:p>
          </table:table-cell>
          <table:table-cell office:value-type="float" office:value="30.7" table:style-name="Default_1">
            <text:p>30.7</text:p>
          </table:table-cell>
          <table:table-cell table:number-columns-repeated="16373"/>
        </table:table-row>
        <table:table-row table:style-name="ro1">
          <table:table-cell office:value-type="float" office:value="22833" table:style-name="Default_1">
            <text:p>22833</text:p>
          </table:table-cell>
          <table:table-cell office:value-type="float" office:value="-0.62" table:style-name="Default_1">
            <text:p>-0.62</text:p>
          </table:table-cell>
          <table:table-cell office:value-type="float" office:value="-0.96" table:style-name="Default_1">
            <text:p>-0.96</text:p>
          </table:table-cell>
          <table:table-cell office:value-type="float" office:value="-3.34" table:style-name="Default_1">
            <text:p>-3.34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-0.09" table:style-name="Default_1">
            <text:p>-0.09</text:p>
          </table:table-cell>
          <table:table-cell office:value-type="float" office:value="-0.34" table:style-name="Default_1">
            <text:p>-0.34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2000000000001" table:style-name="Default_1">
            <text:p>138.02</text:p>
          </table:table-cell>
          <table:table-cell office:value-type="float" office:value="30.71" table:style-name="Default_1">
            <text:p>30.71</text:p>
          </table:table-cell>
          <table:table-cell table:number-columns-repeated="16373"/>
        </table:table-row>
        <table:table-row table:style-name="ro1">
          <table:table-cell office:value-type="float" office:value="22948" table:style-name="Default_1">
            <text:p>22948</text:p>
          </table:table-cell>
          <table:table-cell office:value-type="float" office:value="11.63" table:style-name="Default_1">
            <text:p>11.63</text:p>
          </table:table-cell>
          <table:table-cell office:value-type="float" office:value="2.7" table:style-name="Default_1">
            <text:p>2.7</text:p>
          </table:table-cell>
          <table:table-cell office:value-type="float" office:value="9.41" table:style-name="Default_1">
            <text:p>9.41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48" table:style-name="Default_1">
            <text:p>0.48</text:p>
          </table:table-cell>
          <table:table-cell office:value-type="float" office:value="0.28000000000000003" table:style-name="Default_1">
            <text:p>0.28</text:p>
          </table:table-cell>
          <table:table-cell office:value-type="float" office:value="24.48" table:style-name="Default_1">
            <text:p>24.48</text:p>
          </table:table-cell>
          <table:table-cell office:value-type="float" office:value="995.92" table:style-name="Default_1">
            <text:p>995.92</text:p>
          </table:table-cell>
          <table:table-cell office:value-type="float" office:value="145.27000000000001" table:style-name="Default_1">
            <text:p>145.27</text:p>
          </table:table-cell>
          <table:table-cell office:value-type="float" office:value="30.73" table:style-name="Default_1">
            <text:p>30.73</text:p>
          </table:table-cell>
          <table:table-cell table:number-columns-repeated="16373"/>
        </table:table-row>
        <table:table-row table:style-name="ro1">
          <table:table-cell office:value-type="float" office:value="23061" table:style-name="Default_1">
            <text:p>23061</text:p>
          </table:table-cell>
          <table:table-cell office:value-type="float" office:value="4.07" table:style-name="Default_1">
            <text:p>4.07</text:p>
          </table:table-cell>
          <table:table-cell office:value-type="float" office:value="-0.39" table:style-name="Default_1">
            <text:p>-0.39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0.75" table:style-name="Default_1">
            <text:p>30.75</text:p>
          </table:table-cell>
          <table:table-cell table:number-columns-repeated="16373"/>
        </table:table-row>
        <table:table-row table:style-name="ro1">
          <table:table-cell office:value-type="float" office:value="23175" table:style-name="Default_1">
            <text:p>23175</text:p>
          </table:table-cell>
          <table:table-cell office:value-type="float" office:value="3.71" table:style-name="Default_1">
            <text:p>3.71</text:p>
          </table:table-cell>
          <table:table-cell office:value-type="float" office:value="0.09" table:style-name="Default_1">
            <text:p>0.09</text:p>
          </table:table-cell>
          <table:table-cell office:value-type="float" office:value="7.13" table:style-name="Default_1">
            <text:p>7.13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4" table:style-name="Default_1">
            <text:p>0.04</text:p>
          </table:table-cell>
          <table:table-cell office:value-type="float" office:value="-0.16" table:style-name="Default_1">
            <text:p>-0.16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72999999999999" table:style-name="Default_1">
            <text:p>137.73</text:p>
          </table:table-cell>
          <table:table-cell office:value-type="float" office:value="30.8" table:style-name="Default_1">
            <text:p>30.8</text:p>
          </table:table-cell>
          <table:table-cell table:number-columns-repeated="16373"/>
        </table:table-row>
        <table:table-row table:style-name="ro1">
          <table:table-cell office:value-type="float" office:value="23286" table:style-name="Default_1">
            <text:p>23286</text:p>
          </table:table-cell>
          <table:table-cell office:value-type="float" office:value="1.88" table:style-name="Default_1">
            <text:p>1.88</text:p>
          </table:table-cell>
          <table:table-cell office:value-type="float" office:value="0.21" table:style-name="Default_1">
            <text:p>0.21</text:p>
          </table:table-cell>
          <table:table-cell office:value-type="float" office:value="9.25" table:style-name="Default_1">
            <text:p>9.25</text:p>
          </table:table-cell>
          <table:table-cell office:value-type="float" office:value="-0.08" table:style-name="Default_1">
            <text:p>-0.08</text:p>
          </table:table-cell>
          <table:table-cell office:value-type="float" office:value="0.02" table:style-name="Default_1">
            <text:p>0.02</text:p>
          </table:table-cell>
          <table:table-cell office:value-type="float" office:value="-0.17" table:style-name="Default_1">
            <text:p>-0.17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85" table:style-name="Default_1">
            <text:p>996.85</text:p>
          </table:table-cell>
          <table:table-cell office:value-type="float" office:value="137.49" table:style-name="Default_1">
            <text:p>137.49</text:p>
          </table:table-cell>
          <table:table-cell office:value-type="float" office:value="30.75" table:style-name="Default_1">
            <text:p>30.75</text:p>
          </table:table-cell>
          <table:table-cell table:number-columns-repeated="16373"/>
        </table:table-row>
        <table:table-row table:style-name="ro1">
          <table:table-cell office:value-type="float" office:value="23399" table:style-name="Default_1">
            <text:p>23399</text:p>
          </table:table-cell>
          <table:table-cell office:value-type="float" office:value="2.83" table:style-name="Default_1">
            <text:p>2.83</text:p>
          </table:table-cell>
          <table:table-cell office:value-type="float" office:value="0.92" table:style-name="Default_1">
            <text:p>0.92</text:p>
          </table:table-cell>
          <table:table-cell office:value-type="float" office:value="6.76" table:style-name="Default_1">
            <text:p>6.76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17" table:style-name="Default_1">
            <text:p>0.17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0.85" table:style-name="Default_1">
            <text:p>30.85</text:p>
          </table:table-cell>
          <table:table-cell table:number-columns-repeated="16373"/>
        </table:table-row>
        <table:table-row table:style-name="ro1">
          <table:table-cell office:value-type="float" office:value="23512" table:style-name="Default_1">
            <text:p>23512</text:p>
          </table:table-cell>
          <table:table-cell office:value-type="float" office:value="5.19" table:style-name="Default_1">
            <text:p>5.19</text:p>
          </table:table-cell>
          <table:table-cell office:value-type="float" office:value="2.41" table:style-name="Default_1">
            <text:p>2.41</text:p>
          </table:table-cell>
          <table:table-cell office:value-type="float" office:value="12.99" table:style-name="Default_1">
            <text:p>12.99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12" table:style-name="Default_1">
            <text:p>0.1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0.87" table:style-name="Default_1">
            <text:p>30.87</text:p>
          </table:table-cell>
          <table:table-cell table:number-columns-repeated="16373"/>
        </table:table-row>
        <table:table-row table:style-name="ro1">
          <table:table-cell office:value-type="float" office:value="23624" table:style-name="Default_1">
            <text:p>23624</text:p>
          </table:table-cell>
          <table:table-cell office:value-type="float" office:value="5.14" table:style-name="Default_1">
            <text:p>5.14</text:p>
          </table:table-cell>
          <table:table-cell office:value-type="float" office:value="0.79" table:style-name="Default_1">
            <text:p>0.79</text:p>
          </table:table-cell>
          <table:table-cell office:value-type="float" office:value="8.01" table:style-name="Default_1">
            <text:p>8.01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19" table:style-name="Default_1">
            <text:p>-0.19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" table:style-name="Default_1">
            <text:p>138.13</text:p>
          </table:table-cell>
          <table:table-cell office:value-type="float" office:value="30.88" table:style-name="Default_1">
            <text:p>30.88</text:p>
          </table:table-cell>
          <table:table-cell table:number-columns-repeated="16373"/>
        </table:table-row>
        <table:table-row table:style-name="ro1">
          <table:table-cell office:value-type="float" office:value="23738" table:style-name="Default_1">
            <text:p>23738</text:p>
          </table:table-cell>
          <table:table-cell office:value-type="float" office:value="3.51" table:style-name="Default_1">
            <text:p>3.51</text:p>
          </table:table-cell>
          <table:table-cell office:value-type="float" office:value="0.28999999999999998" table:style-name="Default_1">
            <text:p>0.29</text:p>
          </table:table-cell>
          <table:table-cell office:value-type="float" office:value="8.43" table:style-name="Default_1">
            <text:p>8.43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2" table:style-name="Default_1">
            <text:p>0.02</text:p>
          </table:table-cell>
          <table:table-cell office:value-type="float" office:value="-0.21" table:style-name="Default_1">
            <text:p>-0.21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83" table:style-name="Default_1">
            <text:p>996.83</text:p>
          </table:table-cell>
          <table:table-cell office:value-type="float" office:value="137.61000000000001" table:style-name="Default_1">
            <text:p>137.61</text:p>
          </table:table-cell>
          <table:table-cell office:value-type="float" office:value="30.9" table:style-name="Default_1">
            <text:p>30.9</text:p>
          </table:table-cell>
          <table:table-cell table:number-columns-repeated="16373"/>
        </table:table-row>
        <table:table-row table:style-name="ro1">
          <table:table-cell office:value-type="float" office:value="23851" table:style-name="Default_1">
            <text:p>23851</text:p>
          </table:table-cell>
          <table:table-cell office:value-type="float" office:value="3.03" table:style-name="Default_1">
            <text:p>3.03</text:p>
          </table:table-cell>
          <table:table-cell office:value-type="float" office:value="-0.1" table:style-name="Default_1">
            <text:p>-0.1</text:p>
          </table:table-cell>
          <table:table-cell office:value-type="float" office:value="8.49" table:style-name="Default_1">
            <text:p>8.49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8" table:style-name="Default_1">
            <text:p>0.08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0.93" table:style-name="Default_1">
            <text:p>30.93</text:p>
          </table:table-cell>
          <table:table-cell table:number-columns-repeated="16373"/>
        </table:table-row>
        <table:table-row table:style-name="ro1">
          <table:table-cell office:value-type="float" office:value="23963" table:style-name="Default_1">
            <text:p>23963</text:p>
          </table:table-cell>
          <table:table-cell office:value-type="float" office:value="2.88" table:style-name="Default_1">
            <text:p>2.88</text:p>
          </table:table-cell>
          <table:table-cell office:value-type="float" office:value="1.1599999999999999" table:style-name="Default_1">
            <text:p>1.16</text:p>
          </table:table-cell>
          <table:table-cell office:value-type="float" office:value="8.39" table:style-name="Default_1">
            <text:p>8.39</text:p>
          </table:table-cell>
          <table:table-cell office:value-type="float" office:value="0.03" table:style-name="Default_1">
            <text:p>0.03</text:p>
          </table:table-cell>
          <table:table-cell office:value-type="float" office:value="0.04" table:style-name="Default_1">
            <text:p>0.04</text:p>
          </table:table-cell>
          <table:table-cell office:value-type="float" office:value="0.18" table:style-name="Default_1">
            <text:p>0.18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1" table:style-name="Default_1">
            <text:p>137.91</text:p>
          </table:table-cell>
          <table:table-cell office:value-type="float" office:value="30.88" table:style-name="Default_1">
            <text:p>30.88</text:p>
          </table:table-cell>
          <table:table-cell table:number-columns-repeated="16373"/>
        </table:table-row>
        <table:table-row table:style-name="ro1">
          <table:table-cell office:value-type="float" office:value="24076" table:style-name="Default_1">
            <text:p>24076</text:p>
          </table:table-cell>
          <table:table-cell office:value-type="float" office:value="2.83" table:style-name="Default_1">
            <text:p>2.83</text:p>
          </table:table-cell>
          <table:table-cell office:value-type="float" office:value="-0.34" table:style-name="Default_1">
            <text:p>-0.34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11" table:style-name="Default_1">
            <text:p>-0.11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9" table:style-name="Default_1">
            <text:p>137.79</text:p>
          </table:table-cell>
          <table:table-cell office:value-type="float" office:value="30.97" table:style-name="Default_1">
            <text:p>30.97</text:p>
          </table:table-cell>
          <table:table-cell table:number-columns-repeated="16373"/>
        </table:table-row>
        <table:table-row table:style-name="ro1">
          <table:table-cell office:value-type="float" office:value="24189" table:style-name="Default_1">
            <text:p>24189</text:p>
          </table:table-cell>
          <table:table-cell office:value-type="float" office:value="19.61" table:style-name="Default_1">
            <text:p>19.61</text:p>
          </table:table-cell>
          <table:table-cell office:value-type="float" office:value="19.61" table:style-name="Default_1">
            <text:p>19.61</text:p>
          </table:table-cell>
          <table:table-cell office:value-type="float" office:value="19.61" table:style-name="Default_1">
            <text:p>19.61</text:p>
          </table:table-cell>
          <table:table-cell office:value-type="float" office:value="4.37" table:style-name="Default_1">
            <text:p>4.37</text:p>
          </table:table-cell>
          <table:table-cell office:value-type="float" office:value="4.37" table:style-name="Default_1">
            <text:p>4.37</text:p>
          </table:table-cell>
          <table:table-cell office:value-type="float" office:value="2.64" table:style-name="Default_1">
            <text:p>2.64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7" table:style-name="Default_1">
            <text:p>137.87</text:p>
          </table:table-cell>
          <table:table-cell office:value-type="float" office:value="30.98" table:style-name="Default_1">
            <text:p>30.98</text:p>
          </table:table-cell>
          <table:table-cell table:number-columns-repeated="16373"/>
        </table:table-row>
        <table:table-row table:style-name="ro1">
          <table:table-cell office:value-type="float" office:value="24303" table:style-name="Default_1">
            <text:p>24303</text:p>
          </table:table-cell>
          <table:table-cell office:value-type="float" office:value="2.19" table:style-name="Default_1">
            <text:p>2.19</text:p>
          </table:table-cell>
          <table:table-cell office:value-type="float" office:value="-0.22" table:style-name="Default_1">
            <text:p>-0.22</text:p>
          </table:table-cell>
          <table:table-cell office:value-type="float" office:value="9.0399999999999991" table:style-name="Default_1">
            <text:p>9.04</text:p>
          </table:table-cell>
          <table:table-cell office:value-type="float" office:value="0.15" table:style-name="Default_1">
            <text:p>0.15</text:p>
          </table:table-cell>
          <table:table-cell office:value-type="float" office:value="-0.18" table:style-name="Default_1">
            <text:p>-0.18</text:p>
          </table:table-cell>
          <table:table-cell office:value-type="float" office:value="0.48" table:style-name="Default_1">
            <text:p>0.48</text:p>
          </table:table-cell>
          <table:table-cell office:value-type="float" office:value="24.49" table:style-name="Default_1">
            <text:p>24.49</text:p>
          </table:table-cell>
          <table:table-cell office:value-type="float" office:value="996.92" table:style-name="Default_1">
            <text:p>996.92</text:p>
          </table:table-cell>
          <table:table-cell office:value-type="float" office:value="136.87" table:style-name="Default_1">
            <text:p>136.87</text:p>
          </table:table-cell>
          <table:table-cell office:value-type="float" office:value="31.01" table:style-name="Default_1">
            <text:p>31.01</text:p>
          </table:table-cell>
          <table:table-cell table:number-columns-repeated="16373"/>
        </table:table-row>
        <table:table-row table:style-name="ro1">
          <table:table-cell office:value-type="float" office:value="24415" table:style-name="Default_1">
            <text:p>24415</text:p>
          </table:table-cell>
          <table:table-cell office:value-type="float" office:value="2.5299999999999998" table:style-name="Default_1">
            <text:p>2.53</text:p>
          </table:table-cell>
          <table:table-cell office:value-type="float" office:value="2.59" table:style-name="Default_1">
            <text:p>2.59</text:p>
          </table:table-cell>
          <table:table-cell office:value-type="float" office:value="9.17" table:style-name="Default_1">
            <text:p>9.17</text:p>
          </table:table-cell>
          <table:table-cell office:value-type="float" office:value="-0.08" table:style-name="Default_1">
            <text:p>-0.08</text:p>
          </table:table-cell>
          <table:table-cell office:value-type="float" office:value="0.03" table:style-name="Default_1">
            <text:p>0.03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1999999999999" table:style-name="Default_1">
            <text:p>137.92</text:p>
          </table:table-cell>
          <table:table-cell office:value-type="float" office:value="31.03" table:style-name="Default_1">
            <text:p>31.03</text:p>
          </table:table-cell>
          <table:table-cell table:number-columns-repeated="16373"/>
        </table:table-row>
        <table:table-row table:style-name="ro1">
          <table:table-cell office:value-type="float" office:value="24527" table:style-name="Default_1">
            <text:p>24527</text:p>
          </table:table-cell>
          <table:table-cell office:value-type="float" office:value="4.28" table:style-name="Default_1">
            <text:p>4.28</text:p>
          </table:table-cell>
          <table:table-cell office:value-type="float" office:value="0.12" table:style-name="Default_1">
            <text:p>0.12</text:p>
          </table:table-cell>
          <table:table-cell office:value-type="float" office:value="8.58" table:style-name="Default_1">
            <text:p>8.58</text:p>
          </table:table-cell>
          <table:table-cell office:value-type="float" office:value="0" table:style-name="Default_1">
            <text:p>0</text:p>
          </table:table-cell>
          <table:table-cell office:value-type="float" office:value="0.01" table:style-name="Default_1">
            <text:p>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84" table:style-name="Default_1">
            <text:p>996.84</text:p>
          </table:table-cell>
          <table:table-cell office:value-type="float" office:value="137.53" table:style-name="Default_1">
            <text:p>137.53</text:p>
          </table:table-cell>
          <table:table-cell office:value-type="float" office:value="31.03" table:style-name="Default_1">
            <text:p>31.03</text:p>
          </table:table-cell>
          <table:table-cell table:number-columns-repeated="16373"/>
        </table:table-row>
        <table:table-row table:style-name="ro1">
          <table:table-cell office:value-type="float" office:value="24640" table:style-name="Default_1">
            <text:p>24640</text:p>
          </table:table-cell>
          <table:table-cell office:value-type="float" office:value="5.6" table:style-name="Default_1">
            <text:p>5.6</text:p>
          </table:table-cell>
          <table:table-cell office:value-type="float" office:value="0.91" table:style-name="Default_1">
            <text:p>0.91</text:p>
          </table:table-cell>
          <table:table-cell office:value-type="float" office:value="8.8800000000000008" table:style-name="Default_1">
            <text:p>8.88</text:p>
          </table:table-cell>
          <table:table-cell office:value-type="float" office:value="0.11" table:style-name="Default_1">
            <text:p>0.11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45" table:style-name="Default_1">
            <text:p>0.45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1.03" table:style-name="Default_1">
            <text:p>31.03</text:p>
          </table:table-cell>
          <table:table-cell table:number-columns-repeated="16373"/>
        </table:table-row>
        <table:table-row table:style-name="ro1">
          <table:table-cell office:value-type="float" office:value="24753" table:style-name="Default_1">
            <text:p>24753</text:p>
          </table:table-cell>
          <table:table-cell office:value-type="float" office:value="3.41" table:style-name="Default_1">
            <text:p>3.41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8.39" table:style-name="Default_1">
            <text:p>8.3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5" table:style-name="Default_1">
            <text:p>24.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0000000000001" table:style-name="Default_1">
            <text:p>137.8</text:p>
          </table:table-cell>
          <table:table-cell office:value-type="float" office:value="31.04" table:style-name="Default_1">
            <text:p>31.04</text:p>
          </table:table-cell>
          <table:table-cell table:number-columns-repeated="16373"/>
        </table:table-row>
        <table:table-row table:style-name="ro1">
          <table:table-cell office:value-type="float" office:value="24865" table:style-name="Default_1">
            <text:p>24865</text:p>
          </table:table-cell>
          <table:table-cell office:value-type="float" office:value="2.83" table:style-name="Default_1">
            <text:p>2.83</text:p>
          </table:table-cell>
          <table:table-cell office:value-type="float" office:value="0.56000000000000005" table:style-name="Default_1">
            <text:p>0.56</text:p>
          </table:table-cell>
          <table:table-cell office:value-type="float" office:value="7.88" table:style-name="Default_1">
            <text:p>7.88</text:p>
          </table:table-cell>
          <table:table-cell office:value-type="float" office:value="0.1" table:style-name="Default_1">
            <text:p>0.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11" table:style-name="Default_1">
            <text:p>0.11</text:p>
          </table:table-cell>
          <table:table-cell office:value-type="float" office:value="24.51" table:style-name="Default_1">
            <text:p>24.51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72" table:style-name="Default_1">
            <text:p>137.72</text:p>
          </table:table-cell>
          <table:table-cell office:value-type="float" office:value="31.08" table:style-name="Default_1">
            <text:p>31.08</text:p>
          </table:table-cell>
          <table:table-cell table:number-columns-repeated="16373"/>
        </table:table-row>
        <table:table-row table:style-name="ro1">
          <table:table-cell office:value-type="float" office:value="24977" table:style-name="Default_1">
            <text:p>24977</text:p>
          </table:table-cell>
          <table:table-cell office:value-type="float" office:value="3.41" table:style-name="Default_1">
            <text:p>3.41</text:p>
          </table:table-cell>
          <table:table-cell office:value-type="float" office:value="0.79" table:style-name="Default_1">
            <text:p>0.79</text:p>
          </table:table-cell>
          <table:table-cell office:value-type="float" office:value="6.44" table:style-name="Default_1">
            <text:p>6.44</text:p>
          </table:table-cell>
          <table:table-cell office:value-type="float" office:value="-0.17" table:style-name="Default_1">
            <text:p>-0.17</text:p>
          </table:table-cell>
          <table:table-cell office:value-type="float" office:value="0.12" table:style-name="Default_1">
            <text:p>0.12</text:p>
          </table:table-cell>
          <table:table-cell office:value-type="float" office:value="-0.1" table:style-name="Default_1">
            <text:p>-0.1</text:p>
          </table:table-cell>
          <table:table-cell office:value-type="float" office:value="24.51" table:style-name="Default_1">
            <text:p>24.51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2" table:style-name="Default_1">
            <text:p>137.82</text:p>
          </table:table-cell>
          <table:table-cell office:value-type="float" office:value="31.08" table:style-name="Default_1">
            <text:p>31.08</text:p>
          </table:table-cell>
          <table:table-cell table:number-columns-repeated="16373"/>
        </table:table-row>
        <table:table-row table:style-name="ro1">
          <table:table-cell office:value-type="float" office:value="25090" table:style-name="Default_1">
            <text:p>25090</text:p>
          </table:table-cell>
          <table:table-cell office:value-type="float" office:value="3.21" table:style-name="Default_1">
            <text:p>3.21</text:p>
          </table:table-cell>
          <table:table-cell office:value-type="float" office:value="0.56999999999999995" table:style-name="Default_1">
            <text:p>0.57</text:p>
          </table:table-cell>
          <table:table-cell office:value-type="float" office:value="8.76" table:style-name="Default_1">
            <text:p>8.76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9" table:style-name="Default_1">
            <text:p>-0.09</text:p>
          </table:table-cell>
          <table:table-cell office:value-type="float" office:value="24.51" table:style-name="Default_1">
            <text:p>24.51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1.09" table:style-name="Default_1">
            <text:p>31.09</text:p>
          </table:table-cell>
          <table:table-cell table:number-columns-repeated="16373"/>
        </table:table-row>
        <table:table-row table:style-name="ro1">
          <table:table-cell office:value-type="float" office:value="25203" table:style-name="Default_1">
            <text:p>25203</text:p>
          </table:table-cell>
          <table:table-cell office:value-type="float" office:value="2.39" table:style-name="Default_1">
            <text:p>2.39</text:p>
          </table:table-cell>
          <table:table-cell office:value-type="float" office:value="-0.88" table:style-name="Default_1">
            <text:p>-0.88</text:p>
          </table:table-cell>
          <table:table-cell office:value-type="float" office:value="8.84" table:style-name="Default_1">
            <text:p>8.84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9" table:style-name="Default_1">
            <text:p>-0.09</text:p>
          </table:table-cell>
          <table:table-cell office:value-type="float" office:value="24.51" table:style-name="Default_1">
            <text:p>24.51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74" table:style-name="Default_1">
            <text:p>137.74</text:p>
          </table:table-cell>
          <table:table-cell office:value-type="float" office:value="31.09" table:style-name="Default_1">
            <text:p>31.09</text:p>
          </table:table-cell>
          <table:table-cell table:number-columns-repeated="16373"/>
        </table:table-row>
        <table:table-row table:style-name="ro1">
          <table:table-cell office:value-type="float" office:value="25316" table:style-name="Default_1">
            <text:p>25316</text:p>
          </table:table-cell>
          <table:table-cell office:value-type="float" office:value="2.39" table:style-name="Default_1">
            <text:p>2.39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89" table:style-name="Default_1">
            <text:p>8.89</text:p>
          </table:table-cell>
          <table:table-cell office:value-type="float" office:value="0" table:style-name="Default_1">
            <text:p>0</text:p>
          </table:table-cell>
          <table:table-cell office:value-type="float" office:value="0.11" table:style-name="Default_1">
            <text:p>0.11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1" table:style-name="Default_1">
            <text:p>24.51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6999999999999" table:style-name="Default_1">
            <text:p>137.67</text:p>
          </table:table-cell>
          <table:table-cell office:value-type="float" office:value="31.08" table:style-name="Default_1">
            <text:p>31.08</text:p>
          </table:table-cell>
          <table:table-cell table:number-columns-repeated="16373"/>
        </table:table-row>
        <table:table-row table:style-name="ro1">
          <table:table-cell office:value-type="float" office:value="25428" table:style-name="Default_1">
            <text:p>25428</text:p>
          </table:table-cell>
          <table:table-cell office:value-type="float" office:value="2.4300000000000002" table:style-name="Default_1">
            <text:p>2.43</text:p>
          </table:table-cell>
          <table:table-cell office:value-type="float" office:value="-1.24" table:style-name="Default_1">
            <text:p>-1.24</text:p>
          </table:table-cell>
          <table:table-cell office:value-type="float" office:value="5.95" table:style-name="Default_1">
            <text:p>5.95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12" table:style-name="Default_1">
            <text:p>0.12</text:p>
          </table:table-cell>
          <table:table-cell office:value-type="float" office:value="-0.12" table:style-name="Default_1">
            <text:p>-0.12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3" table:style-name="Default_1">
            <text:p>996.83</text:p>
          </table:table-cell>
          <table:table-cell office:value-type="float" office:value="137.61000000000001" table:style-name="Default_1">
            <text:p>137.61</text:p>
          </table:table-cell>
          <table:table-cell office:value-type="float" office:value="31.02" table:style-name="Default_1">
            <text:p>31.02</text:p>
          </table:table-cell>
          <table:table-cell table:number-columns-repeated="16373"/>
        </table:table-row>
        <table:table-row table:style-name="ro1">
          <table:table-cell office:value-type="float" office:value="25541" table:style-name="Default_1">
            <text:p>25541</text:p>
          </table:table-cell>
          <table:table-cell office:value-type="float" office:value="3.71" table:style-name="Default_1">
            <text:p>3.71</text:p>
          </table:table-cell>
          <table:table-cell office:value-type="float" office:value="-0.76" table:style-name="Default_1">
            <text:p>-0.76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6" table:style-name="Default_1">
            <text:p>137.66</text:p>
          </table:table-cell>
          <table:table-cell office:value-type="float" office:value="31.09" table:style-name="Default_1">
            <text:p>31.09</text:p>
          </table:table-cell>
          <table:table-cell table:number-columns-repeated="16373"/>
        </table:table-row>
        <table:table-row table:style-name="ro1">
          <table:table-cell office:value-type="float" office:value="25655" table:style-name="Default_1">
            <text:p>25655</text:p>
          </table:table-cell>
          <table:table-cell office:value-type="float" office:value="3.09" table:style-name="Default_1">
            <text:p>3.09</text:p>
          </table:table-cell>
          <table:table-cell office:value-type="float" office:value="-4.05" table:style-name="Default_1">
            <text:p>-4.05</text:p>
          </table:table-cell>
          <table:table-cell office:value-type="float" office:value="1.29" table:style-name="Default_1">
            <text:p>1.29</text:p>
          </table:table-cell>
          <table:table-cell office:value-type="float" office:value="0.36" table:style-name="Default_1">
            <text:p>0.36</text:p>
          </table:table-cell>
          <table:table-cell office:value-type="float" office:value="0.12" table:style-name="Default_1">
            <text:p>0.12</text:p>
          </table:table-cell>
          <table:table-cell office:value-type="float" office:value="1" table:style-name="Default_1">
            <text:p>1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3000000000001" table:style-name="Default_1">
            <text:p>137.83</text:p>
          </table:table-cell>
          <table:table-cell office:value-type="float" office:value="31.1" table:style-name="Default_1">
            <text:p>31.1</text:p>
          </table:table-cell>
          <table:table-cell table:number-columns-repeated="16373"/>
        </table:table-row>
        <table:table-row table:style-name="ro1">
          <table:table-cell office:value-type="float" office:value="25766" table:style-name="Default_1">
            <text:p>25766</text:p>
          </table:table-cell>
          <table:table-cell office:value-type="float" office:value="2.71" table:style-name="Default_1">
            <text:p>2.71</text:p>
          </table:table-cell>
          <table:table-cell office:value-type="float" office:value="1.01" table:style-name="Default_1">
            <text:p>1.01</text:p>
          </table:table-cell>
          <table:table-cell office:value-type="float" office:value="9.2799999999999994" table:style-name="Default_1">
            <text:p>9.28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8" table:style-name="Default_1">
            <text:p>0.08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3" table:style-name="Default_1">
            <text:p>996.83</text:p>
          </table:table-cell>
          <table:table-cell office:value-type="float" office:value="137.6" table:style-name="Default_1">
            <text:p>137.6</text:p>
          </table:table-cell>
          <table:table-cell office:value-type="float" office:value="31.1" table:style-name="Default_1">
            <text:p>31.1</text:p>
          </table:table-cell>
          <table:table-cell table:number-columns-repeated="16373"/>
        </table:table-row>
        <table:table-row table:style-name="ro1">
          <table:table-cell office:value-type="float" office:value="25879" table:style-name="Default_1">
            <text:p>25879</text:p>
          </table:table-cell>
          <table:table-cell office:value-type="float" office:value="2.52" table:style-name="Default_1">
            <text:p>2.52</text:p>
          </table:table-cell>
          <table:table-cell office:value-type="float" office:value="-0.55000000000000004" table:style-name="Default_1">
            <text:p>-0.55</text:p>
          </table:table-cell>
          <table:table-cell office:value-type="float" office:value="9.19" table:style-name="Default_1">
            <text:p>9.19</text:p>
          </table:table-cell>
          <table:table-cell office:value-type="float" office:value="0.05" table:style-name="Default_1">
            <text:p>0.05</text:p>
          </table:table-cell>
          <table:table-cell office:value-type="float" office:value="0.05" table:style-name="Default_1">
            <text:p>0.05</text:p>
          </table:table-cell>
          <table:table-cell office:value-type="float" office:value="0.21" table:style-name="Default_1">
            <text:p>0.21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2" table:style-name="Default_1">
            <text:p>137.82</text:p>
          </table:table-cell>
          <table:table-cell office:value-type="float" office:value="31.1" table:style-name="Default_1">
            <text:p>31.1</text:p>
          </table:table-cell>
          <table:table-cell table:number-columns-repeated="16373"/>
        </table:table-row>
        <table:table-row table:style-name="ro1">
          <table:table-cell office:value-type="float" office:value="25992" table:style-name="Default_1">
            <text:p>25992</text:p>
          </table:table-cell>
          <table:table-cell office:value-type="float" office:value="1.33" table:style-name="Default_1">
            <text:p>1.33</text:p>
          </table:table-cell>
          <table:table-cell office:value-type="float" office:value="-0.75" table:style-name="Default_1">
            <text:p>-0.75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6" table:style-name="Default_1">
            <text:p>0.06</text:p>
          </table:table-cell>
          <table:table-cell office:value-type="float" office:value="0.12" table:style-name="Default_1">
            <text:p>0.12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7000000000001" table:style-name="Default_1">
            <text:p>137.77</text:p>
          </table:table-cell>
          <table:table-cell office:value-type="float" office:value="31.11" table:style-name="Default_1">
            <text:p>31.11</text:p>
          </table:table-cell>
          <table:table-cell table:number-columns-repeated="16373"/>
        </table:table-row>
        <table:table-row table:style-name="ro1">
          <table:table-cell office:value-type="float" office:value="26104" table:style-name="Default_1">
            <text:p>26104</text:p>
          </table:table-cell>
          <table:table-cell office:value-type="float" office:value="2.54" table:style-name="Default_1">
            <text:p>2.54</text:p>
          </table:table-cell>
          <table:table-cell office:value-type="float" office:value="0.4" table:style-name="Default_1">
            <text:p>0.4</text:p>
          </table:table-cell>
          <table:table-cell office:value-type="float" office:value="9.1199999999999992" table:style-name="Default_1">
            <text:p>9.12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0.04" table:style-name="Default_1">
            <text:p>0.04</text:p>
          </table:table-cell>
          <table:table-cell office:value-type="float" office:value="0.5" table:style-name="Default_1">
            <text:p>0.5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8999999999999" table:style-name="Default_1">
            <text:p>137.89</text:p>
          </table:table-cell>
          <table:table-cell office:value-type="float" office:value="31.12" table:style-name="Default_1">
            <text:p>31.12</text:p>
          </table:table-cell>
          <table:table-cell table:number-columns-repeated="16373"/>
        </table:table-row>
        <table:table-row table:style-name="ro1">
          <table:table-cell office:value-type="float" office:value="26217" table:style-name="Default_1">
            <text:p>26217</text:p>
          </table:table-cell>
          <table:table-cell office:value-type="float" office:value="3.33" table:style-name="Default_1">
            <text:p>3.33</text:p>
          </table:table-cell>
          <table:table-cell office:value-type="float" office:value="-0.08" table:style-name="Default_1">
            <text:p>-0.08</text:p>
          </table:table-cell>
          <table:table-cell office:value-type="float" office:value="8.51" table:style-name="Default_1">
            <text:p>8.51</text:p>
          </table:table-cell>
          <table:table-cell office:value-type="float" office:value="0.08" table:style-name="Default_1">
            <text:p>0.08</text:p>
          </table:table-cell>
          <table:table-cell office:value-type="float" office:value="0" table:style-name="Default_1">
            <text:p>0</text:p>
          </table:table-cell>
          <table:table-cell office:value-type="float" office:value="0.32" table:style-name="Default_1">
            <text:p>0.32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4" table:style-name="Default_1">
            <text:p>996.84</text:p>
          </table:table-cell>
          <table:table-cell office:value-type="float" office:value="137.57" table:style-name="Default_1">
            <text:p>137.57</text:p>
          </table:table-cell>
          <table:table-cell office:value-type="float" office:value="31.09" table:style-name="Default_1">
            <text:p>31.09</text:p>
          </table:table-cell>
          <table:table-cell table:number-columns-repeated="16373"/>
        </table:table-row>
        <table:table-row table:style-name="ro1">
          <table:table-cell office:value-type="float" office:value="26329" table:style-name="Default_1">
            <text:p>26329</text:p>
          </table:table-cell>
          <table:table-cell office:value-type="float" office:value="4.8600000000000003" table:style-name="Default_1">
            <text:p>4.86</text:p>
          </table:table-cell>
          <table:table-cell office:value-type="float" office:value="1.57" table:style-name="Default_1">
            <text:p>1.57</text:p>
          </table:table-cell>
          <table:table-cell office:value-type="float" office:value="9.98" table:style-name="Default_1">
            <text:p>9.98</text:p>
          </table:table-cell>
          <table:table-cell office:value-type="float" office:value="-0.2" table:style-name="Default_1">
            <text:p>-0.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76" table:style-name="Default_1">
            <text:p>-0.76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2000000000001" table:style-name="Default_1">
            <text:p>138.02</text:p>
          </table:table-cell>
          <table:table-cell office:value-type="float" office:value="31.12" table:style-name="Default_1">
            <text:p>31.12</text:p>
          </table:table-cell>
          <table:table-cell table:number-columns-repeated="16373"/>
        </table:table-row>
        <table:table-row table:style-name="ro1">
          <table:table-cell office:value-type="float" office:value="26442" table:style-name="Default_1">
            <text:p>26442</text:p>
          </table:table-cell>
          <table:table-cell office:value-type="float" office:value="4.1500000000000004" table:style-name="Default_1">
            <text:p>4.15</text:p>
          </table:table-cell>
          <table:table-cell office:value-type="float" office:value="0.57999999999999996" table:style-name="Default_1">
            <text:p>0.58</text:p>
          </table:table-cell>
          <table:table-cell office:value-type="float" office:value="8.65" table:style-name="Default_1">
            <text:p>8.65</text:p>
          </table:table-cell>
          <table:table-cell office:value-type="float" office:value="-0.23" table:style-name="Default_1">
            <text:p>-0.23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5" table:style-name="Default_1">
            <text:p>-0.5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8" table:style-name="Default_1">
            <text:p>137.78</text:p>
          </table:table-cell>
          <table:table-cell office:value-type="float" office:value="31.14" table:style-name="Default_1">
            <text:p>31.14</text:p>
          </table:table-cell>
          <table:table-cell table:number-columns-repeated="16373"/>
        </table:table-row>
        <table:table-row table:style-name="ro1">
          <table:table-cell office:value-type="float" office:value="26555" table:style-name="Default_1">
            <text:p>26555</text:p>
          </table:table-cell>
          <table:table-cell office:value-type="float" office:value="3.22" table:style-name="Default_1">
            <text:p>3.22</text:p>
          </table:table-cell>
          <table:table-cell office:value-type="float" office:value="-0.72" table:style-name="Default_1">
            <text:p>-0.72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0.1" table:style-name="Default_1">
            <text:p>0.1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33" table:style-name="Default_1">
            <text:p>0.33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5000000000001" table:style-name="Default_1">
            <text:p>138.05</text:p>
          </table:table-cell>
          <table:table-cell office:value-type="float" office:value="31.14" table:style-name="Default_1">
            <text:p>31.14</text:p>
          </table:table-cell>
          <table:table-cell table:number-columns-repeated="16373"/>
        </table:table-row>
        <table:table-row table:style-name="ro1">
          <table:table-cell office:value-type="float" office:value="26667" table:style-name="Default_1">
            <text:p>26667</text:p>
          </table:table-cell>
          <table:table-cell office:value-type="float" office:value="2.9" table:style-name="Default_1">
            <text:p>2.9</text:p>
          </table:table-cell>
          <table:table-cell office:value-type="float" office:value="0.33" table:style-name="Default_1">
            <text:p>0.33</text:p>
          </table:table-cell>
          <table:table-cell office:value-type="float" office:value="8.74" table:style-name="Default_1">
            <text:p>8.74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15" table:style-name="Default_1">
            <text:p>31.15</text:p>
          </table:table-cell>
          <table:table-cell table:number-columns-repeated="16373"/>
        </table:table-row>
        <table:table-row table:style-name="ro1">
          <table:table-cell office:value-type="float" office:value="26779" table:style-name="Default_1">
            <text:p>26779</text:p>
          </table:table-cell>
          <table:table-cell office:value-type="float" office:value="3.32" table:style-name="Default_1">
            <text:p>3.32</text:p>
          </table:table-cell>
          <table:table-cell office:value-type="float" office:value="-2.04" table:style-name="Default_1">
            <text:p>-2.04</text:p>
          </table:table-cell>
          <table:table-cell office:value-type="float" office:value="9.2200000000000006" table:style-name="Default_1">
            <text:p>9.22</text:p>
          </table:table-cell>
          <table:table-cell office:value-type="float" office:value="-0.23" table:style-name="Default_1">
            <text:p>-0.2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34" table:style-name="Default_1">
            <text:p>-0.34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2" table:style-name="Default_1">
            <text:p>138.12</text:p>
          </table:table-cell>
          <table:table-cell office:value-type="float" office:value="31.16" table:style-name="Default_1">
            <text:p>31.16</text:p>
          </table:table-cell>
          <table:table-cell table:number-columns-repeated="16373"/>
        </table:table-row>
        <table:table-row table:style-name="ro1">
          <table:table-cell office:value-type="float" office:value="26893" table:style-name="Default_1">
            <text:p>26893</text:p>
          </table:table-cell>
          <table:table-cell office:value-type="float" office:value="3.08" table:style-name="Default_1">
            <text:p>3.08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8.98" table:style-name="Default_1">
            <text:p>8.9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5" table:style-name="Default_1">
            <text:p>-0.05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27005" table:style-name="Default_1">
            <text:p>27005</text:p>
          </table:table-cell>
          <table:table-cell office:value-type="float" office:value="3" table:style-name="Default_1">
            <text:p>3</text:p>
          </table:table-cell>
          <table:table-cell office:value-type="float" office:value="-0.3" table:style-name="Default_1">
            <text:p>-0.3</text:p>
          </table:table-cell>
          <table:table-cell office:value-type="float" office:value="8.9" table:style-name="Default_1">
            <text:p>8.9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3" table:style-name="Default_1">
            <text:p>0.03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5" table:style-name="Default_1">
            <text:p>137.75</text:p>
          </table:table-cell>
          <table:table-cell office:value-type="float" office:value="31.16" table:style-name="Default_1">
            <text:p>31.16</text:p>
          </table:table-cell>
          <table:table-cell table:number-columns-repeated="16373"/>
        </table:table-row>
        <table:table-row table:style-name="ro1">
          <table:table-cell office:value-type="float" office:value="27118" table:style-name="Default_1">
            <text:p>27118</text:p>
          </table:table-cell>
          <table:table-cell office:value-type="float" office:value="3.34" table:style-name="Default_1">
            <text:p>3.34</text:p>
          </table:table-cell>
          <table:table-cell office:value-type="float" office:value="0.19" table:style-name="Default_1">
            <text:p>0.19</text:p>
          </table:table-cell>
          <table:table-cell office:value-type="float" office:value="8.6" table:style-name="Default_1">
            <text:p>8.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16" table:style-name="Default_1">
            <text:p>31.16</text:p>
          </table:table-cell>
          <table:table-cell table:number-columns-repeated="16373"/>
        </table:table-row>
        <table:table-row table:style-name="ro1">
          <table:table-cell office:value-type="float" office:value="27231" table:style-name="Default_1">
            <text:p>27231</text:p>
          </table:table-cell>
          <table:table-cell office:value-type="float" office:value="3.2" table:style-name="Default_1">
            <text:p>3.2</text:p>
          </table:table-cell>
          <table:table-cell office:value-type="float" office:value="0.1" table:style-name="Default_1">
            <text:p>0.1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999999999999" table:style-name="Default_1">
            <text:p>138.17</text:p>
          </table:table-cell>
          <table:table-cell office:value-type="float" office:value="31.17" table:style-name="Default_1">
            <text:p>31.17</text:p>
          </table:table-cell>
          <table:table-cell table:number-columns-repeated="16373"/>
        </table:table-row>
        <table:table-row table:style-name="ro1">
          <table:table-cell office:value-type="float" office:value="27343" table:style-name="Default_1">
            <text:p>27343</text:p>
          </table:table-cell>
          <table:table-cell office:value-type="float" office:value="3.24" table:style-name="Default_1">
            <text:p>3.24</text:p>
          </table:table-cell>
          <table:table-cell office:value-type="float" office:value="-0.12" table:style-name="Default_1">
            <text:p>-0.12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2" table:style-name="Default_1">
            <text:p>24.52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17" table:style-name="Default_1">
            <text:p>31.17</text:p>
          </table:table-cell>
          <table:table-cell table:number-columns-repeated="16373"/>
        </table:table-row>
        <table:table-row table:style-name="ro1">
          <table:table-cell office:value-type="float" office:value="27456" table:style-name="Default_1">
            <text:p>27456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999999999999" table:style-name="Default_1">
            <text:p>138.14</text:p>
          </table:table-cell>
          <table:table-cell office:value-type="float" office:value="31.18" table:style-name="Default_1">
            <text:p>31.18</text:p>
          </table:table-cell>
          <table:table-cell table:number-columns-repeated="16373"/>
        </table:table-row>
        <table:table-row table:style-name="ro1">
          <table:table-cell office:value-type="float" office:value="27570" table:style-name="Default_1">
            <text:p>27570</text:p>
          </table:table-cell>
          <table:table-cell office:value-type="float" office:value="3.26" table:style-name="Default_1">
            <text:p>3.26</text:p>
          </table:table-cell>
          <table:table-cell office:value-type="float" office:value="0.03" table:style-name="Default_1">
            <text:p>0.03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15" table:style-name="Default_1">
            <text:p>31.15</text:p>
          </table:table-cell>
          <table:table-cell table:number-columns-repeated="16373"/>
        </table:table-row>
        <table:table-row table:style-name="ro1">
          <table:table-cell office:value-type="float" office:value="27682" table:style-name="Default_1">
            <text:p>27682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3" table:style-name="Default_1">
            <text:p>137.93</text:p>
          </table:table-cell>
          <table:table-cell office:value-type="float" office:value="31.19" table:style-name="Default_1">
            <text:p>31.19</text:p>
          </table:table-cell>
          <table:table-cell table:number-columns-repeated="16373"/>
        </table:table-row>
        <table:table-row table:style-name="ro1">
          <table:table-cell office:value-type="float" office:value="27795" table:style-name="Default_1">
            <text:p>27795</text:p>
          </table:table-cell>
          <table:table-cell office:value-type="float" office:value="3.29" table:style-name="Default_1">
            <text:p>3.29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19" table:style-name="Default_1">
            <text:p>31.19</text:p>
          </table:table-cell>
          <table:table-cell table:number-columns-repeated="16373"/>
        </table:table-row>
        <table:table-row table:style-name="ro1">
          <table:table-cell office:value-type="float" office:value="27908" table:style-name="Default_1">
            <text:p>27908</text:p>
          </table:table-cell>
          <table:table-cell office:value-type="float" office:value="3.27" table:style-name="Default_1">
            <text:p>3.27</text:p>
          </table:table-cell>
          <table:table-cell office:value-type="float" office:value="0.06" table:style-name="Default_1">
            <text:p>0.06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" table:style-name="Default_1">
            <text:p>138</text:p>
          </table:table-cell>
          <table:table-cell office:value-type="float" office:value="31.21" table:style-name="Default_1">
            <text:p>31.21</text:p>
          </table:table-cell>
          <table:table-cell table:number-columns-repeated="16373"/>
        </table:table-row>
        <table:table-row table:style-name="ro1">
          <table:table-cell office:value-type="float" office:value="28020" table:style-name="Default_1">
            <text:p>28020</text:p>
          </table:table-cell>
          <table:table-cell office:value-type="float" office:value="3.23" table:style-name="Default_1">
            <text:p>3.23</text:p>
          </table:table-cell>
          <table:table-cell office:value-type="float" office:value="0.06" table:style-name="Default_1">
            <text:p>0.06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0000000000001" table:style-name="Default_1">
            <text:p>137.8</text:p>
          </table:table-cell>
          <table:table-cell office:value-type="float" office:value="31.21" table:style-name="Default_1">
            <text:p>31.21</text:p>
          </table:table-cell>
          <table:table-cell table:number-columns-repeated="16373"/>
        </table:table-row>
        <table:table-row table:style-name="ro1">
          <table:table-cell office:value-type="float" office:value="28133" table:style-name="Default_1">
            <text:p>28133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6" table:style-name="Default_1">
            <text:p>138.06</text:p>
          </table:table-cell>
          <table:table-cell office:value-type="float" office:value="31.21" table:style-name="Default_1">
            <text:p>31.21</text:p>
          </table:table-cell>
          <table:table-cell table:number-columns-repeated="16373"/>
        </table:table-row>
        <table:table-row table:style-name="ro1">
          <table:table-cell office:value-type="float" office:value="28246" table:style-name="Default_1">
            <text:p>28246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5" table:style-name="Default_1">
            <text:p>137.85</text:p>
          </table:table-cell>
          <table:table-cell office:value-type="float" office:value="31.17" table:style-name="Default_1">
            <text:p>31.17</text:p>
          </table:table-cell>
          <table:table-cell table:number-columns-repeated="16373"/>
        </table:table-row>
        <table:table-row table:style-name="ro1">
          <table:table-cell office:value-type="float" office:value="28359" table:style-name="Default_1">
            <text:p>28359</text:p>
          </table:table-cell>
          <table:table-cell office:value-type="float" office:value="3.19" table:style-name="Default_1">
            <text:p>3.19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9" table:style-name="Default_1">
            <text:p>137.69</text:p>
          </table:table-cell>
          <table:table-cell office:value-type="float" office:value="31.21" table:style-name="Default_1">
            <text:p>31.21</text:p>
          </table:table-cell>
          <table:table-cell table:number-columns-repeated="16373"/>
        </table:table-row>
        <table:table-row table:style-name="ro1">
          <table:table-cell office:value-type="float" office:value="28471" table:style-name="Default_1">
            <text:p>28471</text:p>
          </table:table-cell>
          <table:table-cell office:value-type="float" office:value="3.2" table:style-name="Default_1">
            <text:p>3.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2000000000001" table:style-name="Default_1">
            <text:p>138.02</text:p>
          </table:table-cell>
          <table:table-cell office:value-type="float" office:value="31.22" table:style-name="Default_1">
            <text:p>31.22</text:p>
          </table:table-cell>
          <table:table-cell table:number-columns-repeated="16373"/>
        </table:table-row>
        <table:table-row table:style-name="ro1">
          <table:table-cell office:value-type="float" office:value="28584" table:style-name="Default_1">
            <text:p>28584</text:p>
          </table:table-cell>
          <table:table-cell office:value-type="float" office:value="3.17" table:style-name="Default_1">
            <text:p>3.17</text:p>
          </table:table-cell>
          <table:table-cell office:value-type="float" office:value="0" table:style-name="Default_1">
            <text:p>0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1.23" table:style-name="Default_1">
            <text:p>31.23</text:p>
          </table:table-cell>
          <table:table-cell table:number-columns-repeated="16373"/>
        </table:table-row>
        <table:table-row table:style-name="ro1">
          <table:table-cell office:value-type="float" office:value="28697" table:style-name="Default_1">
            <text:p>28697</text:p>
          </table:table-cell>
          <table:table-cell office:value-type="float" office:value="3.29" table:style-name="Default_1">
            <text:p>3.29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5000000000001" table:style-name="Default_1">
            <text:p>138.05</text:p>
          </table:table-cell>
          <table:table-cell office:value-type="float" office:value="31.23" table:style-name="Default_1">
            <text:p>31.23</text:p>
          </table:table-cell>
          <table:table-cell table:number-columns-repeated="16373"/>
        </table:table-row>
        <table:table-row table:style-name="ro1">
          <table:table-cell office:value-type="float" office:value="28810" table:style-name="Default_1">
            <text:p>28810</text:p>
          </table:table-cell>
          <table:table-cell office:value-type="float" office:value="3.22" table:style-name="Default_1">
            <text:p>3.2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4" table:style-name="Default_1">
            <text:p>138.04</text:p>
          </table:table-cell>
          <table:table-cell office:value-type="float" office:value="31.24" table:style-name="Default_1">
            <text:p>31.24</text:p>
          </table:table-cell>
          <table:table-cell table:number-columns-repeated="16373"/>
        </table:table-row>
        <table:table-row table:style-name="ro1">
          <table:table-cell office:value-type="float" office:value="28922" table:style-name="Default_1">
            <text:p>28922</text:p>
          </table:table-cell>
          <table:table-cell office:value-type="float" office:value="3.26" table:style-name="Default_1">
            <text:p>3.26</text:p>
          </table:table-cell>
          <table:table-cell office:value-type="float" office:value="-0.25" table:style-name="Default_1">
            <text:p>-0.25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22" table:style-name="Default_1">
            <text:p>-0.22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7" table:style-name="Default_1">
            <text:p>137.87</text:p>
          </table:table-cell>
          <table:table-cell office:value-type="float" office:value="31.23" table:style-name="Default_1">
            <text:p>31.23</text:p>
          </table:table-cell>
          <table:table-cell table:number-columns-repeated="16373"/>
        </table:table-row>
        <table:table-row table:style-name="ro1">
          <table:table-cell office:value-type="float" office:value="29037" table:style-name="Default_1">
            <text:p>29037</text:p>
          </table:table-cell>
          <table:table-cell office:value-type="float" office:value="1.65" table:style-name="Default_1">
            <text:p>1.65</text:p>
          </table:table-cell>
          <table:table-cell office:value-type="float" office:value="0.53" table:style-name="Default_1">
            <text:p>0.53</text:p>
          </table:table-cell>
          <table:table-cell office:value-type="float" office:value="7.13" table:style-name="Default_1">
            <text:p>7.13</text:p>
          </table:table-cell>
          <table:table-cell office:value-type="float" office:value="0.27" table:style-name="Default_1">
            <text:p>0.27</text:p>
          </table:table-cell>
          <table:table-cell office:value-type="float" office:value="0" table:style-name="Default_1">
            <text:p>0</text:p>
          </table:table-cell>
          <table:table-cell office:value-type="float" office:value="0.35" table:style-name="Default_1">
            <text:p>0.35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6" table:style-name="Default_1">
            <text:p>138.06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29150" table:style-name="Default_1">
            <text:p>29150</text:p>
          </table:table-cell>
          <table:table-cell office:value-type="float" office:value="2.98" table:style-name="Default_1">
            <text:p>2.98</text:p>
          </table:table-cell>
          <table:table-cell office:value-type="float" office:value="0.08" table:style-name="Default_1">
            <text:p>0.08</text:p>
          </table:table-cell>
          <table:table-cell office:value-type="float" office:value="9.08" table:style-name="Default_1">
            <text:p>9.08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9" table:style-name="Default_1">
            <text:p>-0.09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6" table:style-name="Default_1">
            <text:p>137.96</text:p>
          </table:table-cell>
          <table:table-cell office:value-type="float" office:value="31.24" table:style-name="Default_1">
            <text:p>31.24</text:p>
          </table:table-cell>
          <table:table-cell table:number-columns-repeated="16373"/>
        </table:table-row>
        <table:table-row table:style-name="ro1">
          <table:table-cell office:value-type="float" office:value="29261" table:style-name="Default_1">
            <text:p>29261</text:p>
          </table:table-cell>
          <table:table-cell office:value-type="float" office:value="3.64" table:style-name="Default_1">
            <text:p>3.64</text:p>
          </table:table-cell>
          <table:table-cell office:value-type="float" office:value="0.1" table:style-name="Default_1">
            <text:p>0.1</text:p>
          </table:table-cell>
          <table:table-cell office:value-type="float" office:value="9.19" table:style-name="Default_1">
            <text:p>9.19</text:p>
          </table:table-cell>
          <table:table-cell office:value-type="float" office:value="0" table:style-name="Default_1">
            <text:p>0</text:p>
          </table:table-cell>
          <table:table-cell office:value-type="float" office:value="0.03" table:style-name="Default_1">
            <text:p>0.03</text:p>
          </table:table-cell>
          <table:table-cell office:value-type="float" office:value="0" table:style-name="Default_1">
            <text:p>0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29374" table:style-name="Default_1">
            <text:p>29374</text:p>
          </table:table-cell>
          <table:table-cell office:value-type="float" office:value="3" table:style-name="Default_1">
            <text:p>3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91" table:style-name="Default_1">
            <text:p>8.91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8" table:style-name="Default_1">
            <text:p>0.08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9" table:style-name="Default_1">
            <text:p>137.9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29487" table:style-name="Default_1">
            <text:p>29487</text:p>
          </table:table-cell>
          <table:table-cell office:value-type="float" office:value="3.29" table:style-name="Default_1">
            <text:p>3.29</text:p>
          </table:table-cell>
          <table:table-cell office:value-type="float" office:value="-0.52" table:style-name="Default_1">
            <text:p>-0.52</text:p>
          </table:table-cell>
          <table:table-cell office:value-type="float" office:value="9.65" table:style-name="Default_1">
            <text:p>9.6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11" table:style-name="Default_1">
            <text:p>0.11</text:p>
          </table:table-cell>
          <table:table-cell office:value-type="float" office:value="24.53" table:style-name="Default_1">
            <text:p>24.53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8999999999999" table:style-name="Default_1">
            <text:p>137.89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29599" table:style-name="Default_1">
            <text:p>29599</text:p>
          </table:table-cell>
          <table:table-cell office:value-type="float" office:value="3.7" table:style-name="Default_1">
            <text:p>3.7</text:p>
          </table:table-cell>
          <table:table-cell office:value-type="float" office:value="0.46" table:style-name="Default_1">
            <text:p>0.46</text:p>
          </table:table-cell>
          <table:table-cell office:value-type="float" office:value="8.82" table:style-name="Default_1">
            <text:p>8.82</text:p>
          </table:table-cell>
          <table:table-cell office:value-type="float" office:value="-0.1" table:style-name="Default_1">
            <text:p>-0.1</text:p>
          </table:table-cell>
          <table:table-cell office:value-type="float" office:value="0.11" table:style-name="Default_1">
            <text:p>0.11</text:p>
          </table:table-cell>
          <table:table-cell office:value-type="float" office:value="-0.28000000000000003" table:style-name="Default_1">
            <text:p>-0.28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8" table:style-name="Default_1">
            <text:p>137.68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29712" table:style-name="Default_1">
            <text:p>29712</text:p>
          </table:table-cell>
          <table:table-cell office:value-type="float" office:value="3.08" table:style-name="Default_1">
            <text:p>3.08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81" table:style-name="Default_1">
            <text:p>8.81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29824" table:style-name="Default_1">
            <text:p>29824</text:p>
          </table:table-cell>
          <table:table-cell office:value-type="float" office:value="3.08" table:style-name="Default_1">
            <text:p>3.08</text:p>
          </table:table-cell>
          <table:table-cell office:value-type="float" office:value="0.17" table:style-name="Default_1">
            <text:p>0.17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8999999999999" table:style-name="Default_1">
            <text:p>137.89</text:p>
          </table:table-cell>
          <table:table-cell office:value-type="float" office:value="31.25" table:style-name="Default_1">
            <text:p>31.25</text:p>
          </table:table-cell>
          <table:table-cell table:number-columns-repeated="16373"/>
        </table:table-row>
        <table:table-row table:style-name="ro1">
          <table:table-cell office:value-type="float" office:value="29936" table:style-name="Default_1">
            <text:p>29936</text:p>
          </table:table-cell>
          <table:table-cell office:value-type="float" office:value="3.26" table:style-name="Default_1">
            <text:p>3.26</text:p>
          </table:table-cell>
          <table:table-cell office:value-type="float" office:value="-0.17" table:style-name="Default_1">
            <text:p>-0.17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8" table:style-name="Default_1">
            <text:p>-0.08</text:p>
          </table:table-cell>
          <table:table-cell office:value-type="float" office:value="0.06" table:style-name="Default_1">
            <text:p>0.06</text:p>
          </table:table-cell>
          <table:table-cell office:value-type="float" office:value="-0.17" table:style-name="Default_1">
            <text:p>-0.17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4" table:style-name="Default_1">
            <text:p>138.04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30050" table:style-name="Default_1">
            <text:p>30050</text:p>
          </table:table-cell>
          <table:table-cell office:value-type="float" office:value="3.15" table:style-name="Default_1">
            <text:p>3.15</text:p>
          </table:table-cell>
          <table:table-cell office:value-type="float" office:value="0.08" table:style-name="Default_1">
            <text:p>0.08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1" table:style-name="Default_1">
            <text:p>137.91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30161" table:style-name="Default_1">
            <text:p>30161</text:p>
          </table:table-cell>
          <table:table-cell office:value-type="float" office:value="2.98" table:style-name="Default_1">
            <text:p>2.98</text:p>
          </table:table-cell>
          <table:table-cell office:value-type="float" office:value="0.06" table:style-name="Default_1">
            <text:p>0.06</text:p>
          </table:table-cell>
          <table:table-cell office:value-type="float" office:value="8.49" table:style-name="Default_1">
            <text:p>8.49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8" table:style-name="Default_1">
            <text:p>137.78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30274" table:style-name="Default_1">
            <text:p>30274</text:p>
          </table:table-cell>
          <table:table-cell office:value-type="float" office:value="3" table:style-name="Default_1">
            <text:p>3</text:p>
          </table:table-cell>
          <table:table-cell office:value-type="float" office:value="-0.18" table:style-name="Default_1">
            <text:p>-0.18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999999999999" table:style-name="Default_1">
            <text:p>137.95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30387" table:style-name="Default_1">
            <text:p>30387</text:p>
          </table:table-cell>
          <table:table-cell office:value-type="float" office:value="3.12" table:style-name="Default_1">
            <text:p>3.12</text:p>
          </table:table-cell>
          <table:table-cell office:value-type="float" office:value="0.06" table:style-name="Default_1">
            <text:p>0.06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6000000000001" table:style-name="Default_1">
            <text:p>137.86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0499" table:style-name="Default_1">
            <text:p>30499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2" table:style-name="Default_1">
            <text:p>137.82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0612" table:style-name="Default_1">
            <text:p>30612</text:p>
          </table:table-cell>
          <table:table-cell office:value-type="float" office:value="3.29" table:style-name="Default_1">
            <text:p>3.29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6000000000001" table:style-name="Default_1">
            <text:p>137.86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30725" table:style-name="Default_1">
            <text:p>30725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9" table:style-name="Default_1">
            <text:p>137.79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0838" table:style-name="Default_1">
            <text:p>30838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6999999999999" table:style-name="Default_1">
            <text:p>137.67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0951" table:style-name="Default_1">
            <text:p>30951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1" table:style-name="Default_1">
            <text:p>137.91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1065" table:style-name="Default_1">
            <text:p>31065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4" table:style-name="Default_1">
            <text:p>137.84</text:p>
          </table:table-cell>
          <table:table-cell office:value-type="float" office:value="31.24" table:style-name="Default_1">
            <text:p>31.24</text:p>
          </table:table-cell>
          <table:table-cell table:number-columns-repeated="16373"/>
        </table:table-row>
        <table:table-row table:style-name="ro1">
          <table:table-cell office:value-type="float" office:value="31177" table:style-name="Default_1">
            <text:p>31177</text:p>
          </table:table-cell>
          <table:table-cell office:value-type="float" office:value="3.28" table:style-name="Default_1">
            <text:p>3.28</text:p>
          </table:table-cell>
          <table:table-cell office:value-type="float" office:value="-0.11" table:style-name="Default_1">
            <text:p>-0.11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4" table:style-name="Default_1">
            <text:p>996.84</text:p>
          </table:table-cell>
          <table:table-cell office:value-type="float" office:value="137.91999999999999" table:style-name="Default_1">
            <text:p>137.92</text:p>
          </table:table-cell>
          <table:table-cell office:value-type="float" office:value="31.16" table:style-name="Default_1">
            <text:p>31.16</text:p>
          </table:table-cell>
          <table:table-cell table:number-columns-repeated="16373"/>
        </table:table-row>
        <table:table-row table:style-name="ro1">
          <table:table-cell office:value-type="float" office:value="31291" table:style-name="Default_1">
            <text:p>31291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9" table:style-name="Default_1">
            <text:p>137.79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1404" table:style-name="Default_1">
            <text:p>31404</text:p>
          </table:table-cell>
          <table:table-cell office:value-type="float" office:value="3.21" table:style-name="Default_1">
            <text:p>3.21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6000000000001" table:style-name="Default_1">
            <text:p>137.86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1516" table:style-name="Default_1">
            <text:p>31516</text:p>
          </table:table-cell>
          <table:table-cell office:value-type="float" office:value="3.27" table:style-name="Default_1">
            <text:p>3.27</text:p>
          </table:table-cell>
          <table:table-cell office:value-type="float" office:value="-0.1" table:style-name="Default_1">
            <text:p>-0.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72" table:style-name="Default_1">
            <text:p>137.72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1630" table:style-name="Default_1">
            <text:p>31630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6" table:style-name="Default_1">
            <text:p>137.66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1742" table:style-name="Default_1">
            <text:p>31742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0000000000001" table:style-name="Default_1">
            <text:p>137.8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31856" table:style-name="Default_1">
            <text:p>31856</text:p>
          </table:table-cell>
          <table:table-cell office:value-type="float" office:value="3.17" table:style-name="Default_1">
            <text:p>3.17</text:p>
          </table:table-cell>
          <table:table-cell office:value-type="float" office:value="0.04" table:style-name="Default_1">
            <text:p>0.04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2" table:style-name="Default_1">
            <text:p>996.82</text:p>
          </table:table-cell>
          <table:table-cell office:value-type="float" office:value="137.66" table:style-name="Default_1">
            <text:p>137.66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1968" table:style-name="Default_1">
            <text:p>31968</text:p>
          </table:table-cell>
          <table:table-cell office:value-type="float" office:value="3.33" table:style-name="Default_1">
            <text:p>3.33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0000000000001" table:style-name="Default_1">
            <text:p>137.8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32081" table:style-name="Default_1">
            <text:p>32081</text:p>
          </table:table-cell>
          <table:table-cell office:value-type="float" office:value="3.17" table:style-name="Default_1">
            <text:p>3.17</text:p>
          </table:table-cell>
          <table:table-cell office:value-type="float" office:value="0.05" table:style-name="Default_1">
            <text:p>0.05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32194" table:style-name="Default_1">
            <text:p>32194</text:p>
          </table:table-cell>
          <table:table-cell office:value-type="float" office:value="3.31" table:style-name="Default_1">
            <text:p>3.31</text:p>
          </table:table-cell>
          <table:table-cell office:value-type="float" office:value="-0.16" table:style-name="Default_1">
            <text:p>-0.16</text:p>
          </table:table-cell>
          <table:table-cell office:value-type="float" office:value="8.49" table:style-name="Default_1">
            <text:p>8.4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4" table:style-name="Default_1">
            <text:p>24.5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1.29" table:style-name="Default_1">
            <text:p>31.29</text:p>
          </table:table-cell>
          <table:table-cell table:number-columns-repeated="16373"/>
        </table:table-row>
        <table:table-row table:style-name="ro1">
          <table:table-cell office:value-type="float" office:value="32307" table:style-name="Default_1">
            <text:p>32307</text:p>
          </table:table-cell>
          <table:table-cell office:value-type="float" office:value="3.34" table:style-name="Default_1">
            <text:p>3.34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6" table:style-name="Default_1">
            <text:p>137.96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2419" table:style-name="Default_1">
            <text:p>32419</text:p>
          </table:table-cell>
          <table:table-cell office:value-type="float" office:value="3.29" table:style-name="Default_1">
            <text:p>3.29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6000000000001" table:style-name="Default_1">
            <text:p>137.86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2533" table:style-name="Default_1">
            <text:p>32533</text:p>
          </table:table-cell>
          <table:table-cell office:value-type="float" office:value="3.19" table:style-name="Default_1">
            <text:p>3.19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1" table:style-name="Default_1">
            <text:p>137.91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2646" table:style-name="Default_1">
            <text:p>32646</text:p>
          </table:table-cell>
          <table:table-cell office:value-type="float" office:value="3.22" table:style-name="Default_1">
            <text:p>3.22</text:p>
          </table:table-cell>
          <table:table-cell office:value-type="float" office:value="0.03" table:style-name="Default_1">
            <text:p>0.03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2758" table:style-name="Default_1">
            <text:p>32758</text:p>
          </table:table-cell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7" table:style-name="Default_1">
            <text:p>137.87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2871" table:style-name="Default_1">
            <text:p>32871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999999999999" table:style-name="Default_1">
            <text:p>138.14</text:p>
          </table:table-cell>
          <table:table-cell office:value-type="float" office:value="31.31" table:style-name="Default_1">
            <text:p>31.31</text:p>
          </table:table-cell>
          <table:table-cell table:number-columns-repeated="16373"/>
        </table:table-row>
        <table:table-row table:style-name="ro1">
          <table:table-cell office:value-type="float" office:value="32985" table:style-name="Default_1">
            <text:p>32985</text:p>
          </table:table-cell>
          <table:table-cell office:value-type="float" office:value="3.29" table:style-name="Default_1">
            <text:p>3.29</text:p>
          </table:table-cell>
          <table:table-cell office:value-type="float" office:value="-0.11" table:style-name="Default_1">
            <text:p>-0.11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76" table:style-name="Default_1">
            <text:p>137.76</text:p>
          </table:table-cell>
          <table:table-cell office:value-type="float" office:value="31.31" table:style-name="Default_1">
            <text:p>31.31</text:p>
          </table:table-cell>
          <table:table-cell table:number-columns-repeated="16373"/>
        </table:table-row>
        <table:table-row table:style-name="ro1">
          <table:table-cell office:value-type="float" office:value="33097" table:style-name="Default_1">
            <text:p>33097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3000000000001" table:style-name="Default_1">
            <text:p>137.83</text:p>
          </table:table-cell>
          <table:table-cell office:value-type="float" office:value="31.31" table:style-name="Default_1">
            <text:p>31.31</text:p>
          </table:table-cell>
          <table:table-cell table:number-columns-repeated="16373"/>
        </table:table-row>
        <table:table-row table:style-name="ro1">
          <table:table-cell office:value-type="float" office:value="33211" table:style-name="Default_1">
            <text:p>33211</text:p>
          </table:table-cell>
          <table:table-cell office:value-type="float" office:value="3.3" table:style-name="Default_1">
            <text:p>3.3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6000000000001" table:style-name="Default_1">
            <text:p>137.86</text:p>
          </table:table-cell>
          <table:table-cell office:value-type="float" office:value="31.28" table:style-name="Default_1">
            <text:p>31.28</text:p>
          </table:table-cell>
          <table:table-cell table:number-columns-repeated="16373"/>
        </table:table-row>
        <table:table-row table:style-name="ro1">
          <table:table-cell office:value-type="float" office:value="33324" table:style-name="Default_1">
            <text:p>33324</text:p>
          </table:table-cell>
          <table:table-cell office:value-type="float" office:value="3.26" table:style-name="Default_1">
            <text:p>3.26</text:p>
          </table:table-cell>
          <table:table-cell office:value-type="float" office:value="0.03" table:style-name="Default_1">
            <text:p>0.03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5" table:style-name="Default_1">
            <text:p>24.55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3436" table:style-name="Default_1">
            <text:p>33436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3549" table:style-name="Default_1">
            <text:p>33549</text:p>
          </table:table-cell>
          <table:table-cell office:value-type="float" office:value="3.31" table:style-name="Default_1">
            <text:p>3.31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3" table:style-name="Default_1">
            <text:p>137.93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3662" table:style-name="Default_1">
            <text:p>33662</text:p>
          </table:table-cell>
          <table:table-cell office:value-type="float" office:value="3.2" table:style-name="Default_1">
            <text:p>3.2</text:p>
          </table:table-cell>
          <table:table-cell office:value-type="float" office:value="0.06" table:style-name="Default_1">
            <text:p>0.06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8" table:style-name="Default_1">
            <text:p>996.8</text:p>
          </table:table-cell>
          <table:table-cell office:value-type="float" office:value="137.88999999999999" table:style-name="Default_1">
            <text:p>137.89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3775" table:style-name="Default_1">
            <text:p>33775</text:p>
          </table:table-cell>
          <table:table-cell office:value-type="float" office:value="3.2" table:style-name="Default_1">
            <text:p>3.2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6" table:style-name="Default_1">
            <text:p>138.06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3888" table:style-name="Default_1">
            <text:p>33888</text:p>
          </table:table-cell>
          <table:table-cell office:value-type="float" office:value="3.22" table:style-name="Default_1">
            <text:p>3.22</text:p>
          </table:table-cell>
          <table:table-cell office:value-type="float" office:value="0.04" table:style-name="Default_1">
            <text:p>0.04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81" table:style-name="Default_1">
            <text:p>996.81</text:p>
          </table:table-cell>
          <table:table-cell office:value-type="float" office:value="137.81" table:style-name="Default_1">
            <text:p>137.81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4000" table:style-name="Default_1">
            <text:p>34000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1999999999999" table:style-name="Default_1">
            <text:p>137.92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4113" table:style-name="Default_1">
            <text:p>34113</text:p>
          </table:table-cell>
          <table:table-cell office:value-type="float" office:value="3.35" table:style-name="Default_1">
            <text:p>3.35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2000000000001" table:style-name="Default_1">
            <text:p>138.02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4227" table:style-name="Default_1">
            <text:p>34227</text:p>
          </table:table-cell>
          <table:table-cell office:value-type="float" office:value="3.29" table:style-name="Default_1">
            <text:p>3.29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2000000000001" table:style-name="Default_1">
            <text:p>138.02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4338" table:style-name="Default_1">
            <text:p>34338</text:p>
          </table:table-cell>
          <table:table-cell office:value-type="float" office:value="2.57" table:style-name="Default_1">
            <text:p>2.57</text:p>
          </table:table-cell>
          <table:table-cell office:value-type="float" office:value="1.02" table:style-name="Default_1">
            <text:p>1.02</text:p>
          </table:table-cell>
          <table:table-cell office:value-type="float" office:value="8.2799999999999994" table:style-name="Default_1">
            <text:p>8.28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4451" table:style-name="Default_1">
            <text:p>34451</text:p>
          </table:table-cell>
          <table:table-cell office:value-type="float" office:value="3.21" table:style-name="Default_1">
            <text:p>3.21</text:p>
          </table:table-cell>
          <table:table-cell office:value-type="float" office:value="-0.23" table:style-name="Default_1">
            <text:p>-0.23</text:p>
          </table:table-cell>
          <table:table-cell office:value-type="float" office:value="7.31" table:style-name="Default_1">
            <text:p>7.3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4565" table:style-name="Default_1">
            <text:p>34565</text:p>
          </table:table-cell>
          <table:table-cell office:value-type="float" office:value="3.6" table:style-name="Default_1">
            <text:p>3.6</text:p>
          </table:table-cell>
          <table:table-cell office:value-type="float" office:value="-0.54" table:style-name="Default_1">
            <text:p>-0.54</text:p>
          </table:table-cell>
          <table:table-cell office:value-type="float" office:value="8.93" table:style-name="Default_1">
            <text:p>8.9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4677" table:style-name="Default_1">
            <text:p>34677</text:p>
          </table:table-cell>
          <table:table-cell office:value-type="float" office:value="3.17" table:style-name="Default_1">
            <text:p>3.17</text:p>
          </table:table-cell>
          <table:table-cell office:value-type="float" office:value="1.3" table:style-name="Default_1">
            <text:p>1.3</text:p>
          </table:table-cell>
          <table:table-cell office:value-type="float" office:value="9.26" table:style-name="Default_1">
            <text:p>9.2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0" table:style-name="Default_1">
            <text:p>0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32" table:style-name="Default_1">
            <text:p>31.32</text:p>
          </table:table-cell>
          <table:table-cell table:number-columns-repeated="16373"/>
        </table:table-row>
        <table:table-row table:style-name="ro1">
          <table:table-cell office:value-type="float" office:value="34790" table:style-name="Default_1">
            <text:p>34790</text:p>
          </table:table-cell>
          <table:table-cell office:value-type="float" office:value="2.82" table:style-name="Default_1">
            <text:p>2.82</text:p>
          </table:table-cell>
          <table:table-cell office:value-type="float" office:value="1.31" table:style-name="Default_1">
            <text:p>1.31</text:p>
          </table:table-cell>
          <table:table-cell office:value-type="float" office:value="8.4499999999999993" table:style-name="Default_1">
            <text:p>8.4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999999999999" table:style-name="Default_1">
            <text:p>137.98</text:p>
          </table:table-cell>
          <table:table-cell office:value-type="float" office:value="31.35" table:style-name="Default_1">
            <text:p>31.35</text:p>
          </table:table-cell>
          <table:table-cell table:number-columns-repeated="16373"/>
        </table:table-row>
        <table:table-row table:style-name="ro1">
          <table:table-cell office:value-type="float" office:value="34903" table:style-name="Default_1">
            <text:p>34903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6" table:style-name="Default_1">
            <text:p>-0.06</text:p>
          </table:table-cell>
          <table:table-cell office:value-type="float" office:value="7.73" table:style-name="Default_1">
            <text:p>7.73</text:p>
          </table:table-cell>
          <table:table-cell office:value-type="float" office:value="0.01" table:style-name="Default_1">
            <text:p>0.01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4" table:style-name="Default_1">
            <text:p>138.04</text:p>
          </table:table-cell>
          <table:table-cell office:value-type="float" office:value="31.35" table:style-name="Default_1">
            <text:p>31.35</text:p>
          </table:table-cell>
          <table:table-cell table:number-columns-repeated="16373"/>
        </table:table-row>
        <table:table-row table:style-name="ro1">
          <table:table-cell office:value-type="float" office:value="35014" table:style-name="Default_1">
            <text:p>35014</text:p>
          </table:table-cell>
          <table:table-cell office:value-type="float" office:value="2.99" table:style-name="Default_1">
            <text:p>2.99</text:p>
          </table:table-cell>
          <table:table-cell office:value-type="float" office:value="-0.51" table:style-name="Default_1">
            <text:p>-0.51</text:p>
          </table:table-cell>
          <table:table-cell office:value-type="float" office:value="8.51" table:style-name="Default_1">
            <text:p>8.5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999999999999" table:style-name="Default_1">
            <text:p>138.14</text:p>
          </table:table-cell>
          <table:table-cell office:value-type="float" office:value="31.36" table:style-name="Default_1">
            <text:p>31.36</text:p>
          </table:table-cell>
          <table:table-cell table:number-columns-repeated="16373"/>
        </table:table-row>
        <table:table-row table:style-name="ro1">
          <table:table-cell office:value-type="float" office:value="35128" table:style-name="Default_1">
            <text:p>35128</text:p>
          </table:table-cell>
          <table:table-cell office:value-type="float" office:value="3.09" table:style-name="Default_1">
            <text:p>3.09</text:p>
          </table:table-cell>
          <table:table-cell office:value-type="float" office:value="-0.98" table:style-name="Default_1">
            <text:p>-0.98</text:p>
          </table:table-cell>
          <table:table-cell office:value-type="float" office:value="10.119999999999999" table:style-name="Default_1">
            <text:p>10.12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35" table:style-name="Default_1">
            <text:p>31.35</text:p>
          </table:table-cell>
          <table:table-cell table:number-columns-repeated="16373"/>
        </table:table-row>
        <table:table-row table:style-name="ro1">
          <table:table-cell office:value-type="float" office:value="35243" table:style-name="Default_1">
            <text:p>35243</text:p>
          </table:table-cell>
          <table:table-cell office:value-type="float" office:value="2.35" table:style-name="Default_1">
            <text:p>2.35</text:p>
          </table:table-cell>
          <table:table-cell office:value-type="float" office:value="1.31" table:style-name="Default_1">
            <text:p>1.31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36" table:style-name="Default_1">
            <text:p>31.36</text:p>
          </table:table-cell>
          <table:table-cell table:number-columns-repeated="16373"/>
        </table:table-row>
        <table:table-row table:style-name="ro1">
          <table:table-cell office:value-type="float" office:value="35355" table:style-name="Default_1">
            <text:p>35355</text:p>
          </table:table-cell>
          <table:table-cell office:value-type="float" office:value="3.25" table:style-name="Default_1">
            <text:p>3.25</text:p>
          </table:table-cell>
          <table:table-cell office:value-type="float" office:value="0.08" table:style-name="Default_1">
            <text:p>0.08</text:p>
          </table:table-cell>
          <table:table-cell office:value-type="float" office:value="9.16" table:style-name="Default_1">
            <text:p>9.1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5468" table:style-name="Default_1">
            <text:p>35468</text:p>
          </table:table-cell>
          <table:table-cell office:value-type="float" office:value="2.46" table:style-name="Default_1">
            <text:p>2.46</text:p>
          </table:table-cell>
          <table:table-cell office:value-type="float" office:value="-0.52" table:style-name="Default_1">
            <text:p>-0.52</text:p>
          </table:table-cell>
          <table:table-cell office:value-type="float" office:value="9.66" table:style-name="Default_1">
            <text:p>9.66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24" table:style-name="Default_1">
            <text:p>31.24</text:p>
          </table:table-cell>
          <table:table-cell table:number-columns-repeated="16373"/>
        </table:table-row>
        <table:table-row table:style-name="ro1">
          <table:table-cell office:value-type="float" office:value="35580" table:style-name="Default_1">
            <text:p>35580</text:p>
          </table:table-cell>
          <table:table-cell office:value-type="float" office:value="2.41" table:style-name="Default_1">
            <text:p>2.41</text:p>
          </table:table-cell>
          <table:table-cell office:value-type="float" office:value="-0.01" table:style-name="Default_1">
            <text:p>-0.01</text:p>
          </table:table-cell>
          <table:table-cell office:value-type="float" office:value="9.14" table:style-name="Default_1">
            <text:p>9.14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5000000000001" table:style-name="Default_1">
            <text:p>138.05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5694" table:style-name="Default_1">
            <text:p>35694</text:p>
          </table:table-cell>
          <table:table-cell office:value-type="float" office:value="2.5" table:style-name="Default_1">
            <text:p>2.5</text:p>
          </table:table-cell>
          <table:table-cell office:value-type="float" office:value="0.66" table:style-name="Default_1">
            <text:p>0.66</text:p>
          </table:table-cell>
          <table:table-cell office:value-type="float" office:value="9.35" table:style-name="Default_1">
            <text:p>9.3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5807" table:style-name="Default_1">
            <text:p>35807</text:p>
          </table:table-cell>
          <table:table-cell office:value-type="float" office:value="3.35" table:style-name="Default_1">
            <text:p>3.35</text:p>
          </table:table-cell>
          <table:table-cell office:value-type="float" office:value="-1.1000000000000001" table:style-name="Default_1">
            <text:p>-1.1</text:p>
          </table:table-cell>
          <table:table-cell office:value-type="float" office:value="8.94" table:style-name="Default_1">
            <text:p>8.9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5920" table:style-name="Default_1">
            <text:p>35920</text:p>
          </table:table-cell>
          <table:table-cell office:value-type="float" office:value="2.62" table:style-name="Default_1">
            <text:p>2.62</text:p>
          </table:table-cell>
          <table:table-cell office:value-type="float" office:value="-0.2" table:style-name="Default_1">
            <text:p>-0.2</text:p>
          </table:table-cell>
          <table:table-cell office:value-type="float" office:value="9.68" table:style-name="Default_1">
            <text:p>9.6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6033" table:style-name="Default_1">
            <text:p>36033</text:p>
          </table:table-cell>
          <table:table-cell office:value-type="float" office:value="3.81" table:style-name="Default_1">
            <text:p>3.81</text:p>
          </table:table-cell>
          <table:table-cell office:value-type="float" office:value="-0.34" table:style-name="Default_1">
            <text:p>-0.34</text:p>
          </table:table-cell>
          <table:table-cell office:value-type="float" office:value="6.8" table:style-name="Default_1">
            <text:p>6.8</text:p>
          </table:table-cell>
          <table:table-cell office:value-type="float" office:value="0" table:style-name="Default_1">
            <text:p>0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6147" table:style-name="Default_1">
            <text:p>36147</text:p>
          </table:table-cell>
          <table:table-cell office:value-type="float" office:value="3.16" table:style-name="Default_1">
            <text:p>3.16</text:p>
          </table:table-cell>
          <table:table-cell office:value-type="float" office:value="0.45" table:style-name="Default_1">
            <text:p>0.45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33" table:style-name="Default_1">
            <text:p>31.33</text:p>
          </table:table-cell>
          <table:table-cell table:number-columns-repeated="16373"/>
        </table:table-row>
        <table:table-row table:style-name="ro1">
          <table:table-cell office:value-type="float" office:value="36258" table:style-name="Default_1">
            <text:p>36258</text:p>
          </table:table-cell>
          <table:table-cell office:value-type="float" office:value="2.58" table:style-name="Default_1">
            <text:p>2.58</text:p>
          </table:table-cell>
          <table:table-cell office:value-type="float" office:value="-1.65" table:style-name="Default_1">
            <text:p>-1.65</text:p>
          </table:table-cell>
          <table:table-cell office:value-type="float" office:value="10.08" table:style-name="Default_1">
            <text:p>10.08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6374" table:style-name="Default_1">
            <text:p>36374</text:p>
          </table:table-cell>
          <table:table-cell office:value-type="float" office:value="4.76" table:style-name="Default_1">
            <text:p>4.76</text:p>
          </table:table-cell>
          <table:table-cell office:value-type="float" office:value="-0.75" table:style-name="Default_1">
            <text:p>-0.75</text:p>
          </table:table-cell>
          <table:table-cell office:value-type="float" office:value="6.37" table:style-name="Default_1">
            <text:p>6.37</text:p>
          </table:table-cell>
          <table:table-cell office:value-type="float" office:value="0.02" table:style-name="Default_1">
            <text:p>0.02</text:p>
          </table:table-cell>
          <table:table-cell office:value-type="float" office:value="0.09" table:style-name="Default_1">
            <text:p>0.09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56" table:style-name="Default_1">
            <text:p>24.5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8000000000001" table:style-name="Default_1">
            <text:p>138.08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36487" table:style-name="Default_1">
            <text:p>36487</text:p>
          </table:table-cell>
          <table:table-cell office:value-type="float" office:value="2.64" table:style-name="Default_1">
            <text:p>2.64</text:p>
          </table:table-cell>
          <table:table-cell office:value-type="float" office:value="-0.93" table:style-name="Default_1">
            <text:p>-0.93</text:p>
          </table:table-cell>
          <table:table-cell office:value-type="float" office:value="10.17" table:style-name="Default_1">
            <text:p>10.1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999999999999" table:style-name="Default_1">
            <text:p>138.45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36600" table:style-name="Default_1">
            <text:p>36600</text:p>
          </table:table-cell>
          <table:table-cell office:value-type="float" office:value="3.21" table:style-name="Default_1">
            <text:p>3.21</text:p>
          </table:table-cell>
          <table:table-cell office:value-type="float" office:value="-0.83" table:style-name="Default_1">
            <text:p>-0.83</text:p>
          </table:table-cell>
          <table:table-cell office:value-type="float" office:value="8.58" table:style-name="Default_1">
            <text:p>8.5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36713" table:style-name="Default_1">
            <text:p>36713</text:p>
          </table:table-cell>
          <table:table-cell office:value-type="float" office:value="4.5599999999999996" table:style-name="Default_1">
            <text:p>4.56</text:p>
          </table:table-cell>
          <table:table-cell office:value-type="float" office:value="-0.84" table:style-name="Default_1">
            <text:p>-0.84</text:p>
          </table:table-cell>
          <table:table-cell office:value-type="float" office:value="8.2200000000000006" table:style-name="Default_1">
            <text:p>8.22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6827" table:style-name="Default_1">
            <text:p>36827</text:p>
          </table:table-cell>
          <table:table-cell office:value-type="float" office:value="3.06" table:style-name="Default_1">
            <text:p>3.06</text:p>
          </table:table-cell>
          <table:table-cell office:value-type="float" office:value="0.01" table:style-name="Default_1">
            <text:p>0.01</text:p>
          </table:table-cell>
          <table:table-cell office:value-type="float" office:value="9.02" table:style-name="Default_1">
            <text:p>9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3" table:style-name="Default_1">
            <text:p>31.3</text:p>
          </table:table-cell>
          <table:table-cell table:number-columns-repeated="16373"/>
        </table:table-row>
        <table:table-row table:style-name="ro1">
          <table:table-cell office:value-type="float" office:value="36939" table:style-name="Default_1">
            <text:p>36939</text:p>
          </table:table-cell>
          <table:table-cell office:value-type="float" office:value="2.5" table:style-name="Default_1">
            <text:p>2.5</text:p>
          </table:table-cell>
          <table:table-cell office:value-type="float" office:value="0.42" table:style-name="Default_1">
            <text:p>0.42</text:p>
          </table:table-cell>
          <table:table-cell office:value-type="float" office:value="8.18" table:style-name="Default_1">
            <text:p>8.18</text:p>
          </table:table-cell>
          <table:table-cell office:value-type="float" office:value="0" table:style-name="Default_1">
            <text:p>0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051" table:style-name="Default_1">
            <text:p>37051</text:p>
          </table:table-cell>
          <table:table-cell office:value-type="float" office:value="3.32" table:style-name="Default_1">
            <text:p>3.32</text:p>
          </table:table-cell>
          <table:table-cell office:value-type="float" office:value="1.48" table:style-name="Default_1">
            <text:p>1.48</text:p>
          </table:table-cell>
          <table:table-cell office:value-type="float" office:value="8.59" table:style-name="Default_1">
            <text:p>8.5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3" table:style-name="Default_1">
            <text:p>0.03</text:p>
          </table:table-cell>
          <table:table-cell office:value-type="float" office:value="0" table:style-name="Default_1">
            <text:p>0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2" table:style-name="Default_1">
            <text:p>138.32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164" table:style-name="Default_1">
            <text:p>37164</text:p>
          </table:table-cell>
          <table:table-cell office:value-type="float" office:value="1.98" table:style-name="Default_1">
            <text:p>1.98</text:p>
          </table:table-cell>
          <table:table-cell office:value-type="float" office:value="1.1499999999999999" table:style-name="Default_1">
            <text:p>1.15</text:p>
          </table:table-cell>
          <table:table-cell office:value-type="float" office:value="9.0500000000000007" table:style-name="Default_1">
            <text:p>9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277" table:style-name="Default_1">
            <text:p>37277</text:p>
          </table:table-cell>
          <table:table-cell office:value-type="float" office:value="3.4" table:style-name="Default_1">
            <text:p>3.4</text:p>
          </table:table-cell>
          <table:table-cell office:value-type="float" office:value="0.19" table:style-name="Default_1">
            <text:p>0.19</text:p>
          </table:table-cell>
          <table:table-cell office:value-type="float" office:value="8.84" table:style-name="Default_1">
            <text:p>8.8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389" table:style-name="Default_1">
            <text:p>37389</text:p>
          </table:table-cell>
          <table:table-cell office:value-type="float" office:value="3.44" table:style-name="Default_1">
            <text:p>3.44</text:p>
          </table:table-cell>
          <table:table-cell office:value-type="float" office:value="0.3" table:style-name="Default_1">
            <text:p>0.3</text:p>
          </table:table-cell>
          <table:table-cell office:value-type="float" office:value="8.84" table:style-name="Default_1">
            <text:p>8.8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501" table:style-name="Default_1">
            <text:p>37501</text:p>
          </table:table-cell>
          <table:table-cell office:value-type="float" office:value="3.37" table:style-name="Default_1">
            <text:p>3.37</text:p>
          </table:table-cell>
          <table:table-cell office:value-type="float" office:value="-0.86" table:style-name="Default_1">
            <text:p>-0.86</text:p>
          </table:table-cell>
          <table:table-cell office:value-type="float" office:value="8.2799999999999994" table:style-name="Default_1">
            <text:p>8.28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7000000000001" table:style-name="Default_1">
            <text:p>138.27</text:p>
          </table:table-cell>
          <table:table-cell office:value-type="float" office:value="31.36" table:style-name="Default_1">
            <text:p>31.36</text:p>
          </table:table-cell>
          <table:table-cell table:number-columns-repeated="16373"/>
        </table:table-row>
        <table:table-row table:style-name="ro1">
          <table:table-cell office:value-type="float" office:value="37616" table:style-name="Default_1">
            <text:p>37616</text:p>
          </table:table-cell>
          <table:table-cell office:value-type="float" office:value="3.71" table:style-name="Default_1">
            <text:p>3.71</text:p>
          </table:table-cell>
          <table:table-cell office:value-type="float" office:value="-1.24" table:style-name="Default_1">
            <text:p>-1.24</text:p>
          </table:table-cell>
          <table:table-cell office:value-type="float" office:value="7.29" table:style-name="Default_1">
            <text:p>7.29</text:p>
          </table:table-cell>
          <table:table-cell office:value-type="float" office:value="0" table:style-name="Default_1">
            <text:p>0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729" table:style-name="Default_1">
            <text:p>37729</text:p>
          </table:table-cell>
          <table:table-cell office:value-type="float" office:value="2.8" table:style-name="Default_1">
            <text:p>2.8</text:p>
          </table:table-cell>
          <table:table-cell office:value-type="float" office:value="1.43" table:style-name="Default_1">
            <text:p>1.43</text:p>
          </table:table-cell>
          <table:table-cell office:value-type="float" office:value="8.0299999999999994" table:style-name="Default_1">
            <text:p>8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841" table:style-name="Default_1">
            <text:p>37841</text:p>
          </table:table-cell>
          <table:table-cell office:value-type="float" office:value="2.8" table:style-name="Default_1">
            <text:p>2.8</text:p>
          </table:table-cell>
          <table:table-cell office:value-type="float" office:value="-0.35" table:style-name="Default_1">
            <text:p>-0.35</text:p>
          </table:table-cell>
          <table:table-cell office:value-type="float" office:value="9.16" table:style-name="Default_1">
            <text:p>9.1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7954" table:style-name="Default_1">
            <text:p>37954</text:p>
          </table:table-cell>
          <table:table-cell office:value-type="float" office:value="3.14" table:style-name="Default_1">
            <text:p>3.14</text:p>
          </table:table-cell>
          <table:table-cell office:value-type="float" office:value="-1.58" table:style-name="Default_1">
            <text:p>-1.58</text:p>
          </table:table-cell>
          <table:table-cell office:value-type="float" office:value="9.1300000000000008" table:style-name="Default_1">
            <text:p>9.13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8069" table:style-name="Default_1">
            <text:p>38069</text:p>
          </table:table-cell>
          <table:table-cell office:value-type="float" office:value="4.0599999999999996" table:style-name="Default_1">
            <text:p>4.06</text:p>
          </table:table-cell>
          <table:table-cell office:value-type="float" office:value="-0.51" table:style-name="Default_1">
            <text:p>-0.51</text:p>
          </table:table-cell>
          <table:table-cell office:value-type="float" office:value="6.71" table:style-name="Default_1">
            <text:p>6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8181" table:style-name="Default_1">
            <text:p>38181</text:p>
          </table:table-cell>
          <table:table-cell office:value-type="float" office:value="2.2999999999999998" table:style-name="Default_1">
            <text:p>2.3</text:p>
          </table:table-cell>
          <table:table-cell office:value-type="float" office:value="1.1000000000000001" table:style-name="Default_1">
            <text:p>1.1</text:p>
          </table:table-cell>
          <table:table-cell office:value-type="float" office:value="10.24" table:style-name="Default_1">
            <text:p>10.24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36" table:style-name="Default_1">
            <text:p>31.36</text:p>
          </table:table-cell>
          <table:table-cell table:number-columns-repeated="16373"/>
        </table:table-row>
        <table:table-row table:style-name="ro1">
          <table:table-cell office:value-type="float" office:value="38296" table:style-name="Default_1">
            <text:p>38296</text:p>
          </table:table-cell>
          <table:table-cell office:value-type="float" office:value="3.85" table:style-name="Default_1">
            <text:p>3.85</text:p>
          </table:table-cell>
          <table:table-cell office:value-type="float" office:value="-1.21" table:style-name="Default_1">
            <text:p>-1.21</text:p>
          </table:table-cell>
          <table:table-cell office:value-type="float" office:value="7.65" table:style-name="Default_1">
            <text:p>7.65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7" table:style-name="Default_1">
            <text:p>24.5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8408" table:style-name="Default_1">
            <text:p>38408</text:p>
          </table:table-cell>
          <table:table-cell office:value-type="float" office:value="2.9" table:style-name="Default_1">
            <text:p>2.9</text:p>
          </table:table-cell>
          <table:table-cell office:value-type="float" office:value="-0.08" table:style-name="Default_1">
            <text:p>-0.08</text:p>
          </table:table-cell>
          <table:table-cell office:value-type="float" office:value="9.4499999999999993" table:style-name="Default_1">
            <text:p>9.4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8521" table:style-name="Default_1">
            <text:p>38521</text:p>
          </table:table-cell>
          <table:table-cell office:value-type="float" office:value="3.65" table:style-name="Default_1">
            <text:p>3.65</text:p>
          </table:table-cell>
          <table:table-cell office:value-type="float" office:value="-1.02" table:style-name="Default_1">
            <text:p>-1.02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8634" table:style-name="Default_1">
            <text:p>38634</text:p>
          </table:table-cell>
          <table:table-cell office:value-type="float" office:value="3.35" table:style-name="Default_1">
            <text:p>3.35</text:p>
          </table:table-cell>
          <table:table-cell office:value-type="float" office:value="-0.81" table:style-name="Default_1">
            <text:p>-0.81</text:p>
          </table:table-cell>
          <table:table-cell office:value-type="float" office:value="8.49" table:style-name="Default_1">
            <text:p>8.49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8748" table:style-name="Default_1">
            <text:p>38748</text:p>
          </table:table-cell>
          <table:table-cell office:value-type="float" office:value="3.13" table:style-name="Default_1">
            <text:p>3.13</text:p>
          </table:table-cell>
          <table:table-cell office:value-type="float" office:value="-0.33" table:style-name="Default_1">
            <text:p>-0.33</text:p>
          </table:table-cell>
          <table:table-cell office:value-type="float" office:value="8.4" table:style-name="Default_1">
            <text:p>8.4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8860" table:style-name="Default_1">
            <text:p>38860</text:p>
          </table:table-cell>
          <table:table-cell office:value-type="float" office:value="2.68" table:style-name="Default_1">
            <text:p>2.68</text:p>
          </table:table-cell>
          <table:table-cell office:value-type="float" office:value="0.26" table:style-name="Default_1">
            <text:p>0.26</text:p>
          </table:table-cell>
          <table:table-cell office:value-type="float" office:value="8.2100000000000009" table:style-name="Default_1">
            <text:p>8.21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38973" table:style-name="Default_1">
            <text:p>38973</text:p>
          </table:table-cell>
          <table:table-cell office:value-type="float" office:value="2.72" table:style-name="Default_1">
            <text:p>2.72</text:p>
          </table:table-cell>
          <table:table-cell office:value-type="float" office:value="0.33" table:style-name="Default_1">
            <text:p>0.33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39085" table:style-name="Default_1">
            <text:p>39085</text:p>
          </table:table-cell>
          <table:table-cell office:value-type="float" office:value="3.67" table:style-name="Default_1">
            <text:p>3.67</text:p>
          </table:table-cell>
          <table:table-cell office:value-type="float" office:value="0.81" table:style-name="Default_1">
            <text:p>0.81</text:p>
          </table:table-cell>
          <table:table-cell office:value-type="float" office:value="7.75" table:style-name="Default_1">
            <text:p>7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39197" table:style-name="Default_1">
            <text:p>39197</text:p>
          </table:table-cell>
          <table:table-cell office:value-type="float" office:value="3.77" table:style-name="Default_1">
            <text:p>3.77</text:p>
          </table:table-cell>
          <table:table-cell office:value-type="float" office:value="0.28999999999999998" table:style-name="Default_1">
            <text:p>0.29</text:p>
          </table:table-cell>
          <table:table-cell office:value-type="float" office:value="7.52" table:style-name="Default_1">
            <text:p>7.5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999999999999" table:style-name="Default_1">
            <text:p>138.17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39310" table:style-name="Default_1">
            <text:p>39310</text:p>
          </table:table-cell>
          <table:table-cell office:value-type="float" office:value="2.63" table:style-name="Default_1">
            <text:p>2.63</text:p>
          </table:table-cell>
          <table:table-cell office:value-type="float" office:value="2.04" table:style-name="Default_1">
            <text:p>2.04</text:p>
          </table:table-cell>
          <table:table-cell office:value-type="float" office:value="10.220000000000001" table:style-name="Default_1">
            <text:p>10.2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39424" table:style-name="Default_1">
            <text:p>39424</text:p>
          </table:table-cell>
          <table:table-cell office:value-type="float" office:value="3.31" table:style-name="Default_1">
            <text:p>3.31</text:p>
          </table:table-cell>
          <table:table-cell office:value-type="float" office:value="0.56000000000000005" table:style-name="Default_1">
            <text:p>0.56</text:p>
          </table:table-cell>
          <table:table-cell office:value-type="float" office:value="8.57" table:style-name="Default_1">
            <text:p>8.57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59" table:style-name="Default_1">
            <text:p>138.59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39535" table:style-name="Default_1">
            <text:p>39535</text:p>
          </table:table-cell>
          <table:table-cell office:value-type="float" office:value="3.68" table:style-name="Default_1">
            <text:p>3.68</text:p>
          </table:table-cell>
          <table:table-cell office:value-type="float" office:value="1.04" table:style-name="Default_1">
            <text:p>1.04</text:p>
          </table:table-cell>
          <table:table-cell office:value-type="float" office:value="7.66" table:style-name="Default_1">
            <text:p>7.66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39648" table:style-name="Default_1">
            <text:p>39648</text:p>
          </table:table-cell>
          <table:table-cell office:value-type="float" office:value="3.42" table:style-name="Default_1">
            <text:p>3.42</text:p>
          </table:table-cell>
          <table:table-cell office:value-type="float" office:value="0.28999999999999998" table:style-name="Default_1">
            <text:p>0.29</text:p>
          </table:table-cell>
          <table:table-cell office:value-type="float" office:value="7.2" table:style-name="Default_1">
            <text:p>7.2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39760" table:style-name="Default_1">
            <text:p>39760</text:p>
          </table:table-cell>
          <table:table-cell office:value-type="float" office:value="3.51" table:style-name="Default_1">
            <text:p>3.51</text:p>
          </table:table-cell>
          <table:table-cell office:value-type="float" office:value="-0.89" table:style-name="Default_1">
            <text:p>-0.89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39873" table:style-name="Default_1">
            <text:p>39873</text:p>
          </table:table-cell>
          <table:table-cell office:value-type="float" office:value="3.45" table:style-name="Default_1">
            <text:p>3.45</text:p>
          </table:table-cell>
          <table:table-cell office:value-type="float" office:value="-1.04" table:style-name="Default_1">
            <text:p>-1.04</text:p>
          </table:table-cell>
          <table:table-cell office:value-type="float" office:value="9.81" table:style-name="Default_1">
            <text:p>9.8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" table:style-name="Default_1">
            <text:p>138.41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39987" table:style-name="Default_1">
            <text:p>39987</text:p>
          </table:table-cell>
          <table:table-cell office:value-type="float" office:value="3.54" table:style-name="Default_1">
            <text:p>3.54</text:p>
          </table:table-cell>
          <table:table-cell office:value-type="float" office:value="1.38" table:style-name="Default_1">
            <text:p>1.38</text:p>
          </table:table-cell>
          <table:table-cell office:value-type="float" office:value="9.08" table:style-name="Default_1">
            <text:p>9.0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59" table:style-name="Default_1">
            <text:p>138.59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40099" table:style-name="Default_1">
            <text:p>40099</text:p>
          </table:table-cell>
          <table:table-cell office:value-type="float" office:value="4.38" table:style-name="Default_1">
            <text:p>4.38</text:p>
          </table:table-cell>
          <table:table-cell office:value-type="float" office:value="-2.0699999999999998" table:style-name="Default_1">
            <text:p>-2.07</text:p>
          </table:table-cell>
          <table:table-cell office:value-type="float" office:value="7.68" table:style-name="Default_1">
            <text:p>7.68</text:p>
          </table:table-cell>
          <table:table-cell office:value-type="float" office:value="0.01" table:style-name="Default_1">
            <text:p>0.01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0211" table:style-name="Default_1">
            <text:p>40211</text:p>
          </table:table-cell>
          <table:table-cell office:value-type="float" office:value="2.67" table:style-name="Default_1">
            <text:p>2.67</text:p>
          </table:table-cell>
          <table:table-cell office:value-type="float" office:value="-0.15" table:style-name="Default_1">
            <text:p>-0.15</text:p>
          </table:table-cell>
          <table:table-cell office:value-type="float" office:value="9.18" table:style-name="Default_1">
            <text:p>9.1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40325" table:style-name="Default_1">
            <text:p>40325</text:p>
          </table:table-cell>
          <table:table-cell office:value-type="float" office:value="3.28" table:style-name="Default_1">
            <text:p>3.28</text:p>
          </table:table-cell>
          <table:table-cell office:value-type="float" office:value="-2.08" table:style-name="Default_1">
            <text:p>-2.08</text:p>
          </table:table-cell>
          <table:table-cell office:value-type="float" office:value="8.3000000000000007" table:style-name="Default_1">
            <text:p>8.3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8" table:style-name="Default_1">
            <text:p>24.5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40437" table:style-name="Default_1">
            <text:p>40437</text:p>
          </table:table-cell>
          <table:table-cell office:value-type="float" office:value="3.49" table:style-name="Default_1">
            <text:p>3.49</text:p>
          </table:table-cell>
          <table:table-cell office:value-type="float" office:value="-3.54" table:style-name="Default_1">
            <text:p>-3.54</text:p>
          </table:table-cell>
          <table:table-cell office:value-type="float" office:value="8.16" table:style-name="Default_1">
            <text:p>8.16</text:p>
          </table:table-cell>
          <table:table-cell office:value-type="float" office:value="0" table:style-name="Default_1">
            <text:p>0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40550" table:style-name="Default_1">
            <text:p>40550</text:p>
          </table:table-cell>
          <table:table-cell office:value-type="float" office:value="2.78" table:style-name="Default_1">
            <text:p>2.78</text:p>
          </table:table-cell>
          <table:table-cell office:value-type="float" office:value="0.56999999999999995" table:style-name="Default_1">
            <text:p>0.57</text:p>
          </table:table-cell>
          <table:table-cell office:value-type="float" office:value="9.4499999999999993" table:style-name="Default_1">
            <text:p>9.45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" table:style-name="Default_1">
            <text:p>138.5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0663" table:style-name="Default_1">
            <text:p>40663</text:p>
          </table:table-cell>
          <table:table-cell office:value-type="float" office:value="4.07" table:style-name="Default_1">
            <text:p>4.07</text:p>
          </table:table-cell>
          <table:table-cell office:value-type="float" office:value="1.82" table:style-name="Default_1">
            <text:p>1.82</text:p>
          </table:table-cell>
          <table:table-cell office:value-type="float" office:value="7.66" table:style-name="Default_1">
            <text:p>7.66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0775" table:style-name="Default_1">
            <text:p>40775</text:p>
          </table:table-cell>
          <table:table-cell office:value-type="float" office:value="3.72" table:style-name="Default_1">
            <text:p>3.72</text:p>
          </table:table-cell>
          <table:table-cell office:value-type="float" office:value="1.72" table:style-name="Default_1">
            <text:p>1.72</text:p>
          </table:table-cell>
          <table:table-cell office:value-type="float" office:value="7.48" table:style-name="Default_1">
            <text:p>7.48</text:p>
          </table:table-cell>
          <table:table-cell office:value-type="float" office:value="0.01" table:style-name="Default_1">
            <text:p>0.01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0888" table:style-name="Default_1">
            <text:p>40888</text:p>
          </table:table-cell>
          <table:table-cell office:value-type="float" office:value="3.36" table:style-name="Default_1">
            <text:p>3.36</text:p>
          </table:table-cell>
          <table:table-cell office:value-type="float" office:value="-2.25" table:style-name="Default_1">
            <text:p>-2.25</text:p>
          </table:table-cell>
          <table:table-cell office:value-type="float" office:value="7.64" table:style-name="Default_1">
            <text:p>7.6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1000" table:style-name="Default_1">
            <text:p>41000</text:p>
          </table:table-cell>
          <table:table-cell office:value-type="float" office:value="2.96" table:style-name="Default_1">
            <text:p>2.96</text:p>
          </table:table-cell>
          <table:table-cell office:value-type="float" office:value="0.12" table:style-name="Default_1">
            <text:p>0.12</text:p>
          </table:table-cell>
          <table:table-cell office:value-type="float" office:value="9.01" table:style-name="Default_1">
            <text:p>9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41113" table:style-name="Default_1">
            <text:p>41113</text:p>
          </table:table-cell>
          <table:table-cell office:value-type="float" office:value="4.25" table:style-name="Default_1">
            <text:p>4.25</text:p>
          </table:table-cell>
          <table:table-cell office:value-type="float" office:value="0.49" table:style-name="Default_1">
            <text:p>0.49</text:p>
          </table:table-cell>
          <table:table-cell office:value-type="float" office:value="7.94" table:style-name="Default_1">
            <text:p>7.9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1226" table:style-name="Default_1">
            <text:p>41226</text:p>
          </table:table-cell>
          <table:table-cell office:value-type="float" office:value="3.21" table:style-name="Default_1">
            <text:p>3.21</text:p>
          </table:table-cell>
          <table:table-cell office:value-type="float" office:value="1.19" table:style-name="Default_1">
            <text:p>1.19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1338" table:style-name="Default_1">
            <text:p>41338</text:p>
          </table:table-cell>
          <table:table-cell office:value-type="float" office:value="2.91" table:style-name="Default_1">
            <text:p>2.91</text:p>
          </table:table-cell>
          <table:table-cell office:value-type="float" office:value="-1.83" table:style-name="Default_1">
            <text:p>-1.83</text:p>
          </table:table-cell>
          <table:table-cell office:value-type="float" office:value="8.59" table:style-name="Default_1">
            <text:p>8.59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9" table:style-name="Default_1">
            <text:p>138.49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1452" table:style-name="Default_1">
            <text:p>41452</text:p>
          </table:table-cell>
          <table:table-cell office:value-type="float" office:value="3.56" table:style-name="Default_1">
            <text:p>3.56</text:p>
          </table:table-cell>
          <table:table-cell office:value-type="float" office:value="0.66" table:style-name="Default_1">
            <text:p>0.66</text:p>
          </table:table-cell>
          <table:table-cell office:value-type="float" office:value="9.16" table:style-name="Default_1">
            <text:p>9.1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2000000000001" table:style-name="Default_1">
            <text:p>138.52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1565" table:style-name="Default_1">
            <text:p>41565</text:p>
          </table:table-cell>
          <table:table-cell office:value-type="float" office:value="2.6" table:style-name="Default_1">
            <text:p>2.6</text:p>
          </table:table-cell>
          <table:table-cell office:value-type="float" office:value="-1.77" table:style-name="Default_1">
            <text:p>-1.77</text:p>
          </table:table-cell>
          <table:table-cell office:value-type="float" office:value="8.76" table:style-name="Default_1">
            <text:p>8.76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1676" table:style-name="Default_1">
            <text:p>41676</text:p>
          </table:table-cell>
          <table:table-cell office:value-type="float" office:value="2.76" table:style-name="Default_1">
            <text:p>2.76</text:p>
          </table:table-cell>
          <table:table-cell office:value-type="float" office:value="-0.38" table:style-name="Default_1">
            <text:p>-0.38</text:p>
          </table:table-cell>
          <table:table-cell office:value-type="float" office:value="9.5" table:style-name="Default_1">
            <text:p>9.5</text:p>
          </table:table-cell>
          <table:table-cell office:value-type="float" office:value="-0.06" table:style-name="Default_1">
            <text:p>-0.06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1790" table:style-name="Default_1">
            <text:p>41790</text:p>
          </table:table-cell>
          <table:table-cell office:value-type="float" office:value="3.39" table:style-name="Default_1">
            <text:p>3.39</text:p>
          </table:table-cell>
          <table:table-cell office:value-type="float" office:value="-0.31" table:style-name="Default_1">
            <text:p>-0.31</text:p>
          </table:table-cell>
          <table:table-cell office:value-type="float" office:value="7.9" table:style-name="Default_1">
            <text:p>7.9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3" table:style-name="Default_1">
            <text:p>138.5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1903" table:style-name="Default_1">
            <text:p>41903</text:p>
          </table:table-cell>
          <table:table-cell office:value-type="float" office:value="3.45" table:style-name="Default_1">
            <text:p>3.45</text:p>
          </table:table-cell>
          <table:table-cell office:value-type="float" office:value="0.89" table:style-name="Default_1">
            <text:p>0.89</text:p>
          </table:table-cell>
          <table:table-cell office:value-type="float" office:value="9.06" table:style-name="Default_1">
            <text:p>9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999999999999" table:style-name="Default_1">
            <text:p>138.17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42015" table:style-name="Default_1">
            <text:p>42015</text:p>
          </table:table-cell>
          <table:table-cell office:value-type="float" office:value="3.33" table:style-name="Default_1">
            <text:p>3.33</text:p>
          </table:table-cell>
          <table:table-cell office:value-type="float" office:value="-1.83" table:style-name="Default_1">
            <text:p>-1.83</text:p>
          </table:table-cell>
          <table:table-cell office:value-type="float" office:value="8.0399999999999991" table:style-name="Default_1">
            <text:p>8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128" table:style-name="Default_1">
            <text:p>42128</text:p>
          </table:table-cell>
          <table:table-cell office:value-type="float" office:value="2.27" table:style-name="Default_1">
            <text:p>2.27</text:p>
          </table:table-cell>
          <table:table-cell office:value-type="float" office:value="1.1599999999999999" table:style-name="Default_1">
            <text:p>1.16</text:p>
          </table:table-cell>
          <table:table-cell office:value-type="float" office:value="10.3" table:style-name="Default_1">
            <text:p>10.3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243" table:style-name="Default_1">
            <text:p>42243</text:p>
          </table:table-cell>
          <table:table-cell office:value-type="float" office:value="2.23" table:style-name="Default_1">
            <text:p>2.23</text:p>
          </table:table-cell>
          <table:table-cell office:value-type="float" office:value="1.4" table:style-name="Default_1">
            <text:p>1.4</text:p>
          </table:table-cell>
          <table:table-cell office:value-type="float" office:value="9.67" table:style-name="Default_1">
            <text:p>9.67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355" table:style-name="Default_1">
            <text:p>42355</text:p>
          </table:table-cell>
          <table:table-cell office:value-type="float" office:value="2.52" table:style-name="Default_1">
            <text:p>2.52</text:p>
          </table:table-cell>
          <table:table-cell office:value-type="float" office:value="1.63" table:style-name="Default_1">
            <text:p>1.63</text:p>
          </table:table-cell>
          <table:table-cell office:value-type="float" office:value="10.98" table:style-name="Default_1">
            <text:p>10.98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468" table:style-name="Default_1">
            <text:p>42468</text:p>
          </table:table-cell>
          <table:table-cell office:value-type="float" office:value="2.04" table:style-name="Default_1">
            <text:p>2.04</text:p>
          </table:table-cell>
          <table:table-cell office:value-type="float" office:value="0.51" table:style-name="Default_1">
            <text:p>0.51</text:p>
          </table:table-cell>
          <table:table-cell office:value-type="float" office:value="11.15" table:style-name="Default_1">
            <text:p>11.15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582" table:style-name="Default_1">
            <text:p>42582</text:p>
          </table:table-cell>
          <table:table-cell office:value-type="float" office:value="2.46" table:style-name="Default_1">
            <text:p>2.46</text:p>
          </table:table-cell>
          <table:table-cell office:value-type="float" office:value="0.96" table:style-name="Default_1">
            <text:p>0.96</text:p>
          </table:table-cell>
          <table:table-cell office:value-type="float" office:value="8.56" table:style-name="Default_1">
            <text:p>8.5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2693" table:style-name="Default_1">
            <text:p>42693</text:p>
          </table:table-cell>
          <table:table-cell office:value-type="float" office:value="3.82" table:style-name="Default_1">
            <text:p>3.82</text:p>
          </table:table-cell>
          <table:table-cell office:value-type="float" office:value="0.52" table:style-name="Default_1">
            <text:p>0.52</text:p>
          </table:table-cell>
          <table:table-cell office:value-type="float" office:value="9.4499999999999993" table:style-name="Default_1">
            <text:p>9.4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806" table:style-name="Default_1">
            <text:p>42806</text:p>
          </table:table-cell>
          <table:table-cell office:value-type="float" office:value="4.17" table:style-name="Default_1">
            <text:p>4.17</text:p>
          </table:table-cell>
          <table:table-cell office:value-type="float" office:value="-2.2599999999999998" table:style-name="Default_1">
            <text:p>-2.26</text:p>
          </table:table-cell>
          <table:table-cell office:value-type="float" office:value="8.4" table:style-name="Default_1">
            <text:p>8.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2919" table:style-name="Default_1">
            <text:p>42919</text:p>
          </table:table-cell>
          <table:table-cell office:value-type="float" office:value="2.5499999999999998" table:style-name="Default_1">
            <text:p>2.55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033" table:style-name="Default_1">
            <text:p>43033</text:p>
          </table:table-cell>
          <table:table-cell office:value-type="float" office:value="3.51" table:style-name="Default_1">
            <text:p>3.51</text:p>
          </table:table-cell>
          <table:table-cell office:value-type="float" office:value="-0.15" table:style-name="Default_1">
            <text:p>-0.15</text:p>
          </table:table-cell>
          <table:table-cell office:value-type="float" office:value="8.41" table:style-name="Default_1">
            <text:p>8.41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146" table:style-name="Default_1">
            <text:p>43146</text:p>
          </table:table-cell>
          <table:table-cell office:value-type="float" office:value="1.96" table:style-name="Default_1">
            <text:p>1.96</text:p>
          </table:table-cell>
          <table:table-cell office:value-type="float" office:value="1" table:style-name="Default_1">
            <text:p>1</text:p>
          </table:table-cell>
          <table:table-cell office:value-type="float" office:value="11" table:style-name="Default_1">
            <text:p>11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5" table:style-name="Default_1">
            <text:p>138.35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3258" table:style-name="Default_1">
            <text:p>43258</text:p>
          </table:table-cell>
          <table:table-cell office:value-type="float" office:value="2.61" table:style-name="Default_1">
            <text:p>2.61</text:p>
          </table:table-cell>
          <table:table-cell office:value-type="float" office:value="1.98" table:style-name="Default_1">
            <text:p>1.98</text:p>
          </table:table-cell>
          <table:table-cell office:value-type="float" office:value="9.7899999999999991" table:style-name="Default_1">
            <text:p>9.7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999999999999" table:style-name="Default_1">
            <text:p>138.45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43372" table:style-name="Default_1">
            <text:p>43372</text:p>
          </table:table-cell>
          <table:table-cell office:value-type="float" office:value="3.69" table:style-name="Default_1">
            <text:p>3.69</text:p>
          </table:table-cell>
          <table:table-cell office:value-type="float" office:value="0.68" table:style-name="Default_1">
            <text:p>0.68</text:p>
          </table:table-cell>
          <table:table-cell office:value-type="float" office:value="10.15" table:style-name="Default_1">
            <text:p>10.15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59" table:style-name="Default_1">
            <text:p>24.5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485" table:style-name="Default_1">
            <text:p>43485</text:p>
          </table:table-cell>
          <table:table-cell office:value-type="float" office:value="3.68" table:style-name="Default_1">
            <text:p>3.68</text:p>
          </table:table-cell>
          <table:table-cell office:value-type="float" office:value="-0.44" table:style-name="Default_1">
            <text:p>-0.44</text:p>
          </table:table-cell>
          <table:table-cell office:value-type="float" office:value="8.99" table:style-name="Default_1">
            <text:p>8.9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597" table:style-name="Default_1">
            <text:p>43597</text:p>
          </table:table-cell>
          <table:table-cell office:value-type="float" office:value="3.84" table:style-name="Default_1">
            <text:p>3.84</text:p>
          </table:table-cell>
          <table:table-cell office:value-type="float" office:value="-3.48" table:style-name="Default_1">
            <text:p>-3.48</text:p>
          </table:table-cell>
          <table:table-cell office:value-type="float" office:value="5.94" table:style-name="Default_1">
            <text:p>5.94</text:p>
          </table:table-cell>
          <table:table-cell office:value-type="float" office:value="0.01" table:style-name="Default_1">
            <text:p>0.01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710" table:style-name="Default_1">
            <text:p>43710</text:p>
          </table:table-cell>
          <table:table-cell office:value-type="float" office:value="2.91" table:style-name="Default_1">
            <text:p>2.91</text:p>
          </table:table-cell>
          <table:table-cell office:value-type="float" office:value="2.09" table:style-name="Default_1">
            <text:p>2.09</text:p>
          </table:table-cell>
          <table:table-cell office:value-type="float" office:value="8.83" table:style-name="Default_1">
            <text:p>8.83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823" table:style-name="Default_1">
            <text:p>43823</text:p>
          </table:table-cell>
          <table:table-cell office:value-type="float" office:value="3.55" table:style-name="Default_1">
            <text:p>3.55</text:p>
          </table:table-cell>
          <table:table-cell office:value-type="float" office:value="-0.57999999999999996" table:style-name="Default_1">
            <text:p>-0.58</text:p>
          </table:table-cell>
          <table:table-cell office:value-type="float" office:value="9.52" table:style-name="Default_1">
            <text:p>9.5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3935" table:style-name="Default_1">
            <text:p>43935</text:p>
          </table:table-cell>
          <table:table-cell office:value-type="float" office:value="3.67" table:style-name="Default_1">
            <text:p>3.67</text:p>
          </table:table-cell>
          <table:table-cell office:value-type="float" office:value="-1.17" table:style-name="Default_1">
            <text:p>-1.17</text:p>
          </table:table-cell>
          <table:table-cell office:value-type="float" office:value="8.14" table:style-name="Default_1">
            <text:p>8.14</text:p>
          </table:table-cell>
          <table:table-cell office:value-type="float" office:value="0.01" table:style-name="Default_1">
            <text:p>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44048" table:style-name="Default_1">
            <text:p>44048</text:p>
          </table:table-cell>
          <table:table-cell office:value-type="float" office:value="2.2999999999999998" table:style-name="Default_1">
            <text:p>2.3</text:p>
          </table:table-cell>
          <table:table-cell office:value-type="float" office:value="3.86" table:style-name="Default_1">
            <text:p>3.86</text:p>
          </table:table-cell>
          <table:table-cell office:value-type="float" office:value="9.81" table:style-name="Default_1">
            <text:p>9.81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999999999999" table:style-name="Default_1">
            <text:p>138.17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4161" table:style-name="Default_1">
            <text:p>44161</text:p>
          </table:table-cell>
          <table:table-cell office:value-type="float" office:value="3.21" table:style-name="Default_1">
            <text:p>3.21</text:p>
          </table:table-cell>
          <table:table-cell office:value-type="float" office:value="-1.1499999999999999" table:style-name="Default_1">
            <text:p>-1.15</text:p>
          </table:table-cell>
          <table:table-cell office:value-type="float" office:value="7.5" table:style-name="Default_1">
            <text:p>7.5</text:p>
          </table:table-cell>
          <table:table-cell office:value-type="float" office:value="0.01" table:style-name="Default_1">
            <text:p>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4273" table:style-name="Default_1">
            <text:p>44273</text:p>
          </table:table-cell>
          <table:table-cell office:value-type="float" office:value="3.81" table:style-name="Default_1">
            <text:p>3.81</text:p>
          </table:table-cell>
          <table:table-cell office:value-type="float" office:value="0.88" table:style-name="Default_1">
            <text:p>0.88</text:p>
          </table:table-cell>
          <table:table-cell office:value-type="float" office:value="9.19" table:style-name="Default_1">
            <text:p>9.1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3" table:style-name="Default_1">
            <text:p>138.53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4386" table:style-name="Default_1">
            <text:p>44386</text:p>
          </table:table-cell>
          <table:table-cell office:value-type="float" office:value="3.6" table:style-name="Default_1">
            <text:p>3.6</text:p>
          </table:table-cell>
          <table:table-cell office:value-type="float" office:value="-1.5" table:style-name="Default_1">
            <text:p>-1.5</text:p>
          </table:table-cell>
          <table:table-cell office:value-type="float" office:value="7.71" table:style-name="Default_1">
            <text:p>7.71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4497" table:style-name="Default_1">
            <text:p>44497</text:p>
          </table:table-cell>
          <table:table-cell office:value-type="float" office:value="2.91" table:style-name="Default_1">
            <text:p>2.91</text:p>
          </table:table-cell>
          <table:table-cell office:value-type="float" office:value="0.88" table:style-name="Default_1">
            <text:p>0.88</text:p>
          </table:table-cell>
          <table:table-cell office:value-type="float" office:value="9.89" table:style-name="Default_1">
            <text:p>9.89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4611" table:style-name="Default_1">
            <text:p>44611</text:p>
          </table:table-cell>
          <table:table-cell office:value-type="float" office:value="2.6" table:style-name="Default_1">
            <text:p>2.6</text:p>
          </table:table-cell>
          <table:table-cell office:value-type="float" office:value="-1.03" table:style-name="Default_1">
            <text:p>-1.03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44724" table:style-name="Default_1">
            <text:p>44724</text:p>
          </table:table-cell>
          <table:table-cell office:value-type="float" office:value="3.17" table:style-name="Default_1">
            <text:p>3.17</text:p>
          </table:table-cell>
          <table:table-cell office:value-type="float" office:value="-1.29" table:style-name="Default_1">
            <text:p>-1.29</text:p>
          </table:table-cell>
          <table:table-cell office:value-type="float" office:value="9.06" table:style-name="Default_1">
            <text:p>9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4837" table:style-name="Default_1">
            <text:p>44837</text:p>
          </table:table-cell>
          <table:table-cell office:value-type="float" office:value="3.14" table:style-name="Default_1">
            <text:p>3.14</text:p>
          </table:table-cell>
          <table:table-cell office:value-type="float" office:value="0.09" table:style-name="Default_1">
            <text:p>0.09</text:p>
          </table:table-cell>
          <table:table-cell office:value-type="float" office:value="8.57" table:style-name="Default_1">
            <text:p>8.57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44949" table:style-name="Default_1">
            <text:p>44949</text:p>
          </table:table-cell>
          <table:table-cell office:value-type="float" office:value="2.71" table:style-name="Default_1">
            <text:p>2.71</text:p>
          </table:table-cell>
          <table:table-cell office:value-type="float" office:value="0.61" table:style-name="Default_1">
            <text:p>0.61</text:p>
          </table:table-cell>
          <table:table-cell office:value-type="float" office:value="10.24" table:style-name="Default_1">
            <text:p>10.2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" table:style-name="Default_1">
            <text:p>24.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063" table:style-name="Default_1">
            <text:p>45063</text:p>
          </table:table-cell>
          <table:table-cell office:value-type="float" office:value="3.43" table:style-name="Default_1">
            <text:p>3.43</text:p>
          </table:table-cell>
          <table:table-cell office:value-type="float" office:value="-0.7" table:style-name="Default_1">
            <text:p>-0.7</text:p>
          </table:table-cell>
          <table:table-cell office:value-type="float" office:value="8.0399999999999991" table:style-name="Default_1">
            <text:p>8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175" table:style-name="Default_1">
            <text:p>45175</text:p>
          </table:table-cell>
          <table:table-cell office:value-type="float" office:value="3.5" table:style-name="Default_1">
            <text:p>3.5</text:p>
          </table:table-cell>
          <table:table-cell office:value-type="float" office:value="-1.21" table:style-name="Default_1">
            <text:p>-1.2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290" table:style-name="Default_1">
            <text:p>45290</text:p>
          </table:table-cell>
          <table:table-cell office:value-type="float" office:value="3.71" table:style-name="Default_1">
            <text:p>3.71</text:p>
          </table:table-cell>
          <table:table-cell office:value-type="float" office:value="-1.98" table:style-name="Default_1">
            <text:p>-1.98</text:p>
          </table:table-cell>
          <table:table-cell office:value-type="float" office:value="7.08" table:style-name="Default_1">
            <text:p>7.08</text:p>
          </table:table-cell>
          <table:table-cell office:value-type="float" office:value="0" table:style-name="Default_1">
            <text:p>0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5402" table:style-name="Default_1">
            <text:p>45402</text:p>
          </table:table-cell>
          <table:table-cell office:value-type="float" office:value="3.7" table:style-name="Default_1">
            <text:p>3.7</text:p>
          </table:table-cell>
          <table:table-cell office:value-type="float" office:value="-1.07" table:style-name="Default_1">
            <text:p>-1.07</text:p>
          </table:table-cell>
          <table:table-cell office:value-type="float" office:value="8.48" table:style-name="Default_1">
            <text:p>8.4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0" table:style-name="Default_1">
            <text:p>0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515" table:style-name="Default_1">
            <text:p>45515</text:p>
          </table:table-cell>
          <table:table-cell office:value-type="float" office:value="2.95" table:style-name="Default_1">
            <text:p>2.95</text:p>
          </table:table-cell>
          <table:table-cell office:value-type="float" office:value="-0.57999999999999996" table:style-name="Default_1">
            <text:p>-0.58</text:p>
          </table:table-cell>
          <table:table-cell office:value-type="float" office:value="10.210000000000001" table:style-name="Default_1">
            <text:p>10.21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628" table:style-name="Default_1">
            <text:p>45628</text:p>
          </table:table-cell>
          <table:table-cell office:value-type="float" office:value="3.7" table:style-name="Default_1">
            <text:p>3.7</text:p>
          </table:table-cell>
          <table:table-cell office:value-type="float" office:value="-0.9" table:style-name="Default_1">
            <text:p>-0.9</text:p>
          </table:table-cell>
          <table:table-cell office:value-type="float" office:value="8.9" table:style-name="Default_1">
            <text:p>8.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742" table:style-name="Default_1">
            <text:p>45742</text:p>
          </table:table-cell>
          <table:table-cell office:value-type="float" office:value="3.29" table:style-name="Default_1">
            <text:p>3.29</text:p>
          </table:table-cell>
          <table:table-cell office:value-type="float" office:value="1.59" table:style-name="Default_1">
            <text:p>1.59</text:p>
          </table:table-cell>
          <table:table-cell office:value-type="float" office:value="9.33" table:style-name="Default_1">
            <text:p>9.3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853" table:style-name="Default_1">
            <text:p>45853</text:p>
          </table:table-cell>
          <table:table-cell office:value-type="float" office:value="2.75" table:style-name="Default_1">
            <text:p>2.75</text:p>
          </table:table-cell>
          <table:table-cell office:value-type="float" office:value="1.52" table:style-name="Default_1">
            <text:p>1.52</text:p>
          </table:table-cell>
          <table:table-cell office:value-type="float" office:value="9.2799999999999994" table:style-name="Default_1">
            <text:p>9.28</text:p>
          </table:table-cell>
          <table:table-cell office:value-type="float" office:value="0" table:style-name="Default_1">
            <text:p>0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999999999999" table:style-name="Default_1">
            <text:p>138.14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5966" table:style-name="Default_1">
            <text:p>45966</text:p>
          </table:table-cell>
          <table:table-cell office:value-type="float" office:value="2.71" table:style-name="Default_1">
            <text:p>2.71</text:p>
          </table:table-cell>
          <table:table-cell office:value-type="float" office:value="1.65" table:style-name="Default_1">
            <text:p>1.65</text:p>
          </table:table-cell>
          <table:table-cell office:value-type="float" office:value="8.25" table:style-name="Default_1">
            <text:p>8.25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080" table:style-name="Default_1">
            <text:p>46080</text:p>
          </table:table-cell>
          <table:table-cell office:value-type="float" office:value="2.6" table:style-name="Default_1">
            <text:p>2.6</text:p>
          </table:table-cell>
          <table:table-cell office:value-type="float" office:value="1.41" table:style-name="Default_1">
            <text:p>1.41</text:p>
          </table:table-cell>
          <table:table-cell office:value-type="float" office:value="9.99" table:style-name="Default_1">
            <text:p>9.99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46192" table:style-name="Default_1">
            <text:p>46192</text:p>
          </table:table-cell>
          <table:table-cell office:value-type="float" office:value="3.11" table:style-name="Default_1">
            <text:p>3.11</text:p>
          </table:table-cell>
          <table:table-cell office:value-type="float" office:value="0.16" table:style-name="Default_1">
            <text:p>0.16</text:p>
          </table:table-cell>
          <table:table-cell office:value-type="float" office:value="9.0299999999999994" table:style-name="Default_1">
            <text:p>9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305" table:style-name="Default_1">
            <text:p>46305</text:p>
          </table:table-cell>
          <table:table-cell office:value-type="float" office:value="3.6" table:style-name="Default_1">
            <text:p>3.6</text:p>
          </table:table-cell>
          <table:table-cell office:value-type="float" office:value="-0.17" table:style-name="Default_1">
            <text:p>-0.17</text:p>
          </table:table-cell>
          <table:table-cell office:value-type="float" office:value="9.59" table:style-name="Default_1">
            <text:p>9.59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418" table:style-name="Default_1">
            <text:p>46418</text:p>
          </table:table-cell>
          <table:table-cell office:value-type="float" office:value="3.13" table:style-name="Default_1">
            <text:p>3.13</text:p>
          </table:table-cell>
          <table:table-cell office:value-type="float" office:value="-0.51" table:style-name="Default_1">
            <text:p>-0.51</text:p>
          </table:table-cell>
          <table:table-cell office:value-type="float" office:value="8.4499999999999993" table:style-name="Default_1">
            <text:p>8.4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532" table:style-name="Default_1">
            <text:p>46532</text:p>
          </table:table-cell>
          <table:table-cell office:value-type="float" office:value="3.74" table:style-name="Default_1">
            <text:p>3.74</text:p>
          </table:table-cell>
          <table:table-cell office:value-type="float" office:value="-0.65" table:style-name="Default_1">
            <text:p>-0.65</text:p>
          </table:table-cell>
          <table:table-cell office:value-type="float" office:value="7.83" table:style-name="Default_1">
            <text:p>7.83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644" table:style-name="Default_1">
            <text:p>46644</text:p>
          </table:table-cell>
          <table:table-cell office:value-type="float" office:value="3.4" table:style-name="Default_1">
            <text:p>3.4</text:p>
          </table:table-cell>
          <table:table-cell office:value-type="float" office:value="-2" table:style-name="Default_1">
            <text:p>-2</text:p>
          </table:table-cell>
          <table:table-cell office:value-type="float" office:value="9.16" table:style-name="Default_1">
            <text:p>9.16</text:p>
          </table:table-cell>
          <table:table-cell office:value-type="float" office:value="0" table:style-name="Default_1">
            <text:p>0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46757" table:style-name="Default_1">
            <text:p>46757</text:p>
          </table:table-cell>
          <table:table-cell office:value-type="float" office:value="2.66" table:style-name="Default_1">
            <text:p>2.66</text:p>
          </table:table-cell>
          <table:table-cell office:value-type="float" office:value="-0.41" table:style-name="Default_1">
            <text:p>-0.41</text:p>
          </table:table-cell>
          <table:table-cell office:value-type="float" office:value="9.81" table:style-name="Default_1">
            <text:p>9.8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1" table:style-name="Default_1">
            <text:p>24.61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870" table:style-name="Default_1">
            <text:p>46870</text:p>
          </table:table-cell>
          <table:table-cell office:value-type="float" office:value="3.36" table:style-name="Default_1">
            <text:p>3.36</text:p>
          </table:table-cell>
          <table:table-cell office:value-type="float" office:value="-1.05" table:style-name="Default_1">
            <text:p>-1.05</text:p>
          </table:table-cell>
          <table:table-cell office:value-type="float" office:value="9.08" table:style-name="Default_1">
            <text:p>9.0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4" table:style-name="Default_1">
            <text:p>0.04</text:p>
          </table:table-cell>
          <table:table-cell office:value-type="float" office:value="0" table:style-name="Default_1">
            <text:p>0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6984" table:style-name="Default_1">
            <text:p>46984</text:p>
          </table:table-cell>
          <table:table-cell office:value-type="float" office:value="3.74" table:style-name="Default_1">
            <text:p>3.74</text:p>
          </table:table-cell>
          <table:table-cell office:value-type="float" office:value="-1.1499999999999999" table:style-name="Default_1">
            <text:p>-1.15</text:p>
          </table:table-cell>
          <table:table-cell office:value-type="float" office:value="8.02" table:style-name="Default_1">
            <text:p>8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2" table:style-name="Default_1">
            <text:p>138.32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7096" table:style-name="Default_1">
            <text:p>47096</text:p>
          </table:table-cell>
          <table:table-cell office:value-type="float" office:value="3.27" table:style-name="Default_1">
            <text:p>3.27</text:p>
          </table:table-cell>
          <table:table-cell office:value-type="float" office:value="-0.83" table:style-name="Default_1">
            <text:p>-0.83</text:p>
          </table:table-cell>
          <table:table-cell office:value-type="float" office:value="8.3000000000000007" table:style-name="Default_1">
            <text:p>8.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7209" table:style-name="Default_1">
            <text:p>47209</text:p>
          </table:table-cell>
          <table:table-cell office:value-type="float" office:value="3.59" table:style-name="Default_1">
            <text:p>3.59</text:p>
          </table:table-cell>
          <table:table-cell office:value-type="float" office:value="-0.73" table:style-name="Default_1">
            <text:p>-0.73</text:p>
          </table:table-cell>
          <table:table-cell office:value-type="float" office:value="7.37" table:style-name="Default_1">
            <text:p>7.37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1000000000001" table:style-name="Default_1">
            <text:p>138.11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7323" table:style-name="Default_1">
            <text:p>47323</text:p>
          </table:table-cell>
          <table:table-cell office:value-type="float" office:value="3.37" table:style-name="Default_1">
            <text:p>3.37</text:p>
          </table:table-cell>
          <table:table-cell office:value-type="float" office:value="0.36" table:style-name="Default_1">
            <text:p>0.36</text:p>
          </table:table-cell>
          <table:table-cell office:value-type="float" office:value="8.16" table:style-name="Default_1">
            <text:p>8.1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7435" table:style-name="Default_1">
            <text:p>47435</text:p>
          </table:table-cell>
          <table:table-cell office:value-type="float" office:value="3.18" table:style-name="Default_1">
            <text:p>3.18</text:p>
          </table:table-cell>
          <table:table-cell office:value-type="float" office:value="-0.73" table:style-name="Default_1">
            <text:p>-0.73</text:p>
          </table:table-cell>
          <table:table-cell office:value-type="float" office:value="8.0500000000000007" table:style-name="Default_1">
            <text:p>8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7548" table:style-name="Default_1">
            <text:p>47548</text:p>
          </table:table-cell>
          <table:table-cell office:value-type="float" office:value="3.15" table:style-name="Default_1">
            <text:p>3.15</text:p>
          </table:table-cell>
          <table:table-cell office:value-type="float" office:value="-0.96" table:style-name="Default_1">
            <text:p>-0.96</text:p>
          </table:table-cell>
          <table:table-cell office:value-type="float" office:value="7.77" table:style-name="Default_1">
            <text:p>7.77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7661" table:style-name="Default_1">
            <text:p>47661</text:p>
          </table:table-cell>
          <table:table-cell office:value-type="float" office:value="3.08" table:style-name="Default_1">
            <text:p>3.08</text:p>
          </table:table-cell>
          <table:table-cell office:value-type="float" office:value="-2.2599999999999998" table:style-name="Default_1">
            <text:p>-2.26</text:p>
          </table:table-cell>
          <table:table-cell office:value-type="float" office:value="8.48" table:style-name="Default_1">
            <text:p>8.4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999999999999" table:style-name="Default_1">
            <text:p>138.45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7774" table:style-name="Default_1">
            <text:p>47774</text:p>
          </table:table-cell>
          <table:table-cell office:value-type="float" office:value="3.71" table:style-name="Default_1">
            <text:p>3.71</text:p>
          </table:table-cell>
          <table:table-cell office:value-type="float" office:value="-1.29" table:style-name="Default_1">
            <text:p>-1.29</text:p>
          </table:table-cell>
          <table:table-cell office:value-type="float" office:value="7.71" table:style-name="Default_1">
            <text:p>7.7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47887" table:style-name="Default_1">
            <text:p>47887</text:p>
          </table:table-cell>
          <table:table-cell office:value-type="float" office:value="2.84" table:style-name="Default_1">
            <text:p>2.84</text:p>
          </table:table-cell>
          <table:table-cell office:value-type="float" office:value="1.39" table:style-name="Default_1">
            <text:p>1.39</text:p>
          </table:table-cell>
          <table:table-cell office:value-type="float" office:value="11.18" table:style-name="Default_1">
            <text:p>11.18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8001" table:style-name="Default_1">
            <text:p>48001</text:p>
          </table:table-cell>
          <table:table-cell office:value-type="float" office:value="2.74" table:style-name="Default_1">
            <text:p>2.74</text:p>
          </table:table-cell>
          <table:table-cell office:value-type="float" office:value="0.25" table:style-name="Default_1">
            <text:p>0.25</text:p>
          </table:table-cell>
          <table:table-cell office:value-type="float" office:value="8.5500000000000007" table:style-name="Default_1">
            <text:p>8.55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8113" table:style-name="Default_1">
            <text:p>48113</text:p>
          </table:table-cell>
          <table:table-cell office:value-type="float" office:value="2.71" table:style-name="Default_1">
            <text:p>2.71</text:p>
          </table:table-cell>
          <table:table-cell office:value-type="float" office:value="1.22" table:style-name="Default_1">
            <text:p>1.22</text:p>
          </table:table-cell>
          <table:table-cell office:value-type="float" office:value="9.92" table:style-name="Default_1">
            <text:p>9.92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48225" table:style-name="Default_1">
            <text:p>48225</text:p>
          </table:table-cell>
          <table:table-cell office:value-type="float" office:value="3.63" table:style-name="Default_1">
            <text:p>3.63</text:p>
          </table:table-cell>
          <table:table-cell office:value-type="float" office:value="0.05" table:style-name="Default_1">
            <text:p>0.05</text:p>
          </table:table-cell>
          <table:table-cell office:value-type="float" office:value="8.83" table:style-name="Default_1">
            <text:p>8.8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48337" table:style-name="Default_1">
            <text:p>48337</text:p>
          </table:table-cell>
          <table:table-cell office:value-type="float" office:value="4.46" table:style-name="Default_1">
            <text:p>4.46</text:p>
          </table:table-cell>
          <table:table-cell office:value-type="float" office:value="-1.26" table:style-name="Default_1">
            <text:p>-1.26</text:p>
          </table:table-cell>
          <table:table-cell office:value-type="float" office:value="6.12" table:style-name="Default_1">
            <text:p>6.12</text:p>
          </table:table-cell>
          <table:table-cell office:value-type="float" office:value="0" table:style-name="Default_1">
            <text:p>0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5" table:style-name="Default_1">
            <text:p>138.35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48450" table:style-name="Default_1">
            <text:p>48450</text:p>
          </table:table-cell>
          <table:table-cell office:value-type="float" office:value="2.9" table:style-name="Default_1">
            <text:p>2.9</text:p>
          </table:table-cell>
          <table:table-cell office:value-type="float" office:value="-0.73" table:style-name="Default_1">
            <text:p>-0.73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2" table:style-name="Default_1">
            <text:p>24.62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8563" table:style-name="Default_1">
            <text:p>48563</text:p>
          </table:table-cell>
          <table:table-cell office:value-type="float" office:value="3.61" table:style-name="Default_1">
            <text:p>3.61</text:p>
          </table:table-cell>
          <table:table-cell office:value-type="float" office:value="-1.3" table:style-name="Default_1">
            <text:p>-1.3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8675" table:style-name="Default_1">
            <text:p>48675</text:p>
          </table:table-cell>
          <table:table-cell office:value-type="float" office:value="2.78" table:style-name="Default_1">
            <text:p>2.78</text:p>
          </table:table-cell>
          <table:table-cell office:value-type="float" office:value="2.0499999999999998" table:style-name="Default_1">
            <text:p>2.05</text:p>
          </table:table-cell>
          <table:table-cell office:value-type="float" office:value="9.3800000000000008" table:style-name="Default_1">
            <text:p>9.3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8789" table:style-name="Default_1">
            <text:p>48789</text:p>
          </table:table-cell>
          <table:table-cell office:value-type="float" office:value="3.39" table:style-name="Default_1">
            <text:p>3.39</text:p>
          </table:table-cell>
          <table:table-cell office:value-type="float" office:value="-0.2" table:style-name="Default_1">
            <text:p>-0.2</text:p>
          </table:table-cell>
          <table:table-cell office:value-type="float" office:value="7.76" table:style-name="Default_1">
            <text:p>7.76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8903" table:style-name="Default_1">
            <text:p>48903</text:p>
          </table:table-cell>
          <table:table-cell office:value-type="float" office:value="3.69" table:style-name="Default_1">
            <text:p>3.69</text:p>
          </table:table-cell>
          <table:table-cell office:value-type="float" office:value="0.35" table:style-name="Default_1">
            <text:p>0.35</text:p>
          </table:table-cell>
          <table:table-cell office:value-type="float" office:value="6.89" table:style-name="Default_1">
            <text:p>6.89</text:p>
          </table:table-cell>
          <table:table-cell office:value-type="float" office:value="0" table:style-name="Default_1">
            <text:p>0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49015" table:style-name="Default_1">
            <text:p>49015</text:p>
          </table:table-cell>
          <table:table-cell office:value-type="float" office:value="3.99" table:style-name="Default_1">
            <text:p>3.99</text:p>
          </table:table-cell>
          <table:table-cell office:value-type="float" office:value="-1.17" table:style-name="Default_1">
            <text:p>-1.17</text:p>
          </table:table-cell>
          <table:table-cell office:value-type="float" office:value="9.14" table:style-name="Default_1">
            <text:p>9.14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01" table:style-name="Default_1">
            <text:p>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9128" table:style-name="Default_1">
            <text:p>49128</text:p>
          </table:table-cell>
          <table:table-cell office:value-type="float" office:value="3.92" table:style-name="Default_1">
            <text:p>3.92</text:p>
          </table:table-cell>
          <table:table-cell office:value-type="float" office:value="0.54" table:style-name="Default_1">
            <text:p>0.54</text:p>
          </table:table-cell>
          <table:table-cell office:value-type="float" office:value="7.79" table:style-name="Default_1">
            <text:p>7.7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5" table:style-name="Default_1">
            <text:p>138.35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9240" table:style-name="Default_1">
            <text:p>49240</text:p>
          </table:table-cell>
          <table:table-cell office:value-type="float" office:value="3.38" table:style-name="Default_1">
            <text:p>3.38</text:p>
          </table:table-cell>
          <table:table-cell office:value-type="float" office:value="-1.91" table:style-name="Default_1">
            <text:p>-1.91</text:p>
          </table:table-cell>
          <table:table-cell office:value-type="float" office:value="7.65" table:style-name="Default_1">
            <text:p>7.6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7000000000001" table:style-name="Default_1">
            <text:p>138.27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9353" table:style-name="Default_1">
            <text:p>49353</text:p>
          </table:table-cell>
          <table:table-cell office:value-type="float" office:value="3.74" table:style-name="Default_1">
            <text:p>3.74</text:p>
          </table:table-cell>
          <table:table-cell office:value-type="float" office:value="-2.25" table:style-name="Default_1">
            <text:p>-2.25</text:p>
          </table:table-cell>
          <table:table-cell office:value-type="float" office:value="8.52" table:style-name="Default_1">
            <text:p>8.52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9467" table:style-name="Default_1">
            <text:p>49467</text:p>
          </table:table-cell>
          <table:table-cell office:value-type="float" office:value="2.14" table:style-name="Default_1">
            <text:p>2.14</text:p>
          </table:table-cell>
          <table:table-cell office:value-type="float" office:value="1.91" table:style-name="Default_1">
            <text:p>1.91</text:p>
          </table:table-cell>
          <table:table-cell office:value-type="float" office:value="11.16" table:style-name="Default_1">
            <text:p>11.16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9582" table:style-name="Default_1">
            <text:p>49582</text:p>
          </table:table-cell>
          <table:table-cell office:value-type="float" office:value="2.96" table:style-name="Default_1">
            <text:p>2.96</text:p>
          </table:table-cell>
          <table:table-cell office:value-type="float" office:value="0.82" table:style-name="Default_1">
            <text:p>0.82</text:p>
          </table:table-cell>
          <table:table-cell office:value-type="float" office:value="9.41" table:style-name="Default_1">
            <text:p>9.41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9694" table:style-name="Default_1">
            <text:p>49694</text:p>
          </table:table-cell>
          <table:table-cell office:value-type="float" office:value="3.08" table:style-name="Default_1">
            <text:p>3.08</text:p>
          </table:table-cell>
          <table:table-cell office:value-type="float" office:value="-2.08" table:style-name="Default_1">
            <text:p>-2.08</text:p>
          </table:table-cell>
          <table:table-cell office:value-type="float" office:value="8.31" table:style-name="Default_1">
            <text:p>8.31</text:p>
          </table:table-cell>
          <table:table-cell office:value-type="float" office:value="0" table:style-name="Default_1">
            <text:p>0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7" table:style-name="Default_1">
            <text:p>138.07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49807" table:style-name="Default_1">
            <text:p>49807</text:p>
          </table:table-cell>
          <table:table-cell office:value-type="float" office:value="3.46" table:style-name="Default_1">
            <text:p>3.46</text:p>
          </table:table-cell>
          <table:table-cell office:value-type="float" office:value="-0.03" table:style-name="Default_1">
            <text:p>-0.03</text:p>
          </table:table-cell>
          <table:table-cell office:value-type="float" office:value="9.2799999999999994" table:style-name="Default_1">
            <text:p>9.2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3" table:style-name="Default_1">
            <text:p>24.63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49920" table:style-name="Default_1">
            <text:p>49920</text:p>
          </table:table-cell>
          <table:table-cell office:value-type="float" office:value="3.33" table:style-name="Default_1">
            <text:p>3.33</text:p>
          </table:table-cell>
          <table:table-cell office:value-type="float" office:value="-0.83" table:style-name="Default_1">
            <text:p>-0.83</text:p>
          </table:table-cell>
          <table:table-cell office:value-type="float" office:value="7.53" table:style-name="Default_1">
            <text:p>7.5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50033" table:style-name="Default_1">
            <text:p>50033</text:p>
          </table:table-cell>
          <table:table-cell office:value-type="float" office:value="3.38" table:style-name="Default_1">
            <text:p>3.38</text:p>
          </table:table-cell>
          <table:table-cell office:value-type="float" office:value="-0.84" table:style-name="Default_1">
            <text:p>-0.84</text:p>
          </table:table-cell>
          <table:table-cell office:value-type="float" office:value="6.22" table:style-name="Default_1">
            <text:p>6.2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50146" table:style-name="Default_1">
            <text:p>50146</text:p>
          </table:table-cell>
          <table:table-cell office:value-type="float" office:value="3.07" table:style-name="Default_1">
            <text:p>3.07</text:p>
          </table:table-cell>
          <table:table-cell office:value-type="float" office:value="0.3" table:style-name="Default_1">
            <text:p>0.3</text:p>
          </table:table-cell>
          <table:table-cell office:value-type="float" office:value="9.06" table:style-name="Default_1">
            <text:p>9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0258" table:style-name="Default_1">
            <text:p>50258</text:p>
          </table:table-cell>
          <table:table-cell office:value-type="float" office:value="3.29" table:style-name="Default_1">
            <text:p>3.29</text:p>
          </table:table-cell>
          <table:table-cell office:value-type="float" office:value="-1.28" table:style-name="Default_1">
            <text:p>-1.28</text:p>
          </table:table-cell>
          <table:table-cell office:value-type="float" office:value="9.48" table:style-name="Default_1">
            <text:p>9.4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50371" table:style-name="Default_1">
            <text:p>50371</text:p>
          </table:table-cell>
          <table:table-cell office:value-type="float" office:value="3.37" table:style-name="Default_1">
            <text:p>3.37</text:p>
          </table:table-cell>
          <table:table-cell office:value-type="float" office:value="-0.33" table:style-name="Default_1">
            <text:p>-0.33</text:p>
          </table:table-cell>
          <table:table-cell office:value-type="float" office:value="7.8" table:style-name="Default_1">
            <text:p>7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1" table:style-name="Default_1">
            <text:p>138.21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50484" table:style-name="Default_1">
            <text:p>50484</text:p>
          </table:table-cell>
          <table:table-cell office:value-type="float" office:value="2.42" table:style-name="Default_1">
            <text:p>2.42</text:p>
          </table:table-cell>
          <table:table-cell office:value-type="float" office:value="1.68" table:style-name="Default_1">
            <text:p>1.68</text:p>
          </table:table-cell>
          <table:table-cell office:value-type="float" office:value="10.75" table:style-name="Default_1">
            <text:p>10.75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0596" table:style-name="Default_1">
            <text:p>50596</text:p>
          </table:table-cell>
          <table:table-cell office:value-type="float" office:value="3.99" table:style-name="Default_1">
            <text:p>3.99</text:p>
          </table:table-cell>
          <table:table-cell office:value-type="float" office:value="0.02" table:style-name="Default_1">
            <text:p>0.02</text:p>
          </table:table-cell>
          <table:table-cell office:value-type="float" office:value="6.92" table:style-name="Default_1">
            <text:p>6.92</text:p>
          </table:table-cell>
          <table:table-cell office:value-type="float" office:value="0.01" table:style-name="Default_1">
            <text:p>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0709" table:style-name="Default_1">
            <text:p>50709</text:p>
          </table:table-cell>
          <table:table-cell office:value-type="float" office:value="3.15" table:style-name="Default_1">
            <text:p>3.15</text:p>
          </table:table-cell>
          <table:table-cell office:value-type="float" office:value="0.88" table:style-name="Default_1">
            <text:p>0.88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0822" table:style-name="Default_1">
            <text:p>50822</text:p>
          </table:table-cell>
          <table:table-cell office:value-type="float" office:value="3.76" table:style-name="Default_1">
            <text:p>3.76</text:p>
          </table:table-cell>
          <table:table-cell office:value-type="float" office:value="-2" table:style-name="Default_1">
            <text:p>-2</text:p>
          </table:table-cell>
          <table:table-cell office:value-type="float" office:value="8.18" table:style-name="Default_1">
            <text:p>8.18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5" table:style-name="Default_1">
            <text:p>0.05</text:p>
          </table:table-cell>
          <table:table-cell office:value-type="float" office:value="0" table:style-name="Default_1">
            <text:p>0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0934" table:style-name="Default_1">
            <text:p>50934</text:p>
          </table:table-cell>
          <table:table-cell office:value-type="float" office:value="3.51" table:style-name="Default_1">
            <text:p>3.51</text:p>
          </table:table-cell>
          <table:table-cell office:value-type="float" office:value="-1.94" table:style-name="Default_1">
            <text:p>-1.94</text:p>
          </table:table-cell>
          <table:table-cell office:value-type="float" office:value="8.59" table:style-name="Default_1">
            <text:p>8.59</text:p>
          </table:table-cell>
          <table:table-cell office:value-type="float" office:value="0" table:style-name="Default_1">
            <text:p>0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047" table:style-name="Default_1">
            <text:p>51047</text:p>
          </table:table-cell>
          <table:table-cell office:value-type="float" office:value="3.34" table:style-name="Default_1">
            <text:p>3.34</text:p>
          </table:table-cell>
          <table:table-cell office:value-type="float" office:value="-0.51" table:style-name="Default_1">
            <text:p>-0.51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6" table:style-name="Default_1">
            <text:p>138.06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51161" table:style-name="Default_1">
            <text:p>51161</text:p>
          </table:table-cell>
          <table:table-cell office:value-type="float" office:value="4.01" table:style-name="Default_1">
            <text:p>4.01</text:p>
          </table:table-cell>
          <table:table-cell office:value-type="float" office:value="-0.56999999999999995" table:style-name="Default_1">
            <text:p>-0.57</text:p>
          </table:table-cell>
          <table:table-cell office:value-type="float" office:value="7.96" table:style-name="Default_1">
            <text:p>7.96</text:p>
          </table:table-cell>
          <table:table-cell office:value-type="float" office:value="0" table:style-name="Default_1">
            <text:p>0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273" table:style-name="Default_1">
            <text:p>51273</text:p>
          </table:table-cell>
          <table:table-cell office:value-type="float" office:value="2.91" table:style-name="Default_1">
            <text:p>2.91</text:p>
          </table:table-cell>
          <table:table-cell office:value-type="float" office:value="1.04" table:style-name="Default_1">
            <text:p>1.04</text:p>
          </table:table-cell>
          <table:table-cell office:value-type="float" office:value="9.77" table:style-name="Default_1">
            <text:p>9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386" table:style-name="Default_1">
            <text:p>51386</text:p>
          </table:table-cell>
          <table:table-cell office:value-type="float" office:value="3.68" table:style-name="Default_1">
            <text:p>3.68</text:p>
          </table:table-cell>
          <table:table-cell office:value-type="float" office:value="-0.49" table:style-name="Default_1">
            <text:p>-0.49</text:p>
          </table:table-cell>
          <table:table-cell office:value-type="float" office:value="7.65" table:style-name="Default_1">
            <text:p>7.6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2" table:style-name="Default_1">
            <text:p>138.32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500" table:style-name="Default_1">
            <text:p>51500</text:p>
          </table:table-cell>
          <table:table-cell office:value-type="float" office:value="3.46" table:style-name="Default_1">
            <text:p>3.46</text:p>
          </table:table-cell>
          <table:table-cell office:value-type="float" office:value="0.38" table:style-name="Default_1">
            <text:p>0.38</text:p>
          </table:table-cell>
          <table:table-cell office:value-type="float" office:value="8.48" table:style-name="Default_1">
            <text:p>8.48</text:p>
          </table:table-cell>
          <table:table-cell office:value-type="float" office:value="-0.05" table:style-name="Default_1">
            <text:p>-0.05</text:p>
          </table:table-cell>
          <table:table-cell office:value-type="float" office:value="0" table:style-name="Default_1">
            <text:p>0</text:p>
          </table:table-cell>
          <table:table-cell office:value-type="float" office:value="0.01" table:style-name="Default_1">
            <text:p>0.01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2000000000001" table:style-name="Default_1">
            <text:p>138.52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612" table:style-name="Default_1">
            <text:p>51612</text:p>
          </table:table-cell>
          <table:table-cell office:value-type="float" office:value="2.52" table:style-name="Default_1">
            <text:p>2.52</text:p>
          </table:table-cell>
          <table:table-cell office:value-type="float" office:value="-1.08" table:style-name="Default_1">
            <text:p>-1.08</text:p>
          </table:table-cell>
          <table:table-cell office:value-type="float" office:value="8.56" table:style-name="Default_1">
            <text:p>8.56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2" table:style-name="Default_1">
            <text:p>138.32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726" table:style-name="Default_1">
            <text:p>51726</text:p>
          </table:table-cell>
          <table:table-cell office:value-type="float" office:value="3.97" table:style-name="Default_1">
            <text:p>3.97</text:p>
          </table:table-cell>
          <table:table-cell office:value-type="float" office:value="-1.17" table:style-name="Default_1">
            <text:p>-1.17</text:p>
          </table:table-cell>
          <table:table-cell office:value-type="float" office:value="8.44" table:style-name="Default_1">
            <text:p>8.4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51840" table:style-name="Default_1">
            <text:p>51840</text:p>
          </table:table-cell>
          <table:table-cell office:value-type="float" office:value="3.6" table:style-name="Default_1">
            <text:p>3.6</text:p>
          </table:table-cell>
          <table:table-cell office:value-type="float" office:value="-0.69" table:style-name="Default_1">
            <text:p>-0.69</text:p>
          </table:table-cell>
          <table:table-cell office:value-type="float" office:value="8.66" table:style-name="Default_1">
            <text:p>8.66</text:p>
          </table:table-cell>
          <table:table-cell office:value-type="float" office:value="0" table:style-name="Default_1">
            <text:p>0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1952" table:style-name="Default_1">
            <text:p>51952</text:p>
          </table:table-cell>
          <table:table-cell office:value-type="float" office:value="3.19" table:style-name="Default_1">
            <text:p>3.19</text:p>
          </table:table-cell>
          <table:table-cell office:value-type="float" office:value="-0.51" table:style-name="Default_1">
            <text:p>-0.51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2065" table:style-name="Default_1">
            <text:p>52065</text:p>
          </table:table-cell>
          <table:table-cell office:value-type="float" office:value="3.53" table:style-name="Default_1">
            <text:p>3.53</text:p>
          </table:table-cell>
          <table:table-cell office:value-type="float" office:value="0.48" table:style-name="Default_1">
            <text:p>0.48</text:p>
          </table:table-cell>
          <table:table-cell office:value-type="float" office:value="7.98" table:style-name="Default_1">
            <text:p>7.9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4" table:style-name="Default_1">
            <text:p>24.64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2177" table:style-name="Default_1">
            <text:p>52177</text:p>
          </table:table-cell>
          <table:table-cell office:value-type="float" office:value="3.85" table:style-name="Default_1">
            <text:p>3.85</text:p>
          </table:table-cell>
          <table:table-cell office:value-type="float" office:value="0.41" table:style-name="Default_1">
            <text:p>0.41</text:p>
          </table:table-cell>
          <table:table-cell office:value-type="float" office:value="7.44" table:style-name="Default_1">
            <text:p>7.4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2290" table:style-name="Default_1">
            <text:p>52290</text:p>
          </table:table-cell>
          <table:table-cell office:value-type="float" office:value="3.1" table:style-name="Default_1">
            <text:p>3.1</text:p>
          </table:table-cell>
          <table:table-cell office:value-type="float" office:value="0.04" table:style-name="Default_1">
            <text:p>0.04</text:p>
          </table:table-cell>
          <table:table-cell office:value-type="float" office:value="9.9" table:style-name="Default_1">
            <text:p>9.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4" table:style-name="Default_1">
            <text:p>0.04</text:p>
          </table:table-cell>
          <table:table-cell office:value-type="float" office:value="0" table:style-name="Default_1">
            <text:p>0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2403" table:style-name="Default_1">
            <text:p>52403</text:p>
          </table:table-cell>
          <table:table-cell office:value-type="float" office:value="3.59" table:style-name="Default_1">
            <text:p>3.59</text:p>
          </table:table-cell>
          <table:table-cell office:value-type="float" office:value="-0.47" table:style-name="Default_1">
            <text:p>-0.47</text:p>
          </table:table-cell>
          <table:table-cell office:value-type="float" office:value="6.69" table:style-name="Default_1">
            <text:p>6.69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52515" table:style-name="Default_1">
            <text:p>52515</text:p>
          </table:table-cell>
          <table:table-cell office:value-type="float" office:value="2.65" table:style-name="Default_1">
            <text:p>2.65</text:p>
          </table:table-cell>
          <table:table-cell office:value-type="float" office:value="1.42" table:style-name="Default_1">
            <text:p>1.42</text:p>
          </table:table-cell>
          <table:table-cell office:value-type="float" office:value="9.27" table:style-name="Default_1">
            <text:p>9.2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52628" table:style-name="Default_1">
            <text:p>52628</text:p>
          </table:table-cell>
          <table:table-cell office:value-type="float" office:value="3.83" table:style-name="Default_1">
            <text:p>3.83</text:p>
          </table:table-cell>
          <table:table-cell office:value-type="float" office:value="-1.34" table:style-name="Default_1">
            <text:p>-1.34</text:p>
          </table:table-cell>
          <table:table-cell office:value-type="float" office:value="8.4700000000000006" table:style-name="Default_1">
            <text:p>8.47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1" table:style-name="Default_1">
            <text:p>138.5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2741" table:style-name="Default_1">
            <text:p>52741</text:p>
          </table:table-cell>
          <table:table-cell office:value-type="float" office:value="3.46" table:style-name="Default_1">
            <text:p>3.46</text:p>
          </table:table-cell>
          <table:table-cell office:value-type="float" office:value="-0.24" table:style-name="Default_1">
            <text:p>-0.24</text:p>
          </table:table-cell>
          <table:table-cell office:value-type="float" office:value="8.56" table:style-name="Default_1">
            <text:p>8.5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4" table:style-name="Default_1">
            <text:p>138.54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2854" table:style-name="Default_1">
            <text:p>52854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2967" table:style-name="Default_1">
            <text:p>52967</text:p>
          </table:table-cell>
          <table:table-cell office:value-type="float" office:value="3.33" table:style-name="Default_1">
            <text:p>3.33</text:p>
          </table:table-cell>
          <table:table-cell office:value-type="float" office:value="0.01" table:style-name="Default_1">
            <text:p>0.01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" table:style-name="Default_1">
            <text:p>138.4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3080" table:style-name="Default_1">
            <text:p>53080</text:p>
          </table:table-cell>
          <table:table-cell office:value-type="float" office:value="3.31" table:style-name="Default_1">
            <text:p>3.31</text:p>
          </table:table-cell>
          <table:table-cell office:value-type="float" office:value="-0.18" table:style-name="Default_1">
            <text:p>-0.18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53192" table:style-name="Default_1">
            <text:p>53192</text:p>
          </table:table-cell>
          <table:table-cell office:value-type="float" office:value="3.27" table:style-name="Default_1">
            <text:p>3.27</text:p>
          </table:table-cell>
          <table:table-cell office:value-type="float" office:value="0.04" table:style-name="Default_1">
            <text:p>0.04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53305" table:style-name="Default_1">
            <text:p>53305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3419" table:style-name="Default_1">
            <text:p>53419</text:p>
          </table:table-cell>
          <table:table-cell office:value-type="float" office:value="3.19" table:style-name="Default_1">
            <text:p>3.19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3531" table:style-name="Default_1">
            <text:p>53531</text:p>
          </table:table-cell>
          <table:table-cell office:value-type="float" office:value="3.84" table:style-name="Default_1">
            <text:p>3.84</text:p>
          </table:table-cell>
          <table:table-cell office:value-type="float" office:value="1.43" table:style-name="Default_1">
            <text:p>1.43</text:p>
          </table:table-cell>
          <table:table-cell office:value-type="float" office:value="9.06" table:style-name="Default_1">
            <text:p>9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5" table:style-name="Default_1">
            <text:p>24.65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3644" table:style-name="Default_1">
            <text:p>53644</text:p>
          </table:table-cell>
          <table:table-cell office:value-type="float" office:value="2.72" table:style-name="Default_1">
            <text:p>2.72</text:p>
          </table:table-cell>
          <table:table-cell office:value-type="float" office:value="0.11" table:style-name="Default_1">
            <text:p>0.11</text:p>
          </table:table-cell>
          <table:table-cell office:value-type="float" office:value="8.48" table:style-name="Default_1">
            <text:p>8.4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53756" table:style-name="Default_1">
            <text:p>53756</text:p>
          </table:table-cell>
          <table:table-cell office:value-type="float" office:value="3.41" table:style-name="Default_1">
            <text:p>3.41</text:p>
          </table:table-cell>
          <table:table-cell office:value-type="float" office:value="-0.1" table:style-name="Default_1">
            <text:p>-0.1</text:p>
          </table:table-cell>
          <table:table-cell office:value-type="float" office:value="7.54" table:style-name="Default_1">
            <text:p>7.54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3869" table:style-name="Default_1">
            <text:p>53869</text:p>
          </table:table-cell>
          <table:table-cell office:value-type="float" office:value="4.04" table:style-name="Default_1">
            <text:p>4.04</text:p>
          </table:table-cell>
          <table:table-cell office:value-type="float" office:value="-2.08" table:style-name="Default_1">
            <text:p>-2.08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1" table:style-name="Default_1">
            <text:p>-0.01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5" table:style-name="Default_1">
            <text:p>138.15</text:p>
          </table:table-cell>
          <table:table-cell office:value-type="float" office:value="31.56" table:style-name="Default_1">
            <text:p>31.56</text:p>
          </table:table-cell>
          <table:table-cell table:number-columns-repeated="16373"/>
        </table:table-row>
        <table:table-row table:style-name="ro1">
          <table:table-cell office:value-type="float" office:value="53982" table:style-name="Default_1">
            <text:p>53982</text:p>
          </table:table-cell>
          <table:table-cell office:value-type="float" office:value="3.46" table:style-name="Default_1">
            <text:p>3.46</text:p>
          </table:table-cell>
          <table:table-cell office:value-type="float" office:value="-0.61" table:style-name="Default_1">
            <text:p>-0.61</text:p>
          </table:table-cell>
          <table:table-cell office:value-type="float" office:value="7.5" table:style-name="Default_1">
            <text:p>7.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095" table:style-name="Default_1">
            <text:p>54095</text:p>
          </table:table-cell>
          <table:table-cell office:value-type="float" office:value="3.15" table:style-name="Default_1">
            <text:p>3.15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8.6" table:style-name="Default_1">
            <text:p>8.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1" table:style-name="Default_1">
            <text:p>138.5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208" table:style-name="Default_1">
            <text:p>54208</text:p>
          </table:table-cell>
          <table:table-cell office:value-type="float" office:value="3.32" table:style-name="Default_1">
            <text:p>3.32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322" table:style-name="Default_1">
            <text:p>54322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3" table:style-name="Default_1">
            <text:p>138.4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434" table:style-name="Default_1">
            <text:p>54434</text:p>
          </table:table-cell>
          <table:table-cell office:value-type="float" office:value="3.35" table:style-name="Default_1">
            <text:p>3.35</text:p>
          </table:table-cell>
          <table:table-cell office:value-type="float" office:value="0.04" table:style-name="Default_1">
            <text:p>0.04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547" table:style-name="Default_1">
            <text:p>54547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54660" table:style-name="Default_1">
            <text:p>54660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773" table:style-name="Default_1">
            <text:p>54773</text:p>
          </table:table-cell>
          <table:table-cell office:value-type="float" office:value="3.15" table:style-name="Default_1">
            <text:p>3.15</text:p>
          </table:table-cell>
          <table:table-cell office:value-type="float" office:value="0" table:style-name="Default_1">
            <text:p>0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885" table:style-name="Default_1">
            <text:p>54885</text:p>
          </table:table-cell>
          <table:table-cell office:value-type="float" office:value="3.27" table:style-name="Default_1">
            <text:p>3.27</text:p>
          </table:table-cell>
          <table:table-cell office:value-type="float" office:value="0.03" table:style-name="Default_1">
            <text:p>0.03</text:p>
          </table:table-cell>
          <table:table-cell office:value-type="float" office:value="8.83" table:style-name="Default_1">
            <text:p>8.8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4998" table:style-name="Default_1">
            <text:p>54998</text:p>
          </table:table-cell>
          <table:table-cell office:value-type="float" office:value="3.26" table:style-name="Default_1">
            <text:p>3.26</text:p>
          </table:table-cell>
          <table:table-cell office:value-type="float" office:value="0.02" table:style-name="Default_1">
            <text:p>0.02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6000000000001" table:style-name="Default_1">
            <text:p>138.3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5110" table:style-name="Default_1">
            <text:p>55110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4" table:style-name="Default_1">
            <text:p>138.34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55223" table:style-name="Default_1">
            <text:p>55223</text:p>
          </table:table-cell>
          <table:table-cell office:value-type="float" office:value="3.22" table:style-name="Default_1">
            <text:p>3.22</text:p>
          </table:table-cell>
          <table:table-cell office:value-type="float" office:value="0" table:style-name="Default_1">
            <text:p>0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7000000000001" table:style-name="Default_1">
            <text:p>138.27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55335" table:style-name="Default_1">
            <text:p>55335</text:p>
          </table:table-cell>
          <table:table-cell office:value-type="float" office:value="3.33" table:style-name="Default_1">
            <text:p>3.33</text:p>
          </table:table-cell>
          <table:table-cell office:value-type="float" office:value="0" table:style-name="Default_1">
            <text:p>0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" table:style-name="Default_1">
            <text:p>138.22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55448" table:style-name="Default_1">
            <text:p>55448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55561" table:style-name="Default_1">
            <text:p>55561</text:p>
          </table:table-cell>
          <table:table-cell office:value-type="float" office:value="3.28" table:style-name="Default_1">
            <text:p>3.28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999999999999" table:style-name="Default_1">
            <text:p>138.4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5673" table:style-name="Default_1">
            <text:p>55673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5786" table:style-name="Default_1">
            <text:p>55786</text:p>
          </table:table-cell>
          <table:table-cell office:value-type="float" office:value="3.24" table:style-name="Default_1">
            <text:p>3.24</text:p>
          </table:table-cell>
          <table:table-cell office:value-type="float" office:value="0.04" table:style-name="Default_1">
            <text:p>0.04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5899" table:style-name="Default_1">
            <text:p>55899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9" table:style-name="Default_1">
            <text:p>-0.09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6012" table:style-name="Default_1">
            <text:p>56012</text:p>
          </table:table-cell>
          <table:table-cell office:value-type="float" office:value="3.19" table:style-name="Default_1">
            <text:p>3.19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7" table:style-name="Default_1">
            <text:p>137.97</text:p>
          </table:table-cell>
          <table:table-cell office:value-type="float" office:value="31.54" table:style-name="Default_1">
            <text:p>31.54</text:p>
          </table:table-cell>
          <table:table-cell table:number-columns-repeated="16373"/>
        </table:table-row>
        <table:table-row table:style-name="ro1">
          <table:table-cell office:value-type="float" office:value="56125" table:style-name="Default_1">
            <text:p>56125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6238" table:style-name="Default_1">
            <text:p>56238</text:p>
          </table:table-cell>
          <table:table-cell office:value-type="float" office:value="3.15" table:style-name="Default_1">
            <text:p>3.15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6" table:style-name="Default_1">
            <text:p>24.66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4" table:style-name="Default_1">
            <text:p>138.54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56351" table:style-name="Default_1">
            <text:p>56351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6" table:style-name="Default_1">
            <text:p>8.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" table:style-name="Default_1">
            <text:p>138.2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6464" table:style-name="Default_1">
            <text:p>56464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6578" table:style-name="Default_1">
            <text:p>56578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5000000000001" table:style-name="Default_1">
            <text:p>138.0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6690" table:style-name="Default_1">
            <text:p>56690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6803" table:style-name="Default_1">
            <text:p>56803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" table:style-name="Default_1">
            <text:p>138.22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56916" table:style-name="Default_1">
            <text:p>56916</text:p>
          </table:table-cell>
          <table:table-cell office:value-type="float" office:value="3.35" table:style-name="Default_1">
            <text:p>3.35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999999999999" table:style-name="Default_1">
            <text:p>138.4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029" table:style-name="Default_1">
            <text:p>57029</text:p>
          </table:table-cell>
          <table:table-cell office:value-type="float" office:value="3.18" table:style-name="Default_1">
            <text:p>3.18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143" table:style-name="Default_1">
            <text:p>57143</text:p>
          </table:table-cell>
          <table:table-cell office:value-type="float" office:value="3.28" table:style-name="Default_1">
            <text:p>3.28</text:p>
          </table:table-cell>
          <table:table-cell office:value-type="float" office:value="0.09" table:style-name="Default_1">
            <text:p>0.09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254" table:style-name="Default_1">
            <text:p>57254</text:p>
          </table:table-cell>
          <table:table-cell office:value-type="float" office:value="3.19" table:style-name="Default_1">
            <text:p>3.19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368" table:style-name="Default_1">
            <text:p>57368</text:p>
          </table:table-cell>
          <table:table-cell office:value-type="float" office:value="3.29" table:style-name="Default_1">
            <text:p>3.29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481" table:style-name="Default_1">
            <text:p>57481</text:p>
          </table:table-cell>
          <table:table-cell office:value-type="float" office:value="3.22" table:style-name="Default_1">
            <text:p>3.2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7594" table:style-name="Default_1">
            <text:p>57594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6" table:style-name="Default_1">
            <text:p>138.5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707" table:style-name="Default_1">
            <text:p>57707</text:p>
          </table:table-cell>
          <table:table-cell office:value-type="float" office:value="3.29" table:style-name="Default_1">
            <text:p>3.29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7820" table:style-name="Default_1">
            <text:p>57820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7933" table:style-name="Default_1">
            <text:p>57933</text:p>
          </table:table-cell>
          <table:table-cell office:value-type="float" office:value="3.34" table:style-name="Default_1">
            <text:p>3.34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6199999999999992" table:style-name="Default_1">
            <text:p>8.6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5000000000001" table:style-name="Default_1">
            <text:p>138.5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046" table:style-name="Default_1">
            <text:p>58046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160" table:style-name="Default_1">
            <text:p>58160</text:p>
          </table:table-cell>
          <table:table-cell office:value-type="float" office:value="3.26" table:style-name="Default_1">
            <text:p>3.26</text:p>
          </table:table-cell>
          <table:table-cell office:value-type="float" office:value="0" table:style-name="Default_1">
            <text:p>0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8" table:style-name="Default_1">
            <text:p>31.58</text:p>
          </table:table-cell>
          <table:table-cell table:number-columns-repeated="16373"/>
        </table:table-row>
        <table:table-row table:style-name="ro1">
          <table:table-cell office:value-type="float" office:value="58272" table:style-name="Default_1">
            <text:p>58272</text:p>
          </table:table-cell>
          <table:table-cell office:value-type="float" office:value="3.24" table:style-name="Default_1">
            <text:p>3.24</text:p>
          </table:table-cell>
          <table:table-cell office:value-type="float" office:value="0.03" table:style-name="Default_1">
            <text:p>0.03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2000000000001" table:style-name="Default_1">
            <text:p>138.5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384" table:style-name="Default_1">
            <text:p>58384</text:p>
          </table:table-cell>
          <table:table-cell office:value-type="float" office:value="3.17" table:style-name="Default_1">
            <text:p>3.17</text:p>
          </table:table-cell>
          <table:table-cell office:value-type="float" office:value="0.11" table:style-name="Default_1">
            <text:p>0.11</text:p>
          </table:table-cell>
          <table:table-cell office:value-type="float" office:value="8.91" table:style-name="Default_1">
            <text:p>8.9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497" table:style-name="Default_1">
            <text:p>58497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8" table:style-name="Default_1">
            <text:p>-0.08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610" table:style-name="Default_1">
            <text:p>58610</text:p>
          </table:table-cell>
          <table:table-cell office:value-type="float" office:value="3.22" table:style-name="Default_1">
            <text:p>3.22</text:p>
          </table:table-cell>
          <table:table-cell office:value-type="float" office:value="-0.1" table:style-name="Default_1">
            <text:p>-0.1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7" table:style-name="Default_1">
            <text:p>24.67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1" table:style-name="Default_1">
            <text:p>138.5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723" table:style-name="Default_1">
            <text:p>58723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8" table:style-name="Default_1">
            <text:p>-0.08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" table:style-name="Default_1">
            <text:p>138.4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8835" table:style-name="Default_1">
            <text:p>58835</text:p>
          </table:table-cell>
          <table:table-cell office:value-type="float" office:value="3.13" table:style-name="Default_1">
            <text:p>3.13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8949" table:style-name="Default_1">
            <text:p>58949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59062" table:style-name="Default_1">
            <text:p>59062</text:p>
          </table:table-cell>
          <table:table-cell office:value-type="float" office:value="3.32" table:style-name="Default_1">
            <text:p>3.32</text:p>
          </table:table-cell>
          <table:table-cell office:value-type="float" office:value="0.11" table:style-name="Default_1">
            <text:p>0.1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2000000000001" table:style-name="Default_1">
            <text:p>138.5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9174" table:style-name="Default_1">
            <text:p>59174</text:p>
          </table:table-cell>
          <table:table-cell office:value-type="float" office:value="3.33" table:style-name="Default_1">
            <text:p>3.33</text:p>
          </table:table-cell>
          <table:table-cell office:value-type="float" office:value="-0.09" table:style-name="Default_1">
            <text:p>-0.09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59287" table:style-name="Default_1">
            <text:p>59287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5" table:style-name="Default_1">
            <text:p>138.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9401" table:style-name="Default_1">
            <text:p>59401</text:p>
          </table:table-cell>
          <table:table-cell office:value-type="float" office:value="3.24" table:style-name="Default_1">
            <text:p>3.24</text:p>
          </table:table-cell>
          <table:table-cell office:value-type="float" office:value="-0.1" table:style-name="Default_1">
            <text:p>-0.1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6" table:style-name="Default_1">
            <text:p>138.16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9513" table:style-name="Default_1">
            <text:p>59513</text:p>
          </table:table-cell>
          <table:table-cell office:value-type="float" office:value="3.31" table:style-name="Default_1">
            <text:p>3.31</text:p>
          </table:table-cell>
          <table:table-cell office:value-type="float" office:value="-0.09" table:style-name="Default_1">
            <text:p>-0.09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9627" table:style-name="Default_1">
            <text:p>59627</text:p>
          </table:table-cell>
          <table:table-cell office:value-type="float" office:value="3.15" table:style-name="Default_1">
            <text:p>3.15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61" table:style-name="Default_1">
            <text:p>31.61</text:p>
          </table:table-cell>
          <table:table-cell table:number-columns-repeated="16373"/>
        </table:table-row>
        <table:table-row table:style-name="ro1">
          <table:table-cell office:value-type="float" office:value="59740" table:style-name="Default_1">
            <text:p>59740</text:p>
          </table:table-cell>
          <table:table-cell office:value-type="float" office:value="3.14" table:style-name="Default_1">
            <text:p>3.14</text:p>
          </table:table-cell>
          <table:table-cell office:value-type="float" office:value="0.06" table:style-name="Default_1">
            <text:p>0.06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9852" table:style-name="Default_1">
            <text:p>59852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59965" table:style-name="Default_1">
            <text:p>59965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2" table:style-name="Default_1">
            <text:p>138.3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0079" table:style-name="Default_1">
            <text:p>60079</text:p>
          </table:table-cell>
          <table:table-cell office:value-type="float" office:value="3.21" table:style-name="Default_1">
            <text:p>3.21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0191" table:style-name="Default_1">
            <text:p>60191</text:p>
          </table:table-cell>
          <table:table-cell office:value-type="float" office:value="3.21" table:style-name="Default_1">
            <text:p>3.21</text:p>
          </table:table-cell>
          <table:table-cell office:value-type="float" office:value="0.06" table:style-name="Default_1">
            <text:p>0.06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2000000000001" table:style-name="Default_1">
            <text:p>138.52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0304" table:style-name="Default_1">
            <text:p>60304</text:p>
          </table:table-cell>
          <table:table-cell office:value-type="float" office:value="3.21" table:style-name="Default_1">
            <text:p>3.21</text:p>
          </table:table-cell>
          <table:table-cell office:value-type="float" office:value="0.06" table:style-name="Default_1">
            <text:p>0.06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55" table:style-name="Default_1">
            <text:p>31.55</text:p>
          </table:table-cell>
          <table:table-cell table:number-columns-repeated="16373"/>
        </table:table-row>
        <table:table-row table:style-name="ro1">
          <table:table-cell office:value-type="float" office:value="60417" table:style-name="Default_1">
            <text:p>60417</text:p>
          </table:table-cell>
          <table:table-cell office:value-type="float" office:value="3.34" table:style-name="Default_1">
            <text:p>3.34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0529" table:style-name="Default_1">
            <text:p>60529</text:p>
          </table:table-cell>
          <table:table-cell office:value-type="float" office:value="3.27" table:style-name="Default_1">
            <text:p>3.27</text:p>
          </table:table-cell>
          <table:table-cell office:value-type="float" office:value="0.02" table:style-name="Default_1">
            <text:p>0.02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0642" table:style-name="Default_1">
            <text:p>60642</text:p>
          </table:table-cell>
          <table:table-cell office:value-type="float" office:value="3.21" table:style-name="Default_1">
            <text:p>3.21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0754" table:style-name="Default_1">
            <text:p>60754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0868" table:style-name="Default_1">
            <text:p>60868</text:p>
          </table:table-cell>
          <table:table-cell office:value-type="float" office:value="3.22" table:style-name="Default_1">
            <text:p>3.2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" table:style-name="Default_1">
            <text:p>138.22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0981" table:style-name="Default_1">
            <text:p>60981</text:p>
          </table:table-cell>
          <table:table-cell office:value-type="float" office:value="3.27" table:style-name="Default_1">
            <text:p>3.27</text:p>
          </table:table-cell>
          <table:table-cell office:value-type="float" office:value="0" table:style-name="Default_1">
            <text:p>0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4" table:style-name="Default_1">
            <text:p>138.44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61093" table:style-name="Default_1">
            <text:p>61093</text:p>
          </table:table-cell>
          <table:table-cell office:value-type="float" office:value="3.19" table:style-name="Default_1">
            <text:p>3.19</text:p>
          </table:table-cell>
          <table:table-cell office:value-type="float" office:value="0.01" table:style-name="Default_1">
            <text:p>0.0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6" table:style-name="Default_1">
            <text:p>138.46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1205" table:style-name="Default_1">
            <text:p>61205</text:p>
          </table:table-cell>
          <table:table-cell office:value-type="float" office:value="3.29" table:style-name="Default_1">
            <text:p>3.29</text:p>
          </table:table-cell>
          <table:table-cell office:value-type="float" office:value="0.01" table:style-name="Default_1">
            <text:p>0.0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8" table:style-name="Default_1">
            <text:p>24.68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1318" table:style-name="Default_1">
            <text:p>61318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1431" table:style-name="Default_1">
            <text:p>61431</text:p>
          </table:table-cell>
          <table:table-cell office:value-type="float" office:value="3.22" table:style-name="Default_1">
            <text:p>3.22</text:p>
          </table:table-cell>
          <table:table-cell office:value-type="float" office:value="0" table:style-name="Default_1">
            <text:p>0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6" table:style-name="Default_1">
            <text:p>138.56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1544" table:style-name="Default_1">
            <text:p>61544</text:p>
          </table:table-cell>
          <table:table-cell office:value-type="float" office:value="3.11" table:style-name="Default_1">
            <text:p>3.11</text:p>
          </table:table-cell>
          <table:table-cell office:value-type="float" office:value="-0.67" table:style-name="Default_1">
            <text:p>-0.67</text:p>
          </table:table-cell>
          <table:table-cell office:value-type="float" office:value="8.3800000000000008" table:style-name="Default_1">
            <text:p>8.3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1" table:style-name="Default_1">
            <text:p>138.51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1657" table:style-name="Default_1">
            <text:p>61657</text:p>
          </table:table-cell>
          <table:table-cell office:value-type="float" office:value="3.3" table:style-name="Default_1">
            <text:p>3.3</text:p>
          </table:table-cell>
          <table:table-cell office:value-type="float" office:value="-0.23" table:style-name="Default_1">
            <text:p>-0.23</text:p>
          </table:table-cell>
          <table:table-cell office:value-type="float" office:value="8.31" table:style-name="Default_1">
            <text:p>8.3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1769" table:style-name="Default_1">
            <text:p>61769</text:p>
          </table:table-cell>
          <table:table-cell office:value-type="float" office:value="3.24" table:style-name="Default_1">
            <text:p>3.24</text:p>
          </table:table-cell>
          <table:table-cell office:value-type="float" office:value="0.03" table:style-name="Default_1">
            <text:p>0.03</text:p>
          </table:table-cell>
          <table:table-cell office:value-type="float" office:value="7.87" table:style-name="Default_1">
            <text:p>7.87</text:p>
          </table:table-cell>
          <table:table-cell office:value-type="float" office:value="0" table:style-name="Default_1">
            <text:p>0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61882" table:style-name="Default_1">
            <text:p>61882</text:p>
          </table:table-cell>
          <table:table-cell office:value-type="float" office:value="3.2" table:style-name="Default_1">
            <text:p>3.2</text:p>
          </table:table-cell>
          <table:table-cell office:value-type="float" office:value="0.88" table:style-name="Default_1">
            <text:p>0.88</text:p>
          </table:table-cell>
          <table:table-cell office:value-type="float" office:value="8.11" table:style-name="Default_1">
            <text:p>8.1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1995" table:style-name="Default_1">
            <text:p>61995</text:p>
          </table:table-cell>
          <table:table-cell office:value-type="float" office:value="3.57" table:style-name="Default_1">
            <text:p>3.57</text:p>
          </table:table-cell>
          <table:table-cell office:value-type="float" office:value="-1.1499999999999999" table:style-name="Default_1">
            <text:p>-1.15</text:p>
          </table:table-cell>
          <table:table-cell office:value-type="float" office:value="6.38" table:style-name="Default_1">
            <text:p>6.3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7" table:style-name="Default_1">
            <text:p>138.57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2107" table:style-name="Default_1">
            <text:p>62107</text:p>
          </table:table-cell>
          <table:table-cell office:value-type="float" office:value="3.49" table:style-name="Default_1">
            <text:p>3.49</text:p>
          </table:table-cell>
          <table:table-cell office:value-type="float" office:value="-1.26" table:style-name="Default_1">
            <text:p>-1.26</text:p>
          </table:table-cell>
          <table:table-cell office:value-type="float" office:value="9.89" table:style-name="Default_1">
            <text:p>9.8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5" table:style-name="Default_1">
            <text:p>138.3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2221" table:style-name="Default_1">
            <text:p>62221</text:p>
          </table:table-cell>
          <table:table-cell office:value-type="float" office:value="3.45" table:style-name="Default_1">
            <text:p>3.45</text:p>
          </table:table-cell>
          <table:table-cell office:value-type="float" office:value="-0.95" table:style-name="Default_1">
            <text:p>-0.95</text:p>
          </table:table-cell>
          <table:table-cell office:value-type="float" office:value="8.39" table:style-name="Default_1">
            <text:p>8.3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2333" table:style-name="Default_1">
            <text:p>62333</text:p>
          </table:table-cell>
          <table:table-cell office:value-type="float" office:value="2.42" table:style-name="Default_1">
            <text:p>2.42</text:p>
          </table:table-cell>
          <table:table-cell office:value-type="float" office:value="0.84" table:style-name="Default_1">
            <text:p>0.84</text:p>
          </table:table-cell>
          <table:table-cell office:value-type="float" office:value="10.48" table:style-name="Default_1">
            <text:p>10.48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02" table:style-name="Default_1">
            <text:p>0.02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2447" table:style-name="Default_1">
            <text:p>62447</text:p>
          </table:table-cell>
          <table:table-cell office:value-type="float" office:value="3.84" table:style-name="Default_1">
            <text:p>3.84</text:p>
          </table:table-cell>
          <table:table-cell office:value-type="float" office:value="-1.59" table:style-name="Default_1">
            <text:p>-1.59</text:p>
          </table:table-cell>
          <table:table-cell office:value-type="float" office:value="8.89" table:style-name="Default_1">
            <text:p>8.8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69" table:style-name="Default_1">
            <text:p>24.69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62560" table:style-name="Default_1">
            <text:p>62560</text:p>
          </table:table-cell>
          <table:table-cell office:value-type="float" office:value="3.49" table:style-name="Default_1">
            <text:p>3.49</text:p>
          </table:table-cell>
          <table:table-cell office:value-type="float" office:value="-2.08" table:style-name="Default_1">
            <text:p>-2.08</text:p>
          </table:table-cell>
          <table:table-cell office:value-type="float" office:value="7.34" table:style-name="Default_1">
            <text:p>7.3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" table:style-name="Default_1">
            <text:p>138.38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2672" table:style-name="Default_1">
            <text:p>62672</text:p>
          </table:table-cell>
          <table:table-cell office:value-type="float" office:value="3.6" table:style-name="Default_1">
            <text:p>3.6</text:p>
          </table:table-cell>
          <table:table-cell office:value-type="float" office:value="-1.67" table:style-name="Default_1">
            <text:p>-1.67</text:p>
          </table:table-cell>
          <table:table-cell office:value-type="float" office:value="8.17" table:style-name="Default_1">
            <text:p>8.17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2785" table:style-name="Default_1">
            <text:p>62785</text:p>
          </table:table-cell>
          <table:table-cell office:value-type="float" office:value="3.13" table:style-name="Default_1">
            <text:p>3.13</text:p>
          </table:table-cell>
          <table:table-cell office:value-type="float" office:value="0.19" table:style-name="Default_1">
            <text:p>0.19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1000000000001" table:style-name="Default_1">
            <text:p>138.61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2898" table:style-name="Default_1">
            <text:p>62898</text:p>
          </table:table-cell>
          <table:table-cell office:value-type="float" office:value="3.21" table:style-name="Default_1">
            <text:p>3.21</text:p>
          </table:table-cell>
          <table:table-cell office:value-type="float" office:value="-0.26" table:style-name="Default_1">
            <text:p>-0.26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3010" table:style-name="Default_1">
            <text:p>63010</text:p>
          </table:table-cell>
          <table:table-cell office:value-type="float" office:value="3.15" table:style-name="Default_1">
            <text:p>3.15</text:p>
          </table:table-cell>
          <table:table-cell office:value-type="float" office:value="0.03" table:style-name="Default_1">
            <text:p>0.03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3000000000001" table:style-name="Default_1">
            <text:p>138.3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3123" table:style-name="Default_1">
            <text:p>63123</text:p>
          </table:table-cell>
          <table:table-cell office:value-type="float" office:value="2.99" table:style-name="Default_1">
            <text:p>2.99</text:p>
          </table:table-cell>
          <table:table-cell office:value-type="float" office:value="0.1" table:style-name="Default_1">
            <text:p>0.1</text:p>
          </table:table-cell>
          <table:table-cell office:value-type="float" office:value="8.86" table:style-name="Default_1">
            <text:p>8.8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3236" table:style-name="Default_1">
            <text:p>63236</text:p>
          </table:table-cell>
          <table:table-cell office:value-type="float" office:value="3.16" table:style-name="Default_1">
            <text:p>3.16</text:p>
          </table:table-cell>
          <table:table-cell office:value-type="float" office:value="0.06" table:style-name="Default_1">
            <text:p>0.06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3348" table:style-name="Default_1">
            <text:p>63348</text:p>
          </table:table-cell>
          <table:table-cell office:value-type="float" office:value="3.21" table:style-name="Default_1">
            <text:p>3.21</text:p>
          </table:table-cell>
          <table:table-cell office:value-type="float" office:value="0.03" table:style-name="Default_1">
            <text:p>0.03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999999999999" table:style-name="Default_1">
            <text:p>138.14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3460" table:style-name="Default_1">
            <text:p>63460</text:p>
          </table:table-cell>
          <table:table-cell office:value-type="float" office:value="3.23" table:style-name="Default_1">
            <text:p>3.23</text:p>
          </table:table-cell>
          <table:table-cell office:value-type="float" office:value="-0.11" table:style-name="Default_1">
            <text:p>-0.1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" table:style-name="Default_1">
            <text:p>24.7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4" table:style-name="Default_1">
            <text:p>138.24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3574" table:style-name="Default_1">
            <text:p>63574</text:p>
          </table:table-cell>
          <table:table-cell office:value-type="float" office:value="3.29" table:style-name="Default_1">
            <text:p>3.29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" table:style-name="Default_1">
            <text:p>138.1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3686" table:style-name="Default_1">
            <text:p>63686</text:p>
          </table:table-cell>
          <table:table-cell office:value-type="float" office:value="3.24" table:style-name="Default_1">
            <text:p>3.24</text:p>
          </table:table-cell>
          <table:table-cell office:value-type="float" office:value="0.06" table:style-name="Default_1">
            <text:p>0.06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22999999999999" table:style-name="Default_1">
            <text:p>138.2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3799" table:style-name="Default_1">
            <text:p>63799</text:p>
          </table:table-cell>
          <table:table-cell office:value-type="float" office:value="3.33" table:style-name="Default_1">
            <text:p>3.33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6" table:style-name="Default_1">
            <text:p>138.26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3912" table:style-name="Default_1">
            <text:p>63912</text:p>
          </table:table-cell>
          <table:table-cell office:value-type="float" office:value="3.17" table:style-name="Default_1">
            <text:p>3.17</text:p>
          </table:table-cell>
          <table:table-cell office:value-type="float" office:value="0.02" table:style-name="Default_1">
            <text:p>0.02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4024" table:style-name="Default_1">
            <text:p>64024</text:p>
          </table:table-cell>
          <table:table-cell office:value-type="float" office:value="3.22" table:style-name="Default_1">
            <text:p>3.22</text:p>
          </table:table-cell>
          <table:table-cell office:value-type="float" office:value="0.01" table:style-name="Default_1">
            <text:p>0.01</text:p>
          </table:table-cell>
          <table:table-cell office:value-type="float" office:value="8.6199999999999992" table:style-name="Default_1">
            <text:p>8.6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8" table:style-name="Default_1">
            <text:p>138.28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137" table:style-name="Default_1">
            <text:p>64137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5000000000001" table:style-name="Default_1">
            <text:p>138.0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249" table:style-name="Default_1">
            <text:p>64249</text:p>
          </table:table-cell>
          <table:table-cell office:value-type="float" office:value="3.25" table:style-name="Default_1">
            <text:p>3.25</text:p>
          </table:table-cell>
          <table:table-cell office:value-type="float" office:value="0.06" table:style-name="Default_1">
            <text:p>0.06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2" table:style-name="Default_1">
            <text:p>138.12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362" table:style-name="Default_1">
            <text:p>64362</text:p>
          </table:table-cell>
          <table:table-cell office:value-type="float" office:value="3.29" table:style-name="Default_1">
            <text:p>3.29</text:p>
          </table:table-cell>
          <table:table-cell office:value-type="float" office:value="0" table:style-name="Default_1">
            <text:p>0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1" table:style-name="Default_1">
            <text:p>138.31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476" table:style-name="Default_1">
            <text:p>64476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30000000000001" table:style-name="Default_1">
            <text:p>138.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588" table:style-name="Default_1">
            <text:p>64588</text:p>
          </table:table-cell>
          <table:table-cell office:value-type="float" office:value="3.38" table:style-name="Default_1">
            <text:p>3.38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3699999999999992" table:style-name="Default_1">
            <text:p>8.37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5" table:style-name="Default_1">
            <text:p>138.3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702" table:style-name="Default_1">
            <text:p>64702</text:p>
          </table:table-cell>
          <table:table-cell office:value-type="float" office:value="3.34" table:style-name="Default_1">
            <text:p>3.34</text:p>
          </table:table-cell>
          <table:table-cell office:value-type="float" office:value="-0.24" table:style-name="Default_1">
            <text:p>-0.24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" table:style-name="Default_1">
            <text:p>138.19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4815" table:style-name="Default_1">
            <text:p>64815</text:p>
          </table:table-cell>
          <table:table-cell office:value-type="float" office:value="2.8" table:style-name="Default_1">
            <text:p>2.8</text:p>
          </table:table-cell>
          <table:table-cell office:value-type="float" office:value="-0.08" table:style-name="Default_1">
            <text:p>-0.08</text:p>
          </table:table-cell>
          <table:table-cell office:value-type="float" office:value="7.48" table:style-name="Default_1">
            <text:p>7.48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" table:style-name="Default_1">
            <text:p>138.1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4927" table:style-name="Default_1">
            <text:p>64927</text:p>
          </table:table-cell>
          <table:table-cell office:value-type="float" office:value="3.15" table:style-name="Default_1">
            <text:p>3.15</text:p>
          </table:table-cell>
          <table:table-cell office:value-type="float" office:value="0.11" table:style-name="Default_1">
            <text:p>0.11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09" table:style-name="Default_1">
            <text:p>138.09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5040" table:style-name="Default_1">
            <text:p>65040</text:p>
          </table:table-cell>
          <table:table-cell office:value-type="float" office:value="3.56" table:style-name="Default_1">
            <text:p>3.56</text:p>
          </table:table-cell>
          <table:table-cell office:value-type="float" office:value="-0.41" table:style-name="Default_1">
            <text:p>-0.41</text:p>
          </table:table-cell>
          <table:table-cell office:value-type="float" office:value="8.4700000000000006" table:style-name="Default_1">
            <text:p>8.47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22" table:style-name="Default_1">
            <text:p>0.2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9" table:style-name="Default_1">
            <text:p>996.79</text:p>
          </table:table-cell>
          <table:table-cell office:value-type="float" office:value="137.94" table:style-name="Default_1">
            <text:p>137.94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5153" table:style-name="Default_1">
            <text:p>65153</text:p>
          </table:table-cell>
          <table:table-cell office:value-type="float" office:value="3.34" table:style-name="Default_1">
            <text:p>3.34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49" table:style-name="Default_1">
            <text:p>8.49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4" table:style-name="Default_1">
            <text:p>0.04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3" table:style-name="Default_1">
            <text:p>138.03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65265" table:style-name="Default_1">
            <text:p>65265</text:p>
          </table:table-cell>
          <table:table-cell office:value-type="float" office:value="3.2" table:style-name="Default_1">
            <text:p>3.2</text:p>
          </table:table-cell>
          <table:table-cell office:value-type="float" office:value="0.11" table:style-name="Default_1">
            <text:p>0.11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8" table:style-name="Default_1">
            <text:p>138.18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65377" table:style-name="Default_1">
            <text:p>65377</text:p>
          </table:table-cell>
          <table:table-cell office:value-type="float" office:value="3.15" table:style-name="Default_1">
            <text:p>3.15</text:p>
          </table:table-cell>
          <table:table-cell office:value-type="float" office:value="-0.26" table:style-name="Default_1">
            <text:p>-0.26</text:p>
          </table:table-cell>
          <table:table-cell office:value-type="float" office:value="9.0299999999999994" table:style-name="Default_1">
            <text:p>9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8" table:style-name="Default_1">
            <text:p>996.78</text:p>
          </table:table-cell>
          <table:table-cell office:value-type="float" office:value="138.01" table:style-name="Default_1">
            <text:p>138.01</text:p>
          </table:table-cell>
          <table:table-cell office:value-type="float" office:value="31.55" table:style-name="Default_1">
            <text:p>31.55</text:p>
          </table:table-cell>
          <table:table-cell table:number-columns-repeated="16373"/>
        </table:table-row>
        <table:table-row table:style-name="ro1">
          <table:table-cell office:value-type="float" office:value="65489" table:style-name="Default_1">
            <text:p>65489</text:p>
          </table:table-cell>
          <table:table-cell office:value-type="float" office:value="3.01" table:style-name="Default_1">
            <text:p>3.01</text:p>
          </table:table-cell>
          <table:table-cell office:value-type="float" office:value="-0.17" table:style-name="Default_1">
            <text:p>-0.17</text:p>
          </table:table-cell>
          <table:table-cell office:value-type="float" office:value="8.94" table:style-name="Default_1">
            <text:p>8.9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6" table:style-name="Default_1">
            <text:p>996.76</text:p>
          </table:table-cell>
          <table:table-cell office:value-type="float" office:value="138.19999999999999" table:style-name="Default_1">
            <text:p>138.2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5602" table:style-name="Default_1">
            <text:p>65602</text:p>
          </table:table-cell>
          <table:table-cell office:value-type="float" office:value="3.25" table:style-name="Default_1">
            <text:p>3.25</text:p>
          </table:table-cell>
          <table:table-cell office:value-type="float" office:value="0.1" table:style-name="Default_1">
            <text:p>0.1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5" table:style-name="Default_1">
            <text:p>138.2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5715" table:style-name="Default_1">
            <text:p>65715</text:p>
          </table:table-cell>
          <table:table-cell office:value-type="float" office:value="3.35" table:style-name="Default_1">
            <text:p>3.35</text:p>
          </table:table-cell>
          <table:table-cell office:value-type="float" office:value="0.11" table:style-name="Default_1">
            <text:p>0.1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1999999999999" table:style-name="Default_1">
            <text:p>138.42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5827" table:style-name="Default_1">
            <text:p>65827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5" table:style-name="Default_1">
            <text:p>996.75</text:p>
          </table:table-cell>
          <table:table-cell office:value-type="float" office:value="138.29" table:style-name="Default_1">
            <text:p>138.29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5940" table:style-name="Default_1">
            <text:p>65940</text:p>
          </table:table-cell>
          <table:table-cell office:value-type="float" office:value="3.51" table:style-name="Default_1">
            <text:p>3.51</text:p>
          </table:table-cell>
          <table:table-cell office:value-type="float" office:value="0.22" table:style-name="Default_1">
            <text:p>0.22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3" table:style-name="Default_1">
            <text:p>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5" table:style-name="Default_1">
            <text:p>138.15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6053" table:style-name="Default_1">
            <text:p>66053</text:p>
          </table:table-cell>
          <table:table-cell office:value-type="float" office:value="3.45" table:style-name="Default_1">
            <text:p>3.45</text:p>
          </table:table-cell>
          <table:table-cell office:value-type="float" office:value="-0.33" table:style-name="Default_1">
            <text:p>-0.33</text:p>
          </table:table-cell>
          <table:table-cell office:value-type="float" office:value="8.8800000000000008" table:style-name="Default_1">
            <text:p>8.8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7" table:style-name="Default_1">
            <text:p>996.77</text:p>
          </table:table-cell>
          <table:table-cell office:value-type="float" office:value="138.13" table:style-name="Default_1">
            <text:p>138.1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6165" table:style-name="Default_1">
            <text:p>66165</text:p>
          </table:table-cell>
          <table:table-cell office:value-type="float" office:value="3.05" table:style-name="Default_1">
            <text:p>3.05</text:p>
          </table:table-cell>
          <table:table-cell office:value-type="float" office:value="0.44" table:style-name="Default_1">
            <text:p>0.44</text:p>
          </table:table-cell>
          <table:table-cell office:value-type="float" office:value="8.42" table:style-name="Default_1">
            <text:p>8.42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3" table:style-name="Default_1">
            <text:p>0.03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7" table:style-name="Default_1">
            <text:p>138.37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6277" table:style-name="Default_1">
            <text:p>66277</text:p>
          </table:table-cell>
          <table:table-cell office:value-type="float" office:value="3.12" table:style-name="Default_1">
            <text:p>3.12</text:p>
          </table:table-cell>
          <table:table-cell office:value-type="float" office:value="0.1" table:style-name="Default_1">
            <text:p>0.1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5" table:style-name="Default_1">
            <text:p>138.3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6390" table:style-name="Default_1">
            <text:p>66390</text:p>
          </table:table-cell>
          <table:table-cell office:value-type="float" office:value="2.82" table:style-name="Default_1">
            <text:p>2.82</text:p>
          </table:table-cell>
          <table:table-cell office:value-type="float" office:value="-0.28000000000000003" table:style-name="Default_1">
            <text:p>-0.28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6503" table:style-name="Default_1">
            <text:p>66503</text:p>
          </table:table-cell>
          <table:table-cell office:value-type="float" office:value="3.22" table:style-name="Default_1">
            <text:p>3.22</text:p>
          </table:table-cell>
          <table:table-cell office:value-type="float" office:value="-0.1" table:style-name="Default_1">
            <text:p>-0.1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5" table:style-name="Default_1">
            <text:p>138.5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66615" table:style-name="Default_1">
            <text:p>66615</text:p>
          </table:table-cell>
          <table:table-cell office:value-type="float" office:value="2.99" table:style-name="Default_1">
            <text:p>2.99</text:p>
          </table:table-cell>
          <table:table-cell office:value-type="float" office:value="0.06" table:style-name="Default_1">
            <text:p>0.06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5000000000001" table:style-name="Default_1">
            <text:p>138.55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6727" table:style-name="Default_1">
            <text:p>66727</text:p>
          </table:table-cell>
          <table:table-cell office:value-type="float" office:value="3.08" table:style-name="Default_1">
            <text:p>3.08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3999999999999" table:style-name="Default_1">
            <text:p>138.6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6840" table:style-name="Default_1">
            <text:p>66840</text:p>
          </table:table-cell>
          <table:table-cell office:value-type="float" office:value="4.38" table:style-name="Default_1">
            <text:p>4.38</text:p>
          </table:table-cell>
          <table:table-cell office:value-type="float" office:value="-1.07" table:style-name="Default_1">
            <text:p>-1.07</text:p>
          </table:table-cell>
          <table:table-cell office:value-type="float" office:value="6.41" table:style-name="Default_1">
            <text:p>6.41</text:p>
          </table:table-cell>
          <table:table-cell office:value-type="float" office:value="0.02" table:style-name="Default_1">
            <text:p>0.02</text:p>
          </table:table-cell>
          <table:table-cell office:value-type="float" office:value="0.1" table:style-name="Default_1">
            <text:p>0.1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66953" table:style-name="Default_1">
            <text:p>6695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46" table:style-name="Default_1">
            <text:p>-0.46</text:p>
          </table:table-cell>
          <table:table-cell office:value-type="float" office:value="4" table:style-name="Default_1">
            <text:p>4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28" table:style-name="Default_1">
            <text:p>139.2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7065" table:style-name="Default_1">
            <text:p>67065</text:p>
          </table:table-cell>
          <table:table-cell office:value-type="float" office:value="3.12" table:style-name="Default_1">
            <text:p>3.12</text:p>
          </table:table-cell>
          <table:table-cell office:value-type="float" office:value="-0.99" table:style-name="Default_1">
            <text:p>-0.99</text:p>
          </table:table-cell>
          <table:table-cell office:value-type="float" office:value="4.55" table:style-name="Default_1">
            <text:p>4.55</text:p>
          </table:table-cell>
          <table:table-cell office:value-type="float" office:value="0.01" table:style-name="Default_1">
            <text:p>0.01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4" table:style-name="Default_1">
            <text:p>138.4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7178" table:style-name="Default_1">
            <text:p>67178</text:p>
          </table:table-cell>
          <table:table-cell office:value-type="float" office:value="3.28" table:style-name="Default_1">
            <text:p>3.28</text:p>
          </table:table-cell>
          <table:table-cell office:value-type="float" office:value="-0.45" table:style-name="Default_1">
            <text:p>-0.45</text:p>
          </table:table-cell>
          <table:table-cell office:value-type="float" office:value="10.31" table:style-name="Default_1">
            <text:p>10.31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4" table:style-name="Default_1">
            <text:p>996.74</text:p>
          </table:table-cell>
          <table:table-cell office:value-type="float" office:value="138.38999999999999" table:style-name="Default_1">
            <text:p>138.39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7292" table:style-name="Default_1">
            <text:p>67292</text:p>
          </table:table-cell>
          <table:table-cell office:value-type="float" office:value="1.88" table:style-name="Default_1">
            <text:p>1.88</text:p>
          </table:table-cell>
          <table:table-cell office:value-type="float" office:value="3.6" table:style-name="Default_1">
            <text:p>3.6</text:p>
          </table:table-cell>
          <table:table-cell office:value-type="float" office:value="8.1300000000000008" table:style-name="Default_1">
            <text:p>8.13</text:p>
          </table:table-cell>
          <table:table-cell office:value-type="float" office:value="0.05" table:style-name="Default_1">
            <text:p>0.05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0.02" table:style-name="Default_1">
            <text:p>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" table:style-name="Default_1">
            <text:p>138.47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7404" table:style-name="Default_1">
            <text:p>67404</text:p>
          </table:table-cell>
          <table:table-cell office:value-type="float" office:value="2.78" table:style-name="Default_1">
            <text:p>2.78</text:p>
          </table:table-cell>
          <table:table-cell office:value-type="float" office:value="0.24" table:style-name="Default_1">
            <text:p>0.24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9" table:style-name="Default_1">
            <text:p>138.4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67518" table:style-name="Default_1">
            <text:p>67518</text:p>
          </table:table-cell>
          <table:table-cell office:value-type="float" office:value="3.82" table:style-name="Default_1">
            <text:p>3.82</text:p>
          </table:table-cell>
          <table:table-cell office:value-type="float" office:value="0.25" table:style-name="Default_1">
            <text:p>0.25</text:p>
          </table:table-cell>
          <table:table-cell office:value-type="float" office:value="8.35" table:style-name="Default_1">
            <text:p>8.3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7631" table:style-name="Default_1">
            <text:p>67631</text:p>
          </table:table-cell>
          <table:table-cell office:value-type="float" office:value="2.23" table:style-name="Default_1">
            <text:p>2.23</text:p>
          </table:table-cell>
          <table:table-cell office:value-type="float" office:value="1.3" table:style-name="Default_1">
            <text:p>1.3</text:p>
          </table:table-cell>
          <table:table-cell office:value-type="float" office:value="10.79" table:style-name="Default_1">
            <text:p>10.79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5000000000001" table:style-name="Default_1">
            <text:p>138.5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7744" table:style-name="Default_1">
            <text:p>67744</text:p>
          </table:table-cell>
          <table:table-cell office:value-type="float" office:value="3.51" table:style-name="Default_1">
            <text:p>3.51</text:p>
          </table:table-cell>
          <table:table-cell office:value-type="float" office:value="-0.77" table:style-name="Default_1">
            <text:p>-0.77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" table:style-name="Default_1">
            <text:p>138.6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67858" table:style-name="Default_1">
            <text:p>67858</text:p>
          </table:table-cell>
          <table:table-cell office:value-type="float" office:value="3.12" table:style-name="Default_1">
            <text:p>3.1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56" table:style-name="Default_1">
            <text:p>8.5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5" table:style-name="Default_1">
            <text:p>138.5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67971" table:style-name="Default_1">
            <text:p>67971</text:p>
          </table:table-cell>
          <table:table-cell office:value-type="float" office:value="2.4" table:style-name="Default_1">
            <text:p>2.4</text:p>
          </table:table-cell>
          <table:table-cell office:value-type="float" office:value="1.53" table:style-name="Default_1">
            <text:p>1.53</text:p>
          </table:table-cell>
          <table:table-cell office:value-type="float" office:value="10.81" table:style-name="Default_1">
            <text:p>10.81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9" table:style-name="Default_1">
            <text:p>138.4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68084" table:style-name="Default_1">
            <text:p>68084</text:p>
          </table:table-cell>
          <table:table-cell office:value-type="float" office:value="3.07" table:style-name="Default_1">
            <text:p>3.07</text:p>
          </table:table-cell>
          <table:table-cell office:value-type="float" office:value="0.19" table:style-name="Default_1">
            <text:p>0.19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3" table:style-name="Default_1">
            <text:p>996.73</text:p>
          </table:table-cell>
          <table:table-cell office:value-type="float" office:value="138.47999999999999" table:style-name="Default_1">
            <text:p>138.4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8196" table:style-name="Default_1">
            <text:p>68196</text:p>
          </table:table-cell>
          <table:table-cell office:value-type="float" office:value="3.2" table:style-name="Default_1">
            <text:p>3.2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1" table:style-name="Default_1">
            <text:p>24.71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72999999999999" table:style-name="Default_1">
            <text:p>138.7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68308" table:style-name="Default_1">
            <text:p>68308</text:p>
          </table:table-cell>
          <table:table-cell office:value-type="float" office:value="3.26" table:style-name="Default_1">
            <text:p>3.26</text:p>
          </table:table-cell>
          <table:table-cell office:value-type="float" office:value="0.06" table:style-name="Default_1">
            <text:p>0.06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1000000000001" table:style-name="Default_1">
            <text:p>138.61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68421" table:style-name="Default_1">
            <text:p>68421</text:p>
          </table:table-cell>
          <table:table-cell office:value-type="float" office:value="3.27" table:style-name="Default_1">
            <text:p>3.27</text:p>
          </table:table-cell>
          <table:table-cell office:value-type="float" office:value="0.03" table:style-name="Default_1">
            <text:p>0.03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4" table:style-name="Default_1">
            <text:p>138.54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68534" table:style-name="Default_1">
            <text:p>68534</text:p>
          </table:table-cell>
          <table:table-cell office:value-type="float" office:value="3.25" table:style-name="Default_1">
            <text:p>3.2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6" table:style-name="Default_1">
            <text:p>138.56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68646" table:style-name="Default_1">
            <text:p>68646</text:p>
          </table:table-cell>
          <table:table-cell office:value-type="float" office:value="3.35" table:style-name="Default_1">
            <text:p>3.35</text:p>
          </table:table-cell>
          <table:table-cell office:value-type="float" office:value="0.04" table:style-name="Default_1">
            <text:p>0.04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3999999999999" table:style-name="Default_1">
            <text:p>138.64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68758" table:style-name="Default_1">
            <text:p>68758</text:p>
          </table:table-cell>
          <table:table-cell office:value-type="float" office:value="3.21" table:style-name="Default_1">
            <text:p>3.21</text:p>
          </table:table-cell>
          <table:table-cell office:value-type="float" office:value="0.06" table:style-name="Default_1">
            <text:p>0.06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2" table:style-name="Default_1">
            <text:p>996.72</text:p>
          </table:table-cell>
          <table:table-cell office:value-type="float" office:value="138.51" table:style-name="Default_1">
            <text:p>138.51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8871" table:style-name="Default_1">
            <text:p>68871</text:p>
          </table:table-cell>
          <table:table-cell office:value-type="float" office:value="3.25" table:style-name="Default_1">
            <text:p>3.25</text:p>
          </table:table-cell>
          <table:table-cell office:value-type="float" office:value="0.03" table:style-name="Default_1">
            <text:p>0.03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1000000000001" table:style-name="Default_1">
            <text:p>138.61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68983" table:style-name="Default_1">
            <text:p>68983</text:p>
          </table:table-cell>
          <table:table-cell office:value-type="float" office:value="3.2" table:style-name="Default_1">
            <text:p>3.2</text:p>
          </table:table-cell>
          <table:table-cell office:value-type="float" office:value="0.01" table:style-name="Default_1">
            <text:p>0.01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3999999999999" table:style-name="Default_1">
            <text:p>138.64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69096" table:style-name="Default_1">
            <text:p>69096</text:p>
          </table:table-cell>
          <table:table-cell office:value-type="float" office:value="3.22" table:style-name="Default_1">
            <text:p>3.22</text:p>
          </table:table-cell>
          <table:table-cell office:value-type="float" office:value="0" table:style-name="Default_1">
            <text:p>0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71" table:style-name="Default_1">
            <text:p>138.71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9209" table:style-name="Default_1">
            <text:p>69209</text:p>
          </table:table-cell>
          <table:table-cell office:value-type="float" office:value="3.17" table:style-name="Default_1">
            <text:p>3.17</text:p>
          </table:table-cell>
          <table:table-cell office:value-type="float" office:value="0.03" table:style-name="Default_1">
            <text:p>0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74" table:style-name="Default_1">
            <text:p>138.74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9321" table:style-name="Default_1">
            <text:p>69321</text:p>
          </table:table-cell>
          <table:table-cell office:value-type="float" office:value="3.15" table:style-name="Default_1">
            <text:p>3.1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9" table:style-name="Default_1">
            <text:p>8.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69" table:style-name="Default_1">
            <text:p>996.69</text:p>
          </table:table-cell>
          <table:table-cell office:value-type="float" office:value="138.76" table:style-name="Default_1">
            <text:p>138.76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9434" table:style-name="Default_1">
            <text:p>69434</text:p>
          </table:table-cell>
          <table:table-cell office:value-type="float" office:value="3.22" table:style-name="Default_1">
            <text:p>3.22</text:p>
          </table:table-cell>
          <table:table-cell office:value-type="float" office:value="0.04" table:style-name="Default_1">
            <text:p>0.04</text:p>
          </table:table-cell>
          <table:table-cell office:value-type="float" office:value="8.85" table:style-name="Default_1">
            <text:p>8.8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1000000000001" table:style-name="Default_1">
            <text:p>138.61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9547" table:style-name="Default_1">
            <text:p>69547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69" table:style-name="Default_1">
            <text:p>138.69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69659" table:style-name="Default_1">
            <text:p>69659</text:p>
          </table:table-cell>
          <table:table-cell office:value-type="float" office:value="3.16" table:style-name="Default_1">
            <text:p>3.16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1" table:style-name="Default_1">
            <text:p>996.71</text:p>
          </table:table-cell>
          <table:table-cell office:value-type="float" office:value="138.62" table:style-name="Default_1">
            <text:p>138.62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9772" table:style-name="Default_1">
            <text:p>69772</text:p>
          </table:table-cell>
          <table:table-cell office:value-type="float" office:value="3.21" table:style-name="Default_1">
            <text:p>3.21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9" table:style-name="Default_1">
            <text:p>996.69</text:p>
          </table:table-cell>
          <table:table-cell office:value-type="float" office:value="138.78" table:style-name="Default_1">
            <text:p>138.78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69884" table:style-name="Default_1">
            <text:p>69884</text:p>
          </table:table-cell>
          <table:table-cell office:value-type="float" office:value="3.16" table:style-name="Default_1">
            <text:p>3.16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69" table:style-name="Default_1">
            <text:p>138.69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69998" table:style-name="Default_1">
            <text:p>69998</text:p>
          </table:table-cell>
          <table:table-cell office:value-type="float" office:value="3.21" table:style-name="Default_1">
            <text:p>3.21</text:p>
          </table:table-cell>
          <table:table-cell office:value-type="float" office:value="0.04" table:style-name="Default_1">
            <text:p>0.04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2" table:style-name="Default_1">
            <text:p>24.72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69999999999999" table:style-name="Default_1">
            <text:p>138.7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70110" table:style-name="Default_1">
            <text:p>70110</text:p>
          </table:table-cell>
          <table:table-cell office:value-type="float" office:value="3.15" table:style-name="Default_1">
            <text:p>3.15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7" table:style-name="Default_1">
            <text:p>996.7</text:p>
          </table:table-cell>
          <table:table-cell office:value-type="float" office:value="138.75" table:style-name="Default_1">
            <text:p>138.75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70223" table:style-name="Default_1">
            <text:p>70223</text:p>
          </table:table-cell>
          <table:table-cell office:value-type="float" office:value="3.3" table:style-name="Default_1">
            <text:p>3.3</text:p>
          </table:table-cell>
          <table:table-cell office:value-type="float" office:value="0.01" table:style-name="Default_1">
            <text:p>0.01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9" table:style-name="Default_1">
            <text:p>996.69</text:p>
          </table:table-cell>
          <table:table-cell office:value-type="float" office:value="138.80000000000001" table:style-name="Default_1">
            <text:p>138.8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70336" table:style-name="Default_1">
            <text:p>70336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9" table:style-name="Default_1">
            <text:p>996.69</text:p>
          </table:table-cell>
          <table:table-cell office:value-type="float" office:value="138.83000000000001" table:style-name="Default_1">
            <text:p>138.8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70449" table:style-name="Default_1">
            <text:p>70449</text:p>
          </table:table-cell>
          <table:table-cell office:value-type="float" office:value="3.21" table:style-name="Default_1">
            <text:p>3.21</text:p>
          </table:table-cell>
          <table:table-cell office:value-type="float" office:value="0.1" table:style-name="Default_1">
            <text:p>0.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9" table:style-name="Default_1">
            <text:p>996.69</text:p>
          </table:table-cell>
          <table:table-cell office:value-type="float" office:value="138.82" table:style-name="Default_1">
            <text:p>138.82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70561" table:style-name="Default_1">
            <text:p>70561</text:p>
          </table:table-cell>
          <table:table-cell office:value-type="float" office:value="3.3" table:style-name="Default_1">
            <text:p>3.3</text:p>
          </table:table-cell>
          <table:table-cell office:value-type="float" office:value="0.06" table:style-name="Default_1">
            <text:p>0.06</text:p>
          </table:table-cell>
          <table:table-cell office:value-type="float" office:value="8.6199999999999992" table:style-name="Default_1">
            <text:p>8.6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8" table:style-name="Default_1">
            <text:p>996.68</text:p>
          </table:table-cell>
          <table:table-cell office:value-type="float" office:value="138.85" table:style-name="Default_1">
            <text:p>138.85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70674" table:style-name="Default_1">
            <text:p>70674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8" table:style-name="Default_1">
            <text:p>-0.08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8" table:style-name="Default_1">
            <text:p>996.68</text:p>
          </table:table-cell>
          <table:table-cell office:value-type="float" office:value="138.87" table:style-name="Default_1">
            <text:p>138.87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70787" table:style-name="Default_1">
            <text:p>70787</text:p>
          </table:table-cell>
          <table:table-cell office:value-type="float" office:value="3.35" table:style-name="Default_1">
            <text:p>3.35</text:p>
          </table:table-cell>
          <table:table-cell office:value-type="float" office:value="0.09" table:style-name="Default_1">
            <text:p>0.09</text:p>
          </table:table-cell>
          <table:table-cell office:value-type="float" office:value="8.5500000000000007" table:style-name="Default_1">
            <text:p>8.5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9" table:style-name="Default_1">
            <text:p>996.69</text:p>
          </table:table-cell>
          <table:table-cell office:value-type="float" office:value="138.77000000000001" table:style-name="Default_1">
            <text:p>138.77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70899" table:style-name="Default_1">
            <text:p>70899</text:p>
          </table:table-cell>
          <table:table-cell office:value-type="float" office:value="3.3" table:style-name="Default_1">
            <text:p>3.3</text:p>
          </table:table-cell>
          <table:table-cell office:value-type="float" office:value="0.05" table:style-name="Default_1">
            <text:p>0.05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5" table:style-name="Default_1">
            <text:p>996.65</text:p>
          </table:table-cell>
          <table:table-cell office:value-type="float" office:value="139.16" table:style-name="Default_1">
            <text:p>139.16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71012" table:style-name="Default_1">
            <text:p>71012</text:p>
          </table:table-cell>
          <table:table-cell office:value-type="float" office:value="3.25" table:style-name="Default_1">
            <text:p>3.25</text:p>
          </table:table-cell>
          <table:table-cell office:value-type="float" office:value="0.11" table:style-name="Default_1">
            <text:p>0.11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4" table:style-name="Default_1">
            <text:p>996.64</text:p>
          </table:table-cell>
          <table:table-cell office:value-type="float" office:value="139.21" table:style-name="Default_1">
            <text:p>139.21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71123" table:style-name="Default_1">
            <text:p>71123</text:p>
          </table:table-cell>
          <table:table-cell office:value-type="float" office:value="2.56" table:style-name="Default_1">
            <text:p>2.56</text:p>
          </table:table-cell>
          <table:table-cell office:value-type="float" office:value="1.03" table:style-name="Default_1">
            <text:p>1.03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0" table:style-name="Default_1">
            <text:p>0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7" table:style-name="Default_1">
            <text:p>996.67</text:p>
          </table:table-cell>
          <table:table-cell office:value-type="float" office:value="138.94999999999999" table:style-name="Default_1">
            <text:p>138.95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71236" table:style-name="Default_1">
            <text:p>71236</text:p>
          </table:table-cell>
          <table:table-cell office:value-type="float" office:value="2.4" table:style-name="Default_1">
            <text:p>2.4</text:p>
          </table:table-cell>
          <table:table-cell office:value-type="float" office:value="0.02" table:style-name="Default_1">
            <text:p>0.02</text:p>
          </table:table-cell>
          <table:table-cell office:value-type="float" office:value="10.84" table:style-name="Default_1">
            <text:p>10.84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6" table:style-name="Default_1">
            <text:p>996.66</text:p>
          </table:table-cell>
          <table:table-cell office:value-type="float" office:value="139.09" table:style-name="Default_1">
            <text:p>139.09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71351" table:style-name="Default_1">
            <text:p>71351</text:p>
          </table:table-cell>
          <table:table-cell office:value-type="float" office:value="3.17" table:style-name="Default_1">
            <text:p>3.17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9.0500000000000007" table:style-name="Default_1">
            <text:p>9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7" table:style-name="Default_1">
            <text:p>996.67</text:p>
          </table:table-cell>
          <table:table-cell office:value-type="float" office:value="138.96" table:style-name="Default_1">
            <text:p>138.96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71462" table:style-name="Default_1">
            <text:p>71462</text:p>
          </table:table-cell>
          <table:table-cell office:value-type="float" office:value="3.09" table:style-name="Default_1">
            <text:p>3.09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8.9499999999999993" table:style-name="Default_1">
            <text:p>8.9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5" table:style-name="Default_1">
            <text:p>996.65</text:p>
          </table:table-cell>
          <table:table-cell office:value-type="float" office:value="139.12" table:style-name="Default_1">
            <text:p>139.12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71575" table:style-name="Default_1">
            <text:p>71575</text:p>
          </table:table-cell>
          <table:table-cell office:value-type="float" office:value="3.33" table:style-name="Default_1">
            <text:p>3.33</text:p>
          </table:table-cell>
          <table:table-cell office:value-type="float" office:value="0" table:style-name="Default_1">
            <text:p>0</text:p>
          </table:table-cell>
          <table:table-cell office:value-type="float" office:value="8.6" table:style-name="Default_1">
            <text:p>8.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7" table:style-name="Default_1">
            <text:p>996.67</text:p>
          </table:table-cell>
          <table:table-cell office:value-type="float" office:value="138.97999999999999" table:style-name="Default_1">
            <text:p>138.98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71689" table:style-name="Default_1">
            <text:p>71689</text:p>
          </table:table-cell>
          <table:table-cell office:value-type="float" office:value="3.23" table:style-name="Default_1">
            <text:p>3.23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7" table:style-name="Default_1">
            <text:p>996.67</text:p>
          </table:table-cell>
          <table:table-cell office:value-type="float" office:value="138.97999999999999" table:style-name="Default_1">
            <text:p>138.9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1800" table:style-name="Default_1">
            <text:p>71800</text:p>
          </table:table-cell>
          <table:table-cell office:value-type="float" office:value="3.17" table:style-name="Default_1">
            <text:p>3.17</text:p>
          </table:table-cell>
          <table:table-cell office:value-type="float" office:value="0.11" table:style-name="Default_1">
            <text:p>0.11</text:p>
          </table:table-cell>
          <table:table-cell office:value-type="float" office:value="8.91" table:style-name="Default_1">
            <text:p>8.9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8" table:style-name="Default_1">
            <text:p>996.68</text:p>
          </table:table-cell>
          <table:table-cell office:value-type="float" office:value="138.91" table:style-name="Default_1">
            <text:p>138.91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71913" table:style-name="Default_1">
            <text:p>71913</text:p>
          </table:table-cell>
          <table:table-cell office:value-type="float" office:value="5.87" table:style-name="Default_1">
            <text:p>5.87</text:p>
          </table:table-cell>
          <table:table-cell office:value-type="float" office:value="-2.96" table:style-name="Default_1">
            <text:p>-2.96</text:p>
          </table:table-cell>
          <table:table-cell office:value-type="float" office:value="4.13" table:style-name="Default_1">
            <text:p>4.13</text:p>
          </table:table-cell>
          <table:table-cell office:value-type="float" office:value="0.02" table:style-name="Default_1">
            <text:p>0.02</text:p>
          </table:table-cell>
          <table:table-cell office:value-type="float" office:value="0.13" table:style-name="Default_1">
            <text:p>0.13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30000000000001" table:style-name="Default_1">
            <text:p>139.3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72026" table:style-name="Default_1">
            <text:p>72026</text:p>
          </table:table-cell>
          <table:table-cell office:value-type="float" office:value="4.6100000000000003" table:style-name="Default_1">
            <text:p>4.61</text:p>
          </table:table-cell>
          <table:table-cell office:value-type="float" office:value="-0.9" table:style-name="Default_1">
            <text:p>-0.9</text:p>
          </table:table-cell>
          <table:table-cell office:value-type="float" office:value="7.31" table:style-name="Default_1">
            <text:p>7.31</text:p>
          </table:table-cell>
          <table:table-cell office:value-type="float" office:value="0" table:style-name="Default_1">
            <text:p>0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5" table:style-name="Default_1">
            <text:p>996.65</text:p>
          </table:table-cell>
          <table:table-cell office:value-type="float" office:value="139.15" table:style-name="Default_1">
            <text:p>139.15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72138" table:style-name="Default_1">
            <text:p>72138</text:p>
          </table:table-cell>
          <table:table-cell office:value-type="float" office:value="3.17" table:style-name="Default_1">
            <text:p>3.17</text:p>
          </table:table-cell>
          <table:table-cell office:value-type="float" office:value="0" table:style-name="Default_1">
            <text:p>0</text:p>
          </table:table-cell>
          <table:table-cell office:value-type="float" office:value="9.0500000000000007" table:style-name="Default_1">
            <text:p>9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31" table:style-name="Default_1">
            <text:p>139.31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72251" table:style-name="Default_1">
            <text:p>72251</text:p>
          </table:table-cell>
          <table:table-cell office:value-type="float" office:value="3.22" table:style-name="Default_1">
            <text:p>3.22</text:p>
          </table:table-cell>
          <table:table-cell office:value-type="float" office:value="0" table:style-name="Default_1">
            <text:p>0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5" table:style-name="Default_1">
            <text:p>996.65</text:p>
          </table:table-cell>
          <table:table-cell office:value-type="float" office:value="139.13" table:style-name="Default_1">
            <text:p>139.1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72363" table:style-name="Default_1">
            <text:p>72363</text:p>
          </table:table-cell>
          <table:table-cell office:value-type="float" office:value="3.15" table:style-name="Default_1">
            <text:p>3.15</text:p>
          </table:table-cell>
          <table:table-cell office:value-type="float" office:value="0.05" table:style-name="Default_1">
            <text:p>0.05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6" table:style-name="Default_1">
            <text:p>996.66</text:p>
          </table:table-cell>
          <table:table-cell office:value-type="float" office:value="139.08000000000001" table:style-name="Default_1">
            <text:p>139.0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72475" table:style-name="Default_1">
            <text:p>72475</text:p>
          </table:table-cell>
          <table:table-cell office:value-type="float" office:value="3.31" table:style-name="Default_1">
            <text:p>3.31</text:p>
          </table:table-cell>
          <table:table-cell office:value-type="float" office:value="0" table:style-name="Default_1">
            <text:p>0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4" table:style-name="Default_1">
            <text:p>996.64</text:p>
          </table:table-cell>
          <table:table-cell office:value-type="float" office:value="139.24" table:style-name="Default_1">
            <text:p>139.24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72589" table:style-name="Default_1">
            <text:p>72589</text:p>
          </table:table-cell>
          <table:table-cell office:value-type="float" office:value="3.43" table:style-name="Default_1">
            <text:p>3.43</text:p>
          </table:table-cell>
          <table:table-cell office:value-type="float" office:value="-0.13" table:style-name="Default_1">
            <text:p>-0.13</text:p>
          </table:table-cell>
          <table:table-cell office:value-type="float" office:value="8.9499999999999993" table:style-name="Default_1">
            <text:p>8.9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4" table:style-name="Default_1">
            <text:p>996.64</text:p>
          </table:table-cell>
          <table:table-cell office:value-type="float" office:value="139.22999999999999" table:style-name="Default_1">
            <text:p>139.23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2701" table:style-name="Default_1">
            <text:p>72701</text:p>
          </table:table-cell>
          <table:table-cell office:value-type="float" office:value="3.25" table:style-name="Default_1">
            <text:p>3.25</text:p>
          </table:table-cell>
          <table:table-cell office:value-type="float" office:value="0.7" table:style-name="Default_1">
            <text:p>0.7</text:p>
          </table:table-cell>
          <table:table-cell office:value-type="float" office:value="7.73" table:style-name="Default_1">
            <text:p>7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33000000000001" table:style-name="Default_1">
            <text:p>139.3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72814" table:style-name="Default_1">
            <text:p>72814</text:p>
          </table:table-cell>
          <table:table-cell office:value-type="float" office:value="3.51" table:style-name="Default_1">
            <text:p>3.51</text:p>
          </table:table-cell>
          <table:table-cell office:value-type="float" office:value="0.6" table:style-name="Default_1">
            <text:p>0.6</text:p>
          </table:table-cell>
          <table:table-cell office:value-type="float" office:value="8.19" table:style-name="Default_1">
            <text:p>8.1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28" table:style-name="Default_1">
            <text:p>139.2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2927" table:style-name="Default_1">
            <text:p>72927</text:p>
          </table:table-cell>
          <table:table-cell office:value-type="float" office:value="3.43" table:style-name="Default_1">
            <text:p>3.43</text:p>
          </table:table-cell>
          <table:table-cell office:value-type="float" office:value="-0.39" table:style-name="Default_1">
            <text:p>-0.39</text:p>
          </table:table-cell>
          <table:table-cell office:value-type="float" office:value="8.3000000000000007" table:style-name="Default_1">
            <text:p>8.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6" table:style-name="Default_1">
            <text:p>996.66</text:p>
          </table:table-cell>
          <table:table-cell office:value-type="float" office:value="139.04" table:style-name="Default_1">
            <text:p>139.0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039" table:style-name="Default_1">
            <text:p>73039</text:p>
          </table:table-cell>
          <table:table-cell office:value-type="float" office:value="3.29" table:style-name="Default_1">
            <text:p>3.29</text:p>
          </table:table-cell>
          <table:table-cell office:value-type="float" office:value="0.06" table:style-name="Default_1">
            <text:p>0.06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4" table:style-name="Default_1">
            <text:p>996.64</text:p>
          </table:table-cell>
          <table:table-cell office:value-type="float" office:value="139.21" table:style-name="Default_1">
            <text:p>139.2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152" table:style-name="Default_1">
            <text:p>73152</text:p>
          </table:table-cell>
          <table:table-cell office:value-type="float" office:value="3.23" table:style-name="Default_1">
            <text:p>3.23</text:p>
          </table:table-cell>
          <table:table-cell office:value-type="float" office:value="0.09" table:style-name="Default_1">
            <text:p>0.09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4" table:style-name="Default_1">
            <text:p>996.64</text:p>
          </table:table-cell>
          <table:table-cell office:value-type="float" office:value="139.25" table:style-name="Default_1">
            <text:p>139.2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265" table:style-name="Default_1">
            <text:p>73265</text:p>
          </table:table-cell>
          <table:table-cell office:value-type="float" office:value="3.2" table:style-name="Default_1">
            <text:p>3.2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43" table:style-name="Default_1">
            <text:p>139.4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377" table:style-name="Default_1">
            <text:p>73377</text:p>
          </table:table-cell>
          <table:table-cell office:value-type="float" office:value="2.96" table:style-name="Default_1">
            <text:p>2.96</text:p>
          </table:table-cell>
          <table:table-cell office:value-type="float" office:value="2.0299999999999998" table:style-name="Default_1">
            <text:p>2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36000000000001" table:style-name="Default_1">
            <text:p>139.3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490" table:style-name="Default_1">
            <text:p>73490</text:p>
          </table:table-cell>
          <table:table-cell office:value-type="float" office:value="3.34" table:style-name="Default_1">
            <text:p>3.34</text:p>
          </table:table-cell>
          <table:table-cell office:value-type="float" office:value="-1.51" table:style-name="Default_1">
            <text:p>-1.51</text:p>
          </table:table-cell>
          <table:table-cell office:value-type="float" office:value="8.43" table:style-name="Default_1">
            <text:p>8.43</text:p>
          </table:table-cell>
          <table:table-cell office:value-type="float" office:value="-0.08" table:style-name="Default_1">
            <text:p>-0.08</text:p>
          </table:table-cell>
          <table:table-cell office:value-type="float" office:value="-0.1" table:style-name="Default_1">
            <text:p>-0.1</text:p>
          </table:table-cell>
          <table:table-cell office:value-type="float" office:value="0.02" table:style-name="Default_1">
            <text:p>0.02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44999999999999" table:style-name="Default_1">
            <text:p>139.45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603" table:style-name="Default_1">
            <text:p>73603</text:p>
          </table:table-cell>
          <table:table-cell office:value-type="float" office:value="2.96" table:style-name="Default_1">
            <text:p>2.96</text:p>
          </table:table-cell>
          <table:table-cell office:value-type="float" office:value="0.26" table:style-name="Default_1">
            <text:p>0.26</text:p>
          </table:table-cell>
          <table:table-cell office:value-type="float" office:value="8.57" table:style-name="Default_1">
            <text:p>8.5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3" table:style-name="Default_1">
            <text:p>24.73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7000000000001" table:style-name="Default_1">
            <text:p>139.7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715" table:style-name="Default_1">
            <text:p>73715</text:p>
          </table:table-cell>
          <table:table-cell office:value-type="float" office:value="3.19" table:style-name="Default_1">
            <text:p>3.19</text:p>
          </table:table-cell>
          <table:table-cell office:value-type="float" office:value="0.06" table:style-name="Default_1">
            <text:p>0.06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6" table:style-name="Default_1">
            <text:p>139.6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828" table:style-name="Default_1">
            <text:p>73828</text:p>
          </table:table-cell>
          <table:table-cell office:value-type="float" office:value="3.13" table:style-name="Default_1">
            <text:p>3.13</text:p>
          </table:table-cell>
          <table:table-cell office:value-type="float" office:value="0.17" table:style-name="Default_1">
            <text:p>0.17</text:p>
          </table:table-cell>
          <table:table-cell office:value-type="float" office:value="9.0299999999999994" table:style-name="Default_1">
            <text:p>9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9" table:style-name="Default_1">
            <text:p>139.5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3940" table:style-name="Default_1">
            <text:p>73940</text:p>
          </table:table-cell>
          <table:table-cell office:value-type="float" office:value="3.25" table:style-name="Default_1">
            <text:p>3.2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28" table:style-name="Default_1">
            <text:p>139.2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4052" table:style-name="Default_1">
            <text:p>74052</text:p>
          </table:table-cell>
          <table:table-cell office:value-type="float" office:value="3.37" table:style-name="Default_1">
            <text:p>3.37</text:p>
          </table:table-cell>
          <table:table-cell office:value-type="float" office:value="-0.86" table:style-name="Default_1">
            <text:p>-0.86</text:p>
          </table:table-cell>
          <table:table-cell office:value-type="float" office:value="8.4700000000000006" table:style-name="Default_1">
            <text:p>8.4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38" table:style-name="Default_1">
            <text:p>139.3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4166" table:style-name="Default_1">
            <text:p>74166</text:p>
          </table:table-cell>
          <table:table-cell office:value-type="float" office:value="5.94" table:style-name="Default_1">
            <text:p>5.94</text:p>
          </table:table-cell>
          <table:table-cell office:value-type="float" office:value="-3.63" table:style-name="Default_1">
            <text:p>-3.63</text:p>
          </table:table-cell>
          <table:table-cell office:value-type="float" office:value="5.55" table:style-name="Default_1">
            <text:p>5.55</text:p>
          </table:table-cell>
          <table:table-cell office:value-type="float" office:value="0.01" table:style-name="Default_1">
            <text:p>0.01</text:p>
          </table:table-cell>
          <table:table-cell office:value-type="float" office:value="0.09" table:style-name="Default_1">
            <text:p>0.09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9" table:style-name="Default_1">
            <text:p>139.59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4278" table:style-name="Default_1">
            <text:p>74278</text:p>
          </table:table-cell>
          <table:table-cell office:value-type="float" office:value="2.4300000000000002" table:style-name="Default_1">
            <text:p>2.43</text:p>
          </table:table-cell>
          <table:table-cell office:value-type="float" office:value="0.26" table:style-name="Default_1">
            <text:p>0.26</text:p>
          </table:table-cell>
          <table:table-cell office:value-type="float" office:value="9.73" table:style-name="Default_1">
            <text:p>9.7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4" table:style-name="Default_1">
            <text:p>24.74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1000000000001" table:style-name="Default_1">
            <text:p>139.61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4391" table:style-name="Default_1">
            <text:p>74391</text:p>
          </table:table-cell>
          <table:table-cell office:value-type="float" office:value="3.29" table:style-name="Default_1">
            <text:p>3.29</text:p>
          </table:table-cell>
          <table:table-cell office:value-type="float" office:value="0.11" table:style-name="Default_1">
            <text:p>0.11</text:p>
          </table:table-cell>
          <table:table-cell office:value-type="float" office:value="8.8699999999999992" table:style-name="Default_1">
            <text:p>8.8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3" table:style-name="Default_1">
            <text:p>139.5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4504" table:style-name="Default_1">
            <text:p>74504</text:p>
          </table:table-cell>
          <table:table-cell office:value-type="float" office:value="3.33" table:style-name="Default_1">
            <text:p>3.33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8.51" table:style-name="Default_1">
            <text:p>8.5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44" table:style-name="Default_1">
            <text:p>139.4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4616" table:style-name="Default_1">
            <text:p>74616</text:p>
          </table:table-cell>
          <table:table-cell office:value-type="float" office:value="3.48" table:style-name="Default_1">
            <text:p>3.48</text:p>
          </table:table-cell>
          <table:table-cell office:value-type="float" office:value="-0.76" table:style-name="Default_1">
            <text:p>-0.76</text:p>
          </table:table-cell>
          <table:table-cell office:value-type="float" office:value="7.88" table:style-name="Default_1">
            <text:p>7.8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7" table:style-name="Default_1">
            <text:p>139.57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74730" table:style-name="Default_1">
            <text:p>74730</text:p>
          </table:table-cell>
          <table:table-cell office:value-type="float" office:value="2.95" table:style-name="Default_1">
            <text:p>2.95</text:p>
          </table:table-cell>
          <table:table-cell office:value-type="float" office:value="0.54" table:style-name="Default_1">
            <text:p>0.54</text:p>
          </table:table-cell>
          <table:table-cell office:value-type="float" office:value="9.7200000000000006" table:style-name="Default_1">
            <text:p>9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1000000000001" table:style-name="Default_1">
            <text:p>139.61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74842" table:style-name="Default_1">
            <text:p>74842</text:p>
          </table:table-cell>
          <table:table-cell office:value-type="float" office:value="3.07" table:style-name="Default_1">
            <text:p>3.07</text:p>
          </table:table-cell>
          <table:table-cell office:value-type="float" office:value="-1.1000000000000001" table:style-name="Default_1">
            <text:p>-1.1</text:p>
          </table:table-cell>
          <table:table-cell office:value-type="float" office:value="10.36" table:style-name="Default_1">
            <text:p>10.36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5" table:style-name="Default_1">
            <text:p>139.65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4957" table:style-name="Default_1">
            <text:p>74957</text:p>
          </table:table-cell>
          <table:table-cell office:value-type="float" office:value="0.67" table:style-name="Default_1">
            <text:p>0.67</text:p>
          </table:table-cell>
          <table:table-cell office:value-type="float" office:value="2.73" table:style-name="Default_1">
            <text:p>2.73</text:p>
          </table:table-cell>
          <table:table-cell office:value-type="float" office:value="13.62" table:style-name="Default_1">
            <text:p>13.62</text:p>
          </table:table-cell>
          <table:table-cell office:value-type="float" office:value="-0.08" table:style-name="Default_1">
            <text:p>-0.08</text:p>
          </table:table-cell>
          <table:table-cell office:value-type="float" office:value="-0.09" table:style-name="Default_1">
            <text:p>-0.09</text:p>
          </table:table-cell>
          <table:table-cell office:value-type="float" office:value="0.02" table:style-name="Default_1">
            <text:p>0.02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3000000000001" table:style-name="Default_1">
            <text:p>139.83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070" table:style-name="Default_1">
            <text:p>75070</text:p>
          </table:table-cell>
          <table:table-cell office:value-type="float" office:value="3.64" table:style-name="Default_1">
            <text:p>3.64</text:p>
          </table:table-cell>
          <table:table-cell office:value-type="float" office:value="-0.27" table:style-name="Default_1">
            <text:p>-0.27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5" table:style-name="Default_1">
            <text:p>139.65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184" table:style-name="Default_1">
            <text:p>75184</text:p>
          </table:table-cell>
          <table:table-cell office:value-type="float" office:value="3.27" table:style-name="Default_1">
            <text:p>3.27</text:p>
          </table:table-cell>
          <table:table-cell office:value-type="float" office:value="0.08" table:style-name="Default_1">
            <text:p>0.08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2999999999999" table:style-name="Default_1">
            <text:p>139.73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295" table:style-name="Default_1">
            <text:p>75295</text:p>
          </table:table-cell>
          <table:table-cell office:value-type="float" office:value="3.09" table:style-name="Default_1">
            <text:p>3.09</text:p>
          </table:table-cell>
          <table:table-cell office:value-type="float" office:value="0.05" table:style-name="Default_1">
            <text:p>0.05</text:p>
          </table:table-cell>
          <table:table-cell office:value-type="float" office:value="8.85" table:style-name="Default_1">
            <text:p>8.8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8" table:style-name="Default_1">
            <text:p>139.7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5408" table:style-name="Default_1">
            <text:p>75408</text:p>
          </table:table-cell>
          <table:table-cell office:value-type="float" office:value="3.22" table:style-name="Default_1">
            <text:p>3.22</text:p>
          </table:table-cell>
          <table:table-cell office:value-type="float" office:value="0.17" table:style-name="Default_1">
            <text:p>0.17</text:p>
          </table:table-cell>
          <table:table-cell office:value-type="float" office:value="8.94" table:style-name="Default_1">
            <text:p>8.9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77000000000001" table:style-name="Default_1">
            <text:p>139.77</text:p>
          </table:table-cell>
          <table:table-cell office:value-type="float" office:value="31.56" table:style-name="Default_1">
            <text:p>31.56</text:p>
          </table:table-cell>
          <table:table-cell table:number-columns-repeated="16373"/>
        </table:table-row>
        <table:table-row table:style-name="ro1">
          <table:table-cell office:value-type="float" office:value="75521" table:style-name="Default_1">
            <text:p>75521</text:p>
          </table:table-cell>
          <table:table-cell office:value-type="float" office:value="3.24" table:style-name="Default_1">
            <text:p>3.24</text:p>
          </table:table-cell>
          <table:table-cell office:value-type="float" office:value="0.06" table:style-name="Default_1">
            <text:p>0.06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0000000000001" table:style-name="Default_1">
            <text:p>139.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633" table:style-name="Default_1">
            <text:p>75633</text:p>
          </table:table-cell>
          <table:table-cell office:value-type="float" office:value="1.99" table:style-name="Default_1">
            <text:p>1.99</text:p>
          </table:table-cell>
          <table:table-cell office:value-type="float" office:value="0.75" table:style-name="Default_1">
            <text:p>0.75</text:p>
          </table:table-cell>
          <table:table-cell office:value-type="float" office:value="12.32" table:style-name="Default_1">
            <text:p>12.32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5" table:style-name="Default_1">
            <text:p>139.65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746" table:style-name="Default_1">
            <text:p>75746</text:p>
          </table:table-cell>
          <table:table-cell office:value-type="float" office:value="4.66" table:style-name="Default_1">
            <text:p>4.66</text:p>
          </table:table-cell>
          <table:table-cell office:value-type="float" office:value="-1.1299999999999999" table:style-name="Default_1">
            <text:p>-1.13</text:p>
          </table:table-cell>
          <table:table-cell office:value-type="float" office:value="5.48" table:style-name="Default_1">
            <text:p>5.48</text:p>
          </table:table-cell>
          <table:table-cell office:value-type="float" office:value="-0.01" table:style-name="Default_1">
            <text:p>-0.01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5" table:style-name="Default_1">
            <text:p>24.75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859" table:style-name="Default_1">
            <text:p>75859</text:p>
          </table:table-cell>
          <table:table-cell office:value-type="float" office:value="1.23" table:style-name="Default_1">
            <text:p>1.23</text:p>
          </table:table-cell>
          <table:table-cell office:value-type="float" office:value="1.6" table:style-name="Default_1">
            <text:p>1.6</text:p>
          </table:table-cell>
          <table:table-cell office:value-type="float" office:value="13.47" table:style-name="Default_1">
            <text:p>13.47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8" table:style-name="Default_1">
            <text:p>-0.08</text:p>
          </table:table-cell>
          <table:table-cell office:value-type="float" office:value="0" table:style-name="Default_1">
            <text:p>0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3" table:style-name="Default_1">
            <text:p>139.93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5972" table:style-name="Default_1">
            <text:p>75972</text:p>
          </table:table-cell>
          <table:table-cell office:value-type="float" office:value="3.9" table:style-name="Default_1">
            <text:p>3.9</text:p>
          </table:table-cell>
          <table:table-cell office:value-type="float" office:value="-0.86" table:style-name="Default_1">
            <text:p>-0.86</text:p>
          </table:table-cell>
          <table:table-cell office:value-type="float" office:value="6.61" table:style-name="Default_1">
            <text:p>6.61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6" table:style-name="Default_1">
            <text:p>139.66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6085" table:style-name="Default_1">
            <text:p>76085</text:p>
          </table:table-cell>
          <table:table-cell office:value-type="float" office:value="3.27" table:style-name="Default_1">
            <text:p>3.27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9.24" table:style-name="Default_1">
            <text:p>9.2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7999999999999" table:style-name="Default_1">
            <text:p>139.98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76197" table:style-name="Default_1">
            <text:p>76197</text:p>
          </table:table-cell>
          <table:table-cell office:value-type="float" office:value="3.18" table:style-name="Default_1">
            <text:p>3.18</text:p>
          </table:table-cell>
          <table:table-cell office:value-type="float" office:value="0.04" table:style-name="Default_1">
            <text:p>0.04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999999999999" table:style-name="Default_1">
            <text:p>139.7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6310" table:style-name="Default_1">
            <text:p>76310</text:p>
          </table:table-cell>
          <table:table-cell office:value-type="float" office:value="2.88" table:style-name="Default_1">
            <text:p>2.88</text:p>
          </table:table-cell>
          <table:table-cell office:value-type="float" office:value="0.74" table:style-name="Default_1">
            <text:p>0.74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" table:style-name="Default_1">
            <text:p>139.6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6423" table:style-name="Default_1">
            <text:p>76423</text:p>
          </table:table-cell>
          <table:table-cell office:value-type="float" office:value="3.56" table:style-name="Default_1">
            <text:p>3.56</text:p>
          </table:table-cell>
          <table:table-cell office:value-type="float" office:value="-0.11" table:style-name="Default_1">
            <text:p>-0.11</text:p>
          </table:table-cell>
          <table:table-cell office:value-type="float" office:value="9.83" table:style-name="Default_1">
            <text:p>9.83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0000000000001" table:style-name="Default_1">
            <text:p>139.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6537" table:style-name="Default_1">
            <text:p>76537</text:p>
          </table:table-cell>
          <table:table-cell office:value-type="float" office:value="4.46" table:style-name="Default_1">
            <text:p>4.46</text:p>
          </table:table-cell>
          <table:table-cell office:value-type="float" office:value="-1.03" table:style-name="Default_1">
            <text:p>-1.03</text:p>
          </table:table-cell>
          <table:table-cell office:value-type="float" office:value="5.9" table:style-name="Default_1">
            <text:p>5.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6" table:style-name="Default_1">
            <text:p>139.9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6650" table:style-name="Default_1">
            <text:p>76650</text:p>
          </table:table-cell>
          <table:table-cell office:value-type="float" office:value="3.36" table:style-name="Default_1">
            <text:p>3.36</text:p>
          </table:table-cell>
          <table:table-cell office:value-type="float" office:value="-0.31" table:style-name="Default_1">
            <text:p>-0.31</text:p>
          </table:table-cell>
          <table:table-cell office:value-type="float" office:value="8.43" table:style-name="Default_1">
            <text:p>8.4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8" table:style-name="Default_1">
            <text:p>139.7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6764" table:style-name="Default_1">
            <text:p>76764</text:p>
          </table:table-cell>
          <table:table-cell office:value-type="float" office:value="3.13" table:style-name="Default_1">
            <text:p>3.13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6000000000001" table:style-name="Default_1">
            <text:p>139.86</text:p>
          </table:table-cell>
          <table:table-cell office:value-type="float" office:value="31.54" table:style-name="Default_1">
            <text:p>31.54</text:p>
          </table:table-cell>
          <table:table-cell table:number-columns-repeated="16373"/>
        </table:table-row>
        <table:table-row table:style-name="ro1">
          <table:table-cell office:value-type="float" office:value="76875" table:style-name="Default_1">
            <text:p>76875</text:p>
          </table:table-cell>
          <table:table-cell office:value-type="float" office:value="3.23" table:style-name="Default_1">
            <text:p>3.23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999999999999" table:style-name="Default_1">
            <text:p>139.8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76989" table:style-name="Default_1">
            <text:p>76989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94" table:style-name="Default_1">
            <text:p>8.9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1" table:style-name="Default_1">
            <text:p>139.8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7102" table:style-name="Default_1">
            <text:p>77102</text:p>
          </table:table-cell>
          <table:table-cell office:value-type="float" office:value="1.49" table:style-name="Default_1">
            <text:p>1.49</text:p>
          </table:table-cell>
          <table:table-cell office:value-type="float" office:value="2.2400000000000002" table:style-name="Default_1">
            <text:p>2.24</text:p>
          </table:table-cell>
          <table:table-cell office:value-type="float" office:value="12" table:style-name="Default_1">
            <text:p>1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9" table:style-name="Default_1">
            <text:p>-0.09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6" table:style-name="Default_1">
            <text:p>24.76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7215" table:style-name="Default_1">
            <text:p>77215</text:p>
          </table:table-cell>
          <table:table-cell office:value-type="float" office:value="4.08" table:style-name="Default_1">
            <text:p>4.08</text:p>
          </table:table-cell>
          <table:table-cell office:value-type="float" office:value="0.81" table:style-name="Default_1">
            <text:p>0.81</text:p>
          </table:table-cell>
          <table:table-cell office:value-type="float" office:value="7.75" table:style-name="Default_1">
            <text:p>7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6" table:style-name="Default_1">
            <text:p>0.06</text:p>
          </table:table-cell>
          <table:table-cell office:value-type="float" office:value="0" table:style-name="Default_1">
            <text:p>0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7328" table:style-name="Default_1">
            <text:p>77328</text:p>
          </table:table-cell>
          <table:table-cell office:value-type="float" office:value="3.92" table:style-name="Default_1">
            <text:p>3.92</text:p>
          </table:table-cell>
          <table:table-cell office:value-type="float" office:value="-0.65" table:style-name="Default_1">
            <text:p>-0.65</text:p>
          </table:table-cell>
          <table:table-cell office:value-type="float" office:value="6.8" table:style-name="Default_1">
            <text:p>6.8</text:p>
          </table:table-cell>
          <table:table-cell office:value-type="float" office:value="0.02" table:style-name="Default_1">
            <text:p>0.02</text:p>
          </table:table-cell>
          <table:table-cell office:value-type="float" office:value="0.12" table:style-name="Default_1">
            <text:p>0.1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0000000000001" table:style-name="Default_1">
            <text:p>139.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7440" table:style-name="Default_1">
            <text:p>77440</text:p>
          </table:table-cell>
          <table:table-cell office:value-type="float" office:value="3.74" table:style-name="Default_1">
            <text:p>3.74</text:p>
          </table:table-cell>
          <table:table-cell office:value-type="float" office:value="-0.1" table:style-name="Default_1">
            <text:p>-0.1</text:p>
          </table:table-cell>
          <table:table-cell office:value-type="float" office:value="7.85" table:style-name="Default_1">
            <text:p>7.8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0000000000001" table:style-name="Default_1">
            <text:p>139.8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77553" table:style-name="Default_1">
            <text:p>77553</text:p>
          </table:table-cell>
          <table:table-cell office:value-type="float" office:value="3.11" table:style-name="Default_1">
            <text:p>3.11</text:p>
          </table:table-cell>
          <table:table-cell office:value-type="float" office:value="0.28000000000000003" table:style-name="Default_1">
            <text:p>0.28</text:p>
          </table:table-cell>
          <table:table-cell office:value-type="float" office:value="9.0500000000000007" table:style-name="Default_1">
            <text:p>9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4" table:style-name="Default_1">
            <text:p>139.84</text:p>
          </table:table-cell>
          <table:table-cell office:value-type="float" office:value="31.53" table:style-name="Default_1">
            <text:p>31.53</text:p>
          </table:table-cell>
          <table:table-cell table:number-columns-repeated="16373"/>
        </table:table-row>
        <table:table-row table:style-name="ro1">
          <table:table-cell office:value-type="float" office:value="77666" table:style-name="Default_1">
            <text:p>77666</text:p>
          </table:table-cell>
          <table:table-cell office:value-type="float" office:value="3.35" table:style-name="Default_1">
            <text:p>3.35</text:p>
          </table:table-cell>
          <table:table-cell office:value-type="float" office:value="0.05" table:style-name="Default_1">
            <text:p>0.05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7" table:style-name="Default_1">
            <text:p>140.07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7777" table:style-name="Default_1">
            <text:p>77777</text:p>
          </table:table-cell>
          <table:table-cell office:value-type="float" office:value="3.25" table:style-name="Default_1">
            <text:p>3.25</text:p>
          </table:table-cell>
          <table:table-cell office:value-type="float" office:value="-0.76" table:style-name="Default_1">
            <text:p>-0.76</text:p>
          </table:table-cell>
          <table:table-cell office:value-type="float" office:value="7.82" table:style-name="Default_1">
            <text:p>7.82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7" table:style-name="Default_1">
            <text:p>139.87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7892" table:style-name="Default_1">
            <text:p>77892</text:p>
          </table:table-cell>
          <table:table-cell office:value-type="float" office:value="2.19" table:style-name="Default_1">
            <text:p>2.19</text:p>
          </table:table-cell>
          <table:table-cell office:value-type="float" office:value="1.5" table:style-name="Default_1">
            <text:p>1.5</text:p>
          </table:table-cell>
          <table:table-cell office:value-type="float" office:value="11.56" table:style-name="Default_1">
            <text:p>11.56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7999999999999" table:style-name="Default_1">
            <text:p>139.9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005" table:style-name="Default_1">
            <text:p>78005</text:p>
          </table:table-cell>
          <table:table-cell office:value-type="float" office:value="2.8" table:style-name="Default_1">
            <text:p>2.8</text:p>
          </table:table-cell>
          <table:table-cell office:value-type="float" office:value="0.45" table:style-name="Default_1">
            <text:p>0.45</text:p>
          </table:table-cell>
          <table:table-cell office:value-type="float" office:value="9.5399999999999991" table:style-name="Default_1">
            <text:p>9.5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117" table:style-name="Default_1">
            <text:p>78117</text:p>
          </table:table-cell>
          <table:table-cell office:value-type="float" office:value="3.31" table:style-name="Default_1">
            <text:p>3.31</text:p>
          </table:table-cell>
          <table:table-cell office:value-type="float" office:value="0.04" table:style-name="Default_1">
            <text:p>0.04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6" table:style-name="Default_1">
            <text:p>139.76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230" table:style-name="Default_1">
            <text:p>78230</text:p>
          </table:table-cell>
          <table:table-cell office:value-type="float" office:value="3.21" table:style-name="Default_1">
            <text:p>3.21</text:p>
          </table:table-cell>
          <table:table-cell office:value-type="float" office:value="0.06" table:style-name="Default_1">
            <text:p>0.06</text:p>
          </table:table-cell>
          <table:table-cell office:value-type="float" office:value="8.91" table:style-name="Default_1">
            <text:p>8.9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5000000000001" table:style-name="Default_1">
            <text:p>140.05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78343" table:style-name="Default_1">
            <text:p>78343</text:p>
          </table:table-cell>
          <table:table-cell office:value-type="float" office:value="3.21" table:style-name="Default_1">
            <text:p>3.21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1999999999999" table:style-name="Default_1">
            <text:p>139.92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455" table:style-name="Default_1">
            <text:p>78455</text:p>
          </table:table-cell>
          <table:table-cell office:value-type="float" office:value="2.64" table:style-name="Default_1">
            <text:p>2.64</text:p>
          </table:table-cell>
          <table:table-cell office:value-type="float" office:value="4.2300000000000004" table:style-name="Default_1">
            <text:p>4.23</text:p>
          </table:table-cell>
          <table:table-cell office:value-type="float" office:value="11.67" table:style-name="Default_1">
            <text:p>11.67</text:p>
          </table:table-cell>
          <table:table-cell office:value-type="float" office:value="0.03" table:style-name="Default_1">
            <text:p>0.03</text:p>
          </table:table-cell>
          <table:table-cell office:value-type="float" office:value="0.11" table:style-name="Default_1">
            <text:p>0.1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3999999999999" table:style-name="Default_1">
            <text:p>140.1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568" table:style-name="Default_1">
            <text:p>78568</text:p>
          </table:table-cell>
          <table:table-cell office:value-type="float" office:value="5.08" table:style-name="Default_1">
            <text:p>5.08</text:p>
          </table:table-cell>
          <table:table-cell office:value-type="float" office:value="-3.06" table:style-name="Default_1">
            <text:p>-3.06</text:p>
          </table:table-cell>
          <table:table-cell office:value-type="float" office:value="5.77" table:style-name="Default_1">
            <text:p>5.77</text:p>
          </table:table-cell>
          <table:table-cell office:value-type="float" office:value="0.02" table:style-name="Default_1">
            <text:p>0.02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77" table:style-name="Default_1">
            <text:p>24.77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1000000000001" table:style-name="Default_1">
            <text:p>140.1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681" table:style-name="Default_1">
            <text:p>78681</text:p>
          </table:table-cell>
          <table:table-cell office:value-type="float" office:value="3.09" table:style-name="Default_1">
            <text:p>3.09</text:p>
          </table:table-cell>
          <table:table-cell office:value-type="float" office:value="-0.3" table:style-name="Default_1">
            <text:p>-0.3</text:p>
          </table:table-cell>
          <table:table-cell office:value-type="float" office:value="8.0399999999999991" table:style-name="Default_1">
            <text:p>8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40.01" table:style-name="Default_1">
            <text:p>140.0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793" table:style-name="Default_1">
            <text:p>78793</text:p>
          </table:table-cell>
          <table:table-cell office:value-type="float" office:value="3.5" table:style-name="Default_1">
            <text:p>3.5</text:p>
          </table:table-cell>
          <table:table-cell office:value-type="float" office:value="-0.22" table:style-name="Default_1">
            <text:p>-0.22</text:p>
          </table:table-cell>
          <table:table-cell office:value-type="float" office:value="8.43" table:style-name="Default_1">
            <text:p>8.4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4" table:style-name="Default_1">
            <text:p>139.9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8906" table:style-name="Default_1">
            <text:p>78906</text:p>
          </table:table-cell>
          <table:table-cell office:value-type="float" office:value="3.13" table:style-name="Default_1">
            <text:p>3.13</text:p>
          </table:table-cell>
          <table:table-cell office:value-type="float" office:value="0.03" table:style-name="Default_1">
            <text:p>0.03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2" table:style-name="Default_1">
            <text:p>140.22</text:p>
          </table:table-cell>
          <table:table-cell office:value-type="float" office:value="31.6" table:style-name="Default_1">
            <text:p>31.6</text:p>
          </table:table-cell>
          <table:table-cell table:number-columns-repeated="16373"/>
        </table:table-row>
        <table:table-row table:style-name="ro1">
          <table:table-cell office:value-type="float" office:value="79019" table:style-name="Default_1">
            <text:p>79019</text:p>
          </table:table-cell>
          <table:table-cell office:value-type="float" office:value="3.35" table:style-name="Default_1">
            <text:p>3.35</text:p>
          </table:table-cell>
          <table:table-cell office:value-type="float" office:value="0.01" table:style-name="Default_1">
            <text:p>0.01</text:p>
          </table:table-cell>
          <table:table-cell office:value-type="float" office:value="8.59" table:style-name="Default_1">
            <text:p>8.5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9" table:style-name="Default_1">
            <text:p>139.9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9131" table:style-name="Default_1">
            <text:p>79131</text:p>
          </table:table-cell>
          <table:table-cell office:value-type="float" office:value="2.93" table:style-name="Default_1">
            <text:p>2.93</text:p>
          </table:table-cell>
          <table:table-cell office:value-type="float" office:value="-0.04" table:style-name="Default_1">
            <text:p>-0.04</text:p>
          </table:table-cell>
          <table:table-cell office:value-type="float" office:value="9.36" table:style-name="Default_1">
            <text:p>9.3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8000000000001" table:style-name="Default_1">
            <text:p>140.0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9244" table:style-name="Default_1">
            <text:p>79244</text:p>
          </table:table-cell>
          <table:table-cell office:value-type="float" office:value="3.29" table:style-name="Default_1">
            <text:p>3.29</text:p>
          </table:table-cell>
          <table:table-cell office:value-type="float" office:value="-0.27" table:style-name="Default_1">
            <text:p>-0.27</text:p>
          </table:table-cell>
          <table:table-cell office:value-type="float" office:value="8.08" table:style-name="Default_1">
            <text:p>8.08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3" table:style-name="Default_1">
            <text:p>140.1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9357" table:style-name="Default_1">
            <text:p>79357</text:p>
          </table:table-cell>
          <table:table-cell office:value-type="float" office:value="4.57" table:style-name="Default_1">
            <text:p>4.57</text:p>
          </table:table-cell>
          <table:table-cell office:value-type="float" office:value="-1.23" table:style-name="Default_1">
            <text:p>-1.23</text:p>
          </table:table-cell>
          <table:table-cell office:value-type="float" office:value="5.59" table:style-name="Default_1">
            <text:p>5.59</text:p>
          </table:table-cell>
          <table:table-cell office:value-type="float" office:value="0" table:style-name="Default_1">
            <text:p>0</text:p>
          </table:table-cell>
          <table:table-cell office:value-type="float" office:value="0.08" table:style-name="Default_1">
            <text:p>0.08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40" table:style-name="Default_1">
            <text:p>140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9470" table:style-name="Default_1">
            <text:p>79470</text:p>
          </table:table-cell>
          <table:table-cell office:value-type="float" office:value="4.04" table:style-name="Default_1">
            <text:p>4.04</text:p>
          </table:table-cell>
          <table:table-cell office:value-type="float" office:value="-0.65" table:style-name="Default_1">
            <text:p>-0.65</text:p>
          </table:table-cell>
          <table:table-cell office:value-type="float" office:value="7.22" table:style-name="Default_1">
            <text:p>7.2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4" table:style-name="Default_1">
            <text:p>140.04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9584" table:style-name="Default_1">
            <text:p>79584</text:p>
          </table:table-cell>
          <table:table-cell office:value-type="float" office:value="3.03" table:style-name="Default_1">
            <text:p>3.03</text:p>
          </table:table-cell>
          <table:table-cell office:value-type="float" office:value="0.43" table:style-name="Default_1">
            <text:p>0.43</text:p>
          </table:table-cell>
          <table:table-cell office:value-type="float" office:value="9.51" table:style-name="Default_1">
            <text:p>9.5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9" table:style-name="Default_1">
            <text:p>140.0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79695" table:style-name="Default_1">
            <text:p>79695</text:p>
          </table:table-cell>
          <table:table-cell office:value-type="float" office:value="3.28" table:style-name="Default_1">
            <text:p>3.28</text:p>
          </table:table-cell>
          <table:table-cell office:value-type="float" office:value="-0.34" table:style-name="Default_1">
            <text:p>-0.34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28" table:style-name="Default_1">
            <text:p>140.28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79809" table:style-name="Default_1">
            <text:p>79809</text:p>
          </table:table-cell>
          <table:table-cell office:value-type="float" office:value="2.0499999999999998" table:style-name="Default_1">
            <text:p>2.05</text:p>
          </table:table-cell>
          <table:table-cell office:value-type="float" office:value="2" table:style-name="Default_1">
            <text:p>2</text:p>
          </table:table-cell>
          <table:table-cell office:value-type="float" office:value="11.76" table:style-name="Default_1">
            <text:p>11.76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2999999999999" table:style-name="Default_1">
            <text:p>140.23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79922" table:style-name="Default_1">
            <text:p>79922</text:p>
          </table:table-cell>
          <table:table-cell office:value-type="float" office:value="3.05" table:style-name="Default_1">
            <text:p>3.05</text:p>
          </table:table-cell>
          <table:table-cell office:value-type="float" office:value="0.26" table:style-name="Default_1">
            <text:p>0.26</text:p>
          </table:table-cell>
          <table:table-cell office:value-type="float" office:value="8.5" table:style-name="Default_1">
            <text:p>8.5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8" table:style-name="Default_1">
            <text:p>140.18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80034" table:style-name="Default_1">
            <text:p>80034</text:p>
          </table:table-cell>
          <table:table-cell office:value-type="float" office:value="1.17" table:style-name="Default_1">
            <text:p>1.17</text:p>
          </table:table-cell>
          <table:table-cell office:value-type="float" office:value="1.88" table:style-name="Default_1">
            <text:p>1.88</text:p>
          </table:table-cell>
          <table:table-cell office:value-type="float" office:value="13.55" table:style-name="Default_1">
            <text:p>13.55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6" table:style-name="Default_1">
            <text:p>-0.06</text:p>
          </table:table-cell>
          <table:table-cell office:value-type="float" office:value="0" table:style-name="Default_1">
            <text:p>0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9" table:style-name="Default_1">
            <text:p>140.2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0147" table:style-name="Default_1">
            <text:p>80147</text:p>
          </table:table-cell>
          <table:table-cell office:value-type="float" office:value="2.84" table:style-name="Default_1">
            <text:p>2.84</text:p>
          </table:table-cell>
          <table:table-cell office:value-type="float" office:value="0.34" table:style-name="Default_1">
            <text:p>0.34</text:p>
          </table:table-cell>
          <table:table-cell office:value-type="float" office:value="9.4" table:style-name="Default_1">
            <text:p>9.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1" table:style-name="Default_1">
            <text:p>140.2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80260" table:style-name="Default_1">
            <text:p>80260</text:p>
          </table:table-cell>
          <table:table-cell office:value-type="float" office:value="3.36" table:style-name="Default_1">
            <text:p>3.36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5399999999999991" table:style-name="Default_1">
            <text:p>8.5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9" table:style-name="Default_1">
            <text:p>140.0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0373" table:style-name="Default_1">
            <text:p>80373</text:p>
          </table:table-cell>
          <table:table-cell office:value-type="float" office:value="3.31" table:style-name="Default_1">
            <text:p>3.31</text:p>
          </table:table-cell>
          <table:table-cell office:value-type="float" office:value="-0.06" table:style-name="Default_1">
            <text:p>-0.06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3" table:style-name="Default_1">
            <text:p>140.13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80486" table:style-name="Default_1">
            <text:p>80486</text:p>
          </table:table-cell>
          <table:table-cell office:value-type="float" office:value="2.2999999999999998" table:style-name="Default_1">
            <text:p>2.3</text:p>
          </table:table-cell>
          <table:table-cell office:value-type="float" office:value="1.3" table:style-name="Default_1">
            <text:p>1.3</text:p>
          </table:table-cell>
          <table:table-cell office:value-type="float" office:value="9.9" table:style-name="Default_1">
            <text:p>9.9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1" table:style-name="Default_1">
            <text:p>140.1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0599" table:style-name="Default_1">
            <text:p>80599</text:p>
          </table:table-cell>
          <table:table-cell office:value-type="float" office:value="3.72" table:style-name="Default_1">
            <text:p>3.72</text:p>
          </table:table-cell>
          <table:table-cell office:value-type="float" office:value="-1" table:style-name="Default_1">
            <text:p>-1</text:p>
          </table:table-cell>
          <table:table-cell office:value-type="float" office:value="6.7" table:style-name="Default_1">
            <text:p>6.7</text:p>
          </table:table-cell>
          <table:table-cell office:value-type="float" office:value="0" table:style-name="Default_1">
            <text:p>0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6999999999999" table:style-name="Default_1">
            <text:p>140.17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0711" table:style-name="Default_1">
            <text:p>80711</text:p>
          </table:table-cell>
          <table:table-cell office:value-type="float" office:value="3.8" table:style-name="Default_1">
            <text:p>3.8</text:p>
          </table:table-cell>
          <table:table-cell office:value-type="float" office:value="-0.6" table:style-name="Default_1">
            <text:p>-0.6</text:p>
          </table:table-cell>
          <table:table-cell office:value-type="float" office:value="7.39" table:style-name="Default_1">
            <text:p>7.3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9" table:style-name="Default_1">
            <text:p>140.0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0825" table:style-name="Default_1">
            <text:p>80825</text:p>
          </table:table-cell>
          <table:table-cell office:value-type="float" office:value="3.15" table:style-name="Default_1">
            <text:p>3.15</text:p>
          </table:table-cell>
          <table:table-cell office:value-type="float" office:value="0.33" table:style-name="Default_1">
            <text:p>0.33</text:p>
          </table:table-cell>
          <table:table-cell office:value-type="float" office:value="9.3000000000000007" table:style-name="Default_1">
            <text:p>9.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40" table:style-name="Default_1">
            <text:p>140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80937" table:style-name="Default_1">
            <text:p>80937</text:p>
          </table:table-cell>
          <table:table-cell office:value-type="float" office:value="3.33" table:style-name="Default_1">
            <text:p>3.33</text:p>
          </table:table-cell>
          <table:table-cell office:value-type="float" office:value="0.01" table:style-name="Default_1">
            <text:p>0.01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" table:style-name="Default_1">
            <text:p>140.3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1049" table:style-name="Default_1">
            <text:p>81049</text:p>
          </table:table-cell>
          <table:table-cell office:value-type="float" office:value="3.26" table:style-name="Default_1">
            <text:p>3.26</text:p>
          </table:table-cell>
          <table:table-cell office:value-type="float" office:value="-0.1" table:style-name="Default_1">
            <text:p>-0.1</text:p>
          </table:table-cell>
          <table:table-cell office:value-type="float" office:value="8.6" table:style-name="Default_1">
            <text:p>8.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1000000000001" table:style-name="Default_1">
            <text:p>140.11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81163" table:style-name="Default_1">
            <text:p>81163</text:p>
          </table:table-cell>
          <table:table-cell office:value-type="float" office:value="1.61" table:style-name="Default_1">
            <text:p>1.61</text:p>
          </table:table-cell>
          <table:table-cell office:value-type="float" office:value="2.41" table:style-name="Default_1">
            <text:p>2.41</text:p>
          </table:table-cell>
          <table:table-cell office:value-type="float" office:value="10.78" table:style-name="Default_1">
            <text:p>10.78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7" table:style-name="Default_1">
            <text:p>139.97</text:p>
          </table:table-cell>
          <table:table-cell office:value-type="float" office:value="31.51" table:style-name="Default_1">
            <text:p>31.51</text:p>
          </table:table-cell>
          <table:table-cell table:number-columns-repeated="16373"/>
        </table:table-row>
        <table:table-row table:style-name="ro1">
          <table:table-cell office:value-type="float" office:value="81276" table:style-name="Default_1">
            <text:p>81276</text:p>
          </table:table-cell>
          <table:table-cell office:value-type="float" office:value="4.01" table:style-name="Default_1">
            <text:p>4.01</text:p>
          </table:table-cell>
          <table:table-cell office:value-type="float" office:value="-1.63" table:style-name="Default_1">
            <text:p>-1.63</text:p>
          </table:table-cell>
          <table:table-cell office:value-type="float" office:value="9.57" table:style-name="Default_1">
            <text:p>9.57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6" table:style-name="Default_1">
            <text:p>140.06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1389" table:style-name="Default_1">
            <text:p>81389</text:p>
          </table:table-cell>
          <table:table-cell office:value-type="float" office:value="1.07" table:style-name="Default_1">
            <text:p>1.07</text:p>
          </table:table-cell>
          <table:table-cell office:value-type="float" office:value="1.65" table:style-name="Default_1">
            <text:p>1.65</text:p>
          </table:table-cell>
          <table:table-cell office:value-type="float" office:value="13.81" table:style-name="Default_1">
            <text:p>13.81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1" table:style-name="Default_1">
            <text:p>-0.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7" table:style-name="Default_1">
            <text:p>139.87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1502" table:style-name="Default_1">
            <text:p>81502</text:p>
          </table:table-cell>
          <table:table-cell office:value-type="float" office:value="2.77" table:style-name="Default_1">
            <text:p>2.77</text:p>
          </table:table-cell>
          <table:table-cell office:value-type="float" office:value="0.73" table:style-name="Default_1">
            <text:p>0.73</text:p>
          </table:table-cell>
          <table:table-cell office:value-type="float" office:value="10.08" table:style-name="Default_1">
            <text:p>10.0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9" table:style-name="Default_1">
            <text:p>140.0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81616" table:style-name="Default_1">
            <text:p>81616</text:p>
          </table:table-cell>
          <table:table-cell office:value-type="float" office:value="3.19" table:style-name="Default_1">
            <text:p>3.19</text:p>
          </table:table-cell>
          <table:table-cell office:value-type="float" office:value="0.03" table:style-name="Default_1">
            <text:p>0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6000000000001" table:style-name="Default_1">
            <text:p>139.86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1729" table:style-name="Default_1">
            <text:p>81729</text:p>
          </table:table-cell>
          <table:table-cell office:value-type="float" office:value="3.11" table:style-name="Default_1">
            <text:p>3.11</text:p>
          </table:table-cell>
          <table:table-cell office:value-type="float" office:value="0.09" table:style-name="Default_1">
            <text:p>0.09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1000000000001" table:style-name="Default_1">
            <text:p>140.11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1841" table:style-name="Default_1">
            <text:p>81841</text:p>
          </table:table-cell>
          <table:table-cell office:value-type="float" office:value="3.04" table:style-name="Default_1">
            <text:p>3.04</text:p>
          </table:table-cell>
          <table:table-cell office:value-type="float" office:value="0.15" table:style-name="Default_1">
            <text:p>0.15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81953" table:style-name="Default_1">
            <text:p>81953</text:p>
          </table:table-cell>
          <table:table-cell office:value-type="float" office:value="3.81" table:style-name="Default_1">
            <text:p>3.81</text:p>
          </table:table-cell>
          <table:table-cell office:value-type="float" office:value="-0.48" table:style-name="Default_1">
            <text:p>-0.48</text:p>
          </table:table-cell>
          <table:table-cell office:value-type="float" office:value="7.04" table:style-name="Default_1">
            <text:p>7.04</text:p>
          </table:table-cell>
          <table:table-cell office:value-type="float" office:value="-0.04" table:style-name="Default_1">
            <text:p>-0.04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6" table:style-name="Default_1">
            <text:p>139.76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2067" table:style-name="Default_1">
            <text:p>82067</text:p>
          </table:table-cell>
          <table:table-cell office:value-type="float" office:value="0.71" table:style-name="Default_1">
            <text:p>0.71</text:p>
          </table:table-cell>
          <table:table-cell office:value-type="float" office:value="1.92" table:style-name="Default_1">
            <text:p>1.92</text:p>
          </table:table-cell>
          <table:table-cell office:value-type="float" office:value="14.37" table:style-name="Default_1">
            <text:p>14.37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11" table:style-name="Default_1">
            <text:p>-0.1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78" table:style-name="Default_1">
            <text:p>24.78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999999999999" table:style-name="Default_1">
            <text:p>139.7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2180" table:style-name="Default_1">
            <text:p>82180</text:p>
          </table:table-cell>
          <table:table-cell office:value-type="float" office:value="0.9" table:style-name="Default_1">
            <text:p>0.9</text:p>
          </table:table-cell>
          <table:table-cell office:value-type="float" office:value="1.94" table:style-name="Default_1">
            <text:p>1.94</text:p>
          </table:table-cell>
          <table:table-cell office:value-type="float" office:value="14.25" table:style-name="Default_1">
            <text:p>14.25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8" table:style-name="Default_1">
            <text:p>-0.08</text:p>
          </table:table-cell>
          <table:table-cell office:value-type="float" office:value="0" table:style-name="Default_1">
            <text:p>0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7000000000001" table:style-name="Default_1">
            <text:p>139.77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2292" table:style-name="Default_1">
            <text:p>82292</text:p>
          </table:table-cell>
          <table:table-cell office:value-type="float" office:value="2.81" table:style-name="Default_1">
            <text:p>2.81</text:p>
          </table:table-cell>
          <table:table-cell office:value-type="float" office:value="0.65" table:style-name="Default_1">
            <text:p>0.65</text:p>
          </table:table-cell>
          <table:table-cell office:value-type="float" office:value="9.7100000000000009" table:style-name="Default_1">
            <text:p>9.71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9" table:style-name="Default_1">
            <text:p>139.7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2406" table:style-name="Default_1">
            <text:p>82406</text:p>
          </table:table-cell>
          <table:table-cell office:value-type="float" office:value="3.21" table:style-name="Default_1">
            <text:p>3.21</text:p>
          </table:table-cell>
          <table:table-cell office:value-type="float" office:value="0.1" table:style-name="Default_1">
            <text:p>0.1</text:p>
          </table:table-cell>
          <table:table-cell office:value-type="float" office:value="8.92" table:style-name="Default_1">
            <text:p>8.9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2" table:style-name="Default_1">
            <text:p>139.72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2519" table:style-name="Default_1">
            <text:p>82519</text:p>
          </table:table-cell>
          <table:table-cell office:value-type="float" office:value="3.33" table:style-name="Default_1">
            <text:p>3.33</text:p>
          </table:table-cell>
          <table:table-cell office:value-type="float" office:value="0.09" table:style-name="Default_1">
            <text:p>0.09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57" table:style-name="Default_1">
            <text:p>31.57</text:p>
          </table:table-cell>
          <table:table-cell table:number-columns-repeated="16373"/>
        </table:table-row>
        <table:table-row table:style-name="ro1">
          <table:table-cell office:value-type="float" office:value="82630" table:style-name="Default_1">
            <text:p>82630</text:p>
          </table:table-cell>
          <table:table-cell office:value-type="float" office:value="5.05" table:style-name="Default_1">
            <text:p>5.05</text:p>
          </table:table-cell>
          <table:table-cell office:value-type="float" office:value="-2.9" table:style-name="Default_1">
            <text:p>-2.9</text:p>
          </table:table-cell>
          <table:table-cell office:value-type="float" office:value="5.65" table:style-name="Default_1">
            <text:p>5.65</text:p>
          </table:table-cell>
          <table:table-cell office:value-type="float" office:value="-0.09" table:style-name="Default_1">
            <text:p>-0.09</text:p>
          </table:table-cell>
          <table:table-cell office:value-type="float" office:value="-0.11" table:style-name="Default_1">
            <text:p>-0.11</text:p>
          </table:table-cell>
          <table:table-cell office:value-type="float" office:value="0.01" table:style-name="Default_1">
            <text:p>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2999999999999" table:style-name="Default_1">
            <text:p>139.7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2744" table:style-name="Default_1">
            <text:p>82744</text:p>
          </table:table-cell>
          <table:table-cell office:value-type="float" office:value="0.49" table:style-name="Default_1">
            <text:p>0.49</text:p>
          </table:table-cell>
          <table:table-cell office:value-type="float" office:value="2.52" table:style-name="Default_1">
            <text:p>2.52</text:p>
          </table:table-cell>
          <table:table-cell office:value-type="float" office:value="15.61" table:style-name="Default_1">
            <text:p>15.61</text:p>
          </table:table-cell>
          <table:table-cell office:value-type="float" office:value="-0.05" table:style-name="Default_1">
            <text:p>-0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" table:style-name="Default_1">
            <text:p>0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" table:style-name="Default_1">
            <text:p>139.6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2856" table:style-name="Default_1">
            <text:p>82856</text:p>
          </table:table-cell>
          <table:table-cell office:value-type="float" office:value="2.8" table:style-name="Default_1">
            <text:p>2.8</text:p>
          </table:table-cell>
          <table:table-cell office:value-type="float" office:value="0.5" table:style-name="Default_1">
            <text:p>0.5</text:p>
          </table:table-cell>
          <table:table-cell office:value-type="float" office:value="9.4600000000000009" table:style-name="Default_1">
            <text:p>9.4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3000000000001" table:style-name="Default_1">
            <text:p>139.83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2969" table:style-name="Default_1">
            <text:p>82969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5" table:style-name="Default_1">
            <text:p>-0.05</text:p>
          </table:table-cell>
          <table:table-cell office:value-type="float" office:value="8.5299999999999994" table:style-name="Default_1">
            <text:p>8.5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8" table:style-name="Default_1">
            <text:p>139.78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3083" table:style-name="Default_1">
            <text:p>83083</text:p>
          </table:table-cell>
          <table:table-cell office:value-type="float" office:value="3.2" table:style-name="Default_1">
            <text:p>3.2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6000000000001" table:style-name="Default_1">
            <text:p>139.86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3194" table:style-name="Default_1">
            <text:p>83194</text:p>
          </table:table-cell>
          <table:table-cell office:value-type="float" office:value="3.25" table:style-name="Default_1">
            <text:p>3.25</text:p>
          </table:table-cell>
          <table:table-cell office:value-type="float" office:value="0.05" table:style-name="Default_1">
            <text:p>0.05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8" table:style-name="Default_1">
            <text:p>139.78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83307" table:style-name="Default_1">
            <text:p>83307</text:p>
          </table:table-cell>
          <table:table-cell office:value-type="float" office:value="3.25" table:style-name="Default_1">
            <text:p>3.25</text:p>
          </table:table-cell>
          <table:table-cell office:value-type="float" office:value="0.06" table:style-name="Default_1">
            <text:p>0.06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999999999999" table:style-name="Default_1">
            <text:p>139.89</text:p>
          </table:table-cell>
          <table:table-cell office:value-type="float" office:value="31.5" table:style-name="Default_1">
            <text:p>31.5</text:p>
          </table:table-cell>
          <table:table-cell table:number-columns-repeated="16373"/>
        </table:table-row>
        <table:table-row table:style-name="ro1">
          <table:table-cell office:value-type="float" office:value="83420" table:style-name="Default_1">
            <text:p>83420</text:p>
          </table:table-cell>
          <table:table-cell office:value-type="float" office:value="3.29" table:style-name="Default_1">
            <text:p>3.29</text:p>
          </table:table-cell>
          <table:table-cell office:value-type="float" office:value="0.05" table:style-name="Default_1">
            <text:p>0.05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2" table:style-name="Default_1">
            <text:p>139.72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3532" table:style-name="Default_1">
            <text:p>83532</text:p>
          </table:table-cell>
          <table:table-cell office:value-type="float" office:value="3.23" table:style-name="Default_1">
            <text:p>3.23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" table:style-name="Default_1">
            <text:p>139.69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3645" table:style-name="Default_1">
            <text:p>83645</text:p>
          </table:table-cell>
          <table:table-cell office:value-type="float" office:value="3.22" table:style-name="Default_1">
            <text:p>3.22</text:p>
          </table:table-cell>
          <table:table-cell office:value-type="float" office:value="0.11" table:style-name="Default_1">
            <text:p>0.11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5" table:style-name="Default_1">
            <text:p>139.65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3758" table:style-name="Default_1">
            <text:p>83758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8000000000001" table:style-name="Default_1">
            <text:p>139.58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3870" table:style-name="Default_1">
            <text:p>83870</text:p>
          </table:table-cell>
          <table:table-cell office:value-type="float" office:value="3.02" table:style-name="Default_1">
            <text:p>3.02</text:p>
          </table:table-cell>
          <table:table-cell office:value-type="float" office:value="0" table:style-name="Default_1">
            <text:p>0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" table:style-name="Default_1">
            <text:p>139.69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83984" table:style-name="Default_1">
            <text:p>83984</text:p>
          </table:table-cell>
          <table:table-cell office:value-type="float" office:value="3.19" table:style-name="Default_1">
            <text:p>3.19</text:p>
          </table:table-cell>
          <table:table-cell office:value-type="float" office:value="0" table:style-name="Default_1">
            <text:p>0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84097" table:style-name="Default_1">
            <text:p>84097</text:p>
          </table:table-cell>
          <table:table-cell office:value-type="float" office:value="3.32" table:style-name="Default_1">
            <text:p>3.32</text:p>
          </table:table-cell>
          <table:table-cell office:value-type="float" office:value="0.01" table:style-name="Default_1">
            <text:p>0.01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" table:style-name="Default_1">
            <text:p>139.6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209" table:style-name="Default_1">
            <text:p>84209</text:p>
          </table:table-cell>
          <table:table-cell office:value-type="float" office:value="3.15" table:style-name="Default_1">
            <text:p>3.15</text:p>
          </table:table-cell>
          <table:table-cell office:value-type="float" office:value="0.06" table:style-name="Default_1">
            <text:p>0.06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5" table:style-name="Default_1">
            <text:p>139.85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322" table:style-name="Default_1">
            <text:p>84322</text:p>
          </table:table-cell>
          <table:table-cell office:value-type="float" office:value="3.18" table:style-name="Default_1">
            <text:p>3.18</text:p>
          </table:table-cell>
          <table:table-cell office:value-type="float" office:value="0.23" table:style-name="Default_1">
            <text:p>0.23</text:p>
          </table:table-cell>
          <table:table-cell office:value-type="float" office:value="9.39" table:style-name="Default_1">
            <text:p>9.3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" table:style-name="Default_1">
            <text:p>139.6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434" table:style-name="Default_1">
            <text:p>84434</text:p>
          </table:table-cell>
          <table:table-cell office:value-type="float" office:value="3.45" table:style-name="Default_1">
            <text:p>3.45</text:p>
          </table:table-cell>
          <table:table-cell office:value-type="float" office:value="0.01" table:style-name="Default_1">
            <text:p>0.01</text:p>
          </table:table-cell>
          <table:table-cell office:value-type="float" office:value="9.2799999999999994" table:style-name="Default_1">
            <text:p>9.28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6" table:style-name="Default_1">
            <text:p>0.06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546" table:style-name="Default_1">
            <text:p>84546</text:p>
          </table:table-cell>
          <table:table-cell office:value-type="float" office:value="3.73" table:style-name="Default_1">
            <text:p>3.73</text:p>
          </table:table-cell>
          <table:table-cell office:value-type="float" office:value="-0.96" table:style-name="Default_1">
            <text:p>-0.96</text:p>
          </table:table-cell>
          <table:table-cell office:value-type="float" office:value="8.9" table:style-name="Default_1">
            <text:p>8.9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8" table:style-name="Default_1">
            <text:p>-0.08</text:p>
          </table:table-cell>
          <table:table-cell office:value-type="float" office:value="0.03" table:style-name="Default_1">
            <text:p>0.03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8000000000001" table:style-name="Default_1">
            <text:p>139.58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660" table:style-name="Default_1">
            <text:p>84660</text:p>
          </table:table-cell>
          <table:table-cell office:value-type="float" office:value="2.5499999999999998" table:style-name="Default_1">
            <text:p>2.55</text:p>
          </table:table-cell>
          <table:table-cell office:value-type="float" office:value="-0.85" table:style-name="Default_1">
            <text:p>-0.85</text:p>
          </table:table-cell>
          <table:table-cell office:value-type="float" office:value="8.84" table:style-name="Default_1">
            <text:p>8.84</text:p>
          </table:table-cell>
          <table:table-cell office:value-type="float" office:value="-0.17" table:style-name="Default_1">
            <text:p>-0.17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-0.36" table:style-name="Default_1">
            <text:p>-0.36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9" table:style-name="Default_1">
            <text:p>139.59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772" table:style-name="Default_1">
            <text:p>84772</text:p>
          </table:table-cell>
          <table:table-cell office:value-type="float" office:value="2.96" table:style-name="Default_1">
            <text:p>2.96</text:p>
          </table:table-cell>
          <table:table-cell office:value-type="float" office:value="-0.68" table:style-name="Default_1">
            <text:p>-0.68</text:p>
          </table:table-cell>
          <table:table-cell office:value-type="float" office:value="8.8699999999999992" table:style-name="Default_1">
            <text:p>8.87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.04" table:style-name="Default_1">
            <text:p>0.04</text:p>
          </table:table-cell>
          <table:table-cell office:value-type="float" office:value="-0.13" table:style-name="Default_1">
            <text:p>-0.13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6999999999999" table:style-name="Default_1">
            <text:p>139.67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886" table:style-name="Default_1">
            <text:p>84886</text:p>
          </table:table-cell>
          <table:table-cell office:value-type="float" office:value="4.03" table:style-name="Default_1">
            <text:p>4.03</text:p>
          </table:table-cell>
          <table:table-cell office:value-type="float" office:value="0.72" table:style-name="Default_1">
            <text:p>0.72</text:p>
          </table:table-cell>
          <table:table-cell office:value-type="float" office:value="8.43" table:style-name="Default_1">
            <text:p>8.43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.1" table:style-name="Default_1">
            <text:p>0.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1" table:style-name="Default_1">
            <text:p>139.91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4998" table:style-name="Default_1">
            <text:p>84998</text:p>
          </table:table-cell>
          <table:table-cell office:value-type="float" office:value="3.51" table:style-name="Default_1">
            <text:p>3.51</text:p>
          </table:table-cell>
          <table:table-cell office:value-type="float" office:value="0.73" table:style-name="Default_1">
            <text:p>0.73</text:p>
          </table:table-cell>
          <table:table-cell office:value-type="float" office:value="9.0500000000000007" table:style-name="Default_1">
            <text:p>9.05</text:p>
          </table:table-cell>
          <table:table-cell office:value-type="float" office:value="0.06" table:style-name="Default_1">
            <text:p>0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17" table:style-name="Default_1">
            <text:p>0.17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5110" table:style-name="Default_1">
            <text:p>85110</text:p>
          </table:table-cell>
          <table:table-cell office:value-type="float" office:value="3.57" table:style-name="Default_1">
            <text:p>3.57</text:p>
          </table:table-cell>
          <table:table-cell office:value-type="float" office:value="0.08" table:style-name="Default_1">
            <text:p>0.08</text:p>
          </table:table-cell>
          <table:table-cell office:value-type="float" office:value="8.61" table:style-name="Default_1">
            <text:p>8.61</text:p>
          </table:table-cell>
          <table:table-cell office:value-type="float" office:value="0.04" table:style-name="Default_1">
            <text:p>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999999999999" table:style-name="Default_1">
            <text:p>139.7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85223" table:style-name="Default_1">
            <text:p>85223</text:p>
          </table:table-cell>
          <table:table-cell office:value-type="float" office:value="3.4" table:style-name="Default_1">
            <text:p>3.4</text:p>
          </table:table-cell>
          <table:table-cell office:value-type="float" office:value="0.01" table:style-name="Default_1">
            <text:p>0.01</text:p>
          </table:table-cell>
          <table:table-cell office:value-type="float" office:value="8.09" table:style-name="Default_1">
            <text:p>8.0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3" table:style-name="Default_1">
            <text:p>0.03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3000000000001" table:style-name="Default_1">
            <text:p>139.83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5336" table:style-name="Default_1">
            <text:p>85336</text:p>
          </table:table-cell>
          <table:table-cell office:value-type="float" office:value="2.66" table:style-name="Default_1">
            <text:p>2.66</text:p>
          </table:table-cell>
          <table:table-cell office:value-type="float" office:value="-0.11" table:style-name="Default_1">
            <text:p>-0.11</text:p>
          </table:table-cell>
          <table:table-cell office:value-type="float" office:value="8.5500000000000007" table:style-name="Default_1">
            <text:p>8.55</text:p>
          </table:table-cell>
          <table:table-cell office:value-type="float" office:value="-0.1" table:style-name="Default_1">
            <text:p>-0.1</text:p>
          </table:table-cell>
          <table:table-cell office:value-type="float" office:value="0.08" table:style-name="Default_1">
            <text:p>0.08</text:p>
          </table:table-cell>
          <table:table-cell office:value-type="float" office:value="-0.19" table:style-name="Default_1">
            <text:p>-0.19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1" table:style-name="Default_1">
            <text:p>139.81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5448" table:style-name="Default_1">
            <text:p>85448</text:p>
          </table:table-cell>
          <table:table-cell office:value-type="float" office:value="3.73" table:style-name="Default_1">
            <text:p>3.73</text:p>
          </table:table-cell>
          <table:table-cell office:value-type="float" office:value="0.4" table:style-name="Default_1">
            <text:p>0.4</text:p>
          </table:table-cell>
          <table:table-cell office:value-type="float" office:value="8.48" table:style-name="Default_1">
            <text:p>8.4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5" table:style-name="Default_1">
            <text:p>139.65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85561" table:style-name="Default_1">
            <text:p>85561</text:p>
          </table:table-cell>
          <table:table-cell office:value-type="float" office:value="3.45" table:style-name="Default_1">
            <text:p>3.45</text:p>
          </table:table-cell>
          <table:table-cell office:value-type="float" office:value="0.04" table:style-name="Default_1">
            <text:p>0.04</text:p>
          </table:table-cell>
          <table:table-cell office:value-type="float" office:value="8.56" table:style-name="Default_1">
            <text:p>8.5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4" table:style-name="Default_1">
            <text:p>139.74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85673" table:style-name="Default_1">
            <text:p>85673</text:p>
          </table:table-cell>
          <table:table-cell office:value-type="float" office:value="3.21" table:style-name="Default_1">
            <text:p>3.21</text:p>
          </table:table-cell>
          <table:table-cell office:value-type="float" office:value="0.11" table:style-name="Default_1">
            <text:p>0.11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79" table:style-name="Default_1">
            <text:p>24.79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85786" table:style-name="Default_1">
            <text:p>85786</text:p>
          </table:table-cell>
          <table:table-cell office:value-type="float" office:value="3.17" table:style-name="Default_1">
            <text:p>3.17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0000000000001" table:style-name="Default_1">
            <text:p>139.8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85899" table:style-name="Default_1">
            <text:p>85899</text:p>
          </table:table-cell>
          <table:table-cell office:value-type="float" office:value="3.26" table:style-name="Default_1">
            <text:p>3.26</text:p>
          </table:table-cell>
          <table:table-cell office:value-type="float" office:value="-0.1" table:style-name="Default_1">
            <text:p>-0.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3000000000001" table:style-name="Default_1">
            <text:p>139.83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86011" table:style-name="Default_1">
            <text:p>86011</text:p>
          </table:table-cell>
          <table:table-cell office:value-type="float" office:value="3.22" table:style-name="Default_1">
            <text:p>3.22</text:p>
          </table:table-cell>
          <table:table-cell office:value-type="float" office:value="0.03" table:style-name="Default_1">
            <text:p>0.03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48" table:style-name="Default_1">
            <text:p>31.48</text:p>
          </table:table-cell>
          <table:table-cell table:number-columns-repeated="16373"/>
        </table:table-row>
        <table:table-row table:style-name="ro1">
          <table:table-cell office:value-type="float" office:value="86124" table:style-name="Default_1">
            <text:p>86124</text:p>
          </table:table-cell>
          <table:table-cell office:value-type="float" office:value="3.35" table:style-name="Default_1">
            <text:p>3.35</text:p>
          </table:table-cell>
          <table:table-cell office:value-type="float" office:value="0.05" table:style-name="Default_1">
            <text:p>0.05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3999999999999" table:style-name="Default_1">
            <text:p>139.64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6237" table:style-name="Default_1">
            <text:p>86237</text:p>
          </table:table-cell>
          <table:table-cell office:value-type="float" office:value="3.18" table:style-name="Default_1">
            <text:p>3.18</text:p>
          </table:table-cell>
          <table:table-cell office:value-type="float" office:value="0.02" table:style-name="Default_1">
            <text:p>0.02</text:p>
          </table:table-cell>
          <table:table-cell office:value-type="float" office:value="8.84" table:style-name="Default_1">
            <text:p>8.8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0000000000001" table:style-name="Default_1">
            <text:p>139.8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86349" table:style-name="Default_1">
            <text:p>86349</text:p>
          </table:table-cell>
          <table:table-cell office:value-type="float" office:value="3.27" table:style-name="Default_1">
            <text:p>3.27</text:p>
          </table:table-cell>
          <table:table-cell office:value-type="float" office:value="-0.1" table:style-name="Default_1">
            <text:p>-0.1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1000000000001" table:style-name="Default_1">
            <text:p>139.61</text:p>
          </table:table-cell>
          <table:table-cell office:value-type="float" office:value="31.45" table:style-name="Default_1">
            <text:p>31.45</text:p>
          </table:table-cell>
          <table:table-cell table:number-columns-repeated="16373"/>
        </table:table-row>
        <table:table-row table:style-name="ro1">
          <table:table-cell office:value-type="float" office:value="86462" table:style-name="Default_1">
            <text:p>86462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" table:style-name="Default_1">
            <text:p>24.8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2999999999999" table:style-name="Default_1">
            <text:p>139.73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86576" table:style-name="Default_1">
            <text:p>86576</text:p>
          </table:table-cell>
          <table:table-cell office:value-type="float" office:value="3.3" table:style-name="Default_1">
            <text:p>3.3</text:p>
          </table:table-cell>
          <table:table-cell office:value-type="float" office:value="0.02" table:style-name="Default_1">
            <text:p>0.02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3" table:style-name="Default_1">
            <text:p>139.63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86687" table:style-name="Default_1">
            <text:p>86687</text:p>
          </table:table-cell>
          <table:table-cell office:value-type="float" office:value="3.23" table:style-name="Default_1">
            <text:p>3.23</text:p>
          </table:table-cell>
          <table:table-cell office:value-type="float" office:value="0.09" table:style-name="Default_1">
            <text:p>0.09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3" table:style-name="Default_1">
            <text:p>139.53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86800" table:style-name="Default_1">
            <text:p>86800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8000000000001" table:style-name="Default_1">
            <text:p>139.58</text:p>
          </table:table-cell>
          <table:table-cell office:value-type="float" office:value="31.52" table:style-name="Default_1">
            <text:p>31.52</text:p>
          </table:table-cell>
          <table:table-cell table:number-columns-repeated="16373"/>
        </table:table-row>
        <table:table-row table:style-name="ro1">
          <table:table-cell office:value-type="float" office:value="86914" table:style-name="Default_1">
            <text:p>86914</text:p>
          </table:table-cell>
          <table:table-cell office:value-type="float" office:value="3.24" table:style-name="Default_1">
            <text:p>3.24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85" table:style-name="Default_1">
            <text:p>8.8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8000000000001" table:style-name="Default_1">
            <text:p>139.58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87025" table:style-name="Default_1">
            <text:p>87025</text:p>
          </table:table-cell>
          <table:table-cell office:value-type="float" office:value="3.23" table:style-name="Default_1">
            <text:p>3.23</text:p>
          </table:table-cell>
          <table:table-cell office:value-type="float" office:value="0.02" table:style-name="Default_1">
            <text:p>0.02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2" table:style-name="Default_1">
            <text:p>139.62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138" table:style-name="Default_1">
            <text:p>87138</text:p>
          </table:table-cell>
          <table:table-cell office:value-type="float" office:value="3.35" table:style-name="Default_1">
            <text:p>3.35</text:p>
          </table:table-cell>
          <table:table-cell office:value-type="float" office:value="0.09" table:style-name="Default_1">
            <text:p>0.09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3" table:style-name="Default_1">
            <text:p>139.5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250" table:style-name="Default_1">
            <text:p>87250</text:p>
          </table:table-cell>
          <table:table-cell office:value-type="float" office:value="3.25" table:style-name="Default_1">
            <text:p>3.25</text:p>
          </table:table-cell>
          <table:table-cell office:value-type="float" office:value="0.1" table:style-name="Default_1">
            <text:p>0.1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49" table:style-name="Default_1">
            <text:p>139.49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363" table:style-name="Default_1">
            <text:p>87363</text:p>
          </table:table-cell>
          <table:table-cell office:value-type="float" office:value="3.17" table:style-name="Default_1">
            <text:p>3.17</text:p>
          </table:table-cell>
          <table:table-cell office:value-type="float" office:value="0.08" table:style-name="Default_1">
            <text:p>0.08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38999999999999" table:style-name="Default_1">
            <text:p>139.39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476" table:style-name="Default_1">
            <text:p>87476</text:p>
          </table:table-cell>
          <table:table-cell office:value-type="float" office:value="3.25" table:style-name="Default_1">
            <text:p>3.25</text:p>
          </table:table-cell>
          <table:table-cell office:value-type="float" office:value="0" table:style-name="Default_1">
            <text:p>0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4" table:style-name="Default_1">
            <text:p>996.64</text:p>
          </table:table-cell>
          <table:table-cell office:value-type="float" office:value="139.21" table:style-name="Default_1">
            <text:p>139.21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7587" table:style-name="Default_1">
            <text:p>87587</text:p>
          </table:table-cell>
          <table:table-cell office:value-type="float" office:value="3.22" table:style-name="Default_1">
            <text:p>3.22</text:p>
          </table:table-cell>
          <table:table-cell office:value-type="float" office:value="0.06" table:style-name="Default_1">
            <text:p>0.06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6" table:style-name="Default_1">
            <text:p>139.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700" table:style-name="Default_1">
            <text:p>87700</text:p>
          </table:table-cell>
          <table:table-cell office:value-type="float" office:value="3.3" table:style-name="Default_1">
            <text:p>3.3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3" table:style-name="Default_1">
            <text:p>996.63</text:p>
          </table:table-cell>
          <table:table-cell office:value-type="float" office:value="139.30000000000001" table:style-name="Default_1">
            <text:p>139.3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813" table:style-name="Default_1">
            <text:p>87813</text:p>
          </table:table-cell>
          <table:table-cell office:value-type="float" office:value="3.21" table:style-name="Default_1">
            <text:p>3.21</text:p>
          </table:table-cell>
          <table:table-cell office:value-type="float" office:value="0.08" table:style-name="Default_1">
            <text:p>0.08</text:p>
          </table:table-cell>
          <table:table-cell office:value-type="float" office:value="8.83" table:style-name="Default_1">
            <text:p>8.8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47" table:style-name="Default_1">
            <text:p>139.4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7925" table:style-name="Default_1">
            <text:p>87925</text:p>
          </table:table-cell>
          <table:table-cell office:value-type="float" office:value="3.2" table:style-name="Default_1">
            <text:p>3.2</text:p>
          </table:table-cell>
          <table:table-cell office:value-type="float" office:value="0.02" table:style-name="Default_1">
            <text:p>0.02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2000000000001" table:style-name="Default_1">
            <text:p>139.52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8037" table:style-name="Default_1">
            <text:p>88037</text:p>
          </table:table-cell>
          <table:table-cell office:value-type="float" office:value="3.26" table:style-name="Default_1">
            <text:p>3.26</text:p>
          </table:table-cell>
          <table:table-cell office:value-type="float" office:value="0" table:style-name="Default_1">
            <text:p>0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36000000000001" table:style-name="Default_1">
            <text:p>139.3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8150" table:style-name="Default_1">
            <text:p>88150</text:p>
          </table:table-cell>
          <table:table-cell office:value-type="float" office:value="3.29" table:style-name="Default_1">
            <text:p>3.29</text:p>
          </table:table-cell>
          <table:table-cell office:value-type="float" office:value="-0.08" table:style-name="Default_1">
            <text:p>-0.08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43" table:style-name="Default_1">
            <text:p>139.43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8263" table:style-name="Default_1">
            <text:p>88263</text:p>
          </table:table-cell>
          <table:table-cell office:value-type="float" office:value="3.21" table:style-name="Default_1">
            <text:p>3.21</text:p>
          </table:table-cell>
          <table:table-cell office:value-type="float" office:value="0.01" table:style-name="Default_1">
            <text:p>0.0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2" table:style-name="Default_1">
            <text:p>139.62</text:p>
          </table:table-cell>
          <table:table-cell office:value-type="float" office:value="31.55" table:style-name="Default_1">
            <text:p>31.55</text:p>
          </table:table-cell>
          <table:table-cell table:number-columns-repeated="16373"/>
        </table:table-row>
        <table:table-row table:style-name="ro1">
          <table:table-cell office:value-type="float" office:value="88375" table:style-name="Default_1">
            <text:p>88375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999999999999" table:style-name="Default_1">
            <text:p>139.7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8488" table:style-name="Default_1">
            <text:p>88488</text:p>
          </table:table-cell>
          <table:table-cell office:value-type="float" office:value="3.32" table:style-name="Default_1">
            <text:p>3.32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9" table:style-name="Default_1">
            <text:p>139.59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8601" table:style-name="Default_1">
            <text:p>88601</text:p>
          </table:table-cell>
          <table:table-cell office:value-type="float" office:value="3.22" table:style-name="Default_1">
            <text:p>3.22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51" table:style-name="Default_1">
            <text:p>139.51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8715" table:style-name="Default_1">
            <text:p>88715</text:p>
          </table:table-cell>
          <table:table-cell office:value-type="float" office:value="3.28" table:style-name="Default_1">
            <text:p>3.28</text:p>
          </table:table-cell>
          <table:table-cell office:value-type="float" office:value="0.06" table:style-name="Default_1">
            <text:p>0.06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62" table:style-name="Default_1">
            <text:p>996.62</text:p>
          </table:table-cell>
          <table:table-cell office:value-type="float" office:value="139.37" table:style-name="Default_1">
            <text:p>139.37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8826" table:style-name="Default_1">
            <text:p>88826</text:p>
          </table:table-cell>
          <table:table-cell office:value-type="float" office:value="3.25" table:style-name="Default_1">
            <text:p>3.2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9999999999999" table:style-name="Default_1">
            <text:p>139.7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8939" table:style-name="Default_1">
            <text:p>88939</text:p>
          </table:table-cell>
          <table:table-cell office:value-type="float" office:value="3.23" table:style-name="Default_1">
            <text:p>3.23</text:p>
          </table:table-cell>
          <table:table-cell office:value-type="float" office:value="0.03" table:style-name="Default_1">
            <text:p>0.03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" table:style-name="Default_1">
            <text:p>139.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9052" table:style-name="Default_1">
            <text:p>89052</text:p>
          </table:table-cell>
          <table:table-cell office:value-type="float" office:value="3.23" table:style-name="Default_1">
            <text:p>3.23</text:p>
          </table:table-cell>
          <table:table-cell office:value-type="float" office:value="0.06" table:style-name="Default_1">
            <text:p>0.06</text:p>
          </table:table-cell>
          <table:table-cell office:value-type="float" office:value="8.84" table:style-name="Default_1">
            <text:p>8.8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5" table:style-name="Default_1">
            <text:p>139.5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89164" table:style-name="Default_1">
            <text:p>89164</text:p>
          </table:table-cell>
          <table:table-cell office:value-type="float" office:value="3.32" table:style-name="Default_1">
            <text:p>3.32</text:p>
          </table:table-cell>
          <table:table-cell office:value-type="float" office:value="0" table:style-name="Default_1">
            <text:p>0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9276" table:style-name="Default_1">
            <text:p>89276</text:p>
          </table:table-cell>
          <table:table-cell office:value-type="float" office:value="3.23" table:style-name="Default_1">
            <text:p>3.23</text:p>
          </table:table-cell>
          <table:table-cell office:value-type="float" office:value="0.13" table:style-name="Default_1">
            <text:p>0.13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7000000000001" table:style-name="Default_1">
            <text:p>139.77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9389" table:style-name="Default_1">
            <text:p>89389</text:p>
          </table:table-cell>
          <table:table-cell office:value-type="float" office:value="3.23" table:style-name="Default_1">
            <text:p>3.23</text:p>
          </table:table-cell>
          <table:table-cell office:value-type="float" office:value="0.01" table:style-name="Default_1">
            <text:p>0.01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1" table:style-name="Default_1">
            <text:p>24.81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6" table:style-name="Default_1">
            <text:p>139.66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89501" table:style-name="Default_1">
            <text:p>89501</text:p>
          </table:table-cell>
          <table:table-cell office:value-type="float" office:value="3.25" table:style-name="Default_1">
            <text:p>3.25</text:p>
          </table:table-cell>
          <table:table-cell office:value-type="float" office:value="0.02" table:style-name="Default_1">
            <text:p>0.02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6" table:style-name="Default_1">
            <text:p>139.7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9614" table:style-name="Default_1">
            <text:p>89614</text:p>
          </table:table-cell>
          <table:table-cell office:value-type="float" office:value="3.18" table:style-name="Default_1">
            <text:p>3.18</text:p>
          </table:table-cell>
          <table:table-cell office:value-type="float" office:value="0.09" table:style-name="Default_1">
            <text:p>0.09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3" table:style-name="Default_1">
            <text:p>139.63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9726" table:style-name="Default_1">
            <text:p>89726</text:p>
          </table:table-cell>
          <table:table-cell office:value-type="float" office:value="3.27" table:style-name="Default_1">
            <text:p>3.27</text:p>
          </table:table-cell>
          <table:table-cell office:value-type="float" office:value="0.02" table:style-name="Default_1">
            <text:p>0.02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2999999999999" table:style-name="Default_1">
            <text:p>139.73</text:p>
          </table:table-cell>
          <table:table-cell office:value-type="float" office:value="31.49" table:style-name="Default_1">
            <text:p>31.49</text:p>
          </table:table-cell>
          <table:table-cell table:number-columns-repeated="16373"/>
        </table:table-row>
        <table:table-row table:style-name="ro1">
          <table:table-cell office:value-type="float" office:value="89838" table:style-name="Default_1">
            <text:p>89838</text:p>
          </table:table-cell>
          <table:table-cell office:value-type="float" office:value="3.27" table:style-name="Default_1">
            <text:p>3.27</text:p>
          </table:table-cell>
          <table:table-cell office:value-type="float" office:value="0.08" table:style-name="Default_1">
            <text:p>0.08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6" table:style-name="Default_1">
            <text:p>996.6</text:p>
          </table:table-cell>
          <table:table-cell office:value-type="float" office:value="139.55000000000001" table:style-name="Default_1">
            <text:p>139.55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89951" table:style-name="Default_1">
            <text:p>89951</text:p>
          </table:table-cell>
          <table:table-cell office:value-type="float" office:value="3.31" table:style-name="Default_1">
            <text:p>3.31</text:p>
          </table:table-cell>
          <table:table-cell office:value-type="float" office:value="0" table:style-name="Default_1">
            <text:p>0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1" table:style-name="Default_1">
            <text:p>139.71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0063" table:style-name="Default_1">
            <text:p>90063</text:p>
          </table:table-cell>
          <table:table-cell office:value-type="float" office:value="3.28" table:style-name="Default_1">
            <text:p>3.28</text:p>
          </table:table-cell>
          <table:table-cell office:value-type="float" office:value="0.02" table:style-name="Default_1">
            <text:p>0.02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79" table:style-name="Default_1">
            <text:p>139.79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0176" table:style-name="Default_1">
            <text:p>90176</text:p>
          </table:table-cell>
          <table:table-cell office:value-type="float" office:value="3.2" table:style-name="Default_1">
            <text:p>3.2</text:p>
          </table:table-cell>
          <table:table-cell office:value-type="float" office:value="0.02" table:style-name="Default_1">
            <text:p>0.02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3" table:style-name="Default_1">
            <text:p>139.63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0289" table:style-name="Default_1">
            <text:p>90289</text:p>
          </table:table-cell>
          <table:table-cell office:value-type="float" office:value="3.23" table:style-name="Default_1">
            <text:p>3.23</text:p>
          </table:table-cell>
          <table:table-cell office:value-type="float" office:value="0.01" table:style-name="Default_1">
            <text:p>0.01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61" table:style-name="Default_1">
            <text:p>996.61</text:p>
          </table:table-cell>
          <table:table-cell office:value-type="float" office:value="139.44" table:style-name="Default_1">
            <text:p>139.44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90400" table:style-name="Default_1">
            <text:p>90400</text:p>
          </table:table-cell>
          <table:table-cell office:value-type="float" office:value="3.25" table:style-name="Default_1">
            <text:p>3.25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90513" table:style-name="Default_1">
            <text:p>90513</text:p>
          </table:table-cell>
          <table:table-cell office:value-type="float" office:value="3.26" table:style-name="Default_1">
            <text:p>3.26</text:p>
          </table:table-cell>
          <table:table-cell office:value-type="float" office:value="0.05" table:style-name="Default_1">
            <text:p>0.05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6000000000001" table:style-name="Default_1">
            <text:p>139.86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0626" table:style-name="Default_1">
            <text:p>90626</text:p>
          </table:table-cell>
          <table:table-cell office:value-type="float" office:value="3.28" table:style-name="Default_1">
            <text:p>3.28</text:p>
          </table:table-cell>
          <table:table-cell office:value-type="float" office:value="0.09" table:style-name="Default_1">
            <text:p>0.09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" table:style-name="Default_1">
            <text:p>139.6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0738" table:style-name="Default_1">
            <text:p>90738</text:p>
          </table:table-cell>
          <table:table-cell office:value-type="float" office:value="3.24" table:style-name="Default_1">
            <text:p>3.24</text:p>
          </table:table-cell>
          <table:table-cell office:value-type="float" office:value="0.08" table:style-name="Default_1">
            <text:p>0.08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0851" table:style-name="Default_1">
            <text:p>90851</text:p>
          </table:table-cell>
          <table:table-cell office:value-type="float" office:value="3.31" table:style-name="Default_1">
            <text:p>3.31</text:p>
          </table:table-cell>
          <table:table-cell office:value-type="float" office:value="0.08" table:style-name="Default_1">
            <text:p>0.08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3" table:style-name="Default_1">
            <text:p>139.63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0962" table:style-name="Default_1">
            <text:p>90962</text:p>
          </table:table-cell>
          <table:table-cell office:value-type="float" office:value="3.31" table:style-name="Default_1">
            <text:p>3.31</text:p>
          </table:table-cell>
          <table:table-cell office:value-type="float" office:value="0.02" table:style-name="Default_1">
            <text:p>0.02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8" table:style-name="Default_1">
            <text:p>139.68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075" table:style-name="Default_1">
            <text:p>91075</text:p>
          </table:table-cell>
          <table:table-cell office:value-type="float" office:value="3.28" table:style-name="Default_1">
            <text:p>3.28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9" table:style-name="Default_1">
            <text:p>996.59</text:p>
          </table:table-cell>
          <table:table-cell office:value-type="float" office:value="139.65" table:style-name="Default_1">
            <text:p>139.65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188" table:style-name="Default_1">
            <text:p>91188</text:p>
          </table:table-cell>
          <table:table-cell office:value-type="float" office:value="3.29" table:style-name="Default_1">
            <text:p>3.29</text:p>
          </table:table-cell>
          <table:table-cell office:value-type="float" office:value="0.03" table:style-name="Default_1">
            <text:p>0.03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7000000000001" table:style-name="Default_1">
            <text:p>139.77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1300" table:style-name="Default_1">
            <text:p>91300</text:p>
          </table:table-cell>
          <table:table-cell office:value-type="float" office:value="3.21" table:style-name="Default_1">
            <text:p>3.21</text:p>
          </table:table-cell>
          <table:table-cell office:value-type="float" office:value="0.13" table:style-name="Default_1">
            <text:p>0.13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" table:style-name="Default_1">
            <text:p>139.88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413" table:style-name="Default_1">
            <text:p>91413</text:p>
          </table:table-cell>
          <table:table-cell office:value-type="float" office:value="3.23" table:style-name="Default_1">
            <text:p>3.23</text:p>
          </table:table-cell>
          <table:table-cell office:value-type="float" office:value="0.05" table:style-name="Default_1">
            <text:p>0.05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9" table:style-name="Default_1">
            <text:p>139.99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525" table:style-name="Default_1">
            <text:p>91525</text:p>
          </table:table-cell>
          <table:table-cell office:value-type="float" office:value="3.23" table:style-name="Default_1">
            <text:p>3.23</text:p>
          </table:table-cell>
          <table:table-cell office:value-type="float" office:value="0.03" table:style-name="Default_1">
            <text:p>0.03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9" table:style-name="Default_1">
            <text:p>140.09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637" table:style-name="Default_1">
            <text:p>91637</text:p>
          </table:table-cell>
          <table:table-cell office:value-type="float" office:value="3.3" table:style-name="Default_1">
            <text:p>3.3</text:p>
          </table:table-cell>
          <table:table-cell office:value-type="float" office:value="0.03" table:style-name="Default_1">
            <text:p>0.03</text:p>
          </table:table-cell>
          <table:table-cell office:value-type="float" office:value="8.6" table:style-name="Default_1">
            <text:p>8.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40" table:style-name="Default_1">
            <text:p>140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750" table:style-name="Default_1">
            <text:p>91750</text:p>
          </table:table-cell>
          <table:table-cell office:value-type="float" office:value="3.26" table:style-name="Default_1">
            <text:p>3.26</text:p>
          </table:table-cell>
          <table:table-cell office:value-type="float" office:value="0" table:style-name="Default_1">
            <text:p>0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" table:style-name="Default_1">
            <text:p>139.9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1863" table:style-name="Default_1">
            <text:p>91863</text:p>
          </table:table-cell>
          <table:table-cell office:value-type="float" office:value="3.25" table:style-name="Default_1">
            <text:p>3.25</text:p>
          </table:table-cell>
          <table:table-cell office:value-type="float" office:value="0" table:style-name="Default_1">
            <text:p>0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1999999999999" table:style-name="Default_1">
            <text:p>139.92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1975" table:style-name="Default_1">
            <text:p>91975</text:p>
          </table:table-cell>
          <table:table-cell office:value-type="float" office:value="3.21" table:style-name="Default_1">
            <text:p>3.21</text:p>
          </table:table-cell>
          <table:table-cell office:value-type="float" office:value="0.02" table:style-name="Default_1">
            <text:p>0.02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999999999999" table:style-name="Default_1">
            <text:p>139.89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92088" table:style-name="Default_1">
            <text:p>92088</text:p>
          </table:table-cell>
          <table:table-cell office:value-type="float" office:value="3.26" table:style-name="Default_1">
            <text:p>3.26</text:p>
          </table:table-cell>
          <table:table-cell office:value-type="float" office:value="0.01" table:style-name="Default_1">
            <text:p>0.0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7" table:style-name="Default_1">
            <text:p>139.97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2200" table:style-name="Default_1">
            <text:p>92200</text:p>
          </table:table-cell>
          <table:table-cell office:value-type="float" office:value="3.29" table:style-name="Default_1">
            <text:p>3.29</text:p>
          </table:table-cell>
          <table:table-cell office:value-type="float" office:value="0.02" table:style-name="Default_1">
            <text:p>0.02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1" table:style-name="Default_1">
            <text:p>139.91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2312" table:style-name="Default_1">
            <text:p>92312</text:p>
          </table:table-cell>
          <table:table-cell office:value-type="float" office:value="3.23" table:style-name="Default_1">
            <text:p>3.23</text:p>
          </table:table-cell>
          <table:table-cell office:value-type="float" office:value="0.09" table:style-name="Default_1">
            <text:p>0.09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2" table:style-name="Default_1">
            <text:p>24.82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4999999999999" table:style-name="Default_1">
            <text:p>139.95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2425" table:style-name="Default_1">
            <text:p>92425</text:p>
          </table:table-cell>
          <table:table-cell office:value-type="float" office:value="3.25" table:style-name="Default_1">
            <text:p>3.25</text:p>
          </table:table-cell>
          <table:table-cell office:value-type="float" office:value="0.02" table:style-name="Default_1">
            <text:p>0.02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8" table:style-name="Default_1">
            <text:p>996.58</text:p>
          </table:table-cell>
          <table:table-cell office:value-type="float" office:value="139.76" table:style-name="Default_1">
            <text:p>139.76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2537" table:style-name="Default_1">
            <text:p>92537</text:p>
          </table:table-cell>
          <table:table-cell office:value-type="float" office:value="3.3" table:style-name="Default_1">
            <text:p>3.3</text:p>
          </table:table-cell>
          <table:table-cell office:value-type="float" office:value="0.06" table:style-name="Default_1">
            <text:p>0.06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88999999999999" table:style-name="Default_1">
            <text:p>139.89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2650" table:style-name="Default_1">
            <text:p>92650</text:p>
          </table:table-cell>
          <table:table-cell office:value-type="float" office:value="3.26" table:style-name="Default_1">
            <text:p>3.26</text:p>
          </table:table-cell>
          <table:table-cell office:value-type="float" office:value="0.08" table:style-name="Default_1">
            <text:p>0.08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2000000000001" table:style-name="Default_1">
            <text:p>140.02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92763" table:style-name="Default_1">
            <text:p>92763</text:p>
          </table:table-cell>
          <table:table-cell office:value-type="float" office:value="3.22" table:style-name="Default_1">
            <text:p>3.22</text:p>
          </table:table-cell>
          <table:table-cell office:value-type="float" office:value="0" table:style-name="Default_1">
            <text:p>0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2000000000001" table:style-name="Default_1">
            <text:p>140.02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2874" table:style-name="Default_1">
            <text:p>92874</text:p>
          </table:table-cell>
          <table:table-cell office:value-type="float" office:value="3.21" table:style-name="Default_1">
            <text:p>3.21</text:p>
          </table:table-cell>
          <table:table-cell office:value-type="float" office:value="0" table:style-name="Default_1">
            <text:p>0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1000000000001" table:style-name="Default_1">
            <text:p>140.11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2987" table:style-name="Default_1">
            <text:p>92987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8" table:style-name="Default_1">
            <text:p>140.18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3101" table:style-name="Default_1">
            <text:p>93101</text:p>
          </table:table-cell>
          <table:table-cell office:value-type="float" office:value="3.24" table:style-name="Default_1">
            <text:p>3.24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1000000000001" table:style-name="Default_1">
            <text:p>140.11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3212" table:style-name="Default_1">
            <text:p>93212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6" table:style-name="Default_1">
            <text:p>140.06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3326" table:style-name="Default_1">
            <text:p>93326</text:p>
          </table:table-cell>
          <table:table-cell office:value-type="float" office:value="3.27" table:style-name="Default_1">
            <text:p>3.27</text:p>
          </table:table-cell>
          <table:table-cell office:value-type="float" office:value="0.01" table:style-name="Default_1">
            <text:p>0.01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4" table:style-name="Default_1">
            <text:p>139.84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3438" table:style-name="Default_1">
            <text:p>93438</text:p>
          </table:table-cell>
          <table:table-cell office:value-type="float" office:value="3.23" table:style-name="Default_1">
            <text:p>3.23</text:p>
          </table:table-cell>
          <table:table-cell office:value-type="float" office:value="0.03" table:style-name="Default_1">
            <text:p>0.03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4" table:style-name="Default_1">
            <text:p>140.24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93550" table:style-name="Default_1">
            <text:p>93550</text:p>
          </table:table-cell>
          <table:table-cell office:value-type="float" office:value="3.24" table:style-name="Default_1">
            <text:p>3.24</text:p>
          </table:table-cell>
          <table:table-cell office:value-type="float" office:value="0.05" table:style-name="Default_1">
            <text:p>0.05</text:p>
          </table:table-cell>
          <table:table-cell office:value-type="float" office:value="8.6" table:style-name="Default_1">
            <text:p>8.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4" table:style-name="Default_1">
            <text:p>140.24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3663" table:style-name="Default_1">
            <text:p>93663</text:p>
          </table:table-cell>
          <table:table-cell office:value-type="float" office:value="3.31" table:style-name="Default_1">
            <text:p>3.31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7" table:style-name="Default_1">
            <text:p>139.97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3776" table:style-name="Default_1">
            <text:p>93776</text:p>
          </table:table-cell>
          <table:table-cell office:value-type="float" office:value="3.3" table:style-name="Default_1">
            <text:p>3.3</text:p>
          </table:table-cell>
          <table:table-cell office:value-type="float" office:value="0" table:style-name="Default_1">
            <text:p>0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2" table:style-name="Default_1">
            <text:p>140.12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3888" table:style-name="Default_1">
            <text:p>93888</text:p>
          </table:table-cell>
          <table:table-cell office:value-type="float" office:value="3.32" table:style-name="Default_1">
            <text:p>3.32</text:p>
          </table:table-cell>
          <table:table-cell office:value-type="float" office:value="0.09" table:style-name="Default_1">
            <text:p>0.09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6" table:style-name="Default_1">
            <text:p>139.96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4001" table:style-name="Default_1">
            <text:p>94001</text:p>
          </table:table-cell>
          <table:table-cell office:value-type="float" office:value="3.24" table:style-name="Default_1">
            <text:p>3.24</text:p>
          </table:table-cell>
          <table:table-cell office:value-type="float" office:value="0.09" table:style-name="Default_1">
            <text:p>0.09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35" table:style-name="Default_1">
            <text:p>140.35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4113" table:style-name="Default_1">
            <text:p>94113</text:p>
          </table:table-cell>
          <table:table-cell office:value-type="float" office:value="3.28" table:style-name="Default_1">
            <text:p>3.28</text:p>
          </table:table-cell>
          <table:table-cell office:value-type="float" office:value="0.03" table:style-name="Default_1">
            <text:p>0.03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5" table:style-name="Default_1">
            <text:p>140.15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4226" table:style-name="Default_1">
            <text:p>94226</text:p>
          </table:table-cell>
          <table:table-cell office:value-type="float" office:value="3.25" table:style-name="Default_1">
            <text:p>3.25</text:p>
          </table:table-cell>
          <table:table-cell office:value-type="float" office:value="0.04" table:style-name="Default_1">
            <text:p>0.04</text:p>
          </table:table-cell>
          <table:table-cell office:value-type="float" office:value="8.69" table:style-name="Default_1">
            <text:p>8.6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2000000000001" table:style-name="Default_1">
            <text:p>140.02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4339" table:style-name="Default_1">
            <text:p>94339</text:p>
          </table:table-cell>
          <table:table-cell office:value-type="float" office:value="3.29" table:style-name="Default_1">
            <text:p>3.29</text:p>
          </table:table-cell>
          <table:table-cell office:value-type="float" office:value="0.03" table:style-name="Default_1">
            <text:p>0.03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3" table:style-name="Default_1">
            <text:p>140.13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4450" table:style-name="Default_1">
            <text:p>94450</text:p>
          </table:table-cell>
          <table:table-cell office:value-type="float" office:value="3.17" table:style-name="Default_1">
            <text:p>3.17</text:p>
          </table:table-cell>
          <table:table-cell office:value-type="float" office:value="0.05" table:style-name="Default_1">
            <text:p>0.05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3" table:style-name="Default_1">
            <text:p>139.93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4563" table:style-name="Default_1">
            <text:p>94563</text:p>
          </table:table-cell>
          <table:table-cell office:value-type="float" office:value="3.32" table:style-name="Default_1">
            <text:p>3.32</text:p>
          </table:table-cell>
          <table:table-cell office:value-type="float" office:value="0.01" table:style-name="Default_1">
            <text:p>0.0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7" table:style-name="Default_1">
            <text:p>996.57</text:p>
          </table:table-cell>
          <table:table-cell office:value-type="float" office:value="139.83000000000001" table:style-name="Default_1">
            <text:p>139.83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4675" table:style-name="Default_1">
            <text:p>94675</text:p>
          </table:table-cell>
          <table:table-cell office:value-type="float" office:value="3.2" table:style-name="Default_1">
            <text:p>3.2</text:p>
          </table:table-cell>
          <table:table-cell office:value-type="float" office:value="0.01" table:style-name="Default_1">
            <text:p>0.01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9" table:style-name="Default_1">
            <text:p>139.99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4788" table:style-name="Default_1">
            <text:p>94788</text:p>
          </table:table-cell>
          <table:table-cell office:value-type="float" office:value="3.21" table:style-name="Default_1">
            <text:p>3.21</text:p>
          </table:table-cell>
          <table:table-cell office:value-type="float" office:value="0" table:style-name="Default_1">
            <text:p>0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6" table:style-name="Default_1">
            <text:p>996.56</text:p>
          </table:table-cell>
          <table:table-cell office:value-type="float" office:value="139.9" table:style-name="Default_1">
            <text:p>139.9</text:p>
          </table:table-cell>
          <table:table-cell office:value-type="float" office:value="31.47" table:style-name="Default_1">
            <text:p>31.47</text:p>
          </table:table-cell>
          <table:table-cell table:number-columns-repeated="16373"/>
        </table:table-row>
        <table:table-row table:style-name="ro1">
          <table:table-cell office:value-type="float" office:value="94900" table:style-name="Default_1">
            <text:p>94900</text:p>
          </table:table-cell>
          <table:table-cell office:value-type="float" office:value="3.32" table:style-name="Default_1">
            <text:p>3.32</text:p>
          </table:table-cell>
          <table:table-cell office:value-type="float" office:value="0.02" table:style-name="Default_1">
            <text:p>0.02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6" table:style-name="Default_1">
            <text:p>140.06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5012" table:style-name="Default_1">
            <text:p>95012</text:p>
          </table:table-cell>
          <table:table-cell office:value-type="float" office:value="3.28" table:style-name="Default_1">
            <text:p>3.28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4" table:style-name="Default_1">
            <text:p>996.54</text:p>
          </table:table-cell>
          <table:table-cell office:value-type="float" office:value="140.06" table:style-name="Default_1">
            <text:p>140.06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5126" table:style-name="Default_1">
            <text:p>95126</text:p>
          </table:table-cell>
          <table:table-cell office:value-type="float" office:value="3.24" table:style-name="Default_1">
            <text:p>3.24</text:p>
          </table:table-cell>
          <table:table-cell office:value-type="float" office:value="0.06" table:style-name="Default_1">
            <text:p>0.06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5" table:style-name="Default_1">
            <text:p>140.25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5238" table:style-name="Default_1">
            <text:p>95238</text:p>
          </table:table-cell>
          <table:table-cell office:value-type="float" office:value="3.3" table:style-name="Default_1">
            <text:p>3.3</text:p>
          </table:table-cell>
          <table:table-cell office:value-type="float" office:value="0.06" table:style-name="Default_1">
            <text:p>0.06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8" table:style-name="Default_1">
            <text:p>140.18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5350" table:style-name="Default_1">
            <text:p>95350</text:p>
          </table:table-cell>
          <table:table-cell office:value-type="float" office:value="3.27" table:style-name="Default_1">
            <text:p>3.27</text:p>
          </table:table-cell>
          <table:table-cell office:value-type="float" office:value="0" table:style-name="Default_1">
            <text:p>0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5" table:style-name="Default_1">
            <text:p>140.15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5463" table:style-name="Default_1">
            <text:p>95463</text:p>
          </table:table-cell>
          <table:table-cell office:value-type="float" office:value="3.26" table:style-name="Default_1">
            <text:p>3.26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39.94999999999999" table:style-name="Default_1">
            <text:p>139.95</text:p>
          </table:table-cell>
          <table:table-cell office:value-type="float" office:value="31.43" table:style-name="Default_1">
            <text:p>31.43</text:p>
          </table:table-cell>
          <table:table-cell table:number-columns-repeated="16373"/>
        </table:table-row>
        <table:table-row table:style-name="ro1">
          <table:table-cell office:value-type="float" office:value="95576" table:style-name="Default_1">
            <text:p>95576</text:p>
          </table:table-cell>
          <table:table-cell office:value-type="float" office:value="3.11" table:style-name="Default_1">
            <text:p>3.11</text:p>
          </table:table-cell>
          <table:table-cell office:value-type="float" office:value="0.26" table:style-name="Default_1">
            <text:p>0.26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5" table:style-name="Default_1">
            <text:p>996.55</text:p>
          </table:table-cell>
          <table:table-cell office:value-type="float" office:value="140.01" table:style-name="Default_1">
            <text:p>140.01</text:p>
          </table:table-cell>
          <table:table-cell office:value-type="float" office:value="31.46" table:style-name="Default_1">
            <text:p>31.46</text:p>
          </table:table-cell>
          <table:table-cell table:number-columns-repeated="16373"/>
        </table:table-row>
        <table:table-row table:style-name="ro1">
          <table:table-cell office:value-type="float" office:value="95688" table:style-name="Default_1">
            <text:p>95688</text:p>
          </table:table-cell>
          <table:table-cell office:value-type="float" office:value="3.24" table:style-name="Default_1">
            <text:p>3.24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5" table:style-name="Default_1">
            <text:p>140.15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5802" table:style-name="Default_1">
            <text:p>95802</text:p>
          </table:table-cell>
          <table:table-cell office:value-type="float" office:value="3.28" table:style-name="Default_1">
            <text:p>3.28</text:p>
          </table:table-cell>
          <table:table-cell office:value-type="float" office:value="0" table:style-name="Default_1">
            <text:p>0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8" table:style-name="Default_1">
            <text:p>140.28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5913" table:style-name="Default_1">
            <text:p>95913</text:p>
          </table:table-cell>
          <table:table-cell office:value-type="float" office:value="3.28" table:style-name="Default_1">
            <text:p>3.28</text:p>
          </table:table-cell>
          <table:table-cell office:value-type="float" office:value="0.06" table:style-name="Default_1">
            <text:p>0.06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5" table:style-name="Default_1">
            <text:p>140.15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6026" table:style-name="Default_1">
            <text:p>96026</text:p>
          </table:table-cell>
          <table:table-cell office:value-type="float" office:value="3.26" table:style-name="Default_1">
            <text:p>3.26</text:p>
          </table:table-cell>
          <table:table-cell office:value-type="float" office:value="0.04" table:style-name="Default_1">
            <text:p>0.04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3999999999999" table:style-name="Default_1">
            <text:p>140.14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6139" table:style-name="Default_1">
            <text:p>96139</text:p>
          </table:table-cell>
          <table:table-cell office:value-type="float" office:value="3.32" table:style-name="Default_1">
            <text:p>3.32</text:p>
          </table:table-cell>
          <table:table-cell office:value-type="float" office:value="0.02" table:style-name="Default_1">
            <text:p>0.02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1" table:style-name="Default_1">
            <text:p>140.51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6251" table:style-name="Default_1">
            <text:p>96251</text:p>
          </table:table-cell>
          <table:table-cell office:value-type="float" office:value="3.21" table:style-name="Default_1">
            <text:p>3.21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4" table:style-name="Default_1">
            <text:p>140.24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96364" table:style-name="Default_1">
            <text:p>96364</text:p>
          </table:table-cell>
          <table:table-cell office:value-type="float" office:value="3.24" table:style-name="Default_1">
            <text:p>3.24</text:p>
          </table:table-cell>
          <table:table-cell office:value-type="float" office:value="0" table:style-name="Default_1">
            <text:p>0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5" table:style-name="Default_1">
            <text:p>140.15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6477" table:style-name="Default_1">
            <text:p>96477</text:p>
          </table:table-cell>
          <table:table-cell office:value-type="float" office:value="3.25" table:style-name="Default_1">
            <text:p>3.25</text:p>
          </table:table-cell>
          <table:table-cell office:value-type="float" office:value="0.03" table:style-name="Default_1">
            <text:p>0.03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41999999999999" table:style-name="Default_1">
            <text:p>140.42</text:p>
          </table:table-cell>
          <table:table-cell office:value-type="float" office:value="31.42" table:style-name="Default_1">
            <text:p>31.42</text:p>
          </table:table-cell>
          <table:table-cell table:number-columns-repeated="16373"/>
        </table:table-row>
        <table:table-row table:style-name="ro1">
          <table:table-cell office:value-type="float" office:value="96589" table:style-name="Default_1">
            <text:p>96589</text:p>
          </table:table-cell>
          <table:table-cell office:value-type="float" office:value="3.2" table:style-name="Default_1">
            <text:p>3.2</text:p>
          </table:table-cell>
          <table:table-cell office:value-type="float" office:value="0.03" table:style-name="Default_1">
            <text:p>0.03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3" table:style-name="Default_1">
            <text:p>24.83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1" table:style-name="Default_1">
            <text:p>140.21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6702" table:style-name="Default_1">
            <text:p>96702</text:p>
          </table:table-cell>
          <table:table-cell office:value-type="float" office:value="3.19" table:style-name="Default_1">
            <text:p>3.19</text:p>
          </table:table-cell>
          <table:table-cell office:value-type="float" office:value="0.04" table:style-name="Default_1">
            <text:p>0.04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2" table:style-name="Default_1">
            <text:p>140.22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6814" table:style-name="Default_1">
            <text:p>96814</text:p>
          </table:table-cell>
          <table:table-cell office:value-type="float" office:value="3.18" table:style-name="Default_1">
            <text:p>3.18</text:p>
          </table:table-cell>
          <table:table-cell office:value-type="float" office:value="0.08" table:style-name="Default_1">
            <text:p>0.08</text:p>
          </table:table-cell>
          <table:table-cell office:value-type="float" office:value="8.7899999999999991" table:style-name="Default_1">
            <text:p>8.7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2999999999999" table:style-name="Default_1">
            <text:p>140.23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6926" table:style-name="Default_1">
            <text:p>96926</text:p>
          </table:table-cell>
          <table:table-cell office:value-type="float" office:value="3.19" table:style-name="Default_1">
            <text:p>3.19</text:p>
          </table:table-cell>
          <table:table-cell office:value-type="float" office:value="0.08" table:style-name="Default_1">
            <text:p>0.08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8" table:style-name="Default_1">
            <text:p>140.18</text:p>
          </table:table-cell>
          <table:table-cell office:value-type="float" office:value="31.44" table:style-name="Default_1">
            <text:p>31.44</text:p>
          </table:table-cell>
          <table:table-cell table:number-columns-repeated="16373"/>
        </table:table-row>
        <table:table-row table:style-name="ro1">
          <table:table-cell office:value-type="float" office:value="97039" table:style-name="Default_1">
            <text:p>97039</text:p>
          </table:table-cell>
          <table:table-cell office:value-type="float" office:value="3.26" table:style-name="Default_1">
            <text:p>3.26</text:p>
          </table:table-cell>
          <table:table-cell office:value-type="float" office:value="0.11" table:style-name="Default_1">
            <text:p>0.11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41999999999999" table:style-name="Default_1">
            <text:p>140.42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7152" table:style-name="Default_1">
            <text:p>97152</text:p>
          </table:table-cell>
          <table:table-cell office:value-type="float" office:value="3.3" table:style-name="Default_1">
            <text:p>3.3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999999999999" table:style-name="Default_1">
            <text:p>140.39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7264" table:style-name="Default_1">
            <text:p>97264</text:p>
          </table:table-cell>
          <table:table-cell office:value-type="float" office:value="3.23" table:style-name="Default_1">
            <text:p>3.23</text:p>
          </table:table-cell>
          <table:table-cell office:value-type="float" office:value="0.05" table:style-name="Default_1">
            <text:p>0.05</text:p>
          </table:table-cell>
          <table:table-cell office:value-type="float" office:value="8.82" table:style-name="Default_1">
            <text:p>8.8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4" table:style-name="Default_1">
            <text:p>24.84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5" table:style-name="Default_1">
            <text:p>140.65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7377" table:style-name="Default_1">
            <text:p>97377</text:p>
          </table:table-cell>
          <table:table-cell office:value-type="float" office:value="3.27" table:style-name="Default_1">
            <text:p>3.27</text:p>
          </table:table-cell>
          <table:table-cell office:value-type="float" office:value="0.03" table:style-name="Default_1">
            <text:p>0.03</text:p>
          </table:table-cell>
          <table:table-cell office:value-type="float" office:value="8.77" table:style-name="Default_1">
            <text:p>8.7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4" table:style-name="Default_1">
            <text:p>140.44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7489" table:style-name="Default_1">
            <text:p>97489</text:p>
          </table:table-cell>
          <table:table-cell office:value-type="float" office:value="3.27" table:style-name="Default_1">
            <text:p>3.27</text:p>
          </table:table-cell>
          <table:table-cell office:value-type="float" office:value="0.01" table:style-name="Default_1">
            <text:p>0.01</text:p>
          </table:table-cell>
          <table:table-cell office:value-type="float" office:value="8.6300000000000008" table:style-name="Default_1">
            <text:p>8.6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6" table:style-name="Default_1">
            <text:p>140.56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7601" table:style-name="Default_1">
            <text:p>97601</text:p>
          </table:table-cell>
          <table:table-cell office:value-type="float" office:value="3.26" table:style-name="Default_1">
            <text:p>3.26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1" table:style-name="Default_1">
            <text:p>140.21</text:p>
          </table:table-cell>
          <table:table-cell office:value-type="float" office:value="31.41" table:style-name="Default_1">
            <text:p>31.41</text:p>
          </table:table-cell>
          <table:table-cell table:number-columns-repeated="16373"/>
        </table:table-row>
        <table:table-row table:style-name="ro1">
          <table:table-cell office:value-type="float" office:value="97714" table:style-name="Default_1">
            <text:p>97714</text:p>
          </table:table-cell>
          <table:table-cell office:value-type="float" office:value="3.25" table:style-name="Default_1">
            <text:p>3.25</text:p>
          </table:table-cell>
          <table:table-cell office:value-type="float" office:value="0" table:style-name="Default_1">
            <text:p>0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7" table:style-name="Default_1">
            <text:p>140.37</text:p>
          </table:table-cell>
          <table:table-cell office:value-type="float" office:value="31.34" table:style-name="Default_1">
            <text:p>31.34</text:p>
          </table:table-cell>
          <table:table-cell table:number-columns-repeated="16373"/>
        </table:table-row>
        <table:table-row table:style-name="ro1">
          <table:table-cell office:value-type="float" office:value="97827" table:style-name="Default_1">
            <text:p>97827</text:p>
          </table:table-cell>
          <table:table-cell office:value-type="float" office:value="3.17" table:style-name="Default_1">
            <text:p>3.17</text:p>
          </table:table-cell>
          <table:table-cell office:value-type="float" office:value="0" table:style-name="Default_1">
            <text:p>0</text:p>
          </table:table-cell>
          <table:table-cell office:value-type="float" office:value="8.8000000000000007" table:style-name="Default_1">
            <text:p>8.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999999999999" table:style-name="Default_1">
            <text:p>140.39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7940" table:style-name="Default_1">
            <text:p>97940</text:p>
          </table:table-cell>
          <table:table-cell office:value-type="float" office:value="3.31" table:style-name="Default_1">
            <text:p>3.31</text:p>
          </table:table-cell>
          <table:table-cell office:value-type="float" office:value="0" table:style-name="Default_1">
            <text:p>0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1000000000001" table:style-name="Default_1">
            <text:p>140.61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8053" table:style-name="Default_1">
            <text:p>98053</text:p>
          </table:table-cell>
          <table:table-cell office:value-type="float" office:value="3.29" table:style-name="Default_1">
            <text:p>3.29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81" table:style-name="Default_1">
            <text:p>8.8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7" table:style-name="Default_1">
            <text:p>140.57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8166" table:style-name="Default_1">
            <text:p>98166</text:p>
          </table:table-cell>
          <table:table-cell office:value-type="float" office:value="3.3" table:style-name="Default_1">
            <text:p>3.3</text:p>
          </table:table-cell>
          <table:table-cell office:value-type="float" office:value="-0.08" table:style-name="Default_1">
            <text:p>-0.08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8" table:style-name="Default_1">
            <text:p>140.28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8279" table:style-name="Default_1">
            <text:p>98279</text:p>
          </table:table-cell>
          <table:table-cell office:value-type="float" office:value="3.42" table:style-name="Default_1">
            <text:p>3.42</text:p>
          </table:table-cell>
          <table:table-cell office:value-type="float" office:value="0.04" table:style-name="Default_1">
            <text:p>0.04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999999999999" table:style-name="Default_1">
            <text:p>140.39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8392" table:style-name="Default_1">
            <text:p>98392</text:p>
          </table:table-cell>
          <table:table-cell office:value-type="float" office:value="3.51" table:style-name="Default_1">
            <text:p>3.51</text:p>
          </table:table-cell>
          <table:table-cell office:value-type="float" office:value="-0.04" table:style-name="Default_1">
            <text:p>-0.04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9" table:style-name="Default_1">
            <text:p>140.29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98504" table:style-name="Default_1">
            <text:p>98504</text:p>
          </table:table-cell>
          <table:table-cell office:value-type="float" office:value="3.34" table:style-name="Default_1">
            <text:p>3.34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8" table:style-name="Default_1">
            <text:p>140.28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98618" table:style-name="Default_1">
            <text:p>98618</text:p>
          </table:table-cell>
          <table:table-cell office:value-type="float" office:value="3.25" table:style-name="Default_1">
            <text:p>3.2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74" table:style-name="Default_1">
            <text:p>8.7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8" table:style-name="Default_1">
            <text:p>140.28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98731" table:style-name="Default_1">
            <text:p>98731</text:p>
          </table:table-cell>
          <table:table-cell office:value-type="float" office:value="3.06" table:style-name="Default_1">
            <text:p>3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3" table:style-name="Default_1">
            <text:p>996.53</text:p>
          </table:table-cell>
          <table:table-cell office:value-type="float" office:value="140.16" table:style-name="Default_1">
            <text:p>140.16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8843" table:style-name="Default_1">
            <text:p>98843</text:p>
          </table:table-cell>
          <table:table-cell office:value-type="float" office:value="3.22" table:style-name="Default_1">
            <text:p>3.22</text:p>
          </table:table-cell>
          <table:table-cell office:value-type="float" office:value="0.03" table:style-name="Default_1">
            <text:p>0.03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30000000000001" table:style-name="Default_1">
            <text:p>140.3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98956" table:style-name="Default_1">
            <text:p>98956</text:p>
          </table:table-cell>
          <table:table-cell office:value-type="float" office:value="3.27" table:style-name="Default_1">
            <text:p>3.27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6" table:style-name="Default_1">
            <text:p>140.56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9068" table:style-name="Default_1">
            <text:p>99068</text:p>
          </table:table-cell>
          <table:table-cell office:value-type="float" office:value="3.33" table:style-name="Default_1">
            <text:p>3.33</text:p>
          </table:table-cell>
          <table:table-cell office:value-type="float" office:value="0.04" table:style-name="Default_1">
            <text:p>0.04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7" table:style-name="Default_1">
            <text:p>140.47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9181" table:style-name="Default_1">
            <text:p>99181</text:p>
          </table:table-cell>
          <table:table-cell office:value-type="float" office:value="3.24" table:style-name="Default_1">
            <text:p>3.24</text:p>
          </table:table-cell>
          <table:table-cell office:value-type="float" office:value="0.08" table:style-name="Default_1">
            <text:p>0.08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43" table:style-name="Default_1">
            <text:p>140.43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99294" table:style-name="Default_1">
            <text:p>99294</text:p>
          </table:table-cell>
          <table:table-cell office:value-type="float" office:value="3.28" table:style-name="Default_1">
            <text:p>3.28</text:p>
          </table:table-cell>
          <table:table-cell office:value-type="float" office:value="0.04" table:style-name="Default_1">
            <text:p>0.04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19999999999999" table:style-name="Default_1">
            <text:p>140.2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9406" table:style-name="Default_1">
            <text:p>99406</text:p>
          </table:table-cell>
          <table:table-cell office:value-type="float" office:value="3.25" table:style-name="Default_1">
            <text:p>3.25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4" table:style-name="Default_1">
            <text:p>140.54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9518" table:style-name="Default_1">
            <text:p>99518</text:p>
          </table:table-cell>
          <table:table-cell office:value-type="float" office:value="3.26" table:style-name="Default_1">
            <text:p>3.26</text:p>
          </table:table-cell>
          <table:table-cell office:value-type="float" office:value="0.05" table:style-name="Default_1">
            <text:p>0.05</text:p>
          </table:table-cell>
          <table:table-cell office:value-type="float" office:value="8.73" table:style-name="Default_1">
            <text:p>8.7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4" table:style-name="Default_1">
            <text:p>140.44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9631" table:style-name="Default_1">
            <text:p>99631</text:p>
          </table:table-cell>
          <table:table-cell office:value-type="float" office:value="3.29" table:style-name="Default_1">
            <text:p>3.29</text:p>
          </table:table-cell>
          <table:table-cell office:value-type="float" office:value="0.01" table:style-name="Default_1">
            <text:p>0.01</text:p>
          </table:table-cell>
          <table:table-cell office:value-type="float" office:value="8.66" table:style-name="Default_1">
            <text:p>8.6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3" table:style-name="Default_1">
            <text:p>140.53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99743" table:style-name="Default_1">
            <text:p>99743</text:p>
          </table:table-cell>
          <table:table-cell office:value-type="float" office:value="3.21" table:style-name="Default_1">
            <text:p>3.21</text:p>
          </table:table-cell>
          <table:table-cell office:value-type="float" office:value="0.03" table:style-name="Default_1">
            <text:p>0.03</text:p>
          </table:table-cell>
          <table:table-cell office:value-type="float" office:value="8.68" table:style-name="Default_1">
            <text:p>8.6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6" table:style-name="Default_1">
            <text:p>140.6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99856" table:style-name="Default_1">
            <text:p>99856</text:p>
          </table:table-cell>
          <table:table-cell office:value-type="float" office:value="3.26" table:style-name="Default_1">
            <text:p>3.26</text:p>
          </table:table-cell>
          <table:table-cell office:value-type="float" office:value="0.05" table:style-name="Default_1">
            <text:p>0.05</text:p>
          </table:table-cell>
          <table:table-cell office:value-type="float" office:value="8.76" table:style-name="Default_1">
            <text:p>8.7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7" table:style-name="Default_1">
            <text:p>140.57</text:p>
          </table:table-cell>
          <table:table-cell office:value-type="float" office:value="31.27" table:style-name="Default_1">
            <text:p>31.27</text:p>
          </table:table-cell>
          <table:table-cell table:number-columns-repeated="16373"/>
        </table:table-row>
        <table:table-row table:style-name="ro1">
          <table:table-cell office:value-type="float" office:value="99969" table:style-name="Default_1">
            <text:p>99969</text:p>
          </table:table-cell>
          <table:table-cell office:value-type="float" office:value="3.2" table:style-name="Default_1">
            <text:p>3.2</text:p>
          </table:table-cell>
          <table:table-cell office:value-type="float" office:value="0" table:style-name="Default_1">
            <text:p>0</text:p>
          </table:table-cell>
          <table:table-cell office:value-type="float" office:value="8.67" table:style-name="Default_1">
            <text:p>8.6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4" table:style-name="Default_1">
            <text:p>140.4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0080" table:style-name="Default_1">
            <text:p>100080</text:p>
          </table:table-cell>
          <table:table-cell office:value-type="float" office:value="3.25" table:style-name="Default_1">
            <text:p>3.25</text:p>
          </table:table-cell>
          <table:table-cell office:value-type="float" office:value="-0.02" table:style-name="Default_1">
            <text:p>-0.02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" table:style-name="Default_1">
            <text:p>140.38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0195" table:style-name="Default_1">
            <text:p>100195</text:p>
          </table:table-cell>
          <table:table-cell office:value-type="float" office:value="3.31" table:style-name="Default_1">
            <text:p>3.31</text:p>
          </table:table-cell>
          <table:table-cell office:value-type="float" office:value="-0.01" table:style-name="Default_1">
            <text:p>-0.01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5" table:style-name="Default_1">
            <text:p>-0.05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7" table:style-name="Default_1">
            <text:p>140.47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100308" table:style-name="Default_1">
            <text:p>100308</text:p>
          </table:table-cell>
          <table:table-cell office:value-type="float" office:value="3.25" table:style-name="Default_1">
            <text:p>3.25</text:p>
          </table:table-cell>
          <table:table-cell office:value-type="float" office:value="0.12" table:style-name="Default_1">
            <text:p>0.12</text:p>
          </table:table-cell>
          <table:table-cell office:value-type="float" office:value="8.7200000000000006" table:style-name="Default_1">
            <text:p>8.7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6" table:style-name="Default_1">
            <text:p>140.6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100422" table:style-name="Default_1">
            <text:p>100422</text:p>
          </table:table-cell>
          <table:table-cell office:value-type="float" office:value="3.29" table:style-name="Default_1">
            <text:p>3.29</text:p>
          </table:table-cell>
          <table:table-cell office:value-type="float" office:value="0.04" table:style-name="Default_1">
            <text:p>0.04</text:p>
          </table:table-cell>
          <table:table-cell office:value-type="float" office:value="8.65" table:style-name="Default_1">
            <text:p>8.6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1" table:style-name="Default_1">
            <text:p>140.51</text:p>
          </table:table-cell>
          <table:table-cell office:value-type="float" office:value="31.37" table:style-name="Default_1">
            <text:p>31.37</text:p>
          </table:table-cell>
          <table:table-cell table:number-columns-repeated="16373"/>
        </table:table-row>
        <table:table-row table:style-name="ro1">
          <table:table-cell office:value-type="float" office:value="100535" table:style-name="Default_1">
            <text:p>100535</text:p>
          </table:table-cell>
          <table:table-cell office:value-type="float" office:value="3.3" table:style-name="Default_1">
            <text:p>3.3</text:p>
          </table:table-cell>
          <table:table-cell office:value-type="float" office:value="0.11" table:style-name="Default_1">
            <text:p>0.11</text:p>
          </table:table-cell>
          <table:table-cell office:value-type="float" office:value="8.7799999999999994" table:style-name="Default_1">
            <text:p>8.7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7" table:style-name="Default_1">
            <text:p>140.37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100648" table:style-name="Default_1">
            <text:p>100648</text:p>
          </table:table-cell>
          <table:table-cell office:value-type="float" office:value="3.21" table:style-name="Default_1">
            <text:p>3.21</text:p>
          </table:table-cell>
          <table:table-cell office:value-type="float" office:value="0.03" table:style-name="Default_1">
            <text:p>0.03</text:p>
          </table:table-cell>
          <table:table-cell office:value-type="float" office:value="8.6999999999999993" table:style-name="Default_1">
            <text:p>8.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43" table:style-name="Default_1">
            <text:p>140.43</text:p>
          </table:table-cell>
          <table:table-cell office:value-type="float" office:value="31.4" table:style-name="Default_1">
            <text:p>31.4</text:p>
          </table:table-cell>
          <table:table-cell table:number-columns-repeated="16373"/>
        </table:table-row>
        <table:table-row table:style-name="ro1">
          <table:table-cell office:value-type="float" office:value="100761" table:style-name="Default_1">
            <text:p>100761</text:p>
          </table:table-cell>
          <table:table-cell office:value-type="float" office:value="3.28" table:style-name="Default_1">
            <text:p>3.28</text:p>
          </table:table-cell>
          <table:table-cell office:value-type="float" office:value="0.01" table:style-name="Default_1">
            <text:p>0.01</text:p>
          </table:table-cell>
          <table:table-cell office:value-type="float" office:value="8.75" table:style-name="Default_1">
            <text:p>8.7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1" table:style-name="Default_1">
            <text:p>140.51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0874" table:style-name="Default_1">
            <text:p>100874</text:p>
          </table:table-cell>
          <table:table-cell office:value-type="float" office:value="3.68" table:style-name="Default_1">
            <text:p>3.68</text:p>
          </table:table-cell>
          <table:table-cell office:value-type="float" office:value="0.17" table:style-name="Default_1">
            <text:p>0.17</text:p>
          </table:table-cell>
          <table:table-cell office:value-type="float" office:value="8.15" table:style-name="Default_1">
            <text:p>8.15</text:p>
          </table:table-cell>
          <table:table-cell office:value-type="float" office:value="-0.05" table:style-name="Default_1">
            <text:p>-0.05</text:p>
          </table:table-cell>
          <table:table-cell office:value-type="float" office:value="0.01" table:style-name="Default_1">
            <text:p>0.01</text:p>
          </table:table-cell>
          <table:table-cell office:value-type="float" office:value="-0.17" table:style-name="Default_1">
            <text:p>-0.17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6" table:style-name="Default_1">
            <text:p>140.66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0987" table:style-name="Default_1">
            <text:p>100987</text:p>
          </table:table-cell>
          <table:table-cell office:value-type="float" office:value="3.51" table:style-name="Default_1">
            <text:p>3.51</text:p>
          </table:table-cell>
          <table:table-cell office:value-type="float" office:value="0.08" table:style-name="Default_1">
            <text:p>0.08</text:p>
          </table:table-cell>
          <table:table-cell office:value-type="float" office:value="8.61" table:style-name="Default_1">
            <text:p>8.6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9" table:style-name="Default_1">
            <text:p>140.59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1100" table:style-name="Default_1">
            <text:p>101100</text:p>
          </table:table-cell>
          <table:table-cell office:value-type="float" office:value="3.34" table:style-name="Default_1">
            <text:p>3.34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8.64" table:style-name="Default_1">
            <text:p>8.64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41999999999999" table:style-name="Default_1">
            <text:p>140.42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1215" table:style-name="Default_1">
            <text:p>101215</text:p>
          </table:table-cell>
          <table:table-cell office:value-type="float" office:value="6.8" table:style-name="Default_1">
            <text:p>6.8</text:p>
          </table:table-cell>
          <table:table-cell office:value-type="float" office:value="5.87" table:style-name="Default_1">
            <text:p>5.87</text:p>
          </table:table-cell>
          <table:table-cell office:value-type="float" office:value="14.38" table:style-name="Default_1">
            <text:p>14.38</text:p>
          </table:table-cell>
          <table:table-cell office:value-type="float" office:value="0.28000000000000003" table:style-name="Default_1">
            <text:p>0.28</text:p>
          </table:table-cell>
          <table:table-cell office:value-type="float" office:value="2.4" table:style-name="Default_1">
            <text:p>2.4</text:p>
          </table:table-cell>
          <table:table-cell office:value-type="float" office:value="0.36" table:style-name="Default_1">
            <text:p>0.36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1" table:style-name="Default_1">
            <text:p>140.51</text:p>
          </table:table-cell>
          <table:table-cell office:value-type="float" office:value="31.38" table:style-name="Default_1">
            <text:p>31.38</text:p>
          </table:table-cell>
          <table:table-cell table:number-columns-repeated="16373"/>
        </table:table-row>
        <table:table-row table:style-name="ro1">
          <table:table-cell office:value-type="float" office:value="101327" table:style-name="Default_1">
            <text:p>101327</text:p>
          </table:table-cell>
          <table:table-cell office:value-type="float" office:value="-2.8" table:style-name="Default_1">
            <text:p>-2.8</text:p>
          </table:table-cell>
          <table:table-cell office:value-type="float" office:value="-5.49" table:style-name="Default_1">
            <text:p>-5.49</text:p>
          </table:table-cell>
          <table:table-cell office:value-type="float" office:value="19.61" table:style-name="Default_1">
            <text:p>19.61</text:p>
          </table:table-cell>
          <table:table-cell office:value-type="float" office:value="0.16" table:style-name="Default_1">
            <text:p>0.16</text:p>
          </table:table-cell>
          <table:table-cell office:value-type="float" office:value="-0.86" table:style-name="Default_1">
            <text:p>-0.86</text:p>
          </table:table-cell>
          <table:table-cell office:value-type="float" office:value="-0.5" table:style-name="Default_1">
            <text:p>-0.5</text:p>
          </table:table-cell>
          <table:table-cell office:value-type="float" office:value="24.86" table:style-name="Default_1">
            <text:p>24.86</text:p>
          </table:table-cell>
          <table:table-cell office:value-type="float" office:value="1032.1600000000001" table:style-name="Default_1">
            <text:p>1032.16</text:p>
          </table:table-cell>
          <table:table-cell office:value-type="float" office:value="140.52000000000001" table:style-name="Default_1">
            <text:p>140.52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101444" table:style-name="Default_1">
            <text:p>101444</text:p>
          </table:table-cell>
          <table:table-cell office:value-type="float" office:value="-1.98" table:style-name="Default_1">
            <text:p>-1.98</text:p>
          </table:table-cell>
          <table:table-cell office:value-type="float" office:value="-6.69" table:style-name="Default_1">
            <text:p>-6.69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53" table:style-name="Default_1">
            <text:p>0.53</text:p>
          </table:table-cell>
          <table:table-cell office:value-type="float" office:value="-2.19" table:style-name="Default_1">
            <text:p>-2.19</text:p>
          </table:table-cell>
          <table:table-cell office:value-type="float" office:value="24.88" table:style-name="Default_1">
            <text:p>24.88</text:p>
          </table:table-cell>
          <table:table-cell office:value-type="float" office:value="1027.1400000000001" table:style-name="Default_1">
            <text:p>1027.14</text:p>
          </table:table-cell>
          <table:table-cell office:value-type="float" office:value="-115" table:style-name="Default_1">
            <text:p>-115</text:p>
          </table:table-cell>
          <table:table-cell office:value-type="float" office:value="31.6" table:style-name="Default_1">
            <text:p>31.6</text:p>
          </table:table-cell>
          <table:table-cell table:number-columns-repeated="16373"/>
        </table:table-row>
        <table:table-row table:style-name="ro1">
          <table:table-cell office:value-type="float" office:value="101562" table:style-name="Default_1">
            <text:p>101562</text:p>
          </table:table-cell>
          <table:table-cell office:value-type="float" office:value="5.48" table:style-name="Default_1">
            <text:p>5.48</text:p>
          </table:table-cell>
          <table:table-cell office:value-type="float" office:value="0.36" table:style-name="Default_1">
            <text:p>0.36</text:p>
          </table:table-cell>
          <table:table-cell office:value-type="float" office:value="2.79" table:style-name="Default_1">
            <text:p>2.79</text:p>
          </table:table-cell>
          <table:table-cell office:value-type="float" office:value="0.02" table:style-name="Default_1">
            <text:p>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89" table:style-name="Default_1">
            <text:p>24.89</text:p>
          </table:table-cell>
          <table:table-cell office:value-type="float" office:value="995.67" table:style-name="Default_1">
            <text:p>995.67</text:p>
          </table:table-cell>
          <table:table-cell office:value-type="float" office:value="147.44" table:style-name="Default_1">
            <text:p>147.44</text:p>
          </table:table-cell>
          <table:table-cell office:value-type="float" office:value="31.39" table:style-name="Default_1">
            <text:p>31.39</text:p>
          </table:table-cell>
          <table:table-cell table:number-columns-repeated="16373"/>
        </table:table-row>
        <table:table-row table:style-name="ro1">
          <table:table-cell office:value-type="float" office:value="101675" table:style-name="Default_1">
            <text:p>101675</text:p>
          </table:table-cell>
          <table:table-cell office:value-type="float" office:value="4.22" table:style-name="Default_1">
            <text:p>4.22</text:p>
          </table:table-cell>
          <table:table-cell office:value-type="float" office:value="-0.21" table:style-name="Default_1">
            <text:p>-0.21</text:p>
          </table:table-cell>
          <table:table-cell office:value-type="float" office:value="6.33" table:style-name="Default_1">
            <text:p>6.33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0" table:style-name="Default_1">
            <text:p>0</text:p>
          </table:table-cell>
          <table:table-cell office:value-type="float" office:value="0.04" table:style-name="Default_1">
            <text:p>0.04</text:p>
          </table:table-cell>
          <table:table-cell office:value-type="float" office:value="24.9" table:style-name="Default_1">
            <text:p>24.9</text:p>
          </table:table-cell>
          <table:table-cell office:value-type="float" office:value="993.62" table:style-name="Default_1">
            <text:p>993.62</text:p>
          </table:table-cell>
          <table:table-cell office:value-type="float" office:value="164.7" table:style-name="Default_1">
            <text:p>164.7</text:p>
          </table:table-cell>
          <table:table-cell office:value-type="float" office:value="31.24" table:style-name="Default_1">
            <text:p>31.24</text:p>
          </table:table-cell>
          <table:table-cell table:number-columns-repeated="16373"/>
        </table:table-row>
        <table:table-row table:style-name="ro1">
          <table:table-cell office:value-type="float" office:value="101787" table:style-name="Default_1">
            <text:p>101787</text:p>
          </table:table-cell>
          <table:table-cell office:value-type="float" office:value="6.37" table:style-name="Default_1">
            <text:p>6.37</text:p>
          </table:table-cell>
          <table:table-cell office:value-type="float" office:value="0.47" table:style-name="Default_1">
            <text:p>0.47</text:p>
          </table:table-cell>
          <table:table-cell office:value-type="float" office:value="9.1199999999999992" table:style-name="Default_1">
            <text:p>9.12</text:p>
          </table:table-cell>
          <table:table-cell office:value-type="float" office:value="0.13" table:style-name="Default_1">
            <text:p>0.13</text:p>
          </table:table-cell>
          <table:table-cell office:value-type="float" office:value="0.05" table:style-name="Default_1">
            <text:p>0.05</text:p>
          </table:table-cell>
          <table:table-cell office:value-type="float" office:value="0.06" table:style-name="Default_1">
            <text:p>0.06</text:p>
          </table:table-cell>
          <table:table-cell office:value-type="float" office:value="24.9" table:style-name="Default_1">
            <text:p>24.9</text:p>
          </table:table-cell>
          <table:table-cell office:value-type="float" office:value="991.89" table:style-name="Default_1">
            <text:p>991.89</text:p>
          </table:table-cell>
          <table:table-cell office:value-type="float" office:value="179.38" table:style-name="Default_1">
            <text:p>179.38</text:p>
          </table:table-cell>
          <table:table-cell office:value-type="float" office:value="31.16" table:style-name="Default_1">
            <text:p>31.16</text:p>
          </table:table-cell>
          <table:table-cell table:number-columns-repeated="16373"/>
        </table:table-row>
        <table:table-row table:style-name="ro1">
          <table:table-cell office:value-type="float" office:value="101900" table:style-name="Default_1">
            <text:p>101900</text:p>
          </table:table-cell>
          <table:table-cell office:value-type="float" office:value="4.92" table:style-name="Default_1">
            <text:p>4.92</text:p>
          </table:table-cell>
          <table:table-cell office:value-type="float" office:value="0.22" table:style-name="Default_1">
            <text:p>0.22</text:p>
          </table:table-cell>
          <table:table-cell office:value-type="float" office:value="8.31" table:style-name="Default_1">
            <text:p>8.31</text:p>
          </table:table-cell>
          <table:table-cell office:value-type="float" office:value="0.04" table:style-name="Default_1">
            <text:p>0.04</text:p>
          </table:table-cell>
          <table:table-cell office:value-type="float" office:value="-0.11" table:style-name="Default_1">
            <text:p>-0.11</text:p>
          </table:table-cell>
          <table:table-cell office:value-type="float" office:value="0.05" table:style-name="Default_1">
            <text:p>0.05</text:p>
          </table:table-cell>
          <table:table-cell office:value-type="float" office:value="24.89" table:style-name="Default_1">
            <text:p>24.89</text:p>
          </table:table-cell>
          <table:table-cell office:value-type="float" office:value="991.32" table:style-name="Default_1">
            <text:p>991.32</text:p>
          </table:table-cell>
          <table:table-cell office:value-type="float" office:value="184.18" table:style-name="Default_1">
            <text:p>184.18</text:p>
          </table:table-cell>
          <table:table-cell office:value-type="float" office:value="31.11" table:style-name="Default_1">
            <text:p>31.11</text:p>
          </table:table-cell>
          <table:table-cell table:number-columns-repeated="16373"/>
        </table:table-row>
        <table:table-row table:style-name="ro1">
          <table:table-cell office:value-type="float" office:value="102012" table:style-name="Default_1">
            <text:p>102012</text:p>
          </table:table-cell>
          <table:table-cell office:value-type="float" office:value="15.33" table:style-name="Default_1">
            <text:p>15.33</text:p>
          </table:table-cell>
          <table:table-cell office:value-type="float" office:value="3.58" table:style-name="Default_1">
            <text:p>3.58</text:p>
          </table:table-cell>
          <table:table-cell office:value-type="float" office:value="19.05" table:style-name="Default_1">
            <text:p>19.0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6" table:style-name="Default_1">
            <text:p>0.06</text:p>
          </table:table-cell>
          <table:table-cell office:value-type="float" office:value="-0.24" table:style-name="Default_1">
            <text:p>-0.24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3.47" table:style-name="Default_1">
            <text:p>993.47</text:p>
          </table:table-cell>
          <table:table-cell office:value-type="float" office:value="165.97" table:style-name="Default_1">
            <text:p>165.97</text:p>
          </table:table-cell>
          <table:table-cell office:value-type="float" office:value="31.26" table:style-name="Default_1">
            <text:p>31.26</text:p>
          </table:table-cell>
          <table:table-cell table:number-columns-repeated="16373"/>
        </table:table-row>
        <table:table-row table:style-name="ro1">
          <table:table-cell office:value-type="float" office:value="102127" table:style-name="Default_1">
            <text:p>102127</text:p>
          </table:table-cell>
          <table:table-cell office:value-type="float" office:value="5.74" table:style-name="Default_1">
            <text:p>5.74</text:p>
          </table:table-cell>
          <table:table-cell office:value-type="float" office:value="-1.08" table:style-name="Default_1">
            <text:p>-1.08</text:p>
          </table:table-cell>
          <table:table-cell office:value-type="float" office:value="7.88" table:style-name="Default_1">
            <text:p>7.88</text:p>
          </table:table-cell>
          <table:table-cell office:value-type="float" office:value="0.18" table:style-name="Default_1">
            <text:p>0.18</text:p>
          </table:table-cell>
          <table:table-cell office:value-type="float" office:value="0.06" table:style-name="Default_1">
            <text:p>0.06</text:p>
          </table:table-cell>
          <table:table-cell office:value-type="float" office:value="0.03" table:style-name="Default_1">
            <text:p>0.03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5.65" table:style-name="Default_1">
            <text:p>995.65</text:p>
          </table:table-cell>
          <table:table-cell office:value-type="float" office:value="147.55000000000001" table:style-name="Default_1">
            <text:p>147.55</text:p>
          </table:table-cell>
          <table:table-cell office:value-type="float" office:value="31.75" table:style-name="Default_1">
            <text:p>31.75</text:p>
          </table:table-cell>
          <table:table-cell table:number-columns-repeated="16373"/>
        </table:table-row>
        <table:table-row table:style-name="ro1">
          <table:table-cell office:value-type="float" office:value="102240" table:style-name="Default_1">
            <text:p>102240</text:p>
          </table:table-cell>
          <table:table-cell office:value-type="float" office:value="-9.3699999999999992" table:style-name="Default_1">
            <text:p>-9.37</text:p>
          </table:table-cell>
          <table:table-cell office:value-type="float" office:value="-7.59" table:style-name="Default_1">
            <text:p>-7.59</text:p>
          </table:table-cell>
          <table:table-cell office:value-type="float" office:value="-1.1200000000000001" table:style-name="Default_1">
            <text:p>-1.12</text:p>
          </table:table-cell>
          <table:table-cell office:value-type="float" office:value="0.93" table:style-name="Default_1">
            <text:p>0.93</text:p>
          </table:table-cell>
          <table:table-cell office:value-type="float" office:value="0.56999999999999995" table:style-name="Default_1">
            <text:p>0.57</text:p>
          </table:table-cell>
          <table:table-cell office:value-type="float" office:value="-1.1599999999999999" table:style-name="Default_1">
            <text:p>-1.16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4.99" table:style-name="Default_1">
            <text:p>994.99</text:p>
          </table:table-cell>
          <table:table-cell office:value-type="float" office:value="153.19" table:style-name="Default_1">
            <text:p>153.19</text:p>
          </table:table-cell>
          <table:table-cell office:value-type="float" office:value="31.97" table:style-name="Default_1">
            <text:p>31.97</text:p>
          </table:table-cell>
          <table:table-cell table:number-columns-repeated="16373"/>
        </table:table-row>
        <table:table-row table:style-name="ro1">
          <table:table-cell office:value-type="float" office:value="102354" table:style-name="Default_1">
            <text:p>102354</text:p>
          </table:table-cell>
          <table:table-cell office:value-type="float" office:value="19.61" table:style-name="Default_1">
            <text:p>19.61</text:p>
          </table:table-cell>
          <table:table-cell office:value-type="float" office:value="7.78" table:style-name="Default_1">
            <text:p>7.78</text:p>
          </table:table-cell>
          <table:table-cell office:value-type="float" office:value="19.61" table:style-name="Default_1">
            <text:p>19.61</text:p>
          </table:table-cell>
          <table:table-cell office:value-type="float" office:value="-0.38" table:style-name="Default_1">
            <text:p>-0.38</text:p>
          </table:table-cell>
          <table:table-cell office:value-type="float" office:value="0.42" table:style-name="Default_1">
            <text:p>0.42</text:p>
          </table:table-cell>
          <table:table-cell office:value-type="float" office:value="0.86" table:style-name="Default_1">
            <text:p>0.86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6999999999999" table:style-name="Default_1">
            <text:p>140.67</text:p>
          </table:table-cell>
          <table:table-cell office:value-type="float" office:value="32.22" table:style-name="Default_1">
            <text:p>32.22</text:p>
          </table:table-cell>
          <table:table-cell table:number-columns-repeated="16373"/>
        </table:table-row>
        <table:table-row table:style-name="ro1">
          <table:table-cell office:value-type="float" office:value="102469" table:style-name="Default_1">
            <text:p>102469</text:p>
          </table:table-cell>
          <table:table-cell office:value-type="float" office:value="5.86" table:style-name="Default_1">
            <text:p>5.86</text:p>
          </table:table-cell>
          <table:table-cell office:value-type="float" office:value="-0.56999999999999995" table:style-name="Default_1">
            <text:p>-0.57</text:p>
          </table:table-cell>
          <table:table-cell office:value-type="float" office:value="7.3" table:style-name="Default_1">
            <text:p>7.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6" table:style-name="Default_1">
            <text:p>0.06</text:p>
          </table:table-cell>
          <table:table-cell office:value-type="float" office:value="-0.11" table:style-name="Default_1">
            <text:p>-0.11</text:p>
          </table:table-cell>
          <table:table-cell office:value-type="float" office:value="24.85" table:style-name="Default_1">
            <text:p>24.85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2" table:style-name="Default_1">
            <text:p>140.22</text:p>
          </table:table-cell>
          <table:table-cell office:value-type="float" office:value="32.43" table:style-name="Default_1">
            <text:p>32.43</text:p>
          </table:table-cell>
          <table:table-cell table:number-columns-repeated="16373"/>
        </table:table-row>
        <table:table-row table:style-name="ro1">
          <table:table-cell office:value-type="float" office:value="102583" table:style-name="Default_1">
            <text:p>102583</text:p>
          </table:table-cell>
          <table:table-cell office:value-type="float" office:value="5.14" table:style-name="Default_1">
            <text:p>5.14</text:p>
          </table:table-cell>
          <table:table-cell office:value-type="float" office:value="0.61" table:style-name="Default_1">
            <text:p>0.61</text:p>
          </table:table-cell>
          <table:table-cell office:value-type="float" office:value="8.0399999999999991" table:style-name="Default_1">
            <text:p>8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0" table:style-name="Default_1">
            <text:p>0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2" table:style-name="Default_1">
            <text:p>140.22</text:p>
          </table:table-cell>
          <table:table-cell office:value-type="float" office:value="32.619999999999997" table:style-name="Default_1">
            <text:p>32.62</text:p>
          </table:table-cell>
          <table:table-cell table:number-columns-repeated="16373"/>
        </table:table-row>
        <table:table-row table:style-name="ro1">
          <table:table-cell office:value-type="float" office:value="102697" table:style-name="Default_1">
            <text:p>102697</text:p>
          </table:table-cell>
          <table:table-cell office:value-type="float" office:value="4.79" table:style-name="Default_1">
            <text:p>4.79</text:p>
          </table:table-cell>
          <table:table-cell office:value-type="float" office:value="0.6" table:style-name="Default_1">
            <text:p>0.6</text:p>
          </table:table-cell>
          <table:table-cell office:value-type="float" office:value="8.24" table:style-name="Default_1">
            <text:p>8.2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" table:style-name="Default_1">
            <text:p>140.38</text:p>
          </table:table-cell>
          <table:table-cell office:value-type="float" office:value="33.03" table:style-name="Default_1">
            <text:p>33.03</text:p>
          </table:table-cell>
          <table:table-cell table:number-columns-repeated="16373"/>
        </table:table-row>
        <table:table-row table:style-name="ro1">
          <table:table-cell office:value-type="float" office:value="102810" table:style-name="Default_1">
            <text:p>102810</text:p>
          </table:table-cell>
          <table:table-cell office:value-type="float" office:value="4.7" table:style-name="Default_1">
            <text:p>4.7</text:p>
          </table:table-cell>
          <table:table-cell office:value-type="float" office:value="0.44" table:style-name="Default_1">
            <text:p>0.44</text:p>
          </table:table-cell>
          <table:table-cell office:value-type="float" office:value="8.2899999999999991" table:style-name="Default_1">
            <text:p>8.29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6" table:style-name="Default_1">
            <text:p>140.46</text:p>
          </table:table-cell>
          <table:table-cell office:value-type="float" office:value="33.229999999999997" table:style-name="Default_1">
            <text:p>33.23</text:p>
          </table:table-cell>
          <table:table-cell table:number-columns-repeated="16373"/>
        </table:table-row>
        <table:table-row table:style-name="ro1">
          <table:table-cell office:value-type="float" office:value="102924" table:style-name="Default_1">
            <text:p>102924</text:p>
          </table:table-cell>
          <table:table-cell office:value-type="float" office:value="4.78" table:style-name="Default_1">
            <text:p>4.78</text:p>
          </table:table-cell>
          <table:table-cell office:value-type="float" office:value="0.73" table:style-name="Default_1">
            <text:p>0.73</text:p>
          </table:table-cell>
          <table:table-cell office:value-type="float" office:value="8.14" table:style-name="Default_1">
            <text:p>8.14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9" table:style-name="Default_1">
            <text:p>140.59</text:p>
          </table:table-cell>
          <table:table-cell office:value-type="float" office:value="33.43" table:style-name="Default_1">
            <text:p>33.43</text:p>
          </table:table-cell>
          <table:table-cell table:number-columns-repeated="16373"/>
        </table:table-row>
        <table:table-row table:style-name="ro1">
          <table:table-cell office:value-type="float" office:value="103036" table:style-name="Default_1">
            <text:p>103036</text:p>
          </table:table-cell>
          <table:table-cell office:value-type="float" office:value="4.8099999999999996" table:style-name="Default_1">
            <text:p>4.81</text:p>
          </table:table-cell>
          <table:table-cell office:value-type="float" office:value="0.65" table:style-name="Default_1">
            <text:p>0.65</text:p>
          </table:table-cell>
          <table:table-cell office:value-type="float" office:value="7.99" table:style-name="Default_1">
            <text:p>7.99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6" table:style-name="Default_1">
            <text:p>140.46</text:p>
          </table:table-cell>
          <table:table-cell office:value-type="float" office:value="33.619999999999997" table:style-name="Default_1">
            <text:p>33.62</text:p>
          </table:table-cell>
          <table:table-cell table:number-columns-repeated="16373"/>
        </table:table-row>
        <table:table-row table:style-name="ro1">
          <table:table-cell office:value-type="float" office:value="103149" table:style-name="Default_1">
            <text:p>103149</text:p>
          </table:table-cell>
          <table:table-cell office:value-type="float" office:value="4.82" table:style-name="Default_1">
            <text:p>4.82</text:p>
          </table:table-cell>
          <table:table-cell office:value-type="float" office:value="0.6" table:style-name="Default_1">
            <text:p>0.6</text:p>
          </table:table-cell>
          <table:table-cell office:value-type="float" office:value="8.06" table:style-name="Default_1">
            <text:p>8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7" table:style-name="Default_1">
            <text:p>140.37</text:p>
          </table:table-cell>
          <table:table-cell office:value-type="float" office:value="33.78" table:style-name="Default_1">
            <text:p>33.78</text:p>
          </table:table-cell>
          <table:table-cell table:number-columns-repeated="16373"/>
        </table:table-row>
        <table:table-row table:style-name="ro1">
          <table:table-cell office:value-type="float" office:value="103262" table:style-name="Default_1">
            <text:p>103262</text:p>
          </table:table-cell>
          <table:table-cell office:value-type="float" office:value="4.84" table:style-name="Default_1">
            <text:p>4.84</text:p>
          </table:table-cell>
          <table:table-cell office:value-type="float" office:value="0.62" table:style-name="Default_1">
            <text:p>0.62</text:p>
          </table:table-cell>
          <table:table-cell office:value-type="float" office:value="7.88" table:style-name="Default_1">
            <text:p>7.8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34" table:style-name="Default_1">
            <text:p>140.34</text:p>
          </table:table-cell>
          <table:table-cell office:value-type="float" office:value="33.96" table:style-name="Default_1">
            <text:p>33.96</text:p>
          </table:table-cell>
          <table:table-cell table:number-columns-repeated="16373"/>
        </table:table-row>
        <table:table-row table:style-name="ro1">
          <table:table-cell office:value-type="float" office:value="103375" table:style-name="Default_1">
            <text:p>103375</text:p>
          </table:table-cell>
          <table:table-cell office:value-type="float" office:value="4.88" table:style-name="Default_1">
            <text:p>4.88</text:p>
          </table:table-cell>
          <table:table-cell office:value-type="float" office:value="0.63" table:style-name="Default_1">
            <text:p>0.63</text:p>
          </table:table-cell>
          <table:table-cell office:value-type="float" office:value="7.96" table:style-name="Default_1">
            <text:p>7.96</text:p>
          </table:table-cell>
          <table:table-cell office:value-type="float" office:value="-0.01" table:style-name="Default_1">
            <text:p>-0.01</text:p>
          </table:table-cell>
          <table:table-cell office:value-type="float" office:value="0.02" table:style-name="Default_1">
            <text:p>0.02</text:p>
          </table:table-cell>
          <table:table-cell office:value-type="float" office:value="0" table:style-name="Default_1">
            <text:p>0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6" table:style-name="Default_1">
            <text:p>140.6</text:p>
          </table:table-cell>
          <table:table-cell office:value-type="float" office:value="34.020000000000003" table:style-name="Default_1">
            <text:p>34.02</text:p>
          </table:table-cell>
          <table:table-cell table:number-columns-repeated="16373"/>
        </table:table-row>
        <table:table-row table:style-name="ro1">
          <table:table-cell office:value-type="float" office:value="103488" table:style-name="Default_1">
            <text:p>103488</text:p>
          </table:table-cell>
          <table:table-cell office:value-type="float" office:value="4.7699999999999996" table:style-name="Default_1">
            <text:p>4.77</text:p>
          </table:table-cell>
          <table:table-cell office:value-type="float" office:value="0.6" table:style-name="Default_1">
            <text:p>0.6</text:p>
          </table:table-cell>
          <table:table-cell office:value-type="float" office:value="8.11" table:style-name="Default_1">
            <text:p>8.11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3999999999999" table:style-name="Default_1">
            <text:p>140.64</text:p>
          </table:table-cell>
          <table:table-cell office:value-type="float" office:value="34.33" table:style-name="Default_1">
            <text:p>34.33</text:p>
          </table:table-cell>
          <table:table-cell table:number-columns-repeated="16373"/>
        </table:table-row>
        <table:table-row table:style-name="ro1">
          <table:table-cell office:value-type="float" office:value="103601" table:style-name="Default_1">
            <text:p>103601</text:p>
          </table:table-cell>
          <table:table-cell office:value-type="float" office:value="4.79" table:style-name="Default_1">
            <text:p>4.79</text:p>
          </table:table-cell>
          <table:table-cell office:value-type="float" office:value="0.61" table:style-name="Default_1">
            <text:p>0.61</text:p>
          </table:table-cell>
          <table:table-cell office:value-type="float" office:value="8.0500000000000007" table:style-name="Default_1">
            <text:p>8.05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3" table:style-name="Default_1">
            <text:p>140.53</text:p>
          </table:table-cell>
          <table:table-cell office:value-type="float" office:value="34.43" table:style-name="Default_1">
            <text:p>34.43</text:p>
          </table:table-cell>
          <table:table-cell table:number-columns-repeated="16373"/>
        </table:table-row>
        <table:table-row table:style-name="ro1">
          <table:table-cell office:value-type="float" office:value="103713" table:style-name="Default_1">
            <text:p>103713</text:p>
          </table:table-cell>
          <table:table-cell office:value-type="float" office:value="4.7699999999999996" table:style-name="Default_1">
            <text:p>4.77</text:p>
          </table:table-cell>
          <table:table-cell office:value-type="float" office:value="0.64" table:style-name="Default_1">
            <text:p>0.64</text:p>
          </table:table-cell>
          <table:table-cell office:value-type="float" office:value="8.0399999999999991" table:style-name="Default_1">
            <text:p>8.04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6" table:style-name="Default_1">
            <text:p>140.46</text:p>
          </table:table-cell>
          <table:table-cell office:value-type="float" office:value="34.53" table:style-name="Default_1">
            <text:p>34.53</text:p>
          </table:table-cell>
          <table:table-cell table:number-columns-repeated="16373"/>
        </table:table-row>
        <table:table-row table:style-name="ro1">
          <table:table-cell office:value-type="float" office:value="103827" table:style-name="Default_1">
            <text:p>103827</text:p>
          </table:table-cell>
          <table:table-cell office:value-type="float" office:value="4.8" table:style-name="Default_1">
            <text:p>4.8</text:p>
          </table:table-cell>
          <table:table-cell office:value-type="float" office:value="0.62" table:style-name="Default_1">
            <text:p>0.62</text:p>
          </table:table-cell>
          <table:table-cell office:value-type="float" office:value="8.09" table:style-name="Default_1">
            <text:p>8.0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" table:style-name="Default_1">
            <text:p>140.38</text:p>
          </table:table-cell>
          <table:table-cell office:value-type="float" office:value="34.619999999999997" table:style-name="Default_1">
            <text:p>34.62</text:p>
          </table:table-cell>
          <table:table-cell table:number-columns-repeated="16373"/>
        </table:table-row>
        <table:table-row table:style-name="ro1">
          <table:table-cell office:value-type="float" office:value="103940" table:style-name="Default_1">
            <text:p>103940</text:p>
          </table:table-cell>
          <table:table-cell office:value-type="float" office:value="4.74" table:style-name="Default_1">
            <text:p>4.74</text:p>
          </table:table-cell>
          <table:table-cell office:value-type="float" office:value="0.56999999999999995" table:style-name="Default_1">
            <text:p>0.57</text:p>
          </table:table-cell>
          <table:table-cell office:value-type="float" office:value="8.07" table:style-name="Default_1">
            <text:p>8.07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7000000000001" table:style-name="Default_1">
            <text:p>140.27</text:p>
          </table:table-cell>
          <table:table-cell office:value-type="float" office:value="34.69" table:style-name="Default_1">
            <text:p>34.69</text:p>
          </table:table-cell>
          <table:table-cell table:number-columns-repeated="16373"/>
        </table:table-row>
        <table:table-row table:style-name="ro1">
          <table:table-cell office:value-type="float" office:value="104053" table:style-name="Default_1">
            <text:p>104053</text:p>
          </table:table-cell>
          <table:table-cell office:value-type="float" office:value="4.88" table:style-name="Default_1">
            <text:p>4.88</text:p>
          </table:table-cell>
          <table:table-cell office:value-type="float" office:value="0.68" table:style-name="Default_1">
            <text:p>0.68</text:p>
          </table:table-cell>
          <table:table-cell office:value-type="float" office:value="8.1300000000000008" table:style-name="Default_1">
            <text:p>8.1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35" table:style-name="Default_1">
            <text:p>140.35</text:p>
          </table:table-cell>
          <table:table-cell office:value-type="float" office:value="34.76" table:style-name="Default_1">
            <text:p>34.76</text:p>
          </table:table-cell>
          <table:table-cell table:number-columns-repeated="16373"/>
        </table:table-row>
        <table:table-row table:style-name="ro1">
          <table:table-cell office:value-type="float" office:value="104166" table:style-name="Default_1">
            <text:p>104166</text:p>
          </table:table-cell>
          <table:table-cell office:value-type="float" office:value="4.78" table:style-name="Default_1">
            <text:p>4.78</text:p>
          </table:table-cell>
          <table:table-cell office:value-type="float" office:value="0.62" table:style-name="Default_1">
            <text:p>0.62</text:p>
          </table:table-cell>
          <table:table-cell office:value-type="float" office:value="8.1199999999999992" table:style-name="Default_1">
            <text:p>8.12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" table:style-name="Default_1">
            <text:p>140.5</text:p>
          </table:table-cell>
          <table:table-cell office:value-type="float" office:value="34.909999999999997" table:style-name="Default_1">
            <text:p>34.91</text:p>
          </table:table-cell>
          <table:table-cell table:number-columns-repeated="16373"/>
        </table:table-row>
        <table:table-row table:style-name="ro1">
          <table:table-cell office:value-type="float" office:value="104280" table:style-name="Default_1">
            <text:p>104280</text:p>
          </table:table-cell>
          <table:table-cell office:value-type="float" office:value="4.78" table:style-name="Default_1">
            <text:p>4.78</text:p>
          </table:table-cell>
          <table:table-cell office:value-type="float" office:value="0.62" table:style-name="Default_1">
            <text:p>0.62</text:p>
          </table:table-cell>
          <table:table-cell office:value-type="float" office:value="8.06" table:style-name="Default_1">
            <text:p>8.06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28" table:style-name="Default_1">
            <text:p>140.28</text:p>
          </table:table-cell>
          <table:table-cell office:value-type="float" office:value="34.96" table:style-name="Default_1">
            <text:p>34.96</text:p>
          </table:table-cell>
          <table:table-cell table:number-columns-repeated="16373"/>
        </table:table-row>
        <table:table-row table:style-name="ro1">
          <table:table-cell office:value-type="float" office:value="104392" table:style-name="Default_1">
            <text:p>104392</text:p>
          </table:table-cell>
          <table:table-cell office:value-type="float" office:value="4.75" table:style-name="Default_1">
            <text:p>4.75</text:p>
          </table:table-cell>
          <table:table-cell office:value-type="float" office:value="0.6" table:style-name="Default_1">
            <text:p>0.6</text:p>
          </table:table-cell>
          <table:table-cell office:value-type="float" office:value="8" table:style-name="Default_1">
            <text:p>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9" table:style-name="Default_1">
            <text:p>140.69</text:p>
          </table:table-cell>
          <table:table-cell office:value-type="float" office:value="35.020000000000003" table:style-name="Default_1">
            <text:p>35.02</text:p>
          </table:table-cell>
          <table:table-cell table:number-columns-repeated="16373"/>
        </table:table-row>
        <table:table-row table:style-name="ro1">
          <table:table-cell office:value-type="float" office:value="104505" table:style-name="Default_1">
            <text:p>104505</text:p>
          </table:table-cell>
          <table:table-cell office:value-type="float" office:value="4.9800000000000004" table:style-name="Default_1">
            <text:p>4.98</text:p>
          </table:table-cell>
          <table:table-cell office:value-type="float" office:value="0.72" table:style-name="Default_1">
            <text:p>0.72</text:p>
          </table:table-cell>
          <table:table-cell office:value-type="float" office:value="7.85" table:style-name="Default_1">
            <text:p>7.85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0" table:style-name="Default_1">
            <text:p>0</text:p>
          </table:table-cell>
          <table:table-cell office:value-type="float" office:value="24.86" table:style-name="Default_1">
            <text:p>24.86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6" table:style-name="Default_1">
            <text:p>140.6</text:p>
          </table:table-cell>
          <table:table-cell office:value-type="float" office:value="35.08" table:style-name="Default_1">
            <text:p>35.08</text:p>
          </table:table-cell>
          <table:table-cell table:number-columns-repeated="16373"/>
        </table:table-row>
        <table:table-row table:style-name="ro1">
          <table:table-cell office:value-type="float" office:value="104619" table:style-name="Default_1">
            <text:p>104619</text:p>
          </table:table-cell>
          <table:table-cell office:value-type="float" office:value="4.87" table:style-name="Default_1">
            <text:p>4.87</text:p>
          </table:table-cell>
          <table:table-cell office:value-type="float" office:value="0.74" table:style-name="Default_1">
            <text:p>0.74</text:p>
          </table:table-cell>
          <table:table-cell office:value-type="float" office:value="7.97" table:style-name="Default_1">
            <text:p>7.97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8000000000001" table:style-name="Default_1">
            <text:p>140.58</text:p>
          </table:table-cell>
          <table:table-cell office:value-type="float" office:value="35.11" table:style-name="Default_1">
            <text:p>35.11</text:p>
          </table:table-cell>
          <table:table-cell table:number-columns-repeated="16373"/>
        </table:table-row>
        <table:table-row table:style-name="ro1">
          <table:table-cell office:value-type="float" office:value="104731" table:style-name="Default_1">
            <text:p>104731</text:p>
          </table:table-cell>
          <table:table-cell office:value-type="float" office:value="4.79" table:style-name="Default_1">
            <text:p>4.79</text:p>
          </table:table-cell>
          <table:table-cell office:value-type="float" office:value="0.72" table:style-name="Default_1">
            <text:p>0.72</text:p>
          </table:table-cell>
          <table:table-cell office:value-type="float" office:value="8.06" table:style-name="Default_1">
            <text:p>8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" table:style-name="Default_1">
            <text:p>140.5</text:p>
          </table:table-cell>
          <table:table-cell office:value-type="float" office:value="35.15" table:style-name="Default_1">
            <text:p>35.15</text:p>
          </table:table-cell>
          <table:table-cell table:number-columns-repeated="16373"/>
        </table:table-row>
        <table:table-row table:style-name="ro1">
          <table:table-cell office:value-type="float" office:value="104845" table:style-name="Default_1">
            <text:p>104845</text:p>
          </table:table-cell>
          <table:table-cell office:value-type="float" office:value="4.8600000000000003" table:style-name="Default_1">
            <text:p>4.86</text:p>
          </table:table-cell>
          <table:table-cell office:value-type="float" office:value="0.55000000000000004" table:style-name="Default_1">
            <text:p>0.55</text:p>
          </table:table-cell>
          <table:table-cell office:value-type="float" office:value="7.98" table:style-name="Default_1">
            <text:p>7.98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2" table:style-name="Default_1">
            <text:p>-0.02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51" table:style-name="Default_1">
            <text:p>996.51</text:p>
          </table:table-cell>
          <table:table-cell office:value-type="float" office:value="140.36000000000001" table:style-name="Default_1">
            <text:p>140.36</text:p>
          </table:table-cell>
          <table:table-cell office:value-type="float" office:value="35.229999999999997" table:style-name="Default_1">
            <text:p>35.23</text:p>
          </table:table-cell>
          <table:table-cell table:number-columns-repeated="16373"/>
        </table:table-row>
        <table:table-row table:style-name="ro1">
          <table:table-cell office:value-type="float" office:value="104957" table:style-name="Default_1">
            <text:p>104957</text:p>
          </table:table-cell>
          <table:table-cell office:value-type="float" office:value="4.5999999999999996" table:style-name="Default_1">
            <text:p>4.6</text:p>
          </table:table-cell>
          <table:table-cell office:value-type="float" office:value="0.49" table:style-name="Default_1">
            <text:p>0.49</text:p>
          </table:table-cell>
          <table:table-cell office:value-type="float" office:value="7.64" table:style-name="Default_1">
            <text:p>7.64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6" table:style-name="Default_1">
            <text:p>-0.06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38" table:style-name="Default_1">
            <text:p>140.38</text:p>
          </table:table-cell>
          <table:table-cell office:value-type="float" office:value="35.25" table:style-name="Default_1">
            <text:p>35.25</text:p>
          </table:table-cell>
          <table:table-cell table:number-columns-repeated="16373"/>
        </table:table-row>
        <table:table-row table:style-name="ro1">
          <table:table-cell office:value-type="float" office:value="105071" table:style-name="Default_1">
            <text:p>105071</text:p>
          </table:table-cell>
          <table:table-cell office:value-type="float" office:value="3.46" table:style-name="Default_1">
            <text:p>3.46</text:p>
          </table:table-cell>
          <table:table-cell office:value-type="float" office:value="-1.9" table:style-name="Default_1">
            <text:p>-1.9</text:p>
          </table:table-cell>
          <table:table-cell office:value-type="float" office:value="7.21" table:style-name="Default_1">
            <text:p>7.21</text:p>
          </table:table-cell>
          <table:table-cell office:value-type="float" office:value="0.02" table:style-name="Default_1">
            <text:p>0.02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45" table:style-name="Default_1">
            <text:p>-0.45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6" table:style-name="Default_1">
            <text:p>140.6</text:p>
          </table:table-cell>
          <table:table-cell office:value-type="float" office:value="35.29" table:style-name="Default_1">
            <text:p>35.29</text:p>
          </table:table-cell>
          <table:table-cell table:number-columns-repeated="16373"/>
        </table:table-row>
        <table:table-row table:style-name="ro1">
          <table:table-cell office:value-type="float" office:value="105185" table:style-name="Default_1">
            <text:p>105185</text:p>
          </table:table-cell>
          <table:table-cell office:value-type="float" office:value="4.9800000000000004" table:style-name="Default_1">
            <text:p>4.98</text:p>
          </table:table-cell>
          <table:table-cell office:value-type="float" office:value="0.83" table:style-name="Default_1">
            <text:p>0.83</text:p>
          </table:table-cell>
          <table:table-cell office:value-type="float" office:value="7.83" table:style-name="Default_1">
            <text:p>7.83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7" table:style-name="Default_1">
            <text:p>140.47</text:p>
          </table:table-cell>
          <table:table-cell office:value-type="float" office:value="35.32" table:style-name="Default_1">
            <text:p>35.32</text:p>
          </table:table-cell>
          <table:table-cell table:number-columns-repeated="16373"/>
        </table:table-row>
        <table:table-row table:style-name="ro1">
          <table:table-cell office:value-type="float" office:value="105298" table:style-name="Default_1">
            <text:p>105298</text:p>
          </table:table-cell>
          <table:table-cell office:value-type="float" office:value="4.4800000000000004" table:style-name="Default_1">
            <text:p>4.48</text:p>
          </table:table-cell>
          <table:table-cell office:value-type="float" office:value="0.39" table:style-name="Default_1">
            <text:p>0.39</text:p>
          </table:table-cell>
          <table:table-cell office:value-type="float" office:value="7.62" table:style-name="Default_1">
            <text:p>7.62</text:p>
          </table:table-cell>
          <table:table-cell office:value-type="float" office:value="-0.06" table:style-name="Default_1">
            <text:p>-0.06</text:p>
          </table:table-cell>
          <table:table-cell office:value-type="float" office:value="-0.02" table:style-name="Default_1">
            <text:p>-0.02</text:p>
          </table:table-cell>
          <table:table-cell office:value-type="float" office:value="-0.14000000000000001" table:style-name="Default_1">
            <text:p>-0.14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6999999999999" table:style-name="Default_1">
            <text:p>140.67</text:p>
          </table:table-cell>
          <table:table-cell office:value-type="float" office:value="35.35" table:style-name="Default_1">
            <text:p>35.35</text:p>
          </table:table-cell>
          <table:table-cell table:number-columns-repeated="16373"/>
        </table:table-row>
        <table:table-row table:style-name="ro1">
          <table:table-cell office:value-type="float" office:value="105412" table:style-name="Default_1">
            <text:p>105412</text:p>
          </table:table-cell>
          <table:table-cell office:value-type="float" office:value="4.76" table:style-name="Default_1">
            <text:p>4.76</text:p>
          </table:table-cell>
          <table:table-cell office:value-type="float" office:value="0.8" table:style-name="Default_1">
            <text:p>0.8</text:p>
          </table:table-cell>
          <table:table-cell office:value-type="float" office:value="8.09" table:style-name="Default_1">
            <text:p>8.09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52000000000001" table:style-name="Default_1">
            <text:p>140.52</text:p>
          </table:table-cell>
          <table:table-cell office:value-type="float" office:value="35.28" table:style-name="Default_1">
            <text:p>35.28</text:p>
          </table:table-cell>
          <table:table-cell table:number-columns-repeated="16373"/>
        </table:table-row>
        <table:table-row table:style-name="ro1">
          <table:table-cell office:value-type="float" office:value="105525" table:style-name="Default_1">
            <text:p>105525</text:p>
          </table:table-cell>
          <table:table-cell office:value-type="float" office:value="4.3899999999999997" table:style-name="Default_1">
            <text:p>4.39</text:p>
          </table:table-cell>
          <table:table-cell office:value-type="float" office:value="0.74" table:style-name="Default_1">
            <text:p>0.74</text:p>
          </table:table-cell>
          <table:table-cell office:value-type="float" office:value="7.21" table:style-name="Default_1">
            <text:p>7.21</text:p>
          </table:table-cell>
          <table:table-cell office:value-type="float" office:value="-0.18" table:style-name="Default_1">
            <text:p>-0.18</text:p>
          </table:table-cell>
          <table:table-cell office:value-type="float" office:value="0" table:style-name="Default_1">
            <text:p>0</text:p>
          </table:table-cell>
          <table:table-cell office:value-type="float" office:value="-0.32" table:style-name="Default_1">
            <text:p>-0.32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6" table:style-name="Default_1">
            <text:p>996.46</text:p>
          </table:table-cell>
          <table:table-cell office:value-type="float" office:value="140.71" table:style-name="Default_1">
            <text:p>140.71</text:p>
          </table:table-cell>
          <table:table-cell office:value-type="float" office:value="35.4" table:style-name="Default_1">
            <text:p>35.4</text:p>
          </table:table-cell>
          <table:table-cell table:number-columns-repeated="16373"/>
        </table:table-row>
        <table:table-row table:style-name="ro1">
          <table:table-cell office:value-type="float" office:value="105639" table:style-name="Default_1">
            <text:p>105639</text:p>
          </table:table-cell>
          <table:table-cell office:value-type="float" office:value="2.8" table:style-name="Default_1">
            <text:p>2.8</text:p>
          </table:table-cell>
          <table:table-cell office:value-type="float" office:value="-2.57" table:style-name="Default_1">
            <text:p>-2.57</text:p>
          </table:table-cell>
          <table:table-cell office:value-type="float" office:value="7.29" table:style-name="Default_1">
            <text:p>7.29</text:p>
          </table:table-cell>
          <table:table-cell office:value-type="float" office:value="-0.16" table:style-name="Default_1">
            <text:p>-0.16</text:p>
          </table:table-cell>
          <table:table-cell office:value-type="float" office:value="-0.37" table:style-name="Default_1">
            <text:p>-0.37</text:p>
          </table:table-cell>
          <table:table-cell office:value-type="float" office:value="-0.31" table:style-name="Default_1">
            <text:p>-0.31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37" table:style-name="Default_1">
            <text:p>996.37</text:p>
          </table:table-cell>
          <table:table-cell office:value-type="float" office:value="141.47" table:style-name="Default_1">
            <text:p>141.47</text:p>
          </table:table-cell>
          <table:table-cell office:value-type="float" office:value="35.42" table:style-name="Default_1">
            <text:p>35.42</text:p>
          </table:table-cell>
          <table:table-cell table:number-columns-repeated="16373"/>
        </table:table-row>
        <table:table-row table:style-name="ro1">
          <table:table-cell office:value-type="float" office:value="105754" table:style-name="Default_1">
            <text:p>105754</text:p>
          </table:table-cell>
          <table:table-cell office:value-type="float" office:value="4.59" table:style-name="Default_1">
            <text:p>4.59</text:p>
          </table:table-cell>
          <table:table-cell office:value-type="float" office:value="0.96" table:style-name="Default_1">
            <text:p>0.96</text:p>
          </table:table-cell>
          <table:table-cell office:value-type="float" office:value="7.72" table:style-name="Default_1">
            <text:p>7.72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12" table:style-name="Default_1">
            <text:p>0.12</text:p>
          </table:table-cell>
          <table:table-cell office:value-type="float" office:value="-0.08" table:style-name="Default_1">
            <text:p>-0.08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7000000000001" table:style-name="Default_1">
            <text:p>140.27</text:p>
          </table:table-cell>
          <table:table-cell office:value-type="float" office:value="35.44" table:style-name="Default_1">
            <text:p>35.44</text:p>
          </table:table-cell>
          <table:table-cell table:number-columns-repeated="16373"/>
        </table:table-row>
        <table:table-row table:style-name="ro1">
          <table:table-cell office:value-type="float" office:value="105868" table:style-name="Default_1">
            <text:p>105868</text:p>
          </table:table-cell>
          <table:table-cell office:value-type="float" office:value="4.6399999999999997" table:style-name="Default_1">
            <text:p>4.64</text:p>
          </table:table-cell>
          <table:table-cell office:value-type="float" office:value="0.94" table:style-name="Default_1">
            <text:p>0.94</text:p>
          </table:table-cell>
          <table:table-cell office:value-type="float" office:value="7.57" table:style-name="Default_1">
            <text:p>7.57</text:p>
          </table:table-cell>
          <table:table-cell office:value-type="float" office:value="-0.08" table:style-name="Default_1">
            <text:p>-0.08</text:p>
          </table:table-cell>
          <table:table-cell office:value-type="float" office:value="0.02" table:style-name="Default_1">
            <text:p>0.02</text:p>
          </table:table-cell>
          <table:table-cell office:value-type="float" office:value="-0.11" table:style-name="Default_1">
            <text:p>-0.11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6" table:style-name="Default_1">
            <text:p>140.66</text:p>
          </table:table-cell>
          <table:table-cell office:value-type="float" office:value="35.450000000000003" table:style-name="Default_1">
            <text:p>35.45</text:p>
          </table:table-cell>
          <table:table-cell table:number-columns-repeated="16373"/>
        </table:table-row>
        <table:table-row table:style-name="ro1">
          <table:table-cell office:value-type="float" office:value="105980" table:style-name="Default_1">
            <text:p>105980</text:p>
          </table:table-cell>
          <table:table-cell office:value-type="float" office:value="5.61" table:style-name="Default_1">
            <text:p>5.61</text:p>
          </table:table-cell>
          <table:table-cell office:value-type="float" office:value="2.46" table:style-name="Default_1">
            <text:p>2.46</text:p>
          </table:table-cell>
          <table:table-cell office:value-type="float" office:value="9.39" table:style-name="Default_1">
            <text:p>9.39</text:p>
          </table:table-cell>
          <table:table-cell office:value-type="float" office:value="0.15" table:style-name="Default_1">
            <text:p>0.15</text:p>
          </table:table-cell>
          <table:table-cell office:value-type="float" office:value="-0.18" table:style-name="Default_1">
            <text:p>-0.18</text:p>
          </table:table-cell>
          <table:table-cell office:value-type="float" office:value="0.03" table:style-name="Default_1">
            <text:p>0.03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3" table:style-name="Default_1">
            <text:p>140.53</text:p>
          </table:table-cell>
          <table:table-cell office:value-type="float" office:value="35.46" table:style-name="Default_1">
            <text:p>35.46</text:p>
          </table:table-cell>
          <table:table-cell table:number-columns-repeated="16373"/>
        </table:table-row>
        <table:table-row table:style-name="ro1">
          <table:table-cell office:value-type="float" office:value="106093" table:style-name="Default_1">
            <text:p>106093</text:p>
          </table:table-cell>
          <table:table-cell office:value-type="float" office:value="4.4000000000000004" table:style-name="Default_1">
            <text:p>4.4</text:p>
          </table:table-cell>
          <table:table-cell office:value-type="float" office:value="0.99" table:style-name="Default_1">
            <text:p>0.99</text:p>
          </table:table-cell>
          <table:table-cell office:value-type="float" office:value="8.89" table:style-name="Default_1">
            <text:p>8.89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-0.02" table:style-name="Default_1">
            <text:p>-0.02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43" table:style-name="Default_1">
            <text:p>996.43</text:p>
          </table:table-cell>
          <table:table-cell office:value-type="float" office:value="141" table:style-name="Default_1">
            <text:p>141</text:p>
          </table:table-cell>
          <table:table-cell office:value-type="float" office:value="35.39" table:style-name="Default_1">
            <text:p>35.39</text:p>
          </table:table-cell>
          <table:table-cell table:number-columns-repeated="16373"/>
        </table:table-row>
        <table:table-row table:style-name="ro1">
          <table:table-cell office:value-type="float" office:value="106207" table:style-name="Default_1">
            <text:p>106207</text:p>
          </table:table-cell>
          <table:table-cell office:value-type="float" office:value="3.63" table:style-name="Default_1">
            <text:p>3.63</text:p>
          </table:table-cell>
          <table:table-cell office:value-type="float" office:value="0.89" table:style-name="Default_1">
            <text:p>0.89</text:p>
          </table:table-cell>
          <table:table-cell office:value-type="float" office:value="6.73" table:style-name="Default_1">
            <text:p>6.73</text:p>
          </table:table-cell>
          <table:table-cell office:value-type="float" office:value="-0.09" table:style-name="Default_1">
            <text:p>-0.09</text:p>
          </table:table-cell>
          <table:table-cell office:value-type="float" office:value="0.32" table:style-name="Default_1">
            <text:p>0.32</text:p>
          </table:table-cell>
          <table:table-cell office:value-type="float" office:value="0" table:style-name="Default_1">
            <text:p>0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3" table:style-name="Default_1">
            <text:p>140.53</text:p>
          </table:table-cell>
          <table:table-cell office:value-type="float" office:value="35.479999999999997" table:style-name="Default_1">
            <text:p>35.48</text:p>
          </table:table-cell>
          <table:table-cell table:number-columns-repeated="16373"/>
        </table:table-row>
        <table:table-row table:style-name="ro1">
          <table:table-cell office:value-type="float" office:value="106319" table:style-name="Default_1">
            <text:p>106319</text:p>
          </table:table-cell>
          <table:table-cell office:value-type="float" office:value="4.79" table:style-name="Default_1">
            <text:p>4.79</text:p>
          </table:table-cell>
          <table:table-cell office:value-type="float" office:value="0.82" table:style-name="Default_1">
            <text:p>0.82</text:p>
          </table:table-cell>
          <table:table-cell office:value-type="float" office:value="8.2200000000000006" table:style-name="Default_1">
            <text:p>8.2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2" table:style-name="Default_1">
            <text:p>0.02</text:p>
          </table:table-cell>
          <table:table-cell office:value-type="float" office:value="-0.03" table:style-name="Default_1">
            <text:p>-0.03</text:p>
          </table:table-cell>
          <table:table-cell office:value-type="float" office:value="24.87" table:style-name="Default_1">
            <text:p>24.87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5" table:style-name="Default_1">
            <text:p>140.25</text:p>
          </table:table-cell>
          <table:table-cell office:value-type="float" office:value="35.520000000000003" table:style-name="Default_1">
            <text:p>35.52</text:p>
          </table:table-cell>
          <table:table-cell table:number-columns-repeated="16373"/>
        </table:table-row>
        <table:table-row table:style-name="ro1">
          <table:table-cell office:value-type="float" office:value="106432" table:style-name="Default_1">
            <text:p>106432</text:p>
          </table:table-cell>
          <table:table-cell office:value-type="float" office:value="4.18" table:style-name="Default_1">
            <text:p>4.18</text:p>
          </table:table-cell>
          <table:table-cell office:value-type="float" office:value="7.0000000000000007E-2" table:style-name="Default_1">
            <text:p>0.07</text:p>
          </table:table-cell>
          <table:table-cell office:value-type="float" office:value="8.23" table:style-name="Default_1">
            <text:p>8.23</text:p>
          </table:table-cell>
          <table:table-cell office:value-type="float" office:value="0" table:style-name="Default_1">
            <text:p>0</text:p>
          </table:table-cell>
          <table:table-cell office:value-type="float" office:value="-0.01" table:style-name="Default_1">
            <text:p>-0.01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48" table:style-name="Default_1">
            <text:p>996.48</text:p>
          </table:table-cell>
          <table:table-cell office:value-type="float" office:value="140.54" table:style-name="Default_1">
            <text:p>140.54</text:p>
          </table:table-cell>
          <table:table-cell office:value-type="float" office:value="35.53" table:style-name="Default_1">
            <text:p>35.53</text:p>
          </table:table-cell>
          <table:table-cell table:number-columns-repeated="16373"/>
        </table:table-row>
        <table:table-row table:style-name="ro1">
          <table:table-cell office:value-type="float" office:value="106546" table:style-name="Default_1">
            <text:p>106546</text:p>
          </table:table-cell>
          <table:table-cell office:value-type="float" office:value="5.45" table:style-name="Default_1">
            <text:p>5.45</text:p>
          </table:table-cell>
          <table:table-cell office:value-type="float" office:value="1" table:style-name="Default_1">
            <text:p>1</text:p>
          </table:table-cell>
          <table:table-cell office:value-type="float" office:value="8.7100000000000009" table:style-name="Default_1">
            <text:p>8.71</text:p>
          </table:table-cell>
          <table:table-cell office:value-type="float" office:value="-0.03" table:style-name="Default_1">
            <text:p>-0.03</text:p>
          </table:table-cell>
          <table:table-cell office:value-type="float" office:value="-0.04" table:style-name="Default_1">
            <text:p>-0.04</text:p>
          </table:table-cell>
          <table:table-cell office:value-type="float" office:value="-0.08" table:style-name="Default_1">
            <text:p>-0.08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5" table:style-name="Default_1">
            <text:p>996.5</text:p>
          </table:table-cell>
          <table:table-cell office:value-type="float" office:value="140.41999999999999" table:style-name="Default_1">
            <text:p>140.42</text:p>
          </table:table-cell>
          <table:table-cell office:value-type="float" office:value="35.549999999999997" table:style-name="Default_1">
            <text:p>35.55</text:p>
          </table:table-cell>
          <table:table-cell table:number-columns-repeated="16373"/>
        </table:table-row>
        <table:table-row table:style-name="ro1">
          <table:table-cell office:value-type="float" office:value="106659" table:style-name="Default_1">
            <text:p>106659</text:p>
          </table:table-cell>
          <table:table-cell office:value-type="float" office:value="4.5599999999999996" table:style-name="Default_1">
            <text:p>4.56</text:p>
          </table:table-cell>
          <table:table-cell office:value-type="float" office:value="0.36" table:style-name="Default_1">
            <text:p>0.36</text:p>
          </table:table-cell>
          <table:table-cell office:value-type="float" office:value="7.7" table:style-name="Default_1">
            <text:p>7.7</text:p>
          </table:table-cell>
          <table:table-cell office:value-type="float" office:value="-0.06" table:style-name="Default_1">
            <text:p>-0.06</text:p>
          </table:table-cell>
          <table:table-cell office:value-type="float" office:value="0.14000000000000001" table:style-name="Default_1">
            <text:p>0.14</text:p>
          </table:table-cell>
          <table:table-cell office:value-type="float" office:value="0" table:style-name="Default_1">
            <text:p>0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2" table:style-name="Default_1">
            <text:p>140.62</text:p>
          </table:table-cell>
          <table:table-cell office:value-type="float" office:value="35.549999999999997" table:style-name="Default_1">
            <text:p>35.55</text:p>
          </table:table-cell>
          <table:table-cell table:number-columns-repeated="16373"/>
        </table:table-row>
        <table:table-row table:style-name="ro1">
          <table:table-cell office:value-type="float" office:value="106773" table:style-name="Default_1">
            <text:p>106773</text:p>
          </table:table-cell>
          <table:table-cell office:value-type="float" office:value="5.0599999999999996" table:style-name="Default_1">
            <text:p>5.06</text:p>
          </table:table-cell>
          <table:table-cell office:value-type="float" office:value="0.68" table:style-name="Default_1">
            <text:p>0.68</text:p>
          </table:table-cell>
          <table:table-cell office:value-type="float" office:value="8.92" table:style-name="Default_1">
            <text:p>8.92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4" table:style-name="Default_1">
            <text:p>0.04</text:p>
          </table:table-cell>
          <table:table-cell office:value-type="float" office:value="-0.01" table:style-name="Default_1">
            <text:p>-0.01</text:p>
          </table:table-cell>
          <table:table-cell office:value-type="float" office:value="24.89" table:style-name="Default_1">
            <text:p>24.89</text:p>
          </table:table-cell>
          <table:table-cell office:value-type="float" office:value="996.47" table:style-name="Default_1">
            <text:p>996.47</text:p>
          </table:table-cell>
          <table:table-cell office:value-type="float" office:value="140.69" table:style-name="Default_1">
            <text:p>140.69</text:p>
          </table:table-cell>
          <table:table-cell office:value-type="float" office:value="35.619999999999997" table:style-name="Default_1">
            <text:p>35.62</text:p>
          </table:table-cell>
          <table:table-cell table:number-columns-repeated="16373"/>
        </table:table-row>
        <table:table-row table:style-name="ro1">
          <table:table-cell office:value-type="float" office:value="106886" table:style-name="Default_1">
            <text:p>106886</text:p>
          </table:table-cell>
          <table:table-cell office:value-type="float" office:value="4.82" table:style-name="Default_1">
            <text:p>4.82</text:p>
          </table:table-cell>
          <table:table-cell office:value-type="float" office:value="0.87" table:style-name="Default_1">
            <text:p>0.87</text:p>
          </table:table-cell>
          <table:table-cell office:value-type="float" office:value="8.33" table:style-name="Default_1">
            <text:p>8.33</text:p>
          </table:table-cell>
          <table:table-cell office:value-type="float" office:value="-0.03" table:style-name="Default_1">
            <text:p>-0.03</text:p>
          </table:table-cell>
          <table:table-cell office:value-type="float" office:value="0.01" table:style-name="Default_1">
            <text:p>0.01</text:p>
          </table:table-cell>
          <table:table-cell office:value-type="float" office:value="-7.0000000000000007E-2" table:style-name="Default_1">
            <text:p>-0.07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49" table:style-name="Default_1">
            <text:p>996.49</text:p>
          </table:table-cell>
          <table:table-cell office:value-type="float" office:value="140.44" table:style-name="Default_1">
            <text:p>140.44</text:p>
          </table:table-cell>
          <table:table-cell office:value-type="float" office:value="35.549999999999997" table:style-name="Default_1">
            <text:p>35.55</text:p>
          </table:table-cell>
          <table:table-cell table:number-columns-repeated="16373"/>
        </table:table-row>
        <table:table-row table:style-name="ro1">
          <table:table-cell office:value-type="float" office:value="106999" table:style-name="Default_1">
            <text:p>106999</text:p>
          </table:table-cell>
          <table:table-cell office:value-type="float" office:value="12.03" table:style-name="Default_1">
            <text:p>12.03</text:p>
          </table:table-cell>
          <table:table-cell office:value-type="float" office:value="0.65" table:style-name="Default_1">
            <text:p>0.65</text:p>
          </table:table-cell>
          <table:table-cell office:value-type="float" office:value="15.99" table:style-name="Default_1">
            <text:p>15.99</text:p>
          </table:table-cell>
          <table:table-cell office:value-type="float" office:value="0.4" table:style-name="Default_1">
            <text:p>0.4</text:p>
          </table:table-cell>
          <table:table-cell office:value-type="float" office:value="-0.26" table:style-name="Default_1">
            <text:p>-0.26</text:p>
          </table:table-cell>
          <table:table-cell office:value-type="float" office:value="0.05" table:style-name="Default_1">
            <text:p>0.05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39" table:style-name="Default_1">
            <text:p>996.39</text:p>
          </table:table-cell>
          <table:table-cell office:value-type="float" office:value="141.36000000000001" table:style-name="Default_1">
            <text:p>141.36</text:p>
          </table:table-cell>
          <table:table-cell office:value-type="float" office:value="35.6" table:style-name="Default_1">
            <text:p>35.6</text:p>
          </table:table-cell>
          <table:table-cell table:number-columns-repeated="16373"/>
        </table:table-row>
        <table:table-row table:style-name="ro1">
          <table:table-cell office:value-type="float" office:value="107113" table:style-name="Default_1">
            <text:p>107113</text:p>
          </table:table-cell>
          <table:table-cell office:value-type="float" office:value="5.0199999999999996" table:style-name="Default_1">
            <text:p>5.02</text:p>
          </table:table-cell>
          <table:table-cell office:value-type="float" office:value="1.39" table:style-name="Default_1">
            <text:p>1.39</text:p>
          </table:table-cell>
          <table:table-cell office:value-type="float" office:value="7.57" table:style-name="Default_1">
            <text:p>7.57</text:p>
          </table:table-cell>
          <table:table-cell office:value-type="float" office:value="-0.01" table:style-name="Default_1">
            <text:p>-0.01</text:p>
          </table:table-cell>
          <table:table-cell office:value-type="float" office:value="-0.02" table:style-name="Default_1">
            <text:p>-0.02</text:p>
          </table:table-cell>
          <table:table-cell office:value-type="float" office:value="0.02" table:style-name="Default_1">
            <text:p>0.02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21" table:style-name="Default_1">
            <text:p>140.21</text:p>
          </table:table-cell>
          <table:table-cell office:value-type="float" office:value="35.61" table:style-name="Default_1">
            <text:p>35.61</text:p>
          </table:table-cell>
          <table:table-cell table:number-columns-repeated="16373"/>
        </table:table-row>
        <table:table-row table:style-name="ro1">
          <table:table-cell office:value-type="float" office:value="107227" table:style-name="Default_1">
            <text:p>107227</text:p>
          </table:table-cell>
          <table:table-cell office:value-type="float" office:value="4.8899999999999997" table:style-name="Default_1">
            <text:p>4.89</text:p>
          </table:table-cell>
          <table:table-cell office:value-type="float" office:value="0.9" table:style-name="Default_1">
            <text:p>0.9</text:p>
          </table:table-cell>
          <table:table-cell office:value-type="float" office:value="7.35" table:style-name="Default_1">
            <text:p>7.35</text:p>
          </table:table-cell>
          <table:table-cell office:value-type="float" office:value="-0.04" table:style-name="Default_1">
            <text:p>-0.04</text:p>
          </table:table-cell>
          <table:table-cell office:value-type="float" office:value="0.05" table:style-name="Default_1">
            <text:p>0.05</text:p>
          </table:table-cell>
          <table:table-cell office:value-type="float" office:value="-0.04" table:style-name="Default_1">
            <text:p>-0.04</text:p>
          </table:table-cell>
          <table:table-cell office:value-type="float" office:value="24.88" table:style-name="Default_1">
            <text:p>24.88</text:p>
          </table:table-cell>
          <table:table-cell office:value-type="float" office:value="996.52" table:style-name="Default_1">
            <text:p>996.52</text:p>
          </table:table-cell>
          <table:table-cell office:value-type="float" office:value="140.19" table:style-name="Default_1">
            <text:p>140.19</text:p>
          </table:table-cell>
          <table:table-cell office:value-type="float" office:value="35.630000000000003" table:style-name="Default_1">
            <text:p>35.63</text:p>
          </table:table-cell>
          <table:table-cell table:number-columns-repeated="16373"/>
        </table:table-row>
        <table:table-row table:number-rows-repeated="10476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Kanghyuk Lee</dc:creator>
    <meta:creation-date>2024-04-03T17:34:15Z</meta:creation-date>
    <dc:date>2024-04-05T23:09:30Z</dc:date>
    <meta:editing-cycles>1</meta:editing-cycles>
    <meta:editing-duration>PT134S</meta:editing-duration>
  </office:meta>
</office:document-meta>
</file>